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421.02mm" svg:height="266.28mm" svg:x="554.36mm" svg:y="530.39mm">
            <loext:p draw:notify-on-update-of-ranges="Feuille1.A1:Feuille1.A1 Feuille1.B1:Feuille1.AD1 Feuille1.A45:Feuille1.A45 Feuille1.B45:Feuille1.AD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3.27mm" svg:height="173.83mm" svg:x="11.99mm" svg:y="487.31mm">
            <loext:p draw:notify-on-update-of-ranges="Feuille1.A1:Feuille1.A1 Feuille1.B1:Feuille1.AD1 Feuille1.A63:Feuille1.A63 Feuille1.B63:Feuille1.AD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2.95mm" svg:height="281.74mm" svg:x="416.66mm" svg:y="515.97mm">
            <loext:p draw:notify-on-update-of-ranges="Feuille1.A1:Feuille1.A1 Feuille1.B1:Feuille1.AD1 Feuille1.A81:Feuille1.A81 Feuille1.B81:Feuille1.AD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Boxman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linger</text:p>
          </table:table-cell>
          <table:table-cell office:value-type="string" calcext:value-type="string">
            <text:p>Dryad</text:p>
          </table:table-cell>
          <table:table-cell office:value-type="string" calcext:value-type="string">
            <text:p>Spearman</text:p>
          </table:table-cell>
          <table:table-cell office:value-type="string" calcext:value-type="string">
            <text:p>Scourgeman</text:p>
          </table:table-cell>
          <table:table-cell office:value-type="string" calcext:value-type="string">
            <text:p>Wisp</text:p>
          </table:table-cell>
          <table:table-cell office:value-type="string" calcext:value-type="string">
            <text:p>Swordma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FlagBearer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Axethrow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attleMage</text:p>
          </table:table-cell>
          <table:table-cell office:value-type="string" calcext:value-type="string">
            <text:p>HighMage</text:p>
          </table:table-cell>
          <table:table-cell office:value-type="string" calcext:value-type="string">
            <text:p>Goliath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Fire Elementary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Valkyrie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Crowlord</text:p>
          </table:table-cell>
          <table:table-cell office:value-type="string" calcext:value-type="string">
            <text:p>Purifier</text:p>
          </table:table-cell>
          <table:table-cell office:value-type="string" calcext:value-type="string">
            <text:p>SkeletonLord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6" office:value-type="float" office:value="260" calcext:value-type="float">
            <text:p>26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6" office:value-type="float" office:value="630" calcext:value-type="float">
            <text:p>630</text:p>
          </table:table-cell>
          <table:table-cell table:number-columns-repeated="5" office:value-type="float" office:value="1500" calcext:value-type="float">
            <text:p>1500</text:p>
          </table:table-cell>
          <table:table-cell/>
          <table:table-cell table:formula="of:=SUM([.B2:.AB2])/28" office:value-type="float" office:value="574.642857142857" calcext:value-type="float">
            <text:p>574,6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 Spee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3:.AB3])/28" office:value-type="float" office:value="31.4285714285714" calcext:value-type="float">
            <text:p>31,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Physical Damag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B4:.AB4])/28" office:value-type="float" office:value="7.71428571428571" calcext:value-type="float">
            <text:p>7,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Magical Dam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:.AB5])/28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age Average (inutile normalement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1*4/3" office:value-type="float" office:value="14.6666666666667" calcext:value-type="float">
            <text:p>14,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B6:.AB6])/28" office:value-type="float" office:value="13.2738095238095" calcext:value-type="float">
            <text:p>13,27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B7:.AB7])/28" office:value-type="float" office:value="46.6428571428571" calcext:value-type="float">
            <text:p>46,6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B8:.AB8])/28" office:value-type="float" office:value="13.0357142857143" calcext:value-type="float">
            <text:p>13,03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c Resistanc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B9:.AB9])/28" office:value-type="float" office:value="5.89285714285714" calcext:value-type="float">
            <text:p>5,89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S</text:p>
          </table:table-cell>
          <table:table-cell table:formula="of:=[.B3]*([.B4]+[.B5])/60" office:value-type="float" office:value="4" calcext:value-type="float">
            <text:p>4</text:p>
          </table:table-cell>
          <table:table-cell table:formula="of:=[.C3]*([.C4]+[.C5])/60" office:value-type="float" office:value="2.5" calcext:value-type="float">
            <text:p>2,5</text:p>
          </table:table-cell>
          <table:table-cell table:formula="of:=[.D3]*([.D4]+[.D5])/60" office:value-type="float" office:value="2" calcext:value-type="float">
            <text:p>2</text:p>
          </table:table-cell>
          <table:table-cell table:formula="of:=[.E3]*([.E4]+[.E5])/60" office:value-type="float" office:value="4.66666666666667" calcext:value-type="float">
            <text:p>4,6666666667</text:p>
          </table:table-cell>
          <table:table-cell table:formula="of:=[.F3]*([.F4]+[.F5])/60" office:value-type="float" office:value="2.66666666666667" calcext:value-type="float">
            <text:p>2,6666666667</text:p>
          </table:table-cell>
          <table:table-cell table:formula="of:=[.G3]*([.G4]+[.G5])/60" office:value-type="float" office:value="3" calcext:value-type="float">
            <text:p>3</text:p>
          </table:table-cell>
          <table:table-cell table:formula="of:=[.H3]*([.H4]+[.H5])/60" office:value-type="float" office:value="6" calcext:value-type="float">
            <text:p>6</text:p>
          </table:table-cell>
          <table:table-cell table:formula="of:=[.I3]*([.I4]+[.I5])/60" office:value-type="float" office:value="5.25" calcext:value-type="float">
            <text:p>5,25</text:p>
          </table:table-cell>
          <table:table-cell table:formula="of:=[.J3]*([.J4]+[.J5])/60" office:value-type="float" office:value="5.25" calcext:value-type="float">
            <text:p>5,25</text:p>
          </table:table-cell>
          <table:table-cell table:formula="of:=[.K3]*([.K4]+[.K5])/60" office:value-type="float" office:value="3" calcext:value-type="float">
            <text:p>3</text:p>
          </table:table-cell>
          <table:table-cell table:formula="of:=[.L3]*([.L4]+[.L5])/60" office:value-type="float" office:value="1.66666666666667" calcext:value-type="float">
            <text:p>1,6666666667</text:p>
          </table:table-cell>
          <table:table-cell table:formula="of:=[.M3]*([.M4]+[.M5])/60" office:value-type="float" office:value="14.6666666666667" calcext:value-type="float">
            <text:p>14,6666666667</text:p>
          </table:table-cell>
          <table:table-cell table:formula="of:=[.N3]*([.N4]+[.N5])/60" office:value-type="float" office:value="4.33333333333333" calcext:value-type="float">
            <text:p>4,3333333333</text:p>
          </table:table-cell>
          <table:table-cell table:formula="of:=[.O3]*([.O4]+[.O5])/60" office:value-type="float" office:value="6" calcext:value-type="float">
            <text:p>6</text:p>
          </table:table-cell>
          <table:table-cell table:formula="of:=[.P3]*([.P4]+[.P5])/60" office:value-type="float" office:value="3" calcext:value-type="float">
            <text:p>3</text:p>
          </table:table-cell>
          <table:table-cell table:formula="of:=[.Q3]*([.Q4]+[.Q5])/60" office:value-type="float" office:value="4.5" calcext:value-type="float">
            <text:p>4,5</text:p>
          </table:table-cell>
          <table:table-cell table:formula="of:=[.R3]*([.R4]+[.R5])/60" office:value-type="float" office:value="7.33333333333333" calcext:value-type="float">
            <text:p>7,3333333333</text:p>
          </table:table-cell>
          <table:table-cell table:formula="of:=[.S3]*([.S4]+[.S5])/60" office:value-type="float" office:value="2.25" calcext:value-type="float">
            <text:p>2,25</text:p>
          </table:table-cell>
          <table:table-cell table:formula="of:=[.T3]*([.T4]+[.T5])/60" office:value-type="float" office:value="6.5" calcext:value-type="float">
            <text:p>6,5</text:p>
          </table:table-cell>
          <table:table-cell table:formula="of:=[.U3]*([.U4]+[.U5])/60" office:value-type="float" office:value="4.5" calcext:value-type="float">
            <text:p>4,5</text:p>
          </table:table-cell>
          <table:table-cell table:formula="of:=[.V3]*([.V4]+[.V5])/60" office:value-type="float" office:value="8.33333333333333" calcext:value-type="float">
            <text:p>8,3333333333</text:p>
          </table:table-cell>
          <table:table-cell table:formula="of:=[.W3]*([.W4]+[.W5])/60" office:value-type="float" office:value="12" calcext:value-type="float">
            <text:p>12</text:p>
          </table:table-cell>
          <table:table-cell table:formula="of:=[.X3]*([.X4]+[.X5])/60" office:value-type="float" office:value="9.5" calcext:value-type="float">
            <text:p>9,5</text:p>
          </table:table-cell>
          <table:table-cell table:formula="of:=[.Y3]*([.Y4]+[.Y5])/60" office:value-type="float" office:value="15" calcext:value-type="float">
            <text:p>15</text:p>
          </table:table-cell>
          <table:table-cell table:formula="of:=[.Z3]*([.Z4]+[.Z5])/60" office:value-type="float" office:value="3.5" calcext:value-type="float">
            <text:p>3,5</text:p>
          </table:table-cell>
          <table:table-cell table:formula="of:=[.AA3]*([.AA4]+[.AA5])/60" office:value-type="float" office:value="8.33333333333333" calcext:value-type="float">
            <text:p>8,3333333333</text:p>
          </table:table-cell>
          <table:table-cell table:formula="of:=[.AB3]*([.AB4]+[.AB5])/60" office:value-type="float" office:value="11.0833333333333" calcext:value-type="float">
            <text:p>11,0833333333</text:p>
          </table:table-cell>
          <table:table-cell/>
          <table:table-cell table:formula="of:=SUM([.B10:.AB10])/28" office:value-type="float" office:value="5.74404761904762" calcext:value-type="float">
            <text:p>5,744047619</text:p>
          </table:table-cell>
          <table:table-cell/>
          <table:table-cell office:value-type="string" calcext:value-type="string">
            <text:p>Global Ratio of magical and physical attacks</text:p>
          </table:table-cell>
        </table:table-row>
        <table:table-row table:style-name="ro1">
          <table:table-cell office:value-type="string" calcext:value-type="string">
            <text:p>Magic DPS</text:p>
          </table:table-cell>
          <table:table-cell table:formula="of:=[.B5]*[.B3]/60" office:value-type="float" office:value="0" calcext:value-type="float">
            <text:p>0</text:p>
          </table:table-cell>
          <table:table-cell table:formula="of:=[.C5]*[.C3]/60" office:value-type="float" office:value="0" calcext:value-type="float">
            <text:p>0</text:p>
          </table:table-cell>
          <table:table-cell table:formula="of:=[.D5]*[.D3]/60" office:value-type="float" office:value="0" calcext:value-type="float">
            <text:p>0</text:p>
          </table:table-cell>
          <table:table-cell table:formula="of:=[.E5]*[.E3]/60" office:value-type="float" office:value="3.33333333333333" calcext:value-type="float">
            <text:p>3,3333333333</text:p>
          </table:table-cell>
          <table:table-cell table:formula="of:=[.F5]*[.F3]/60" office:value-type="float" office:value="0" calcext:value-type="float">
            <text:p>0</text:p>
          </table:table-cell>
          <table:table-cell table:formula="of:=[.G5]*[.G3]/60" office:value-type="float" office:value="0" calcext:value-type="float">
            <text:p>0</text:p>
          </table:table-cell>
          <table:table-cell table:formula="of:=[.H5]*[.H3]/60" office:value-type="float" office:value="6" calcext:value-type="float">
            <text:p>6</text:p>
          </table:table-cell>
          <table:table-cell table:formula="of:=[.I5]*[.I3]/60" office:value-type="float" office:value="0" calcext:value-type="float">
            <text:p>0</text:p>
          </table:table-cell>
          <table:table-cell table:formula="of:=[.J5]*[.J3]/60" office:value-type="float" office:value="0" calcext:value-type="float">
            <text:p>0</text:p>
          </table:table-cell>
          <table:table-cell table:formula="of:=[.K5]*[.K3]/60" office:value-type="float" office:value="0" calcext:value-type="float">
            <text:p>0</text:p>
          </table:table-cell>
          <table:table-cell table:formula="of:=[.L5]*[.L3]/60" office:value-type="float" office:value="0" calcext:value-type="float">
            <text:p>0</text:p>
          </table:table-cell>
          <table:table-cell table:formula="of:=[.M5]*[.M3]/60" office:value-type="float" office:value="0" calcext:value-type="float">
            <text:p>0</text:p>
          </table:table-cell>
          <table:table-cell table:formula="of:=[.N5]*[.N3]/60" office:value-type="float" office:value="0" calcext:value-type="float">
            <text:p>0</text:p>
          </table:table-cell>
          <table:table-cell table:formula="of:=[.O5]*[.O3]/60" office:value-type="float" office:value="0" calcext:value-type="float">
            <text:p>0</text:p>
          </table:table-cell>
          <table:table-cell table:formula="of:=[.P5]*[.P3]/60" office:value-type="float" office:value="3" calcext:value-type="float">
            <text:p>3</text:p>
          </table:table-cell>
          <table:table-cell table:formula="of:=[.Q5]*[.Q3]/60" office:value-type="float" office:value="4.5" calcext:value-type="float">
            <text:p>4,5</text:p>
          </table:table-cell>
          <table:table-cell table:formula="of:=[.R5]*[.R3]/60" office:value-type="float" office:value="0" calcext:value-type="float">
            <text:p>0</text:p>
          </table:table-cell>
          <table:table-cell table:formula="of:=[.S5]*[.S3]/60" office:value-type="float" office:value="0" calcext:value-type="float">
            <text:p>0</text:p>
          </table:table-cell>
          <table:table-cell table:formula="of:=[.T5]*[.T3]/60" office:value-type="float" office:value="0" calcext:value-type="float">
            <text:p>0</text:p>
          </table:table-cell>
          <table:table-cell table:formula="of:=[.U5]*[.U3]/60" office:value-type="float" office:value="4.5" calcext:value-type="float">
            <text:p>4,5</text:p>
          </table:table-cell>
          <table:table-cell table:formula="of:=[.V5]*[.V3]/60" office:value-type="float" office:value="0" calcext:value-type="float">
            <text:p>0</text:p>
          </table:table-cell>
          <table:table-cell table:formula="of:=[.W5]*[.W3]/60" office:value-type="float" office:value="4.5" calcext:value-type="float">
            <text:p>4,5</text:p>
          </table:table-cell>
          <table:table-cell table:formula="of:=[.X5]*[.X3]/60" office:value-type="float" office:value="6.25" calcext:value-type="float">
            <text:p>6,25</text:p>
          </table:table-cell>
          <table:table-cell table:formula="of:=[.Y5]*[.Y3]/60" office:value-type="float" office:value="0" calcext:value-type="float">
            <text:p>0</text:p>
          </table:table-cell>
          <table:table-cell table:formula="of:=[.Z5]*[.Z3]/60" office:value-type="float" office:value="0" calcext:value-type="float">
            <text:p>0</text:p>
          </table:table-cell>
          <table:table-cell table:formula="of:=[.AA5]*[.AA3]/60" office:value-type="float" office:value="8.33333333333333" calcext:value-type="float">
            <text:p>8,3333333333</text:p>
          </table:table-cell>
          <table:table-cell table:formula="of:=[.AB5]*[.AB3]/60" office:value-type="float" office:value="0" calcext:value-type="float">
            <text:p>0</text:p>
          </table:table-cell>
          <table:table-cell/>
          <table:table-cell table:formula="of:=SUM([.B11:.AB11])/28" office:value-type="float" office:value="1.44345238095238" calcext:value-type="float">
            <text:p>1,443452381</text:p>
          </table:table-cell>
          <table:table-cell table:number-columns-repeated="2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ower Physical Damages Att Ad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1/5*[.N4]*2" office:value-type="float" office:value="5.2" calcext:value-type="float">
            <text:p>5,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(5/2-[.Y4])+SQRT((5/2-[.Y4])^2+10*[.$AD$7]))/2" office:value-type="float" office:value="6.22676411803729" calcext:value-type="float">
            <text:p>6,226764118</text:p>
          </table:table-cell>
          <table:table-cell table:formula="of:=[.Z21]*(([.Z3])/60+[.$AD$3]/60)" office:value-type="float" office:value="32.1288244766506" calcext:value-type="float">
            <text:p>32,1288244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gical Damages Att Add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1/3 * 4* [.AA5]" office:value-type="float" office:value="26.6666666666667" calcext:value-type="float">
            <text:p>26,6666666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Additional physical damages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magical damage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60/100)*[.$AD$10]*(100-[.$AD$8])/100" office:value-type="float" office:value="2.99716198979592" calcext:value-type="float">
            <text:p>2,997161989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(9*(100-[.$AD$9])/100+[.$AD$8])/(20*0.4)" office:value-type="float" office:value="2.68816964285714" calcext:value-type="float">
            <text:p>2,6881696429</text:p>
          </table:table-cell>
          <table:table-cell table:formula="of:=(7*(100-[.$AD$9])/100)/(30*0.4)" office:value-type="float" office:value="0.548958333333333" calcext:value-type="float">
            <text:p>0,548958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20/2*(100-[.$AD$9])/100" office:value-type="float" office:value="9.41071428571429" calcext:value-type="float">
            <text:p>9,41071428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Resistance Mul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/(1-(1/0.3)/[.$AD$10])" office:value-type="float" office:value="2.38271604938272" calcext:value-type="float">
            <text:p>2,3827160494</text:p>
          </table:table-cell>
          <table:table-cell office:value-type="float" office:value="1" calcext:value-type="float">
            <text:p>1</text:p>
          </table:table-cell>
          <table:table-cell table:formula="of:=1/(1+1/[.$AD$10])" office:value-type="float" office:value="0.851721094439541" calcext:value-type="float">
            <text:p>0,8517210944</text:p>
          </table:table-cell>
          <table:table-cell office:value-type="float" office:value="1" calcext:value-type="float">
            <text:p>1</text:p>
          </table:table-cell>
          <table:table-cell table:formula="of:=1/(1-2*[.W3]/(60*[.$AD$10]*([.$AF$12]+((100-[.W8])/100)*(1-[.$AF$12]))))" office:value-type="float" office:value="1.77064220183486" calcext:value-type="float">
            <text:p>1,77064220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(1-2*[.Z3]/(60*[.$AD$10])-2*[.$AD$3]/(60*[.$AD$10]))*2" office:value-type="float" office:value="3.10789049919485" calcext:value-type="float">
            <text:p>3,1078904992</text:p>
          </table:table-cell>
          <table:table-cell table:formula="of:=1/(MAX([.$AD$10]-18*25;0.4))"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 Power (independant from hp)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8*(100-[.$AD$9])/100" office:value-type="float" office:value="16.9392857142857" calcext:value-type="float">
            <text:p>16,9392857143</text:p>
          </table:table-cell>
          <table:table-cell table:formula="of:=(3*4+2)*(100-[.$AD$8])/100" office:value-type="float" office:value="12.175" calcext:value-type="float">
            <text:p>12,175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((25*(100-[.$AD$8])/100+10*(100-[.$AD$9])/100))*2" office:value-type="float" office:value="62.3035714285714" calcext:value-type="float">
            <text:p>62,30357142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(Stat based)</text:p>
          </table:table-cell>
          <table:table-cell table:formula="of:=[.B3]*[.B7]*([.B4]+[.B5])" office:value-type="float" office:value="7200" calcext:value-type="float">
            <text:p>7200</text:p>
          </table:table-cell>
          <table:table-cell table:formula="of:=[.C3]*[.C7]*([.C4]+[.C5])" office:value-type="float" office:value="5100" calcext:value-type="float">
            <text:p>5100</text:p>
          </table:table-cell>
          <table:table-cell table:formula="of:=[.D3]*[.D7]*([.D4]+[.D5])" office:value-type="float" office:value="1800" calcext:value-type="float">
            <text:p>1800</text:p>
          </table:table-cell>
          <table:table-cell table:formula="of:=[.E3]*[.E7]*([.E4]+[.E5])" office:value-type="float" office:value="3360" calcext:value-type="float">
            <text:p>3360</text:p>
          </table:table-cell>
          <table:table-cell table:formula="of:=[.F3]*[.F7]*([.F4]+[.F5])" office:value-type="float" office:value="3200" calcext:value-type="float">
            <text:p>3200</text:p>
          </table:table-cell>
          <table:table-cell table:formula="of:=[.G3]*[.G7]*([.G4]+[.G5])" office:value-type="float" office:value="7920" calcext:value-type="float">
            <text:p>7920</text:p>
          </table:table-cell>
          <table:table-cell table:formula="of:=[.H3]*[.H7]*([.H4]+[.H5])" office:value-type="float" office:value="12600" calcext:value-type="float">
            <text:p>12600</text:p>
          </table:table-cell>
          <table:table-cell table:formula="of:=[.I3]*[.I7]*([.I4]+[.I5])" office:value-type="float" office:value="10710" calcext:value-type="float">
            <text:p>10710</text:p>
          </table:table-cell>
          <table:table-cell table:formula="of:=[.J3]*[.J7]*([.J4]+[.J5])" office:value-type="float" office:value="6300" calcext:value-type="float">
            <text:p>6300</text:p>
          </table:table-cell>
          <table:table-cell table:formula="of:=[.K3]*[.K7]*([.K4]+[.K5])" office:value-type="float" office:value="7020" calcext:value-type="float">
            <text:p>7020</text:p>
          </table:table-cell>
          <table:table-cell table:formula="of:=[.L3]*[.L7]*([.L4]+[.L5])" office:value-type="float" office:value="2500" calcext:value-type="float">
            <text:p>2500</text:p>
          </table:table-cell>
          <table:table-cell table:formula="of:=[.M3]*[.M7]*([.M4]+[.M5])" office:value-type="float" office:value="37840" calcext:value-type="float">
            <text:p>37840</text:p>
          </table:table-cell>
          <table:table-cell table:formula="of:=[.N3]*[.N7]*([.N4]+[.N5])" office:value-type="float" office:value="8320" calcext:value-type="float">
            <text:p>8320</text:p>
          </table:table-cell>
          <table:table-cell table:formula="of:=[.O3]*[.O7]*([.O4]+[.O5])" office:value-type="float" office:value="5760" calcext:value-type="float">
            <text:p>5760</text:p>
          </table:table-cell>
          <table:table-cell table:formula="of:=[.P3]*[.P7]*([.P4]+[.P5])" office:value-type="float" office:value="8820" calcext:value-type="float">
            <text:p>8820</text:p>
          </table:table-cell>
          <table:table-cell table:formula="of:=[.Q3]*[.Q7]*([.Q4]+[.Q5])" office:value-type="float" office:value="7830" calcext:value-type="float">
            <text:p>7830</text:p>
          </table:table-cell>
          <table:table-cell table:formula="of:=[.R3]*[.R7]*([.R4]+[.R5])" office:value-type="float" office:value="22000" calcext:value-type="float">
            <text:p>22000</text:p>
          </table:table-cell>
          <table:table-cell table:formula="of:=[.S3]*[.S7]*([.S4]+[.S5])" office:value-type="float" office:value="16470" calcext:value-type="float">
            <text:p>16470</text:p>
          </table:table-cell>
          <table:table-cell table:formula="of:=[.T3]*[.T7]*([.T4]+[.T5])" office:value-type="float" office:value="15600" calcext:value-type="float">
            <text:p>15600</text:p>
          </table:table-cell>
          <table:table-cell table:formula="of:=[.U3]*[.U7]*([.U4]+[.U5])" office:value-type="float" office:value="20250" calcext:value-type="float">
            <text:p>20250</text:p>
          </table:table-cell>
          <table:table-cell table:formula="of:=[.V3]*[.V7]*([.V4]+[.V5])" office:value-type="float" office:value="17500" calcext:value-type="float">
            <text:p>17500</text:p>
          </table:table-cell>
          <table:table-cell table:formula="of:=[.W3]*[.W7]*([.W4]+[.W5])" office:value-type="float" office:value="32400" calcext:value-type="float">
            <text:p>32400</text:p>
          </table:table-cell>
          <table:table-cell table:formula="of:=[.X3]*[.X7]*([.X4]+[.X5])" office:value-type="float" office:value="79800" calcext:value-type="float">
            <text:p>79800</text:p>
          </table:table-cell>
          <table:table-cell table:formula="of:=[.Y3]*[.Y7]*([.Y4]+[.Y5])" office:value-type="float" office:value="108000" calcext:value-type="float">
            <text:p>108000</text:p>
          </table:table-cell>
          <table:table-cell table:formula="of:=[.Z3]*[.Z7]*([.Z4]+[.Z5])" office:value-type="float" office:value="12180" calcext:value-type="float">
            <text:p>12180</text:p>
          </table:table-cell>
          <table:table-cell table:formula="of:=[.AA3]*[.AA7]*([.AA4]+[.AA5])" office:value-type="float" office:value="29500" calcext:value-type="float">
            <text:p>29500</text:p>
          </table:table-cell>
          <table:table-cell table:formula="of:=[.AB3]*[.AB7]*([.AB4]+[.AB5])" office:value-type="float" office:value="56525" calcext:value-type="float">
            <text:p>56525</text:p>
          </table:table-cell>
          <table:table-cell/>
          <table:table-cell table:formula="of:=SUM([.B20:.AB20])/28" office:value-type="float" office:value="19518.0357142857" calcext:value-type="float">
            <text:p>19518,03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Survival Time (in second)</text:p>
          </table:table-cell>
          <table:table-cell table:formula="of:=([.B7]*[.B18]*(((1-[.$AF$12])*(100)/(100-[.B8]))+[.$AF$12]*100/(100-[.B9])))/([.$AD$10])" office:value-type="float" office:value="5.22279792746114" calcext:value-type="float">
            <text:p>5,2227979275</text:p>
          </table:table-cell>
          <table:table-cell table:formula="of:=([.C7]*[.C18]*(((1-[.$AF$12])*(100)/(100-[.C8]))+[.$AF$12]*100/(100-[.C9])))/([.$AD$10])" office:value-type="float" office:value="5.91917098445596" calcext:value-type="float">
            <text:p>5,9191709845</text:p>
          </table:table-cell>
          <table:table-cell table:formula="of:=([.D7]*[.D18]*(((1-[.$AF$12])*(100)/(100-[.D8]))+[.$AF$12]*100/(100-[.D9])))/([.$AD$10])" office:value-type="float" office:value="2.61139896373057" calcext:value-type="float">
            <text:p>2,6113989637</text:p>
          </table:table-cell>
          <table:table-cell table:formula="of:=([.E7]*[.E18]*(((1-[.$AF$12])*(100)/(100-[.E8]))+[.$AF$12]*100/(100-[.E9])))/([.$AD$10])" office:value-type="float" office:value="2.08911917098446" calcext:value-type="float">
            <text:p>2,089119171</text:p>
          </table:table-cell>
          <table:table-cell table:formula="of:=([.F7]*[.F18]*(((1-[.$AF$12])*(100)/(100-[.F8]))+[.$AF$12]*100/(100-[.F9])))/([.$AD$10])" office:value-type="float" office:value="3.48186528497409" calcext:value-type="float">
            <text:p>3,481865285</text:p>
          </table:table-cell>
          <table:table-cell table:formula="of:=([.G7]*[.G18]*(((1-[.$AF$12])*(100)/(100-[.G8]))+[.$AF$12]*100/(100-[.G9])))/([.$AD$10])" office:value-type="float" office:value="19.1502590673575" calcext:value-type="float">
            <text:p>19,1502590674</text:p>
          </table:table-cell>
          <table:table-cell table:formula="of:=([.H7]*[.H18]*(((1-[.$AF$12])*(100)/(100-[.H8]))+[.$AF$12]*100/(100-[.H9])))/([.$AD$10])" office:value-type="float" office:value="6.09326424870466" calcext:value-type="float">
            <text:p>6,0932642487</text:p>
          </table:table-cell>
          <table:table-cell table:formula="of:=([.I7]*[.I18]*(((1-[.$AF$12])*(100)/(100-[.I8]))+[.$AF$12]*100/(100-[.I9])))/([.$AD$10])" office:value-type="float" office:value="5.91917098445596" calcext:value-type="float">
            <text:p>5,9191709845</text:p>
          </table:table-cell>
          <table:table-cell table:formula="of:=([.J7]*[.J18]*(((1-[.$AF$12])*(100)/(100-[.J8]))+[.$AF$12]*100/(100-[.J9])))/([.$AD$10])" office:value-type="float" office:value="3.48186528497409" calcext:value-type="float">
            <text:p>3,481865285</text:p>
          </table:table-cell>
          <table:table-cell table:formula="of:=([.K7]*[.K18]*(((1-[.$AF$12])*(100)/(100-[.K8]))+[.$AF$12]*100/(100-[.K9])))/([.$AD$10])" office:value-type="float" office:value="6.78963730569948" calcext:value-type="float">
            <text:p>6,7896373057</text:p>
          </table:table-cell>
          <table:table-cell table:formula="of:=([.L7]*[.L18]*(((1-[.$AF$12])*(100)/(100-[.L8]))+[.$AF$12]*100/(100-[.L9])))/([.$AD$10])" office:value-type="float" office:value="4.35233160621762" calcext:value-type="float">
            <text:p>4,3523316062</text:p>
          </table:table-cell>
          <table:table-cell table:formula="of:=([.M7]*[.M18]*(((1-[.$AF$12])*(100)/(100-[.M8]))+[.$AF$12]*100/(100-[.M9])))/([.$AD$10])" office:value-type="float" office:value="7.4860103626943" calcext:value-type="float">
            <text:p>7,4860103627</text:p>
          </table:table-cell>
          <table:table-cell table:formula="of:=([.N7]*[.N18]*(((1-[.$AF$12])*(100)/(100-[.N8]))+[.$AF$12]*100/(100-[.N9])))/([.$AD$10])" office:value-type="float" office:value="5.57098445595855" calcext:value-type="float">
            <text:p>5,570984456</text:p>
          </table:table-cell>
          <table:table-cell table:formula="of:=([.O7]*[.O18]*(((1-[.$AF$12])*(100)/(100-[.O8]))+[.$AF$12]*100/(100-[.O9])))/([.$AD$10])" office:value-type="float" office:value="18.5699481865285" calcext:value-type="float">
            <text:p>18,5699481865</text:p>
          </table:table-cell>
          <table:table-cell table:formula="of:=([.P7]*[.P18]*(((1-[.$AF$12])*(100)/(100-[.P8]))+[.$AF$12]*100/(100-[.P9])))/([.$AD$10])" office:value-type="float" office:value="11.3740932642487" calcext:value-type="float">
            <text:p>11,3740932642</text:p>
          </table:table-cell>
          <table:table-cell table:formula="of:=([.Q7]*[.Q18]*(((1-[.$AF$12])*(100)/(100-[.Q8]))+[.$AF$12]*100/(100-[.Q9])))/([.$AD$10])" office:value-type="float" office:value="5.04870466321244" calcext:value-type="float">
            <text:p>5,0487046632</text:p>
          </table:table-cell>
          <table:table-cell table:formula="of:=([.R7]*[.R18]*(((1-[.$AF$12])*(100)/(100-[.R8]))+[.$AF$12]*100/(100-[.R9])))/([.$AD$10])" office:value-type="float" office:value="24.8704663212435" calcext:value-type="float">
            <text:p>24,8704663212</text:p>
          </table:table-cell>
          <table:table-cell table:formula="of:=([.S7]*[.S18]*(((1-[.$AF$12])*(100)/(100-[.S8]))+[.$AF$12]*100/(100-[.S9])))/([.$AD$10])" office:value-type="float" office:value="50.6074074074074" calcext:value-type="float">
            <text:p>50,6074074074</text:p>
          </table:table-cell>
          <table:table-cell table:formula="of:=([.T7]*[.T18]*(((1-[.$AF$12])*(100)/(100-[.T8]))+[.$AF$12]*100/(100-[.T9])))/([.$AD$10])" office:value-type="float" office:value="6.96373056994819" calcext:value-type="float">
            <text:p>6,9637305699</text:p>
          </table:table-cell>
          <table:table-cell table:formula="of:=([.U7]*[.U18]*(((1-[.$AF$12])*(100)/(100-[.U8]))+[.$AF$12]*100/(100-[.U9])))/([.$AD$10])" office:value-type="float" office:value="14.8278905560459" calcext:value-type="float">
            <text:p>14,827890556</text:p>
          </table:table-cell>
          <table:table-cell table:formula="of:=([.V7]*[.V18]*(((1-[.$AF$12])*(100)/(100-[.V8]))+[.$AF$12]*100/(100-[.V9])))/([.$AD$10])" office:value-type="float" office:value="6.09326424870466" calcext:value-type="float">
            <text:p>6,0932642487</text:p>
          </table:table-cell>
          <table:table-cell table:formula="of:=([.W7]*[.W18]*(((1-[.$AF$12])*(100)/(100-[.W8]))+[.$AF$12]*100/(100-[.W9])))/([.$AD$10])" office:value-type="float" office:value="23.1192660550459" calcext:value-type="float">
            <text:p>23,119266055</text:p>
          </table:table-cell>
          <table:table-cell table:formula="of:=([.X7]*[.X18]*(((1-[.$AF$12])*(100)/(100-[.X8]))+[.$AF$12]*100/(100-[.X9])))/([.$AD$10])" office:value-type="float" office:value="48.7461139896373" calcext:value-type="float">
            <text:p>48,7461139896</text:p>
          </table:table-cell>
          <table:table-cell table:formula="of:=([.Y7]*[.Y18]*(((1-[.$AF$12])*(100)/(100-[.Y8]))+[.$AF$12]*100/(100-[.Y9])))/([.$AD$10])" office:value-type="float" office:value="20.8911917098446" calcext:value-type="float">
            <text:p>20,8911917098</text:p>
          </table:table-cell>
          <table:table-cell table:formula="of:=([.Z7]*[.Z18]*(((1-[.$AF$12])*(100)/(100-[.Z8]))+[.$AF$12]*100/(100-[.Z9])))/([.$AD$10])" office:value-type="float" office:value="31.3816425120773" calcext:value-type="float">
            <text:p>31,3816425121</text:p>
          </table:table-cell>
          <table:table-cell table:formula="of:=([.AA7]*[.AA18]*(((1-[.$AF$12])*(100)/(100-[.AA8]))+[.$AF$12]*100/(100-[.AA9])))/([.$AD$10])" office:value-type="float" office:value="25.6787564766839" calcext:value-type="float">
            <text:p>25,6787564767</text:p>
          </table:table-cell>
          <table:table-cell table:formula="of:=([.AB7]*[.AB18]*(((1-[.$AF$12])*(100)/(100-[.AB8]))+[.$AF$12]*100/(100-[.AB9])))/([.$AD$10])" office:value-type="float" office:value="29.5958549222798" calcext:value-type="float">
            <text:p>29,5958549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DPS (Power counted)</text:p>
          </table:table-cell>
          <table:table-cell table:formula="of:= ((([.B5]+[.B14])*((100-[.$AD$9])/100)+([.B4]+[.B13])*((100-[.$AD$8])/100))*[.B3]+[.B17])/60" office:value-type="float" office:value="3.47857142857143" calcext:value-type="float">
            <text:p>3,4785714286</text:p>
          </table:table-cell>
          <table:table-cell table:formula="of:= ((([.C5]+[.C14])*((100-[.$AD$9])/100)+([.C4]+[.C13])*((100-[.$AD$8])/100))*[.C3]+[.C17])/60" office:value-type="float" office:value="2.17410714285714" calcext:value-type="float">
            <text:p>2,1741071429</text:p>
          </table:table-cell>
          <table:table-cell table:formula="of:= ((([.D5]+[.D14])*((100-[.$AD$9])/100)+([.D4]+[.D13])*((100-[.$AD$8])/100))*[.D3]+[.D17])/60" office:value-type="float" office:value="1.73928571428571" calcext:value-type="float">
            <text:p>1,7392857143</text:p>
          </table:table-cell>
          <table:table-cell table:formula="of:= ((([.E5]+[.E14])*((100-[.$AD$9])/100)+([.E4]+[.E13])*((100-[.$AD$8])/100))*[.E3]+[.E17])/60" office:value-type="float" office:value="4.29642857142857" calcext:value-type="float">
            <text:p>4,2964285714</text:p>
          </table:table-cell>
          <table:table-cell table:formula="of:= ((([.F5]+[.F14])*((100-[.$AD$9])/100)+([.F4]+[.F13])*((100-[.$AD$8])/100))*[.F3]+[.F17])/60" office:value-type="float" office:value="2.31904761904762" calcext:value-type="float">
            <text:p>2,319047619</text:p>
          </table:table-cell>
          <table:table-cell table:formula="of:= ((([.G5]+[.G14])*((100-[.$AD$9])/100)+([.G4]+[.G13])*((100-[.$AD$8])/100))*[.G3]+[.G17])/60" office:value-type="float" office:value="2.60892857142857" calcext:value-type="float">
            <text:p>2,6089285714</text:p>
          </table:table-cell>
          <table:table-cell table:formula="of:= ((([.H5]+[.H14])*((100-[.$AD$9])/100)+([.H4]+[.H13])*((100-[.$AD$8])/100))*[.H3]+[.H17])/60" office:value-type="float" office:value="5.6963812712585" calcext:value-type="float">
            <text:p>5,6963812713</text:p>
          </table:table-cell>
          <table:table-cell table:formula="of:= ((([.I5]+[.I14])*((100-[.$AD$9])/100)+([.I4]+[.I13])*((100-[.$AD$8])/100))*[.I3]+[.I17])/60" office:value-type="float" office:value="4.565625" calcext:value-type="float">
            <text:p>4,565625</text:p>
          </table:table-cell>
          <table:table-cell table:formula="of:= ((([.J5]+[.J14])*((100-[.$AD$9])/100)+([.J4]+[.J13])*((100-[.$AD$8])/100))*[.J3]+[.J17])/60" office:value-type="float" office:value="4.565625" calcext:value-type="float">
            <text:p>4,565625</text:p>
          </table:table-cell>
          <table:table-cell table:formula="of:= ((([.K5]+[.K14])*((100-[.$AD$9])/100)+([.K4]+[.K13])*((100-[.$AD$8])/100))*[.K3]+[.K17])/60" office:value-type="float" office:value="2.60892857142857" calcext:value-type="float">
            <text:p>2,6089285714</text:p>
          </table:table-cell>
          <table:table-cell table:formula="of:= ((([.L5]+[.L14])*((100-[.$AD$9])/100)+([.L4]+[.L13])*((100-[.$AD$8])/100))*[.L3]+[.L17])/60" office:value-type="float" office:value="1.44940476190476" calcext:value-type="float">
            <text:p>1,4494047619</text:p>
          </table:table-cell>
          <table:table-cell table:formula="of:= ((([.M5]+[.M14])*((100-[.$AD$9])/100)+([.M4]+[.M13])*((100-[.$AD$8])/100))*[.M3]+[.M17])/60" office:value-type="float" office:value="12.7547619047619" calcext:value-type="float">
            <text:p>12,7547619048</text:p>
          </table:table-cell>
          <table:table-cell table:formula="of:= ((([.N5]+[.N14])*((100-[.$AD$9])/100)+([.N4]+[.N13])*((100-[.$AD$8])/100))*[.N3]+[.N17])/60" office:value-type="float" office:value="5.27583333333333" calcext:value-type="float">
            <text:p>5,2758333333</text:p>
          </table:table-cell>
          <table:table-cell table:formula="of:= ((([.O5]+[.O14])*((100-[.$AD$9])/100)+([.O4]+[.O13])*((100-[.$AD$8])/100))*[.O3]+[.O17])/60" office:value-type="float" office:value="5.21785714285714" calcext:value-type="float">
            <text:p>5,2178571429</text:p>
          </table:table-cell>
          <table:table-cell table:formula="of:= ((([.P5]+[.P14])*((100-[.$AD$9])/100)+([.P4]+[.P13])*((100-[.$AD$8])/100))*[.P3]+[.P17])/60" office:value-type="float" office:value="2.86801711309524" calcext:value-type="float">
            <text:p>2,8680171131</text:p>
          </table:table-cell>
          <table:table-cell table:formula="of:= ((([.Q5]+[.Q14])*((100-[.$AD$9])/100)+([.Q4]+[.Q13])*((100-[.$AD$8])/100))*[.Q3]+[.Q17])/60" office:value-type="float" office:value="4.24397073412698" calcext:value-type="float">
            <text:p>4,2439707341</text:p>
          </table:table-cell>
          <table:table-cell table:formula="of:= ((([.R5]+[.R14])*((100-[.$AD$9])/100)+([.R4]+[.R13])*((100-[.$AD$8])/100))*[.R3]+[.R17])/60" office:value-type="float" office:value="6.37738095238095" calcext:value-type="float">
            <text:p>6,3773809524</text:p>
          </table:table-cell>
          <table:table-cell table:formula="of:= ((([.S5]+[.S14])*((100-[.$AD$9])/100)+([.S4]+[.S13])*((100-[.$AD$8])/100))*[.S3]+[.S17])/60" office:value-type="float" office:value="1.95669642857143" calcext:value-type="float">
            <text:p>1,9566964286</text:p>
          </table:table-cell>
          <table:table-cell table:formula="of:= ((([.T5]+[.T14])*((100-[.$AD$9])/100)+([.T4]+[.T13])*((100-[.$AD$8])/100))*[.T3]+[.T17])/60" office:value-type="float" office:value="5.71934523809524" calcext:value-type="float">
            <text:p>5,7193452381</text:p>
          </table:table-cell>
          <table:table-cell table:formula="of:= ((([.U5]+[.U14])*((100-[.$AD$9])/100)+([.U4]+[.U13])*((100-[.$AD$8])/100))*[.U3]+[.U17])/60" office:value-type="float" office:value="4.39166666666667" calcext:value-type="float">
            <text:p>4,3916666667</text:p>
          </table:table-cell>
          <table:table-cell table:formula="of:= ((([.V5]+[.V14])*((100-[.$AD$9])/100)+([.V4]+[.V13])*((100-[.$AD$8])/100))*[.V3]+[.V17])/60" office:value-type="float" office:value="7.24702380952381" calcext:value-type="float">
            <text:p>7,2470238095</text:p>
          </table:table-cell>
          <table:table-cell table:formula="of:= ((([.W5]+[.W14])*((100-[.$AD$9])/100)+([.W4]+[.W13])*((100-[.$AD$8])/100))*[.W3]+[.W17])/60" office:value-type="float" office:value="10.7571428571429" calcext:value-type="float">
            <text:p>10,7571428571</text:p>
          </table:table-cell>
          <table:table-cell table:formula="of:= ((([.X5]+[.X14])*((100-[.$AD$9])/100)+([.X4]+[.X13])*((100-[.$AD$8])/100))*[.X3]+[.X17])/60" office:value-type="float" office:value="8.70803571428572" calcext:value-type="float">
            <text:p>8,7080357143</text:p>
          </table:table-cell>
          <table:table-cell table:formula="of:= ((([.Y5]+[.Y14])*((100-[.$AD$9])/100)+([.Y4]+[.Y13])*((100-[.$AD$8])/100))*[.Y3]+[.Y17])/60" office:value-type="float" office:value="18.4597037955074" calcext:value-type="float">
            <text:p>18,4597037955</text:p>
          </table:table-cell>
          <table:table-cell table:formula="of:= ((([.Z5]+[.Z14])*((100-[.$AD$9])/100)+([.Z4]+[.Z13])*((100-[.$AD$8])/100))*[.Z3]+[.Z17])/60" office:value-type="float" office:value="17.0140513572579" calcext:value-type="float">
            <text:p>17,0140513573</text:p>
          </table:table-cell>
          <table:table-cell table:formula="of:= ((([.AA5]+[.AA14])*((100-[.$AD$9])/100)+([.AA4]+[.AA13])*((100-[.$AD$8])/100))*[.AA3]+[.AA17])/60" office:value-type="float" office:value="18.2986111111111" calcext:value-type="float">
            <text:p>18,2986111111</text:p>
          </table:table-cell>
          <table:table-cell table:formula="of:= ((([.AB5]+[.AB14])*((100-[.$AD$9])/100)+([.AB4]+[.AB13])*((100-[.$AD$8])/100))*[.AB3]+[.AB17])/60" office:value-type="float" office:value="9.63854166666667" calcext:value-type="float">
            <text:p>9,638541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(Full Formula) (Just based on total damages delt)</text:p>
          </table:table-cell>
          <table:table-cell table:formula="of:= [.B21]*[.B22]+[.B19]" office:value-type="float" office:value="18.1678756476684" calcext:value-type="float">
            <text:p>18,1678756477</text:p>
          </table:table-cell>
          <table:table-cell table:formula="of:= [.C21]*[.C22]+[.C19]" office:value-type="float" office:value="12.8689119170984" calcext:value-type="float">
            <text:p>12,8689119171</text:p>
          </table:table-cell>
          <table:table-cell table:formula="of:= [.D21]*[.D22]+[.D19]" office:value-type="float" office:value="4.5419689119171" calcext:value-type="float">
            <text:p>4,5419689119</text:p>
          </table:table-cell>
          <table:table-cell table:formula="of:= [.E21]*[.E22]+[.E19]" office:value-type="float" office:value="25.9150370096225" calcext:value-type="float">
            <text:p>25,9150370096</text:p>
          </table:table-cell>
          <table:table-cell table:formula="of:= [.F21]*[.F22]+[.F19]" office:value-type="float" office:value="20.2496113989637" calcext:value-type="float">
            <text:p>20,249611399</text:p>
          </table:table-cell>
          <table:table-cell table:formula="of:= [.G21]*[.G22]+[.G19]" office:value-type="float" office:value="49.9616580310881" calcext:value-type="float">
            <text:p>49,9616580311</text:p>
          </table:table-cell>
          <table:table-cell table:formula="of:= [.H21]*[.H22]+[.H19]" office:value-type="float" office:value="34.7095563471503" calcext:value-type="float">
            <text:p>34,7095563472</text:p>
          </table:table-cell>
          <table:table-cell table:formula="of:= [.I21]*[.I22]+[.I19]" office:value-type="float" office:value="27.0247150259067" calcext:value-type="float">
            <text:p>27,0247150259</text:p>
          </table:table-cell>
          <table:table-cell table:formula="of:= [.J21]*[.J22]+[.J19]" office:value-type="float" office:value="15.8968911917098" calcext:value-type="float">
            <text:p>15,8968911917</text:p>
          </table:table-cell>
          <table:table-cell table:formula="of:= [.K21]*[.K22]+[.K19]" office:value-type="float" office:value="17.7136787564767" calcext:value-type="float">
            <text:p>17,7136787565</text:p>
          </table:table-cell>
          <table:table-cell table:formula="of:= [.L21]*[.L22]+[.L19]" office:value-type="float" office:value="6.30829015544041" calcext:value-type="float">
            <text:p>6,3082901554</text:p>
          </table:table-cell>
          <table:table-cell table:formula="of:= [.M21]*[.M22]+[.M19]" office:value-type="float" office:value="95.4822797927461" calcext:value-type="float">
            <text:p>95,4822797927</text:p>
          </table:table-cell>
          <table:table-cell table:formula="of:= [.N21]*[.N22]+[.N19]" office:value-type="float" office:value="29.391585492228" calcext:value-type="float">
            <text:p>29,3915854922</text:p>
          </table:table-cell>
          <table:table-cell table:formula="of:= [.O21]*[.O22]+[.O19]" office:value-type="float" office:value="96.8953367875648" calcext:value-type="float">
            <text:p>96,8953367876</text:p>
          </table:table-cell>
          <table:table-cell table:formula="of:= [.P21]*[.P22]+[.P19]" office:value-type="float" office:value="32.6210941278066" calcext:value-type="float">
            <text:p>32,6210941278</text:p>
          </table:table-cell>
          <table:table-cell table:formula="of:= [.Q21]*[.Q22]+[.Q19]" office:value-type="float" office:value="21.426554835924" calcext:value-type="float">
            <text:p>21,4265548359</text:p>
          </table:table-cell>
          <table:table-cell table:formula="of:= [.R21]*[.R22]+[.R19]" office:value-type="float" office:value="158.60843819393" calcext:value-type="float">
            <text:p>158,6084381939</text:p>
          </table:table-cell>
          <table:table-cell table:formula="of:= [.S21]*[.S22]+[.S19]" office:value-type="float" office:value="99.0233333333333" calcext:value-type="float">
            <text:p>99,0233333333</text:p>
          </table:table-cell>
          <table:table-cell table:formula="of:= [.T21]*[.T22]+[.T19]" office:value-type="float" office:value="39.8279792746114" calcext:value-type="float">
            <text:p>39,8279792746</text:p>
          </table:table-cell>
          <table:table-cell table:formula="of:= [.U21]*[.U22]+[.U19]" office:value-type="float" office:value="65.1191526919682" calcext:value-type="float">
            <text:p>65,119152692</text:p>
          </table:table-cell>
          <table:table-cell table:formula="of:= [.V21]*[.V22]+[.V19]" office:value-type="float" office:value="106.461602516654" calcext:value-type="float">
            <text:p>106,4616025167</text:p>
          </table:table-cell>
          <table:table-cell table:formula="of:= [.W21]*[.W22]+[.W19]" office:value-type="float" office:value="248.697247706422" calcext:value-type="float">
            <text:p>248,6972477064</text:p>
          </table:table-cell>
          <table:table-cell table:formula="of:= [.X21]*[.X22]+[.X19]" office:value-type="float" office:value="424.482901554404" calcext:value-type="float">
            <text:p>424,4829015544</text:p>
          </table:table-cell>
          <table:table-cell table:formula="of:= [.Y21]*[.Y22]+[.Y19]" office:value-type="float" office:value="385.645210898891" calcext:value-type="float">
            <text:p>385,6452108989</text:p>
          </table:table-cell>
          <table:table-cell table:formula="of:= [.Z21]*[.Z22]+[.Z19]" office:value-type="float" office:value="533.92887737559" calcext:value-type="float">
            <text:p>533,9288773756</text:p>
          </table:table-cell>
          <table:table-cell table:formula="of:= [.AA21]*[.AA22]+[.AA19]" office:value-type="float" office:value="469.885578583765" calcext:value-type="float">
            <text:p>469,8855785838</text:p>
          </table:table-cell>
          <table:table-cell table:formula="of:= [.AB21]*[.AB22]+[.AB19]" office:value-type="float" office:value="285.260880829016" calcext:value-type="float">
            <text:p>285,260880829</text:p>
          </table:table-cell>
          <table:table-cell/>
          <table:table-cell table:formula="of:=SUM([.B25:.AB25])/28" office:value-type="float" office:value="118.789866013853" calcext:value-type="float">
            <text:p>118,789866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/ Cost</text:p>
          </table:table-cell>
          <table:table-cell table:formula="of:=[.B25]/[.B2]*[.$AD$2] / [.$AD$25]*134.816" office:value-type="float" office:value="78.990151594484" calcext:value-type="float">
            <text:p>78,9901515945</text:p>
          </table:table-cell>
          <table:table-cell table:formula="of:=[.C25]/[.C2]*[.$AD$2] / [.$AD$25]*134.816" office:value-type="float" office:value="55.9513573794261" calcext:value-type="float">
            <text:p>55,9513573794</text:p>
          </table:table-cell>
          <table:table-cell table:formula="of:=[.D25]/[.D2]*[.$AD$2] / [.$AD$25]*134.816" office:value-type="float" office:value="19.747537898621" calcext:value-type="float">
            <text:p>19,7475378986</text:p>
          </table:table-cell>
          <table:table-cell table:formula="of:=[.E25]/[.E2]*[.$AD$2] / [.$AD$25]*134.816" office:value-type="float" office:value="112.673200855459" calcext:value-type="float">
            <text:p>112,6732008555</text:p>
          </table:table-cell>
          <table:table-cell table:formula="of:=[.F25]/[.F2]*[.$AD$2] / [.$AD$25]*134.816" office:value-type="float" office:value="88.0411064646853" calcext:value-type="float">
            <text:p>88,0411064647</text:p>
          </table:table-cell>
          <table:table-cell table:formula="of:=[.G25]/[.G2]*[.$AD$2] / [.$AD$25]*134.816" office:value-type="float" office:value="125.320913587402" calcext:value-type="float">
            <text:p>125,3209135874</text:p>
          </table:table-cell>
          <table:table-cell table:formula="of:=[.H25]/[.H2]*[.$AD$2] / [.$AD$25]*134.816" office:value-type="float" office:value="87.0634298992171" calcext:value-type="float">
            <text:p>87,0634298992</text:p>
          </table:table-cell>
          <table:table-cell table:formula="of:=[.I25]/[.I2]*[.$AD$2] / [.$AD$25]*134.816" office:value-type="float" office:value="67.7872214404586" calcext:value-type="float">
            <text:p>67,7872214405</text:p>
          </table:table-cell>
          <table:table-cell table:formula="of:=[.J25]/[.J2]*[.$AD$2] / [.$AD$25]*134.816" office:value-type="float" office:value="39.8748361414462" calcext:value-type="float">
            <text:p>39,8748361414</text:p>
          </table:table-cell>
          <table:table-cell table:formula="of:=[.K25]/[.K2]*[.$AD$2] / [.$AD$25]*134.816" office:value-type="float" office:value="44.4319602718972" calcext:value-type="float">
            <text:p>44,4319602719</text:p>
          </table:table-cell>
          <table:table-cell table:formula="of:=[.L25]/[.L2]*[.$AD$2] / [.$AD$25]*134.816" office:value-type="float" office:value="15.8233476751771" calcext:value-type="float">
            <text:p>15,8233476752</text:p>
          </table:table-cell>
          <table:table-cell table:formula="of:=[.M25]/[.M2]*[.$AD$2] / [.$AD$25]*134.816" office:value-type="float" office:value="124.54113901397" calcext:value-type="float">
            <text:p>124,541139014</text:p>
          </table:table-cell>
          <table:table-cell table:formula="of:=[.N25]/[.N2]*[.$AD$2] / [.$AD$25]*134.816" office:value-type="float" office:value="38.3365535738562" calcext:value-type="float">
            <text:p>38,3365535739</text:p>
          </table:table-cell>
          <table:table-cell table:formula="of:=[.O25]/[.O2]*[.$AD$2] / [.$AD$25]*134.816" office:value-type="float" office:value="126.384242551174" calcext:value-type="float">
            <text:p>126,3842425512</text:p>
          </table:table-cell>
          <table:table-cell table:formula="of:=[.P25]/[.P2]*[.$AD$2] / [.$AD$25]*134.816" office:value-type="float" office:value="42.5489235005425" calcext:value-type="float">
            <text:p>42,5489235005</text:p>
          </table:table-cell>
          <table:table-cell table:formula="of:=[.Q25]/[.Q2]*[.$AD$2] / [.$AD$25]*134.816" office:value-type="float" office:value="27.9474636571673" calcext:value-type="float">
            <text:p>27,9474636572</text:p>
          </table:table-cell>
          <table:table-cell table:formula="of:=[.R25]/[.R2]*[.$AD$2] / [.$AD$25]*134.816" office:value-type="float" office:value="164.18965750932" calcext:value-type="float">
            <text:p>164,1896575093</text:p>
          </table:table-cell>
          <table:table-cell table:formula="of:=[.S25]/[.S2]*[.$AD$2] / [.$AD$25]*134.816" office:value-type="float" office:value="102.507832310611" calcext:value-type="float">
            <text:p>102,5078323106</text:p>
          </table:table-cell>
          <table:table-cell table:formula="of:=[.T25]/[.T2]*[.$AD$2] / [.$AD$25]*134.816" office:value-type="float" office:value="41.2294727244657" calcext:value-type="float">
            <text:p>41,2294727245</text:p>
          </table:table-cell>
          <table:table-cell table:formula="of:=[.U25]/[.U2]*[.$AD$2] / [.$AD$25]*134.816" office:value-type="float" office:value="67.4106087894166" calcext:value-type="float">
            <text:p>67,4106087894</text:p>
          </table:table-cell>
          <table:table-cell table:formula="of:=[.V25]/[.V2]*[.$AD$2] / [.$AD$25]*134.816" office:value-type="float" office:value="110.207844261919" calcext:value-type="float">
            <text:p>110,2078442619</text:p>
          </table:table-cell>
          <table:table-cell table:formula="of:=[.W25]/[.W2]*[.$AD$2] / [.$AD$25]*134.816" office:value-type="float" office:value="257.448572026798" calcext:value-type="float">
            <text:p>257,4485720268</text:p>
          </table:table-cell>
          <table:table-cell table:formula="of:=[.X25]/[.X2]*[.$AD$2] / [.$AD$25]*134.816" office:value-type="float" office:value="184.55635316588" calcext:value-type="float">
            <text:p>184,5563531659</text:p>
          </table:table-cell>
          <table:table-cell table:formula="of:=[.Y25]/[.Y2]*[.$AD$2] / [.$AD$25]*134.816" office:value-type="float" office:value="167.670531554412" calcext:value-type="float">
            <text:p>167,6705315544</text:p>
          </table:table-cell>
          <table:table-cell table:formula="of:=[.Z25]/[.Z2]*[.$AD$2] / [.$AD$25]*134.816" office:value-type="float" office:value="232.141191311947" calcext:value-type="float">
            <text:p>232,1411913119</text:p>
          </table:table-cell>
          <table:table-cell table:formula="of:=[.AA25]/[.AA2]*[.$AD$2] / [.$AD$25]*134.816" office:value-type="float" office:value="204.296494561029" calcext:value-type="float">
            <text:p>204,296494561</text:p>
          </table:table-cell>
          <table:table-cell table:formula="of:=[.AB25]/[.AB2]*[.$AD$2] / [.$AD$25]*134.816" office:value-type="float" office:value="124.025508857728" calcext:value-type="float">
            <text:p>124,0255088577</text:p>
          </table:table-cell>
          <table:table-cell/>
          <table:table-cell table:formula="of:=SUM([.B26:.AB26])/28" office:value-type="float" office:value="98.2552661635182" calcext:value-type="float">
            <text:p>98,2552661635</text:p>
          </table:table-cell>
          <table:table-cell table:number-columns-repeated="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Usefullness against Boxma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ditional magical damages by Box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al Damages Per Second Delt by Boxman</text:p>
          </table:table-cell>
          <table:table-cell table:formula="of:=(([.$B$5]+[.$B$14])*[.$B$3])/60+[.B30]" office:value-type="float" office:value="0" calcext:value-type="float">
            <text:p>0</text:p>
          </table:table-cell>
          <table:table-cell table:formula="of:=(([.$B$5]+[.$B$14])*[.$B$3])/60+[.C30]" office:value-type="float" office:value="0" calcext:value-type="float">
            <text:p>0</text:p>
          </table:table-cell>
          <table:table-cell table:formula="of:=(([.$B$5]+[.$B$14])*[.$B$3])/60+[.D30]" office:value-type="float" office:value="0" calcext:value-type="float">
            <text:p>0</text:p>
          </table:table-cell>
          <table:table-cell table:formula="of:=(([.$B$5]+[.$B$14])*[.$B$3])/60+[.E30]" office:value-type="float" office:value="0" calcext:value-type="float">
            <text:p>0</text:p>
          </table:table-cell>
          <table:table-cell table:formula="of:=(([.$B$5]+[.$B$14])*[.$B$3])/60+[.F30]" office:value-type="float" office:value="0" calcext:value-type="float">
            <text:p>0</text:p>
          </table:table-cell>
          <table:table-cell table:formula="of:=(([.$B$5]+[.$B$14])*[.$B$3])/60+[.G30]" office:value-type="float" office:value="0" calcext:value-type="float">
            <text:p>0</text:p>
          </table:table-cell>
          <table:table-cell table:formula="of:=(([.$B$5]+[.$B$14])*[.$B$3])/60+[.H30]" office:value-type="float" office:value="0" calcext:value-type="float">
            <text:p>0</text:p>
          </table:table-cell>
          <table:table-cell table:formula="of:=(([.$B$5]+[.$B$14])*[.$B$3])/60+[.I30]" office:value-type="float" office:value="0" calcext:value-type="float">
            <text:p>0</text:p>
          </table:table-cell>
          <table:table-cell table:formula="of:=(([.$B$5]+[.$B$14])*[.$B$3])/60+[.J30]" office:value-type="float" office:value="0" calcext:value-type="float">
            <text:p>0</text:p>
          </table:table-cell>
          <table:table-cell table:formula="of:=(([.$B$5]+[.$B$14])*[.$B$3])/60+[.K30]" office:value-type="float" office:value="0" calcext:value-type="float">
            <text:p>0</text:p>
          </table:table-cell>
          <table:table-cell table:formula="of:=(([.$B$5]+[.$B$14])*[.$B$3])/60+[.L30]" office:value-type="float" office:value="0" calcext:value-type="float">
            <text:p>0</text:p>
          </table:table-cell>
          <table:table-cell table:formula="of:=(([.$B$5]+[.$B$14])*[.$B$3])/60+[.M30]" office:value-type="float" office:value="0" calcext:value-type="float">
            <text:p>0</text:p>
          </table:table-cell>
          <table:table-cell table:formula="of:=(([.$B$5]+[.$B$14])*[.$B$3])/60+[.N30]" office:value-type="float" office:value="0" calcext:value-type="float">
            <text:p>0</text:p>
          </table:table-cell>
          <table:table-cell table:formula="of:=(([.$B$5]+[.$B$14])*[.$B$3])/60+[.O30]" office:value-type="float" office:value="0" calcext:value-type="float">
            <text:p>0</text:p>
          </table:table-cell>
          <table:table-cell table:formula="of:=(([.$B$5]+[.$B$14])*[.$B$3])/60+[.P30]" office:value-type="float" office:value="0" calcext:value-type="float">
            <text:p>0</text:p>
          </table:table-cell>
          <table:table-cell table:formula="of:=(([.$B$5]+[.$B$14])*[.$B$3])/60+[.Q30]" office:value-type="float" office:value="0" calcext:value-type="float">
            <text:p>0</text:p>
          </table:table-cell>
          <table:table-cell table:formula="of:=(([.$B$5]+[.$B$14])*[.$B$3])/60+[.R30]" office:value-type="float" office:value="0" calcext:value-type="float">
            <text:p>0</text:p>
          </table:table-cell>
          <table:table-cell table:formula="of:=(([.$B$5]+[.$B$14])*[.$B$3])/60+[.S30]" office:value-type="float" office:value="0" calcext:value-type="float">
            <text:p>0</text:p>
          </table:table-cell>
          <table:table-cell table:formula="of:=(([.$B$5]+[.$B$14])*[.$B$3])/60+[.T30]" office:value-type="float" office:value="0" calcext:value-type="float">
            <text:p>0</text:p>
          </table:table-cell>
          <table:table-cell table:formula="of:=(([.$B$5]+[.$B$14])*[.$B$3])/60+[.U30]" office:value-type="float" office:value="0" calcext:value-type="float">
            <text:p>0</text:p>
          </table:table-cell>
          <table:table-cell table:formula="of:=(([.$B$5]+[.$B$14])*[.$B$3])/60+[.V30]" office:value-type="float" office:value="0" calcext:value-type="float">
            <text:p>0</text:p>
          </table:table-cell>
          <table:table-cell table:formula="of:=(([.$B$5]+[.$B$14])*[.$B$3])/60+[.W30]" office:value-type="float" office:value="0" calcext:value-type="float">
            <text:p>0</text:p>
          </table:table-cell>
          <table:table-cell table:formula="of:=(([.$B$5]+[.$B$14])*[.$B$3])/60+[.X30]" office:value-type="float" office:value="0" calcext:value-type="float">
            <text:p>0</text:p>
          </table:table-cell>
          <table:table-cell table:formula="of:=(([.$B$5]+[.$B$14])*[.$B$3])/60+[.Y30]" office:value-type="float" office:value="0" calcext:value-type="float">
            <text:p>0</text:p>
          </table:table-cell>
          <table:table-cell table:formula="of:=(([.$B$5]+[.$B$14])*[.$B$3])/60+[.Z30]" office:value-type="float" office:value="0" calcext:value-type="float">
            <text:p>0</text:p>
          </table:table-cell>
          <table:table-cell table:formula="of:=(([.$B$5]+[.$B$14])*[.$B$3])/60+[.AA30]" office:value-type="float" office:value="0" calcext:value-type="float">
            <text:p>0</text:p>
          </table:table-cell>
          <table:table-cell table:formula="of:=(([.$B$5]+[.$B$14])*[.$B$3])/60+[.AB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 Damages Per Second Against</text:p>
          </table:table-cell>
          <table:table-cell table:formula="of:=([.$B$4]+[.$B$13])*[.$B$3]/60 + [.B30]" office:value-type="float" office:value="4" calcext:value-type="float">
            <text:p>4</text:p>
          </table:table-cell>
          <table:table-cell table:formula="of:=([.$B$4]+[.$B$13])*[.$B$3]/60 + [.C30]" office:value-type="float" office:value="4" calcext:value-type="float">
            <text:p>4</text:p>
          </table:table-cell>
          <table:table-cell table:formula="of:=([.$B$4]+[.$B$13])*[.$B$3]/60 + [.D30]" office:value-type="float" office:value="4" calcext:value-type="float">
            <text:p>4</text:p>
          </table:table-cell>
          <table:table-cell table:formula="of:=([.$B$4]+[.$B$13])*[.$B$3]/60 + [.E30]" office:value-type="float" office:value="4" calcext:value-type="float">
            <text:p>4</text:p>
          </table:table-cell>
          <table:table-cell table:formula="of:=([.$B$4]+[.$B$13])*[.$B$3]/60 + [.F30]" office:value-type="float" office:value="4" calcext:value-type="float">
            <text:p>4</text:p>
          </table:table-cell>
          <table:table-cell table:formula="of:=([.$B$4]+[.$B$13])*[.$B$3]/60 + [.G30]" office:value-type="float" office:value="4" calcext:value-type="float">
            <text:p>4</text:p>
          </table:table-cell>
          <table:table-cell table:formula="of:=([.$B$4]+[.$B$13])*[.$B$3]/60 + [.H30]" office:value-type="float" office:value="4" calcext:value-type="float">
            <text:p>4</text:p>
          </table:table-cell>
          <table:table-cell table:formula="of:=([.$B$4]+[.$B$13])*[.$B$3]/60 + [.I30]" office:value-type="float" office:value="4" calcext:value-type="float">
            <text:p>4</text:p>
          </table:table-cell>
          <table:table-cell table:formula="of:=([.$B$4]+[.$B$13])*[.$B$3]/60 + [.J30]" office:value-type="float" office:value="4" calcext:value-type="float">
            <text:p>4</text:p>
          </table:table-cell>
          <table:table-cell table:formula="of:=([.$B$4]+[.$B$13])*[.$B$3]/60 + [.K30]" office:value-type="float" office:value="4" calcext:value-type="float">
            <text:p>4</text:p>
          </table:table-cell>
          <table:table-cell table:formula="of:=([.$B$4]+[.$B$13])*[.$B$3]/60 + [.L30]" office:value-type="float" office:value="4" calcext:value-type="float">
            <text:p>4</text:p>
          </table:table-cell>
          <table:table-cell table:formula="of:=([.$B$4]+[.$B$13])*[.$B$3]/60 + [.M30]" office:value-type="float" office:value="4" calcext:value-type="float">
            <text:p>4</text:p>
          </table:table-cell>
          <table:table-cell table:formula="of:=([.$B$4]+[.$B$13])*[.$B$3]/60 + [.N30]" office:value-type="float" office:value="4" calcext:value-type="float">
            <text:p>4</text:p>
          </table:table-cell>
          <table:table-cell table:formula="of:=([.$B$4]+[.$B$13])*[.$B$3]/60 + [.O30]" office:value-type="float" office:value="4" calcext:value-type="float">
            <text:p>4</text:p>
          </table:table-cell>
          <table:table-cell table:formula="of:=([.$B$4]+[.$B$13])*[.$B$3]/60 + [.P30]" office:value-type="float" office:value="4" calcext:value-type="float">
            <text:p>4</text:p>
          </table:table-cell>
          <table:table-cell table:formula="of:=([.$B$4]+[.$B$13])*[.$B$3]/60 + [.Q30]" office:value-type="float" office:value="4" calcext:value-type="float">
            <text:p>4</text:p>
          </table:table-cell>
          <table:table-cell table:formula="of:=([.$B$4]+[.$B$13])*[.$B$3]/60 + [.R30]" office:value-type="float" office:value="4" calcext:value-type="float">
            <text:p>4</text:p>
          </table:table-cell>
          <table:table-cell table:formula="of:=([.$B$4]+[.$B$13])*[.$B$3]/60 + [.S30]" office:value-type="float" office:value="4" calcext:value-type="float">
            <text:p>4</text:p>
          </table:table-cell>
          <table:table-cell table:formula="of:=([.$B$4]+[.$B$13])*[.$B$3]/60 + [.T30]" office:value-type="float" office:value="4" calcext:value-type="float">
            <text:p>4</text:p>
          </table:table-cell>
          <table:table-cell table:formula="of:=([.$B$4]+[.$B$13])*[.$B$3]/60 + [.U30]" office:value-type="float" office:value="4" calcext:value-type="float">
            <text:p>4</text:p>
          </table:table-cell>
          <table:table-cell table:formula="of:=([.$B$4]+[.$B$13])*[.$B$3]/60 + [.V30]" office:value-type="float" office:value="4" calcext:value-type="float">
            <text:p>4</text:p>
          </table:table-cell>
          <table:table-cell table:formula="of:=([.$B$4]+[.$B$13])*[.$B$3]/60 + [.W30]" office:value-type="float" office:value="4" calcext:value-type="float">
            <text:p>4</text:p>
          </table:table-cell>
          <table:table-cell table:formula="of:=([.$B$4]+[.$B$13])*[.$B$3]/60 + [.X30]" office:value-type="float" office:value="4" calcext:value-type="float">
            <text:p>4</text:p>
          </table:table-cell>
          <table:table-cell table:formula="of:=([.$B$4]+[.$B$13])*[.$B$3]/60 + [.Y30]" office:value-type="float" office:value="4" calcext:value-type="float">
            <text:p>4</text:p>
          </table:table-cell>
          <table:table-cell table:formula="of:=([.$B$4]+[.$B$13])*[.$B$3]/60 + [.Z30]" office:value-type="float" office:value="4" calcext:value-type="float">
            <text:p>4</text:p>
          </table:table-cell>
          <table:table-cell table:formula="of:=([.$B$4]+[.$B$13])*[.$B$3]/60 + [.AA30]" office:value-type="float" office:value="4" calcext:value-type="float">
            <text:p>4</text:p>
          </table:table-cell>
          <table:table-cell table:formula="of:=([.$B$4]+[.$B$13])*[.$B$3]/60 + [.AB3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After Reduction</text:p>
          </table:table-cell>
          <table:table-cell table:formula="of:=[.B31]*(100-[.B$9])/100+[.B32]*(100-[.B$8])/100" office:value-type="float" office:value="4" calcext:value-type="float">
            <text:p>4</text:p>
          </table:table-cell>
          <table:table-cell table:formula="of:=[.C31]*(100-[.C$9])/100+[.C32]*(100-[.C$8])/100" office:value-type="float" office:value="4" calcext:value-type="float">
            <text:p>4</text:p>
          </table:table-cell>
          <table:table-cell table:formula="of:=[.D31]*(100-[.D$9])/100+[.D32]*(100-[.D$8])/100" office:value-type="float" office:value="4" calcext:value-type="float">
            <text:p>4</text:p>
          </table:table-cell>
          <table:table-cell table:formula="of:=[.E31]*(100-[.E$9])/100+[.E32]*(100-[.E$8])/100" office:value-type="float" office:value="4" calcext:value-type="float">
            <text:p>4</text:p>
          </table:table-cell>
          <table:table-cell table:formula="of:=[.F31]*(100-[.F$9])/100+[.F32]*(100-[.F$8])/100" office:value-type="float" office:value="4" calcext:value-type="float">
            <text:p>4</text:p>
          </table:table-cell>
          <table:table-cell table:formula="of:=[.G31]*(100-[.G$9])/100+[.G32]*(100-[.G$8])/100" office:value-type="float" office:value="2.4" calcext:value-type="float">
            <text:p>2,4</text:p>
          </table:table-cell>
          <table:table-cell table:formula="of:=[.H31]*(100-[.H$9])/100+[.H32]*(100-[.H$8])/100" office:value-type="float" office:value="4" calcext:value-type="float">
            <text:p>4</text:p>
          </table:table-cell>
          <table:table-cell table:formula="of:=[.I31]*(100-[.I$9])/100+[.I32]*(100-[.I$8])/100" office:value-type="float" office:value="4" calcext:value-type="float">
            <text:p>4</text:p>
          </table:table-cell>
          <table:table-cell table:formula="of:=[.J31]*(100-[.J$9])/100+[.J32]*(100-[.J$8])/100" office:value-type="float" office:value="4" calcext:value-type="float">
            <text:p>4</text:p>
          </table:table-cell>
          <table:table-cell table:formula="of:=[.K31]*(100-[.K$9])/100+[.K32]*(100-[.K$8])/100" office:value-type="float" office:value="4" calcext:value-type="float">
            <text:p>4</text:p>
          </table:table-cell>
          <table:table-cell table:formula="of:=[.L31]*(100-[.L$9])/100+[.L32]*(100-[.L$8])/100" office:value-type="float" office:value="4" calcext:value-type="float">
            <text:p>4</text:p>
          </table:table-cell>
          <table:table-cell table:formula="of:=[.M31]*(100-[.M$9])/100+[.M32]*(100-[.M$8])/100" office:value-type="float" office:value="4" calcext:value-type="float">
            <text:p>4</text:p>
          </table:table-cell>
          <table:table-cell table:formula="of:=[.N31]*(100-[.N$9])/100+[.N32]*(100-[.N$8])/100" office:value-type="float" office:value="4" calcext:value-type="float">
            <text:p>4</text:p>
          </table:table-cell>
          <table:table-cell table:formula="of:=[.O31]*(100-[.O$9])/100+[.O32]*(100-[.O$8])/100" office:value-type="float" office:value="1.2" calcext:value-type="float">
            <text:p>1,2</text:p>
          </table:table-cell>
          <table:table-cell table:formula="of:=[.P31]*(100-[.P$9])/100+[.P32]*(100-[.P$8])/100" office:value-type="float" office:value="3" calcext:value-type="float">
            <text:p>3</text:p>
          </table:table-cell>
          <table:table-cell table:formula="of:=[.Q31]*(100-[.Q$9])/100+[.Q32]*(100-[.Q$8])/100" office:value-type="float" office:value="4" calcext:value-type="float">
            <text:p>4</text:p>
          </table:table-cell>
          <table:table-cell table:formula="of:=[.R31]*(100-[.R$9])/100+[.R32]*(100-[.R$8])/100" office:value-type="float" office:value="1.4" calcext:value-type="float">
            <text:p>1,4</text:p>
          </table:table-cell>
          <table:table-cell table:formula="of:=[.S31]*(100-[.S$9])/100+[.S32]*(100-[.S$8])/100" office:value-type="float" office:value="4" calcext:value-type="float">
            <text:p>4</text:p>
          </table:table-cell>
          <table:table-cell table:formula="of:=[.T31]*(100-[.T$9])/100+[.T32]*(100-[.T$8])/100" office:value-type="float" office:value="4" calcext:value-type="float">
            <text:p>4</text:p>
          </table:table-cell>
          <table:table-cell table:formula="of:=[.U31]*(100-[.U$9])/100+[.U32]*(100-[.U$8])/100" office:value-type="float" office:value="3" calcext:value-type="float">
            <text:p>3</text:p>
          </table:table-cell>
          <table:table-cell table:formula="of:=[.V31]*(100-[.V$9])/100+[.V32]*(100-[.V$8])/100" office:value-type="float" office:value="4" calcext:value-type="float">
            <text:p>4</text:p>
          </table:table-cell>
          <table:table-cell table:formula="of:=[.W31]*(100-[.W$9])/100+[.W32]*(100-[.W$8])/100" office:value-type="float" office:value="2.4" calcext:value-type="float">
            <text:p>2,4</text:p>
          </table:table-cell>
          <table:table-cell table:formula="of:=[.X31]*(100-[.X$9])/100+[.X32]*(100-[.X$8])/100" office:value-type="float" office:value="2" calcext:value-type="float">
            <text:p>2</text:p>
          </table:table-cell>
          <table:table-cell table:formula="of:=[.Y31]*(100-[.Y$9])/100+[.Y32]*(100-[.Y$8])/100" office:value-type="float" office:value="4" calcext:value-type="float">
            <text:p>4</text:p>
          </table:table-cell>
          <table:table-cell table:formula="of:=[.Z31]*(100-[.Z$9])/100+[.Z32]*(100-[.Z$8])/100" office:value-type="float" office:value="4" calcext:value-type="float">
            <text:p>4</text:p>
          </table:table-cell>
          <table:table-cell table:formula="of:=[.AA31]*(100-[.AA$9])/100+[.AA32]*(100-[.AA$8])/100" office:value-type="float" office:value="4" calcext:value-type="float">
            <text:p>4</text:p>
          </table:table-cell>
          <table:table-cell table:formula="of:=[.AB31]*(100-[.AB$9])/100+[.AB32]*(100-[.AB$8])/1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Modified</text:p>
          </table:table-cell>
          <table:table-cell table:formula="of:=[.B33]" office:value-type="float" office:value="4" calcext:value-type="float">
            <text:p>4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4" calcext:value-type="float">
            <text:p>4</text:p>
          </table:table-cell>
          <table:table-cell table:formula="of:=[.E33]" office:value-type="float" office:value="4" calcext:value-type="float">
            <text:p>4</text:p>
          </table:table-cell>
          <table:table-cell table:formula="of:=[.F33]" office:value-type="float" office:value="4" calcext:value-type="float">
            <text:p>4</text:p>
          </table:table-cell>
          <table:table-cell table:formula="of:=[.G33]*2/3" office:value-type="float" office:value="1.6" calcext:value-type="float">
            <text:p>1,6</text:p>
          </table:table-cell>
          <table:table-cell table:formula="of:=[.H33]" office:value-type="float" office:value="4" calcext:value-type="float">
            <text:p>4</text:p>
          </table:table-cell>
          <table:table-cell table:formula="of:=[.I33]" office:value-type="float" office:value="4" calcext:value-type="float">
            <text:p>4</text:p>
          </table:table-cell>
          <table:table-cell table:formula="of:=[.J33]" office:value-type="float" office:value="4" calcext:value-type="float">
            <text:p>4</text:p>
          </table:table-cell>
          <table:table-cell table:formula="of:=[.K33]" office:value-type="float" office:value="4" calcext:value-type="float">
            <text:p>4</text:p>
          </table:table-cell>
          <table:table-cell table:formula="of:=[.L33]" office:value-type="float" office:value="4" calcext:value-type="float">
            <text:p>4</text:p>
          </table:table-cell>
          <table:table-cell table:formula="of:=[.M33]" office:value-type="float" office:value="4" calcext:value-type="float">
            <text:p>4</text:p>
          </table:table-cell>
          <table:table-cell table:formula="of:=[.N33]" office:value-type="float" office:value="4" calcext:value-type="float">
            <text:p>4</text:p>
          </table:table-cell>
          <table:table-cell table:formula="of:=[.O33]/2" office:value-type="float" office:value="0.6" calcext:value-type="float">
            <text:p>0,6</text:p>
          </table:table-cell>
          <table:table-cell table:formula="of:=[.P33]" office:value-type="float" office:value="3" calcext:value-type="float">
            <text:p>3</text:p>
          </table:table-cell>
          <table:table-cell table:formula="of:=[.Q33]" office:value-type="float" office:value="4" calcext:value-type="float">
            <text:p>4</text:p>
          </table:table-cell>
          <table:table-cell table:formula="of:=[.R33]" office:value-type="float" office:value="1.4" calcext:value-type="float">
            <text:p>1,4</text:p>
          </table:table-cell>
          <table:table-cell table:formula="of:=MAX([.S33]-3;0.001)" office:value-type="float" office:value="1" calcext:value-type="float">
            <text:p>1</text:p>
          </table:table-cell>
          <table:table-cell table:formula="of:=[.T33]" office:value-type="float" office:value="4" calcext:value-type="float">
            <text:p>4</text:p>
          </table:table-cell>
          <table:table-cell table:formula="of:=[.U33]+1" office:value-type="float" office:value="4" calcext:value-type="float">
            <text:p>4</text:p>
          </table:table-cell>
          <table:table-cell table:formula="of:=[.V33]" office:value-type="float" office:value="4" calcext:value-type="float">
            <text:p>4</text:p>
          </table:table-cell>
          <table:table-cell table:formula="of:=MAX([.W33]-4*[.W$3]/60;0.0001)" office:value-type="float" office:value="0.0001" calcext:value-type="float">
            <text:p>0,0001</text:p>
          </table:table-cell>
          <table:table-cell table:formula="of:=[.X33]" office:value-type="float" office:value="2" calcext:value-type="float">
            <text:p>2</text:p>
          </table:table-cell>
          <table:table-cell table:formula="of:=[.Y33]" office:value-type="float" office:value="4" calcext:value-type="float">
            <text:p>4</text:p>
          </table:table-cell>
          <table:table-cell table:formula="of:=ROUND([.Z33]/2-2*[.Z$3]/60-[.$B$3]/60;1)+0.0001" office:value-type="float" office:value="0.5001" calcext:value-type="float">
            <text:p>0,5001</text:p>
          </table:table-cell>
          <table:table-cell table:formula="of:=[.AA33]" office:value-type="float" office:value="4" calcext:value-type="float">
            <text:p>4</text:p>
          </table:table-cell>
          <table:table-cell table:formula="of:=[.AB3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Physical Damages Att Ad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1/5*[.O$4]*2" office:value-type="float" office:value="4.8" calcext:value-type="float">
            <text:p>4,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gical Damages Att Add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1/3 * 4* [.AA$14]" office:value-type="float" office:value="35.5555555555555" calcext:value-type="float">
            <text:p>35,55555555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Unit</text:p>
          </table:table-cell>
          <table:table-cell table:formula="of:=MAX(0;([.B$24]-[.$B$24]))/([.$B$23]*30)*[.B41]" office:value-type="float" office:value="0" calcext:value-type="float">
            <text:p>0</text:p>
          </table:table-cell>
          <table:table-cell table:formula="of:=MAX(0;([.C$24]-[.$B$24]))/([.$B$23]*30)*[.C41]" office:value-type="float" office:value="0" calcext:value-type="float">
            <text:p>0</text:p>
          </table:table-cell>
          <table:table-cell table:formula="of:=MAX(0;([.D$24]-[.$B$24]))/([.$B$23]*30)*[.D41]" office:value-type="float" office:value="3.11111111111111" calcext:value-type="float">
            <text:p>3,1111111111</text:p>
          </table:table-cell>
          <table:table-cell table:formula="of:=MAX(0;([.E$24]-[.$B$24]))/([.$B$23]*30)*[.E41]" office:value-type="float" office:value="0" calcext:value-type="float">
            <text:p>0</text:p>
          </table:table-cell>
          <table:table-cell table:formula="of:=MAX(0;([.F$24]-[.$B$24]))/([.$B$23]*30)*[.F41]" office:value-type="float" office:value="0.592592592592593" calcext:value-type="float">
            <text:p>0,5925925926</text:p>
          </table:table-cell>
          <table:table-cell table:formula="of:=MAX(0;([.G$24]-[.$B$24]))/([.$B$23]*30)*[.G41]" office:value-type="float" office:value="0" calcext:value-type="float">
            <text:p>0</text:p>
          </table:table-cell>
          <table:table-cell table:formula="of:=MAX(0;([.H$24]-[.$B$24]))/([.$B$23]*30)*[.H41]" office:value-type="float" office:value="0" calcext:value-type="float">
            <text:p>0</text:p>
          </table:table-cell>
          <table:table-cell table:formula="of:=MAX(0;([.I$24]-[.$B$24]))/([.$B$23]*30)*[.I41]" office:value-type="float" office:value="0" calcext:value-type="float">
            <text:p>0</text:p>
          </table:table-cell>
          <table:table-cell table:formula="of:=MAX(0;([.J$24]-[.$B$24]))/([.$B$23]*30)*[.J41]" office:value-type="float" office:value="9.13888888888889" calcext:value-type="float">
            <text:p>9,1388888889</text:p>
          </table:table-cell>
          <table:table-cell table:formula="of:=MAX(0;([.K$24]-[.$B$24]))/([.$B$23]*30)*[.K41]" office:value-type="float" office:value="0" calcext:value-type="float">
            <text:p>0</text:p>
          </table:table-cell>
          <table:table-cell table:formula="of:=MAX(0;([.L$24]-[.$B$24]))/([.$B$23]*30)*[.L41]" office:value-type="float" office:value="0" calcext:value-type="float">
            <text:p>0</text:p>
          </table:table-cell>
          <table:table-cell table:formula="of:=MAX(0;([.M$24]-[.$B$24]))/([.$B$23]*30)*[.M41]" office:value-type="float" office:value="0" calcext:value-type="float">
            <text:p>0</text:p>
          </table:table-cell>
          <table:table-cell table:formula="of:=MAX(0;([.N$24]-[.$B$24]))/([.$B$23]*30)*[.N41]" office:value-type="float" office:value="12.5259259259259" calcext:value-type="float">
            <text:p>12,5259259259</text:p>
          </table:table-cell>
          <table:table-cell table:formula="of:=MAX(0;([.O$24]-[.$B$24]))/([.$B$23]*30)*[.O41]" office:value-type="float" office:value="0" calcext:value-type="float">
            <text:p>0</text:p>
          </table:table-cell>
          <table:table-cell table:formula="of:=MAX(0;([.P$24]-[.$B$24]))/([.$B$23]*30)*[.P41]" office:value-type="float" office:value="7.94444444444444" calcext:value-type="float">
            <text:p>7,9444444444</text:p>
          </table:table-cell>
          <table:table-cell table:formula="of:=MAX(0;([.Q$24]-[.$B$24]))/([.$B$23]*30)*[.Q41]" office:value-type="float" office:value="6.96604938271605" calcext:value-type="float">
            <text:p>6,9660493827</text:p>
          </table:table-cell>
          <table:table-cell table:formula="of:=MAX(0;([.R$24]-[.$B$24]))/([.$B$23]*30)*[.R41]" office:value-type="float" office:value="0" calcext:value-type="float">
            <text:p>0</text:p>
          </table:table-cell>
          <table:table-cell table:formula="of:=MAX(0;([.S$24]-[.$B$24]))/([.$B$23]*30)*[.S41]" office:value-type="float" office:value="0" calcext:value-type="float">
            <text:p>0</text:p>
          </table:table-cell>
          <table:table-cell table:formula="of:=MAX(0;([.T$24]-[.$B$24]))/([.$B$23]*30)*8" office:value-type="float" office:value="16.8888888888889" calcext:value-type="float">
            <text:p>16,8888888889</text:p>
          </table:table-cell>
          <table:table-cell table:formula="of:=MAX(0;([.U$24]-[.$B$24]))/([.$B$23]*30)*[.U41]" office:value-type="float" office:value="0" calcext:value-type="float">
            <text:p>0</text:p>
          </table:table-cell>
          <table:table-cell table:formula="of:=(2.5*[.V$4]+10)*(100-[.$B$8])/100" office:value-type="float" office:value="35" calcext:value-type="float">
            <text:p>35</text:p>
          </table:table-cell>
          <table:table-cell table:formula="of:=MAX(0;([.W$24]-[.$B$24]))/([.$B$23]*30)*[.W41]" office:value-type="float" office:value="0" calcext:value-type="float">
            <text:p>0</text:p>
          </table:table-cell>
          <table:table-cell table:formula="of:=MAX(0;([.X$24]-[.$B$24]))/([.$B$23]*30)*[.X41]" office:value-type="float" office:value="0.703703703703704" calcext:value-type="float">
            <text:p>0,7037037037</text:p>
          </table:table-cell>
          <table:table-cell table:formula="of:=MAX(0;([.Y$24]-[.$B$24]))/([.$B$23]*30)*[.Y41]" office:value-type="float" office:value="0" calcext:value-type="float">
            <text:p>0</text:p>
          </table:table-cell>
          <table:table-cell table:formula="of:=MAX(0;([.Z$24]-[.$B$24]))/([.$B$23]*30)*[.Z41]" office:value-type="float" office:value="0" calcext:value-type="float">
            <text:p>0</text:p>
          </table:table-cell>
          <table:table-cell table:formula="of:=MAX(0;([.AA$24]-[.$B$24]))/([.$B$23]*30)*[.AA41]" office:value-type="float" office:value="57.4417009602195" calcext:value-type="float">
            <text:p>57,4417009602</text:p>
          </table:table-cell>
          <table:table-cell table:formula="of:=MAX(0;([.AB$24]-[.$B$24]))/([.$B$23]*30)*[.AB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Boxman</text:p>
          </table:table-cell>
          <table:table-cell table:formula="of:=MAX(0;([.$B$24]-[.B$24]))/([.B$23]*30)*[.B41]" office:value-type="float" office:value="0" calcext:value-type="float">
            <text:p>0</text:p>
          </table:table-cell>
          <table:table-cell table:formula="of:=MAX(0;([.$B$24]-[.C$24]))/([.C$23]*30)*[.C41]" office:value-type="float" office:value="0" calcext:value-type="float">
            <text:p>0</text:p>
          </table:table-cell>
          <table:table-cell table:formula="of:=MAX(0;([.$B$24]-[.D$24]))/([.D$23]*30)*[.D41]" office:value-type="float" office:value="0" calcext:value-type="float">
            <text:p>0</text:p>
          </table:table-cell>
          <table:table-cell table:formula="of:=MAX(0;([.$B$24]-[.E$24]))/([.E$23]*30)*[.E41]" office:value-type="float" office:value="0" calcext:value-type="float">
            <text:p>0</text:p>
          </table:table-cell>
          <table:table-cell table:formula="of:=MAX(0;([.$B$24]-[.F$24]))/([.F$23]*30)*[.F41]" office:value-type="float" office:value="0" calcext:value-type="float">
            <text:p>0</text:p>
          </table:table-cell>
          <table:table-cell table:formula="of:=MAX(0;([.$B$24]-[.G$24]))/([.G$23]*30)*[.G41]" office:value-type="float" office:value="0" calcext:value-type="float">
            <text:p>0</text:p>
          </table:table-cell>
          <table:table-cell table:formula="of:=MAX(0;([.$B$24]-[.H$24]))/([.H$23]*30)*[.H41]" office:value-type="float" office:value="0" calcext:value-type="float">
            <text:p>0</text:p>
          </table:table-cell>
          <table:table-cell table:formula="of:=MAX(0;([.$B$24]-[.I$24]))/([.I$23]*30)*[.I41]" office:value-type="float" office:value="0" calcext:value-type="float">
            <text:p>0</text:p>
          </table:table-cell>
          <table:table-cell table:formula="of:=MAX(0;([.$B$24]-[.J$24]))/([.J$23]*30)*[.J41]" office:value-type="float" office:value="0" calcext:value-type="float">
            <text:p>0</text:p>
          </table:table-cell>
          <table:table-cell table:formula="of:=MAX(0;([.$B$24]-[.K$24]))/([.K$23]*30)*[.K41]" office:value-type="float" office:value="0" calcext:value-type="float">
            <text:p>0</text:p>
          </table:table-cell>
          <table:table-cell table:formula="of:=MAX(0;([.$B$24]-[.L$24]))/([.L$23]*30)*[.L41]" office:value-type="float" office:value="0" calcext:value-type="float">
            <text:p>0</text:p>
          </table:table-cell>
          <table:table-cell table:formula="of:=MAX(0;([.$B$24]-[.M$24]))/([.M$23]*30)*[.M41]" office:value-type="float" office:value="0" calcext:value-type="float">
            <text:p>0</text:p>
          </table:table-cell>
          <table:table-cell table:formula="of:=MAX(0;([.$B$24]-[.N$24]))/([.N$23]*30)*[.N41]" office:value-type="float" office:value="0" calcext:value-type="float">
            <text:p>0</text:p>
          </table:table-cell>
          <table:table-cell table:formula="of:=MAX(0;([.$B$24]-[.O$24]))/([.O$23]*30)*[.O41]" office:value-type="float" office:value="0" calcext:value-type="float">
            <text:p>0</text:p>
          </table:table-cell>
          <table:table-cell table:formula="of:=MAX(0;([.$B$24]-[.P$24]))/([.P$23]*30)*[.P41]" office:value-type="float" office:value="0" calcext:value-type="float">
            <text:p>0</text:p>
          </table:table-cell>
          <table:table-cell table:formula="of:=MAX(0;([.$B$24]-[.Q$24]))/([.Q$23]*30)*[.Q41]" office:value-type="float" office:value="0" calcext:value-type="float">
            <text:p>0</text:p>
          </table:table-cell>
          <table:table-cell table:formula="of:=MAX(0;([.$B$24]-[.R$24]))/([.R$23]*30)*[.R41]" office:value-type="float" office:value="0" calcext:value-type="float">
            <text:p>0</text:p>
          </table:table-cell>
          <table:table-cell table:formula="of:=MAX(0;([.$B$24]-[.S$24]))/([.S$23]*30)*[.S41]" office:value-type="float" office:value="0" calcext:value-type="float">
            <text:p>0</text:p>
          </table:table-cell>
          <table:table-cell table:formula="of:=MAX(0;([.$B$24]-[.T$24]))/([.T$23]*30)*[.T41]" office:value-type="float" office:value="0" calcext:value-type="float">
            <text:p>0</text:p>
          </table:table-cell>
          <table:table-cell table:formula="of:=MAX(0;([.$B$24]-[.U$24]))/([.U$23]*30)*[.U41]" office:value-type="float" office:value="0" calcext:value-type="float">
            <text:p>0</text:p>
          </table:table-cell>
          <table:table-cell table:formula="of:=MAX(0;([.$B$24]-[.V$24]))/([.V$23]*30)*[.V41]" office:value-type="float" office:value="0" calcext:value-type="float">
            <text:p>0</text:p>
          </table:table-cell>
          <table:table-cell table:formula="of:=MAX(0;([.$B$24]-[.W$24]))/([.W$23]*30)*[.W41]" office:value-type="float" office:value="0" calcext:value-type="float">
            <text:p>0</text:p>
          </table:table-cell>
          <table:table-cell table:formula="of:=MAX(0;([.$B$24]-[.X$24]))/([.X$23]*30)*[.X41]" office:value-type="float" office:value="0" calcext:value-type="float">
            <text:p>0</text:p>
          </table:table-cell>
          <table:table-cell table:formula="of:=MAX(0;([.$B$24]-[.Y$24]))/([.Y$23]*30)*[.Y41]" office:value-type="float" office:value="0" calcext:value-type="float">
            <text:p>0</text:p>
          </table:table-cell>
          <table:table-cell table:formula="of:=MAX(0;([.$B$24]-[.Z$24]))/([.Z$23]*30)*[.Z41]" office:value-type="float" office:value="0" calcext:value-type="float">
            <text:p>0</text:p>
          </table:table-cell>
          <table:table-cell table:formula="of:=MAX(0;([.$B$24]-[.AA$24]))/([.AA$23]*30)*[.AA41]" office:value-type="float" office:value="0" calcext:value-type="float">
            <text:p>0</text:p>
          </table:table-cell>
          <table:table-cell table:formula="of:=MAX(0;([.$B$24]-[.AB$24]))/([.AB$23]*30)*[.AB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physical damages by Unit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magical damages by Uni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60/100)*[.$B$10]" office:value-type="float" office:value="2.4" calcext:value-type="float">
            <text:p>2,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9/(20*0.4)" office:value-type="float" office:value="1.125" calcext:value-type="float">
            <text:p>1,125</text:p>
          </table:table-cell>
          <table:table-cell table:formula="of:=7/(30*0.4)" office:value-type="float" office:value="0.583333333333333" calcext:value-type="float">
            <text:p>0,58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DPS (Power counted)</text:p>
          </table:table-cell>
          <table:table-cell table:formula="of:= ((([.B$5]+[.B36])*[.B$3]/60+[.B40])*((100-[.$B$9])/100)+(([.B$4]+[.B35])*[.B$3]/60+[.B39])*((100-[.$B$8])/100))" office:value-type="float" office:value="4" calcext:value-type="float">
            <text:p>4</text:p>
          </table:table-cell>
          <table:table-cell table:formula="of:= ((([.C$5]+[.C36])*[.C$3]/60+[.C40])*((100-[.$B$9])/100)+(([.C$4]+[.C35])*[.C$3]/60+[.C39])*((100-[.$B$8])/100))" office:value-type="float" office:value="2.5" calcext:value-type="float">
            <text:p>2,5</text:p>
          </table:table-cell>
          <table:table-cell table:formula="of:= ((([.D$5]+[.D36])*[.D$3]/60+[.D40])*((100-[.$B$9])/100)+(([.D$4]+[.D35])*[.D$3]/60+[.D39])*((100-[.$B$8])/100))" office:value-type="float" office:value="2" calcext:value-type="float">
            <text:p>2</text:p>
          </table:table-cell>
          <table:table-cell table:formula="of:= ((([.E$5]+[.E36])*[.E$3]/60+[.E40])*((100-[.$B$9])/100)+(([.E$4]+[.E35])*[.E$3]/60+[.E39])*((100-[.$B$8])/100))" office:value-type="float" office:value="4.66666666666667" calcext:value-type="float">
            <text:p>4,6666666667</text:p>
          </table:table-cell>
          <table:table-cell table:formula="of:= ((([.F$5]+[.F36])*[.F$3]/60+[.F40])*((100-[.$B$9])/100)+(([.F$4]+[.F35])*[.F$3]/60+[.F39])*((100-[.$B$8])/100))" office:value-type="float" office:value="2.66666666666667" calcext:value-type="float">
            <text:p>2,6666666667</text:p>
          </table:table-cell>
          <table:table-cell table:formula="of:= ((([.G$5]+[.G36])*[.G$3]/60+[.G40])*((100-[.$B$9])/100)+(([.G$4]+[.G35])*[.G$3]/60+[.G39])*((100-[.$B$8])/100))" office:value-type="float" office:value="3" calcext:value-type="float">
            <text:p>3</text:p>
          </table:table-cell>
          <table:table-cell table:formula="of:= ((([.H$5]+[.H36])*[.H$3]/60+[.H40])*((100-[.$B$9])/100)+(([.H$4]+[.H35])*[.H$3]/60+[.H39])*((100-[.$B$8])/100))" office:value-type="float" office:value="8.4" calcext:value-type="float">
            <text:p>8,4</text:p>
          </table:table-cell>
          <table:table-cell table:formula="of:= ((([.I$5]+[.I36])*[.I$3]/60+[.I40])*((100-[.$B$9])/100)+(([.I$4]+[.I35])*[.I$3]/60+[.I39])*((100-[.$B$8])/100))" office:value-type="float" office:value="5.25" calcext:value-type="float">
            <text:p>5,25</text:p>
          </table:table-cell>
          <table:table-cell table:formula="of:= ((([.J$5]+[.J36])*[.J$3]/60+[.J40])*((100-[.$B$9])/100)+(([.J$4]+[.J35])*[.J$3]/60+[.J39])*((100-[.$B$8])/100))" office:value-type="float" office:value="5.25" calcext:value-type="float">
            <text:p>5,25</text:p>
          </table:table-cell>
          <table:table-cell table:formula="of:= ((([.K$5]+[.K36])*[.K$3]/60+[.K40])*((100-[.$B$9])/100)+(([.K$4]+[.K35])*[.K$3]/60+[.K39])*((100-[.$B$8])/100))" office:value-type="float" office:value="3" calcext:value-type="float">
            <text:p>3</text:p>
          </table:table-cell>
          <table:table-cell table:formula="of:= ((([.L$5]+[.L36])*[.L$3]/60+[.L40])*((100-[.$B$9])/100)+(([.L$4]+[.L35])*[.L$3]/60+[.L39])*((100-[.$B$8])/100))" office:value-type="float" office:value="1.66666666666667" calcext:value-type="float">
            <text:p>1,6666666667</text:p>
          </table:table-cell>
          <table:table-cell table:formula="of:= ((([.M$5]+[.M36])*[.M$3]/60+[.M40])*((100-[.$B$9])/100)+(([.M$4]+[.M35])*[.M$3]/60+[.M39])*((100-[.$B$8])/100))" office:value-type="float" office:value="14.6666666666667" calcext:value-type="float">
            <text:p>14,6666666667</text:p>
          </table:table-cell>
          <table:table-cell table:formula="of:= ((([.N$5]+[.N36])*[.N$3]/60+[.N40])*((100-[.$B$9])/100)+(([.N$4]+[.N35])*[.N$3]/60+[.N39])*((100-[.$B$8])/100))" office:value-type="float" office:value="5.93333333333333" calcext:value-type="float">
            <text:p>5,9333333333</text:p>
          </table:table-cell>
          <table:table-cell table:formula="of:= ((([.O$5]+[.O36])*[.O$3]/60+[.O40])*((100-[.$B$9])/100)+(([.O$4]+[.O35])*[.O$3]/60+[.O39])*((100-[.$B$8])/100))" office:value-type="float" office:value="6" calcext:value-type="float">
            <text:p>6</text:p>
          </table:table-cell>
          <table:table-cell table:formula="of:= ((([.P$5]+[.P36])*[.P$3]/60+[.P40])*((100-[.$B$9])/100)+(([.P$4]+[.P35])*[.P$3]/60+[.P39])*((100-[.$B$8])/100))" office:value-type="float" office:value="4.125" calcext:value-type="float">
            <text:p>4,125</text:p>
          </table:table-cell>
          <table:table-cell table:formula="of:= ((([.Q$5]+[.Q36])*[.Q$3]/60+[.Q40])*((100-[.$B$9])/100)+(([.Q$4]+[.Q35])*[.Q$3]/60+[.Q39])*((100-[.$B$8])/100))" office:value-type="float" office:value="5.08333333333333" calcext:value-type="float">
            <text:p>5,0833333333</text:p>
          </table:table-cell>
          <table:table-cell table:formula="of:= ((([.R$5]+[.R36])*[.R$3]/60+[.R40])*((100-[.$B$9])/100)+(([.R$4]+[.R35])*[.R$3]/60+[.R39])*((100-[.$B$8])/100))" office:value-type="float" office:value="7.33333333333333" calcext:value-type="float">
            <text:p>7,3333333333</text:p>
          </table:table-cell>
          <table:table-cell table:formula="of:= ((([.S$5]+[.S36])*[.S$3]/60+[.S40])*((100-[.$B$9])/100)+(([.S$4]+[.S35])*[.S$3]/60+[.S39])*((100-[.$B$8])/100))" office:value-type="float" office:value="2.25" calcext:value-type="float">
            <text:p>2,25</text:p>
          </table:table-cell>
          <table:table-cell table:formula="of:= ((([.T$5]+[.T36])*[.T$3]/60+[.T40])*((100-[.$B$9])/100)+(([.T$4]+[.T35])*[.T$3]/60+[.T39])*((100-[.$B$8])/100))" office:value-type="float" office:value="10.5" calcext:value-type="float">
            <text:p>10,5</text:p>
          </table:table-cell>
          <table:table-cell table:formula="of:= ((([.U$5]+[.U36])*[.U$3]/60+[.U40])*((100-[.$B$9])/100)+(([.U$4]+[.U35])*[.U$3]/60+[.U39])*((100-[.$B$8])/100))" office:value-type="float" office:value="14.5" calcext:value-type="float">
            <text:p>14,5</text:p>
          </table:table-cell>
          <table:table-cell table:formula="of:= ((([.V$5]+[.V36])*[.V$3]/60+[.V40])*((100-[.$B$9])/100)+(([.V$4]+[.V35])*[.V$3]/60+[.V39])*((100-[.$B$8])/100))" office:value-type="float" office:value="8.33333333333333" calcext:value-type="float">
            <text:p>8,3333333333</text:p>
          </table:table-cell>
          <table:table-cell table:formula="of:= ((([.W$5]+[.W36])*[.W$3]/60+[.W40])*((100-[.$B$9])/100)+(([.W$4]+[.W35])*[.W$3]/60+[.W39])*((100-[.$B$8])/100))" office:value-type="float" office:value="12" calcext:value-type="float">
            <text:p>12</text:p>
          </table:table-cell>
          <table:table-cell table:formula="of:= ((([.X$5]+[.X36])*[.X$3]/60+[.X40])*((100-[.$B$9])/100)+(([.X$4]+[.X35])*[.X$3]/60+[.X39])*((100-[.$B$8])/100))" office:value-type="float" office:value="9.5" calcext:value-type="float">
            <text:p>9,5</text:p>
          </table:table-cell>
          <table:table-cell table:formula="of:= ((([.Y$5]+[.Y36])*[.Y$3]/60+[.Y40])*((100-[.$B$9])/100)+(([.Y$4]+[.Y35])*[.Y$3]/60+[.Y39])*((100-[.$B$8])/100))" office:value-type="float" office:value="15" calcext:value-type="float">
            <text:p>15</text:p>
          </table:table-cell>
          <table:table-cell table:formula="of:= ((([.Z$5]+[.Z36])*[.Z$3]/60+[.Z40])*((100-[.$B$9])/100)+(([.Z$4]+[.Z35])*[.Z$3]/60+[.Z39])*((100-[.$B$8])/100))" office:value-type="float" office:value="3.5" calcext:value-type="float">
            <text:p>3,5</text:p>
          </table:table-cell>
          <table:table-cell table:formula="of:= ((([.AA$5]+[.AA36])*[.AA$3]/60+[.AA40])*((100-[.$B$9])/100)+(([.AA$4]+[.AA35])*[.AA$3]/60+[.AA39])*((100-[.$B$8])/100))" office:value-type="float" office:value="23.1481481481481" calcext:value-type="float">
            <text:p>23,1481481481</text:p>
          </table:table-cell>
          <table:table-cell table:formula="of:= ((([.AB$5]+[.AB36])*[.AB$3]/60+[.AB40])*((100-[.$B$9])/100)+(([.AB$4]+[.AB35])*[.AB$3]/60+[.AB39])*((100-[.$B$8])/100))" office:value-type="float" office:value="11.0833333333333" calcext:value-type="float">
            <text:p>11,08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 Player Fight Duration (in second)</text:p>
          </table:table-cell>
          <table:table-cell table:formula="of:=MAX(MIN(([.B$7]-[.B38])/[.B34];([.$B$7]-[.B37])/[.B41]);0)" office:value-type="float" office:value="7.5" calcext:value-type="float">
            <text:p>7,5</text:p>
          </table:table-cell>
          <table:table-cell table:formula="of:=MAX(MIN(([.C$7]-[.C38])/[.C34];([.$B$7]-[.C37])/[.C41]);0)" office:value-type="float" office:value="8.5" calcext:value-type="float">
            <text:p>8,5</text:p>
          </table:table-cell>
          <table:table-cell table:formula="of:=MAX(MIN(([.D$7]-[.D38])/[.D34];([.$B$7]-[.D37])/[.D41]);0)" office:value-type="float" office:value="3.75" calcext:value-type="float">
            <text:p>3,75</text:p>
          </table:table-cell>
          <table:table-cell table:formula="of:=MAX(MIN(([.E$7]-[.E38])/[.E34];([.$B$7]-[.E37])/[.E41]);0)" office:value-type="float" office:value="3" calcext:value-type="float">
            <text:p>3</text:p>
          </table:table-cell>
          <table:table-cell table:formula="of:=MAX(MIN(([.F$7]-[.F38])/[.F34];([.$B$7]-[.F37]-14*(100-[.$B$8])/100)/[.F41]);0)" office:value-type="float" office:value="5" calcext:value-type="float">
            <text:p>5</text:p>
          </table:table-cell>
          <table:table-cell table:formula="of:=MAX(MIN(([.G$7]-[.G38])/[.G34];([.$B$7]-[.G37])/[.G41]);0)" office:value-type="float" office:value="10" calcext:value-type="float">
            <text:p>10</text:p>
          </table:table-cell>
          <table:table-cell table:formula="of:=MAX(MIN(([.H$7]-[.H38])/[.H34];([.$B$7]-[.H37])/[.H41]);0)" office:value-type="float" office:value="3.57142857142857" calcext:value-type="float">
            <text:p>3,5714285714</text:p>
          </table:table-cell>
          <table:table-cell table:formula="of:=MAX(MIN(([.I$7]-[.I38])/[.I34];([.$B$7]-[.I37])/[.I41]);0)" office:value-type="float" office:value="5.71428571428571" calcext:value-type="float">
            <text:p>5,7142857143</text:p>
          </table:table-cell>
          <table:table-cell table:formula="of:=MAX(MIN(([.J$7]-[.J38])/[.J34];([.$B$7]-[.J37])/[.J41]);0)" office:value-type="float" office:value="3.97354497354497" calcext:value-type="float">
            <text:p>3,9735449735</text:p>
          </table:table-cell>
          <table:table-cell table:formula="of:=MAX(MIN(([.K$7]-[.K38])/[.K34];([.$B$7]-[.K37])/[.K41]);0)" office:value-type="float" office:value="9.75" calcext:value-type="float">
            <text:p>9,75</text:p>
          </table:table-cell>
          <table:table-cell table:formula="of:=MAX(MIN(([.L$7]-[.L38])/[.L34];([.$B$7]-[.L37])/[.L41]);0)" office:value-type="float" office:value="6.25" calcext:value-type="float">
            <text:p>6,25</text:p>
          </table:table-cell>
          <table:table-cell table:formula="of:=MAX(MIN(([.M$7]-[.M38])/[.M34];([.$B$7]-[.M37])/[.M41]);0)" office:value-type="float" office:value="2.04545454545455" calcext:value-type="float">
            <text:p>2,0454545455</text:p>
          </table:table-cell>
          <table:table-cell table:formula="of:=MAX(MIN(([.N$7]-[.N38])/[.N34];([.$B$7]-[.N37])/[.N41]);0)" office:value-type="float" office:value="2.94506866416979" calcext:value-type="float">
            <text:p>2,9450686642</text:p>
          </table:table-cell>
          <table:table-cell table:formula="of:=MAX(MIN(([.O$7]-[.O38])/[.O34];([.$B$7]-[.O37])/[.O41]);0)" office:value-type="float" office:value="5" calcext:value-type="float">
            <text:p>5</text:p>
          </table:table-cell>
          <table:table-cell table:formula="of:=MAX(MIN(([.P$7]-[.P38])/[.P34];([.$B$7]-[.P37])/[.P41]);0)" office:value-type="float" office:value="5.34680134680135" calcext:value-type="float">
            <text:p>5,3468013468</text:p>
          </table:table-cell>
          <table:table-cell table:formula="of:=MAX(MIN(([.Q$7]-[.Q38])/[.Q34];([.$B$7]-[.Q37])/[.Q41]);0)" office:value-type="float" office:value="4.53126897389192" calcext:value-type="float">
            <text:p>4,5312689739</text:p>
          </table:table-cell>
          <table:table-cell table:formula="of:=MAX(MIN(([.R$7]-[.R38])/[.R34];([.$B$7]-[.R37])/[.R41]);0)" office:value-type="float" office:value="4.09090909090909" calcext:value-type="float">
            <text:p>4,0909090909</text:p>
          </table:table-cell>
          <table:table-cell table:formula="of:=MAX(MIN(([.S$7]-[.S38])/[.S34];([.$B$7]-[.S37])/[.S41]);0)" office:value-type="float" office:value="13.3333333333333" calcext:value-type="float">
            <text:p>13,3333333333</text:p>
          </table:table-cell>
          <table:table-cell table:formula="of:=MAX(MIN(([.T$7]-[.T38])/[.T34];([.$B$7]-[.T37])/[.T41]);0)" office:value-type="float" office:value="1.24867724867725" calcext:value-type="float">
            <text:p>1,2486772487</text:p>
          </table:table-cell>
          <table:table-cell table:formula="of:=MAX(MIN(([.U$7]-[.U38])/[.U34];([.$B$7]-[.U37])/[.U41]);0)" office:value-type="float" office:value="2.06896551724138" calcext:value-type="float">
            <text:p>2,0689655172</text:p>
          </table:table-cell>
          <table:table-cell table:formula="of:=MAX(MIN(([.V$7]-[.V38])/[.V34];([.$B$7]-[.V37]));0)" office:value-type="float" office:value="0" calcext:value-type="float">
            <text:p>0</text:p>
          </table:table-cell>
          <table:table-cell table:formula="of:=MAX(MIN(([.W$7]-[.W38])/[.W34];([.$B$7]-[.W37])/[.W41]);0)" office:value-type="float" office:value="2.5" calcext:value-type="float">
            <text:p>2,5</text:p>
          </table:table-cell>
          <table:table-cell table:formula="of:=MAX(MIN(([.X$7]-[.X38])/[.X34];([.$B$7]-[.X37])/[.X41]);0)" office:value-type="float" office:value="3.08382066276803" calcext:value-type="float">
            <text:p>3,0838206628</text:p>
          </table:table-cell>
          <table:table-cell table:formula="of:=MAX(MIN(([.Y$7]-[.Y38])/[.Y34];([.$B$7]-[.Y37])/[.Y41]);0)" office:value-type="float" office:value="2" calcext:value-type="float">
            <text:p>2</text:p>
          </table:table-cell>
          <table:table-cell table:formula="of:=MAX(MIN(([.Z$7]-[.Z38])/[.Z34];([.$B$7]-[.Z37])/[.Z41]);0)" office:value-type="float" office:value="8.57142857142857" calcext:value-type="float">
            <text:p>8,5714285714</text:p>
          </table:table-cell>
          <table:table-cell table:formula="of:=MAX(MIN(([.AA$7]-[.AA38])/[.AA34];([.$B$7]-[.AA37])/[.AA41]);0)" office:value-type="float" office:value="0" calcext:value-type="float">
            <text:p>0</text:p>
          </table:table-cell>
          <table:table-cell table:formula="of:=MAX(MIN(([.AB$7]-[.AB38])/[.AB34];([.$B$7]-[.AB37])/[.AB41]);0)" office:value-type="float" office:value="2.70676691729323" calcext:value-type="float">
            <text:p>2,7067669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Unit</text:p>
          </table:table-cell>
          <table:table-cell table:formula="of:=ROUND(((-[.B34])*[.B42]-[.B38]);0)" office:value-type="float" office:value="-30" calcext:value-type="float">
            <text:p>-30</text:p>
          </table:table-cell>
          <table:table-cell table:formula="of:=ROUND(((-[.C34])*[.C42]-[.C38]);0)" office:value-type="float" office:value="-34" calcext:value-type="float">
            <text:p>-34</text:p>
          </table:table-cell>
          <table:table-cell table:formula="of:=ROUND(((-[.D34])*[.D42]-[.D38]);0)" office:value-type="float" office:value="-15" calcext:value-type="float">
            <text:p>-15</text:p>
          </table:table-cell>
          <table:table-cell table:formula="of:=ROUND(((-[.E34])*[.E42]-[.E38]);0)" office:value-type="float" office:value="-12" calcext:value-type="float">
            <text:p>-12</text:p>
          </table:table-cell>
          <table:table-cell table:formula="of:=ROUND(((-[.F34])*[.F42]-[.F38]);0)" office:value-type="float" office:value="-20" calcext:value-type="float">
            <text:p>-20</text:p>
          </table:table-cell>
          <table:table-cell table:formula="of:=ROUND(((-[.G34])*[.G42]-[.G38]);0)" office:value-type="float" office:value="-16" calcext:value-type="float">
            <text:p>-16</text:p>
          </table:table-cell>
          <table:table-cell table:formula="of:=ROUND(((-[.H34])*[.H42]-[.H38]);0)" office:value-type="float" office:value="-14" calcext:value-type="float">
            <text:p>-14</text:p>
          </table:table-cell>
          <table:table-cell table:formula="of:=ROUND(((-[.I34])*[.I42]-[.I38]);0)" office:value-type="float" office:value="-23" calcext:value-type="float">
            <text:p>-23</text:p>
          </table:table-cell>
          <table:table-cell table:formula="of:=ROUND(((-[.J34])*[.J42]-[.J38]);0)" office:value-type="float" office:value="-16" calcext:value-type="float">
            <text:p>-16</text:p>
          </table:table-cell>
          <table:table-cell table:formula="of:=ROUND(((-[.K34])*[.K42]-[.K38]);0)" office:value-type="float" office:value="-39" calcext:value-type="float">
            <text:p>-39</text:p>
          </table:table-cell>
          <table:table-cell table:formula="of:=ROUND(((-[.L34])*[.L42]-[.L38]);0)" office:value-type="float" office:value="-25" calcext:value-type="float">
            <text:p>-25</text:p>
          </table:table-cell>
          <table:table-cell table:formula="of:=ROUND(((-[.M34])*[.M42]-[.M38]);0)" office:value-type="float" office:value="-8" calcext:value-type="float">
            <text:p>-8</text:p>
          </table:table-cell>
          <table:table-cell table:formula="of:=ROUND(((-[.N34])*[.N42]-[.N38]);0)" office:value-type="float" office:value="-12" calcext:value-type="float">
            <text:p>-12</text:p>
          </table:table-cell>
          <table:table-cell table:formula="of:=ROUND(((-[.O34])*[.O42]-[.O38]);0)" office:value-type="float" office:value="-3" calcext:value-type="float">
            <text:p>-3</text:p>
          </table:table-cell>
          <table:table-cell table:formula="of:=ROUND(((-[.P34])*[.P42]-[.P38]);0)" office:value-type="float" office:value="-16" calcext:value-type="float">
            <text:p>-16</text:p>
          </table:table-cell>
          <table:table-cell table:formula="of:=ROUND(((-[.Q34])*[.Q42]-[.Q38]);0)" office:value-type="float" office:value="-18" calcext:value-type="float">
            <text:p>-18</text:p>
          </table:table-cell>
          <table:table-cell table:formula="of:=ROUND(((-[.R34])*[.R42]-[.R38]);0)" office:value-type="float" office:value="-6" calcext:value-type="float">
            <text:p>-6</text:p>
          </table:table-cell>
          <table:table-cell table:formula="of:=ROUND(((-[.S34])*[.S42]-[.S38]);0)" office:value-type="float" office:value="-13" calcext:value-type="float">
            <text:p>-13</text:p>
          </table:table-cell>
          <table:table-cell table:formula="of:=ROUND(((-[.T34])*[.T42]-[.T38]);0)" office:value-type="float" office:value="-5" calcext:value-type="float">
            <text:p>-5</text:p>
          </table:table-cell>
          <table:table-cell table:formula="of:=ROUND(((-[.U34])*[.U42]-[.U38]);0)" office:value-type="float" office:value="-8" calcext:value-type="float">
            <text:p>-8</text:p>
          </table:table-cell>
          <table:table-cell table:formula="of:=ROUND(((-[.V34])*[.V42]-[.V38]);0)" office:value-type="float" office:value="-0" calcext:value-type="float">
            <text:p>0</text:p>
          </table:table-cell>
          <table:table-cell table:formula="of:=ROUND(((-[.W34])*[.W42]-[.W38]);0)" office:value-type="float" office:value="-0" calcext:value-type="float">
            <text:p>0</text:p>
          </table:table-cell>
          <table:table-cell table:formula="of:=ROUND(((-[.X34])*[.X42]-[.X38]);0)" office:value-type="float" office:value="-6" calcext:value-type="float">
            <text:p>-6</text:p>
          </table:table-cell>
          <table:table-cell table:formula="of:=ROUND(((-[.Y34])*[.Y42]-[.Y38]);0)" office:value-type="float" office:value="-8" calcext:value-type="float">
            <text:p>-8</text:p>
          </table:table-cell>
          <table:table-cell table:formula="of:=ROUND(((-[.Z34])*[.Z42]-[.Z38]);0)" office:value-type="float" office:value="-4" calcext:value-type="float">
            <text:p>-4</text:p>
          </table:table-cell>
          <table:table-cell table:formula="of:=ROUND(((-[.AA34])*[.AA42]-[.AA38]);0)" office:value-type="float" office:value="-0" calcext:value-type="float">
            <text:p>0</text:p>
          </table:table-cell>
          <table:table-cell table:formula="of:=ROUND(((-[.AB34])*[.AB42]-[.AB38]);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Boxman</text:p>
          </table:table-cell>
          <table:table-cell table:formula="of:=-MIN([.$B$7];ROUND(([.B41])*[.B42]+[.B37]))" office:value-type="float" office:value="-30" calcext:value-type="float">
            <text:p>-30</text:p>
          </table:table-cell>
          <table:table-cell table:formula="of:=-MIN([.$B$7];ROUND(([.C41])*[.C42]+[.C37]))" office:value-type="float" office:value="-21" calcext:value-type="float">
            <text:p>-21</text:p>
          </table:table-cell>
          <table:table-cell table:formula="of:=-MIN([.$B$7];ROUND(([.D41])*[.D42]+[.D37]))" office:value-type="float" office:value="-11" calcext:value-type="float">
            <text:p>-11</text:p>
          </table:table-cell>
          <table:table-cell table:formula="of:=-MIN([.$B$7];ROUND(([.E41])*[.E42]+[.E37]))" office:value-type="float" office:value="-14" calcext:value-type="float">
            <text:p>-14</text:p>
          </table:table-cell>
          <table:table-cell table:formula="of:=-MIN([.$B$7];ROUND(([.F41])*[.F42]+[.F37]+14*(100-[.$B$8])/100))" office:value-type="float" office:value="-28" calcext:value-type="float">
            <text:p>-28</text:p>
          </table:table-cell>
          <table:table-cell table:formula="of:=-MIN([.$B$7];ROUND(([.G41])*[.G42]+[.G37]))" office:value-type="float" office:value="-30" calcext:value-type="float">
            <text:p>-30</text:p>
          </table:table-cell>
          <table:table-cell table:formula="of:=-MIN([.$B$7];ROUND(([.H41])*[.H42]+[.H37]))" office:value-type="float" office:value="-30" calcext:value-type="float">
            <text:p>-30</text:p>
          </table:table-cell>
          <table:table-cell table:formula="of:=-MIN([.$B$7];ROUND(([.I41])*[.I42]+[.I37]))" office:value-type="float" office:value="-30" calcext:value-type="float">
            <text:p>-30</text:p>
          </table:table-cell>
          <table:table-cell table:formula="of:=-MIN([.$B$7];ROUND(([.J41])*[.J42]+[.J37]))" office:value-type="float" office:value="-30" calcext:value-type="float">
            <text:p>-30</text:p>
          </table:table-cell>
          <table:table-cell table:formula="of:=-MIN([.$B$7];ROUND(([.K41])*[.K42]+[.K37]))" office:value-type="float" office:value="-29" calcext:value-type="float">
            <text:p>-29</text:p>
          </table:table-cell>
          <table:table-cell table:formula="of:=-MIN([.$B$7];ROUND(([.L41])*[.L42]+[.L37]))" office:value-type="float" office:value="-10" calcext:value-type="float">
            <text:p>-10</text:p>
          </table:table-cell>
          <table:table-cell table:formula="of:=-MIN([.$B$7];ROUND(([.M41])*[.M42]+[.M37]))" office:value-type="float" office:value="-30" calcext:value-type="float">
            <text:p>-30</text:p>
          </table:table-cell>
          <table:table-cell table:formula="of:=-MIN([.$B$7];ROUND(([.N41])*[.N42]+[.N37]))" office:value-type="float" office:value="-30" calcext:value-type="float">
            <text:p>-30</text:p>
          </table:table-cell>
          <table:table-cell table:formula="of:=-MIN([.$B$7];ROUND(([.O41])*[.O42]+[.O37]))" office:value-type="float" office:value="-30" calcext:value-type="float">
            <text:p>-30</text:p>
          </table:table-cell>
          <table:table-cell table:formula="of:=-MIN([.$B$7];ROUND(([.P41])*[.P42]+[.P37]))" office:value-type="float" office:value="-30" calcext:value-type="float">
            <text:p>-30</text:p>
          </table:table-cell>
          <table:table-cell table:formula="of:=-MIN([.$B$7];ROUND(([.Q41])*[.Q42]+[.Q37]))" office:value-type="float" office:value="-30" calcext:value-type="float">
            <text:p>-30</text:p>
          </table:table-cell>
          <table:table-cell table:formula="of:=-MIN([.$B$7];ROUND(([.R41])*[.R42]+[.R37]))" office:value-type="float" office:value="-30" calcext:value-type="float">
            <text:p>-30</text:p>
          </table:table-cell>
          <table:table-cell table:formula="of:=-MIN([.$B$7];ROUND(([.S41])*[.S42]+[.S37]))" office:value-type="float" office:value="-30" calcext:value-type="float">
            <text:p>-30</text:p>
          </table:table-cell>
          <table:table-cell table:formula="of:=-MIN([.$B$7];ROUND(([.T41])*[.T42]+[.T37]))" office:value-type="float" office:value="-30" calcext:value-type="float">
            <text:p>-30</text:p>
          </table:table-cell>
          <table:table-cell table:formula="of:=-MIN([.$B$7];ROUND(([.U41])*[.U42]+[.U37]))" office:value-type="float" office:value="-30" calcext:value-type="float">
            <text:p>-30</text:p>
          </table:table-cell>
          <table:table-cell table:formula="of:=-MIN([.$B$7];ROUND(([.V41])*[.V42]+[.V37]))" office:value-type="float" office:value="-30" calcext:value-type="float">
            <text:p>-30</text:p>
          </table:table-cell>
          <table:table-cell table:formula="of:=-MIN([.$B$7];ROUND(([.W41])*[.W42]+[.W37]))" office:value-type="float" office:value="-30" calcext:value-type="float">
            <text:p>-30</text:p>
          </table:table-cell>
          <table:table-cell table:formula="of:=-MIN([.$B$7];ROUND(([.X41])*[.X42]+[.X37]))" office:value-type="float" office:value="-30" calcext:value-type="float">
            <text:p>-30</text:p>
          </table:table-cell>
          <table:table-cell table:formula="of:=-MIN([.$B$7];ROUND(([.Y41])*[.Y42]+[.Y37]))" office:value-type="float" office:value="-30" calcext:value-type="float">
            <text:p>-30</text:p>
          </table:table-cell>
          <table:table-cell table:formula="of:=-MIN([.$B$7];ROUND(([.Z41])*[.Z42]+[.Z37]))" office:value-type="float" office:value="-30" calcext:value-type="float">
            <text:p>-30</text:p>
          </table:table-cell>
          <table:table-cell table:formula="of:=-MIN([.$B$7];ROUND(([.AA41])*[.AA42]+[.AA37]))" office:value-type="float" office:value="-30" calcext:value-type="float">
            <text:p>-30</text:p>
          </table:table-cell>
          <table:table-cell table:formula="of:=-MIN([.$B$7];ROUND(([.AB41])*[.AB42]+[.AB37]))" office:value-type="float" office:value="-30" calcext:value-type="float">
            <text:p>-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ore</text:p>
          </table:table-cell>
          <table:table-cell table:formula="of:=[.B$2]*[.B43]/[.B$7]-[.$B$2]*[.B44]/[.$B$7]" office:value-type="float" office:value="0" calcext:value-type="float">
            <text:p>0</text:p>
          </table:table-cell>
          <table:table-cell table:formula="of:=[.C$2]*[.C43]/[.C$7]-[.$B$2]*[.C44]/[.$B$7]" office:value-type="float" office:value="-45" calcext:value-type="float">
            <text:p>-45</text:p>
          </table:table-cell>
          <table:table-cell table:formula="of:=[.D$2]*[.D43]/[.D$7]-[.$B$2]*[.D44]/[.$B$7]" office:value-type="float" office:value="-95" calcext:value-type="float">
            <text:p>-95</text:p>
          </table:table-cell>
          <table:table-cell table:formula="of:=[.E$2]*[.E43]/[.E$7]-[.$B$2]*[.E44]/[.$B$7]" office:value-type="float" office:value="-80" calcext:value-type="float">
            <text:p>-80</text:p>
          </table:table-cell>
          <table:table-cell table:formula="of:=[.F$2]*[.F43]/[.F$7]-[.$B$2]*[.F44]/[.$B$7]" office:value-type="float" office:value="-10" calcext:value-type="float">
            <text:p>-10</text:p>
          </table:table-cell>
          <table:table-cell table:formula="of:=[.G$2]*[.G43]/[.G$7]-[.$B$2]*[.G44]/[.$B$7]" office:value-type="float" office:value="55.4545454545455" calcext:value-type="float">
            <text:p>55,4545454545</text:p>
          </table:table-cell>
          <table:table-cell table:formula="of:=[.H$2]*[.H43]/[.H$7]-[.$B$2]*[.H44]/[.$B$7]" office:value-type="float" office:value="46" calcext:value-type="float">
            <text:p>46</text:p>
          </table:table-cell>
          <table:table-cell table:formula="of:=[.I$2]*[.I43]/[.I$7]-[.$B$2]*[.I44]/[.$B$7]" office:value-type="float" office:value="-25.8823529411765" calcext:value-type="float">
            <text:p>-25,8823529412</text:p>
          </table:table-cell>
          <table:table-cell table:formula="of:=[.J$2]*[.J43]/[.J$7]-[.$B$2]*[.J44]/[.$B$7]" office:value-type="float" office:value="-58" calcext:value-type="float">
            <text:p>-58</text:p>
          </table:table-cell>
          <table:table-cell table:formula="of:=[.K$2]*[.K43]/[.K$7]-[.$B$2]*[.K44]/[.$B$7]" office:value-type="float" office:value="-115" calcext:value-type="float">
            <text:p>-115</text:p>
          </table:table-cell>
          <table:table-cell table:formula="of:=[.L$2]*[.L43]/[.L$7]-[.$B$2]*[.L44]/[.$B$7]" office:value-type="float" office:value="-210" calcext:value-type="float">
            <text:p>-210</text:p>
          </table:table-cell>
          <table:table-cell table:formula="of:=[.M$2]*[.M43]/[.M$7]-[.$B$2]*[.M44]/[.$B$7]" office:value-type="float" office:value="56.9767441860465" calcext:value-type="float">
            <text:p>56,976744186</text:p>
          </table:table-cell>
          <table:table-cell table:formula="of:=[.N$2]*[.N43]/[.N$7]-[.$B$2]*[.N44]/[.$B$7]" office:value-type="float" office:value="-37.5" calcext:value-type="float">
            <text:p>-37,5</text:p>
          </table:table-cell>
          <table:table-cell table:formula="of:=[.O$2]*[.O43]/[.O$7]-[.$B$2]*[.O44]/[.$B$7]" office:value-type="float" office:value="56.25" calcext:value-type="float">
            <text:p>56,25</text:p>
          </table:table-cell>
          <table:table-cell table:formula="of:=[.P$2]*[.P43]/[.P$7]-[.$B$2]*[.P44]/[.$B$7]" office:value-type="float" office:value="-13.265306122449" calcext:value-type="float">
            <text:p>-13,2653061224</text:p>
          </table:table-cell>
          <table:table-cell table:formula="of:=[.Q$2]*[.Q43]/[.Q$7]-[.$B$2]*[.Q44]/[.$B$7]" office:value-type="float" office:value="-160.344827586207" calcext:value-type="float">
            <text:p>-160,3448275862</text:p>
          </table:table-cell>
          <table:table-cell table:formula="of:=[.R$2]*[.R43]/[.R$7]-[.$B$2]*[.R44]/[.$B$7]" office:value-type="float" office:value="74.4" calcext:value-type="float">
            <text:p>74,4</text:p>
          </table:table-cell>
          <table:table-cell table:formula="of:=[.S$2]*[.S43]/[.S$7]-[.$B$2]*[.S44]/[.$B$7]" office:value-type="float" office:value="82.8688524590164" calcext:value-type="float">
            <text:p>82,868852459</text:p>
          </table:table-cell>
          <table:table-cell table:formula="of:=[.T$2]*[.T43]/[.T$7]-[.$B$2]*[.T44]/[.$B$7]" office:value-type="float" office:value="71.25" calcext:value-type="float">
            <text:p>71,25</text:p>
          </table:table-cell>
          <table:table-cell table:formula="of:=[.U$2]*[.U43]/[.U$7]-[.$B$2]*[.U44]/[.$B$7]" office:value-type="float" office:value="82.8" calcext:value-type="float">
            <text:p>82,8</text:p>
          </table:table-cell>
          <table:table-cell table:formula="of:=[.V$2]*[.V43]/[.V$7]-[.$B$2]*[.V44]/[.$B$7]" office:value-type="float" office:value="150" calcext:value-type="float">
            <text:p>150</text:p>
          </table:table-cell>
          <table:table-cell table:formula="of:=[.W$2]*[.W43]/[.W$7]-[.$B$2]*[.W44]/[.$B$7]" office:value-type="float" office:value="150" calcext:value-type="float">
            <text:p>150</text:p>
          </table:table-cell>
          <table:table-cell table:formula="of:=[.X$2]*[.X43]/[.X$7]-[.$B$2]*[.X44]/[.$B$7]" office:value-type="float" office:value="85.7142857142857" calcext:value-type="float">
            <text:p>85,7142857143</text:p>
          </table:table-cell>
          <table:table-cell table:formula="of:=[.Y$2]*[.Y43]/[.Y$7]-[.$B$2]*[.Y44]/[.$B$7]" office:value-type="float" office:value="50" calcext:value-type="float">
            <text:p>50</text:p>
          </table:table-cell>
          <table:table-cell table:formula="of:=[.Z$2]*[.Z43]/[.Z$7]-[.$B$2]*[.Z44]/[.$B$7]" office:value-type="float" office:value="46.551724137931" calcext:value-type="float">
            <text:p>46,5517241379</text:p>
          </table:table-cell>
          <table:table-cell table:formula="of:=[.AA$2]*[.AA43]/[.AA$7]-[.$B$2]*[.AA44]/[.$B$7]" office:value-type="float" office:value="150" calcext:value-type="float">
            <text:p>150</text:p>
          </table:table-cell>
          <table:table-cell table:formula="of:=[.AB$2]*[.AB43]/[.AB$7]-[.$B$2]*[.AB44]/[.$B$7]" office:value-type="float" office:value="61.7647058823529" calcext:value-type="float">
            <text:p>61,7647058824</text:p>
          </table:table-cell>
          <table:table-cell/>
          <table:table-cell table:formula="of:=SUM([.B45:.AB45])/28" office:value-type="float" office:value="13.2156561137266" calcext:value-type="float">
            <text:p>13,2156561137</text:p>
          </table:table-cell>
          <table:table-cell table:number-columns-repeated="2"/>
        </table:table-row>
        <table:table-row table:style-name="ro2">
          <table:table-cell table:number-columns-repeated="32"/>
        </table:table-row>
        <table:table-row table:style-name="ro1">
          <table:table-cell office:value-type="string" calcext:value-type="string">
            <text:p>Usefullness against Skeleto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ditional magical damages by Skeleto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al Damages Per Second Delt by Skeleton</text:p>
          </table:table-cell>
          <table:table-cell table:formula="of:=(([.$C$5]+[.$C$14])*[.$C$3])/60+[.B48]" office:value-type="float" office:value="0" calcext:value-type="float">
            <text:p>0</text:p>
          </table:table-cell>
          <table:table-cell table:formula="of:=(([.$C$5]+[.$C$14])*[.$C$3])/60+[.C48]" office:value-type="float" office:value="0" calcext:value-type="float">
            <text:p>0</text:p>
          </table:table-cell>
          <table:table-cell table:formula="of:=(([.$C$5]+[.$C$14])*[.$C$3])/60+[.D48]" office:value-type="float" office:value="0" calcext:value-type="float">
            <text:p>0</text:p>
          </table:table-cell>
          <table:table-cell table:formula="of:=(([.$C$5]+[.$C$14])*[.$C$3])/60+[.E48]" office:value-type="float" office:value="0" calcext:value-type="float">
            <text:p>0</text:p>
          </table:table-cell>
          <table:table-cell table:formula="of:=(([.$C$5]+[.$C$14])*[.$C$3])/60+[.F48]" office:value-type="float" office:value="0" calcext:value-type="float">
            <text:p>0</text:p>
          </table:table-cell>
          <table:table-cell table:formula="of:=(([.$C$5]+[.$C$14])*[.$C$3])/60+[.G48]" office:value-type="float" office:value="0" calcext:value-type="float">
            <text:p>0</text:p>
          </table:table-cell>
          <table:table-cell table:formula="of:=(([.$C$5]+[.$C$14])*[.$C$3])/60+[.H48]" office:value-type="float" office:value="0" calcext:value-type="float">
            <text:p>0</text:p>
          </table:table-cell>
          <table:table-cell table:formula="of:=(([.$C$5]+[.$C$14])*[.$C$3])/60+[.I48]" office:value-type="float" office:value="0" calcext:value-type="float">
            <text:p>0</text:p>
          </table:table-cell>
          <table:table-cell table:formula="of:=(([.$C$5]+[.$C$14])*[.$C$3])/60+[.J48]" office:value-type="float" office:value="0" calcext:value-type="float">
            <text:p>0</text:p>
          </table:table-cell>
          <table:table-cell table:formula="of:=(([.$C$5]+[.$C$14])*[.$C$3])/60+[.K48]" office:value-type="float" office:value="0" calcext:value-type="float">
            <text:p>0</text:p>
          </table:table-cell>
          <table:table-cell table:formula="of:=(([.$C$5]+[.$C$14])*[.$C$3])/60+[.L48]" office:value-type="float" office:value="0" calcext:value-type="float">
            <text:p>0</text:p>
          </table:table-cell>
          <table:table-cell table:formula="of:=(([.$C$5]+[.$C$14])*[.$C$3])/60+[.M48]" office:value-type="float" office:value="0" calcext:value-type="float">
            <text:p>0</text:p>
          </table:table-cell>
          <table:table-cell table:formula="of:=(([.$C$5]+[.$C$14])*[.$C$3])/60+[.N48]" office:value-type="float" office:value="0" calcext:value-type="float">
            <text:p>0</text:p>
          </table:table-cell>
          <table:table-cell table:formula="of:=(([.$C$5]+[.$C$14])*[.$C$3])/60+[.O48]" office:value-type="float" office:value="0" calcext:value-type="float">
            <text:p>0</text:p>
          </table:table-cell>
          <table:table-cell table:formula="of:=(([.$C$5]+[.$C$14])*[.$C$3])/60+[.P48]" office:value-type="float" office:value="0" calcext:value-type="float">
            <text:p>0</text:p>
          </table:table-cell>
          <table:table-cell table:formula="of:=(([.$C$5]+[.$C$14])*[.$C$3])/60+[.Q48]" office:value-type="float" office:value="0" calcext:value-type="float">
            <text:p>0</text:p>
          </table:table-cell>
          <table:table-cell table:formula="of:=(([.$C$5]+[.$C$14])*[.$C$3])/60+[.R48]" office:value-type="float" office:value="0" calcext:value-type="float">
            <text:p>0</text:p>
          </table:table-cell>
          <table:table-cell table:formula="of:=(([.$C$5]+[.$C$14])*[.$C$3])/60+[.S48]" office:value-type="float" office:value="0" calcext:value-type="float">
            <text:p>0</text:p>
          </table:table-cell>
          <table:table-cell table:formula="of:=(([.$C$5]+[.$C$14])*[.$C$3])/60+[.T48]" office:value-type="float" office:value="0" calcext:value-type="float">
            <text:p>0</text:p>
          </table:table-cell>
          <table:table-cell table:formula="of:=(([.$C$5]+[.$C$14])*[.$C$3])/60+[.U48]" office:value-type="float" office:value="0" calcext:value-type="float">
            <text:p>0</text:p>
          </table:table-cell>
          <table:table-cell table:formula="of:=(([.$C$5]+[.$C$14])*[.$C$3])/60+[.V48]" office:value-type="float" office:value="0" calcext:value-type="float">
            <text:p>0</text:p>
          </table:table-cell>
          <table:table-cell table:formula="of:=(([.$C$5]+[.$C$14])*[.$C$3])/60+[.W48]" office:value-type="float" office:value="0" calcext:value-type="float">
            <text:p>0</text:p>
          </table:table-cell>
          <table:table-cell table:formula="of:=(([.$C$5]+[.$C$14])*[.$C$3])/60+[.X48]" office:value-type="float" office:value="0" calcext:value-type="float">
            <text:p>0</text:p>
          </table:table-cell>
          <table:table-cell table:formula="of:=(([.$C$5]+[.$C$14])*[.$C$3])/60+[.Y48]" office:value-type="float" office:value="0" calcext:value-type="float">
            <text:p>0</text:p>
          </table:table-cell>
          <table:table-cell table:formula="of:=(([.$C$5]+[.$C$14])*[.$C$3])/60+[.Z48]" office:value-type="float" office:value="0" calcext:value-type="float">
            <text:p>0</text:p>
          </table:table-cell>
          <table:table-cell table:formula="of:=(([.$C$5]+[.$C$14])*[.$C$3])/60+[.AA48]" office:value-type="float" office:value="0" calcext:value-type="float">
            <text:p>0</text:p>
          </table:table-cell>
          <table:table-cell table:formula="of:=(([.$C$5]+[.$C$14])*[.$C$3])/60+[.AB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 Damages Per Second Against</text:p>
          </table:table-cell>
          <table:table-cell table:formula="of:=([.$C$4]+[.$C$13])*[.$C$3]/60 + [.B48]" office:value-type="float" office:value="2.5" calcext:value-type="float">
            <text:p>2,5</text:p>
          </table:table-cell>
          <table:table-cell table:formula="of:=([.$C$4]+[.$C$13])*[.$C$3]/60 + [.C48]" office:value-type="float" office:value="2.5" calcext:value-type="float">
            <text:p>2,5</text:p>
          </table:table-cell>
          <table:table-cell table:formula="of:=([.$C$4]+[.$C$13])*[.$C$3]/60 + [.D48]" office:value-type="float" office:value="2.5" calcext:value-type="float">
            <text:p>2,5</text:p>
          </table:table-cell>
          <table:table-cell table:formula="of:=([.$C$4]+[.$C$13])*[.$C$3]/60 + [.E48]" office:value-type="float" office:value="2.5" calcext:value-type="float">
            <text:p>2,5</text:p>
          </table:table-cell>
          <table:table-cell table:formula="of:=([.$C$4]+[.$C$13])*[.$C$3]/60 + [.F48]" office:value-type="float" office:value="2.5" calcext:value-type="float">
            <text:p>2,5</text:p>
          </table:table-cell>
          <table:table-cell table:formula="of:=([.$C$4]+[.$C$13])*[.$C$3]/60 + [.G48]" office:value-type="float" office:value="2.5" calcext:value-type="float">
            <text:p>2,5</text:p>
          </table:table-cell>
          <table:table-cell table:formula="of:=([.$C$4]+[.$C$13])*[.$C$3]/60 + [.H48]" office:value-type="float" office:value="2.5" calcext:value-type="float">
            <text:p>2,5</text:p>
          </table:table-cell>
          <table:table-cell table:formula="of:=([.$C$4]+[.$C$13])*[.$C$3]/60 + [.I48]" office:value-type="float" office:value="2.5" calcext:value-type="float">
            <text:p>2,5</text:p>
          </table:table-cell>
          <table:table-cell table:formula="of:=([.$C$4]+[.$C$13])*[.$C$3]/60 + [.J48]" office:value-type="float" office:value="2.5" calcext:value-type="float">
            <text:p>2,5</text:p>
          </table:table-cell>
          <table:table-cell table:formula="of:=([.$C$4]+[.$C$13])*[.$C$3]/60 + [.K48]" office:value-type="float" office:value="2.5" calcext:value-type="float">
            <text:p>2,5</text:p>
          </table:table-cell>
          <table:table-cell table:formula="of:=([.$C$4]+[.$C$13])*[.$C$3]/60 + [.L48]" office:value-type="float" office:value="2.5" calcext:value-type="float">
            <text:p>2,5</text:p>
          </table:table-cell>
          <table:table-cell table:formula="of:=([.$C$4]+[.$C$13])*[.$C$3]/60 + [.M48]" office:value-type="float" office:value="2.5" calcext:value-type="float">
            <text:p>2,5</text:p>
          </table:table-cell>
          <table:table-cell table:formula="of:=([.$C$4]+[.$C$13])*[.$C$3]/60 + [.N48]" office:value-type="float" office:value="2.5" calcext:value-type="float">
            <text:p>2,5</text:p>
          </table:table-cell>
          <table:table-cell table:formula="of:=([.$C$4]+[.$C$13])*[.$C$3]/60 + [.O48]" office:value-type="float" office:value="2.5" calcext:value-type="float">
            <text:p>2,5</text:p>
          </table:table-cell>
          <table:table-cell table:formula="of:=([.$C$4]+[.$C$13])*[.$C$3]/60 + [.P48]" office:value-type="float" office:value="2.5" calcext:value-type="float">
            <text:p>2,5</text:p>
          </table:table-cell>
          <table:table-cell table:formula="of:=([.$C$4]+[.$C$13])*[.$C$3]/60 + [.Q48]" office:value-type="float" office:value="2.5" calcext:value-type="float">
            <text:p>2,5</text:p>
          </table:table-cell>
          <table:table-cell table:formula="of:=([.$C$4]+[.$C$13])*[.$C$3]/60 + [.R48]" office:value-type="float" office:value="2.5" calcext:value-type="float">
            <text:p>2,5</text:p>
          </table:table-cell>
          <table:table-cell table:formula="of:=([.$C$4]+[.$C$13])*[.$C$3]/60 + [.S48]" office:value-type="float" office:value="2.5" calcext:value-type="float">
            <text:p>2,5</text:p>
          </table:table-cell>
          <table:table-cell table:formula="of:=([.$C$4]+[.$C$13])*[.$C$3]/60 + [.T48]" office:value-type="float" office:value="2.5" calcext:value-type="float">
            <text:p>2,5</text:p>
          </table:table-cell>
          <table:table-cell table:formula="of:=([.$C$4]+[.$C$13])*[.$C$3]/60 + [.U48]" office:value-type="float" office:value="2.5" calcext:value-type="float">
            <text:p>2,5</text:p>
          </table:table-cell>
          <table:table-cell table:formula="of:=([.$C$4]+[.$C$13])*[.$C$3]/60 + [.V48]" office:value-type="float" office:value="2.5" calcext:value-type="float">
            <text:p>2,5</text:p>
          </table:table-cell>
          <table:table-cell table:formula="of:=([.$C$4]+[.$C$13])*[.$C$3]/60 + [.W48]" office:value-type="float" office:value="2.5" calcext:value-type="float">
            <text:p>2,5</text:p>
          </table:table-cell>
          <table:table-cell table:formula="of:=([.$C$4]+[.$C$13])*[.$C$3]/60 + [.X48]" office:value-type="float" office:value="2.5" calcext:value-type="float">
            <text:p>2,5</text:p>
          </table:table-cell>
          <table:table-cell table:formula="of:=([.$C$4]+[.$C$13])*[.$C$3]/60 + [.Y48]" office:value-type="float" office:value="2.5" calcext:value-type="float">
            <text:p>2,5</text:p>
          </table:table-cell>
          <table:table-cell table:formula="of:=([.$C$4]+[.$C$13])*[.$C$3]/60 + [.Z48]" office:value-type="float" office:value="2.5" calcext:value-type="float">
            <text:p>2,5</text:p>
          </table:table-cell>
          <table:table-cell table:formula="of:=([.$C$4]+[.$C$13])*[.$C$3]/60 + [.AA48]" office:value-type="float" office:value="2.5" calcext:value-type="float">
            <text:p>2,5</text:p>
          </table:table-cell>
          <table:table-cell table:formula="of:=([.$C$4]+[.$C$13])*[.$C$3]/60 + [.AB48]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After Reduction</text:p>
          </table:table-cell>
          <table:table-cell table:formula="of:=[.B49]*(100-[.B$9])/100+[.B50]*(100-[.B$8])/100" office:value-type="float" office:value="2.5" calcext:value-type="float">
            <text:p>2,5</text:p>
          </table:table-cell>
          <table:table-cell table:formula="of:=[.C49]*(100-[.C$9])/100+[.C50]*(100-[.C$8])/100" office:value-type="float" office:value="2.5" calcext:value-type="float">
            <text:p>2,5</text:p>
          </table:table-cell>
          <table:table-cell table:formula="of:=[.D49]*(100-[.D$9])/100+[.D50]*(100-[.D$8])/100" office:value-type="float" office:value="2.5" calcext:value-type="float">
            <text:p>2,5</text:p>
          </table:table-cell>
          <table:table-cell table:formula="of:=[.E49]*(100-[.E$9])/100+[.E50]*(100-[.E$8])/100" office:value-type="float" office:value="2.5" calcext:value-type="float">
            <text:p>2,5</text:p>
          </table:table-cell>
          <table:table-cell table:formula="of:=[.F49]*(100-[.F$9])/100+[.F50]*(100-[.F$8])/100" office:value-type="float" office:value="2.5" calcext:value-type="float">
            <text:p>2,5</text:p>
          </table:table-cell>
          <table:table-cell table:formula="of:=[.G49]*(100-[.G$9])/100+[.G50]*(100-[.G$8])/100" office:value-type="float" office:value="1.5" calcext:value-type="float">
            <text:p>1,5</text:p>
          </table:table-cell>
          <table:table-cell table:formula="of:=[.H49]*(100-[.H$9])/100+[.H50]*(100-[.H$8])/100" office:value-type="float" office:value="2.5" calcext:value-type="float">
            <text:p>2,5</text:p>
          </table:table-cell>
          <table:table-cell table:formula="of:=[.I49]*(100-[.I$9])/100+[.I50]*(100-[.I$8])/100" office:value-type="float" office:value="2.5" calcext:value-type="float">
            <text:p>2,5</text:p>
          </table:table-cell>
          <table:table-cell table:formula="of:=[.J49]*(100-[.J$9])/100+[.J50]*(100-[.J$8])/100" office:value-type="float" office:value="2.5" calcext:value-type="float">
            <text:p>2,5</text:p>
          </table:table-cell>
          <table:table-cell table:formula="of:=[.K49]*(100-[.K$9])/100+[.K50]*(100-[.K$8])/100" office:value-type="float" office:value="2.5" calcext:value-type="float">
            <text:p>2,5</text:p>
          </table:table-cell>
          <table:table-cell table:formula="of:=[.L49]*(100-[.L$9])/100+[.L50]*(100-[.L$8])/100" office:value-type="float" office:value="2.5" calcext:value-type="float">
            <text:p>2,5</text:p>
          </table:table-cell>
          <table:table-cell table:formula="of:=[.M49]*(100-[.M$9])/100+[.M50]*(100-[.M$8])/100" office:value-type="float" office:value="2.5" calcext:value-type="float">
            <text:p>2,5</text:p>
          </table:table-cell>
          <table:table-cell table:formula="of:=[.N49]*(100-[.N$9])/100+[.N50]*(100-[.N$8])/100" office:value-type="float" office:value="2.5" calcext:value-type="float">
            <text:p>2,5</text:p>
          </table:table-cell>
          <table:table-cell table:formula="of:=[.O49]*(100-[.O$9])/100+[.O50]*(100-[.O$8])/100" office:value-type="float" office:value="0.75" calcext:value-type="float">
            <text:p>0,75</text:p>
          </table:table-cell>
          <table:table-cell table:formula="of:=[.P49]*(100-[.P$9])/100+[.P50]*(100-[.P$8])/100" office:value-type="float" office:value="1.875" calcext:value-type="float">
            <text:p>1,875</text:p>
          </table:table-cell>
          <table:table-cell table:formula="of:=[.Q49]*(100-[.Q$9])/100+[.Q50]*(100-[.Q$8])/100" office:value-type="float" office:value="2.5" calcext:value-type="float">
            <text:p>2,5</text:p>
          </table:table-cell>
          <table:table-cell table:formula="of:=[.R49]*(100-[.R$9])/100+[.R50]*(100-[.R$8])/100" office:value-type="float" office:value="0.875" calcext:value-type="float">
            <text:p>0,875</text:p>
          </table:table-cell>
          <table:table-cell table:formula="of:=[.S49]*(100-[.S$9])/100+[.S50]*(100-[.S$8])/100" office:value-type="float" office:value="2.5" calcext:value-type="float">
            <text:p>2,5</text:p>
          </table:table-cell>
          <table:table-cell table:formula="of:=[.T49]*(100-[.T$9])/100+[.T50]*(100-[.T$8])/100" office:value-type="float" office:value="2.5" calcext:value-type="float">
            <text:p>2,5</text:p>
          </table:table-cell>
          <table:table-cell table:formula="of:=[.U49]*(100-[.U$9])/100+[.U50]*(100-[.U$8])/100" office:value-type="float" office:value="1.875" calcext:value-type="float">
            <text:p>1,875</text:p>
          </table:table-cell>
          <table:table-cell table:formula="of:=[.V49]*(100-[.V$9])/100+[.V50]*(100-[.V$8])/100" office:value-type="float" office:value="2.5" calcext:value-type="float">
            <text:p>2,5</text:p>
          </table:table-cell>
          <table:table-cell table:formula="of:=[.W49]*(100-[.W$9])/100+[.W50]*(100-[.W$8])/100" office:value-type="float" office:value="1.5" calcext:value-type="float">
            <text:p>1,5</text:p>
          </table:table-cell>
          <table:table-cell table:formula="of:=[.X49]*(100-[.X$9])/100+[.X50]*(100-[.X$8])/100" office:value-type="float" office:value="1.25" calcext:value-type="float">
            <text:p>1,25</text:p>
          </table:table-cell>
          <table:table-cell table:formula="of:=[.Y49]*(100-[.Y$9])/100+[.Y50]*(100-[.Y$8])/100" office:value-type="float" office:value="2.5" calcext:value-type="float">
            <text:p>2,5</text:p>
          </table:table-cell>
          <table:table-cell table:formula="of:=[.Z49]*(100-[.Z$9])/100+[.Z50]*(100-[.Z$8])/100" office:value-type="float" office:value="2.5" calcext:value-type="float">
            <text:p>2,5</text:p>
          </table:table-cell>
          <table:table-cell table:formula="of:=[.AA49]*(100-[.AA$9])/100+[.AA50]*(100-[.AA$8])/100" office:value-type="float" office:value="2.5" calcext:value-type="float">
            <text:p>2,5</text:p>
          </table:table-cell>
          <table:table-cell table:formula="of:=[.AB49]*(100-[.AB$9])/100+[.AB50]*(100-[.AB$8])/100"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Modified</text:p>
          </table:table-cell>
          <table:table-cell table:formula="of:=[.B51]" office:value-type="float" office:value="2.5" calcext:value-type="float">
            <text:p>2,5</text:p>
          </table:table-cell>
          <table:table-cell table:formula="of:=[.C51]" office:value-type="float" office:value="2.5" calcext:value-type="float">
            <text:p>2,5</text:p>
          </table:table-cell>
          <table:table-cell table:formula="of:=[.D51]" office:value-type="float" office:value="2.5" calcext:value-type="float">
            <text:p>2,5</text:p>
          </table:table-cell>
          <table:table-cell table:formula="of:=[.E51]" office:value-type="float" office:value="2.5" calcext:value-type="float">
            <text:p>2,5</text:p>
          </table:table-cell>
          <table:table-cell table:formula="of:=[.F51]" office:value-type="float" office:value="2.5" calcext:value-type="float">
            <text:p>2,5</text:p>
          </table:table-cell>
          <table:table-cell table:formula="of:=[.G51]*2/3" office:value-type="float" office:value="1" calcext:value-type="float">
            <text:p>1</text:p>
          </table:table-cell>
          <table:table-cell table:formula="of:=[.H51]" office:value-type="float" office:value="2.5" calcext:value-type="float">
            <text:p>2,5</text:p>
          </table:table-cell>
          <table:table-cell table:formula="of:=[.I51]" office:value-type="float" office:value="2.5" calcext:value-type="float">
            <text:p>2,5</text:p>
          </table:table-cell>
          <table:table-cell table:formula="of:=[.J51]" office:value-type="float" office:value="2.5" calcext:value-type="float">
            <text:p>2,5</text:p>
          </table:table-cell>
          <table:table-cell table:formula="of:=[.K51]" office:value-type="float" office:value="2.5" calcext:value-type="float">
            <text:p>2,5</text:p>
          </table:table-cell>
          <table:table-cell table:formula="of:=[.L51]" office:value-type="float" office:value="2.5" calcext:value-type="float">
            <text:p>2,5</text:p>
          </table:table-cell>
          <table:table-cell table:formula="of:=[.M51]" office:value-type="float" office:value="2.5" calcext:value-type="float">
            <text:p>2,5</text:p>
          </table:table-cell>
          <table:table-cell table:formula="of:=[.N51]" office:value-type="float" office:value="2.5" calcext:value-type="float">
            <text:p>2,5</text:p>
          </table:table-cell>
          <table:table-cell table:formula="of:=[.O51]/2" office:value-type="float" office:value="0.375" calcext:value-type="float">
            <text:p>0,375</text:p>
          </table:table-cell>
          <table:table-cell table:formula="of:=[.P51]" office:value-type="float" office:value="1.875" calcext:value-type="float">
            <text:p>1,875</text:p>
          </table:table-cell>
          <table:table-cell table:formula="of:=[.Q51]" office:value-type="float" office:value="2.5" calcext:value-type="float">
            <text:p>2,5</text:p>
          </table:table-cell>
          <table:table-cell table:formula="of:=[.R51]" office:value-type="float" office:value="0.875" calcext:value-type="float">
            <text:p>0,875</text:p>
          </table:table-cell>
          <table:table-cell table:formula="of:=MAX([.S51]-3;0.001)" office:value-type="float" office:value="0.001" calcext:value-type="float">
            <text:p>0,001</text:p>
          </table:table-cell>
          <table:table-cell table:formula="of:=[.T51]" office:value-type="float" office:value="2.5" calcext:value-type="float">
            <text:p>2,5</text:p>
          </table:table-cell>
          <table:table-cell table:formula="of:=[.U51]+1" office:value-type="float" office:value="2.875" calcext:value-type="float">
            <text:p>2,875</text:p>
          </table:table-cell>
          <table:table-cell table:formula="of:=[.V51]" office:value-type="float" office:value="2.5" calcext:value-type="float">
            <text:p>2,5</text:p>
          </table:table-cell>
          <table:table-cell table:formula="of:=MAX([.W51]-4*[.W$3]/60;0.0001)" office:value-type="float" office:value="0.0001" calcext:value-type="float">
            <text:p>0,0001</text:p>
          </table:table-cell>
          <table:table-cell table:formula="of:=[.X51]" office:value-type="float" office:value="1.25" calcext:value-type="float">
            <text:p>1,25</text:p>
          </table:table-cell>
          <table:table-cell table:formula="of:=[.Y51]" office:value-type="float" office:value="2.5" calcext:value-type="float">
            <text:p>2,5</text:p>
          </table:table-cell>
          <table:table-cell table:formula="of:=ROUND([.Z51]/2-2*[.Z$3]/60-[.$C$3]/60;1)+0.0001" office:value-type="float" office:value="-0.1999" calcext:value-type="float">
            <text:p>-0,1999</text:p>
          </table:table-cell>
          <table:table-cell table:formula="of:=[.AA51]" office:value-type="float" office:value="2.5" calcext:value-type="float">
            <text:p>2,5</text:p>
          </table:table-cell>
          <table:table-cell table:formula="of:=[.AB51]"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Physical Damages Att Ad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1/5*[.O$4]*2" office:value-type="float" office:value="4.8" calcext:value-type="float">
            <text:p>4,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gical Damages Att Add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1/3 * 4* [.AA$14]" office:value-type="float" office:value="35.5555555555555" calcext:value-type="float">
            <text:p>35,55555555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Unit</text:p>
          </table:table-cell>
          <table:table-cell table:formula="of:=MAX(0;([.B$24]-[.$C$24]))/([.$C$23]*30)*[.B59]" office:value-type="float" office:value="0" calcext:value-type="float">
            <text:p>0</text:p>
          </table:table-cell>
          <table:table-cell table:formula="of:=MAX(0;([.C$24]-[.$C$24]))/([.$C$23]*30)*[.C59]" office:value-type="float" office:value="0" calcext:value-type="float">
            <text:p>0</text:p>
          </table:table-cell>
          <table:table-cell table:formula="of:=MAX(0;([.D$24]-[.$C$24]))/([.$C$23]*30)*[.D59]" office:value-type="float" office:value="4.66666666666667" calcext:value-type="float">
            <text:p>4,6666666667</text:p>
          </table:table-cell>
          <table:table-cell table:formula="of:=MAX(0;([.E$24]-[.$C$24]))/([.$C$23]*30)*[.E59]" office:value-type="float" office:value="0" calcext:value-type="float">
            <text:p>0</text:p>
          </table:table-cell>
          <table:table-cell table:formula="of:=MAX(0;([.F$24]-[.$C$24]))/([.$C$23]*30)*[.F59]" office:value-type="float" office:value="0.888888888888889" calcext:value-type="float">
            <text:p>0,8888888889</text:p>
          </table:table-cell>
          <table:table-cell table:formula="of:=MAX(0;([.G$24]-[.$C$24]))/([.$C$23]*30)*[.G59]" office:value-type="float" office:value="0" calcext:value-type="float">
            <text:p>0</text:p>
          </table:table-cell>
          <table:table-cell table:formula="of:=MAX(0;([.H$24]-[.$C$24]))/([.$C$23]*30)*[.H59]" office:value-type="float" office:value="0" calcext:value-type="float">
            <text:p>0</text:p>
          </table:table-cell>
          <table:table-cell table:formula="of:=MAX(0;([.I$24]-[.$C$24]))/([.$C$23]*30)*[.I59]" office:value-type="float" office:value="0" calcext:value-type="float">
            <text:p>0</text:p>
          </table:table-cell>
          <table:table-cell table:formula="of:=MAX(0;([.J$24]-[.$C$24]))/([.$C$23]*30)*[.J59]" office:value-type="float" office:value="13.7083333333333" calcext:value-type="float">
            <text:p>13,7083333333</text:p>
          </table:table-cell>
          <table:table-cell table:formula="of:=MAX(0;([.K$24]-[.$C$24]))/([.$C$23]*30)*[.K59]" office:value-type="float" office:value="0" calcext:value-type="float">
            <text:p>0</text:p>
          </table:table-cell>
          <table:table-cell table:formula="of:=MAX(0;([.L$24]-[.$C$24]))/([.$C$23]*30)*[.L59]" office:value-type="float" office:value="0" calcext:value-type="float">
            <text:p>0</text:p>
          </table:table-cell>
          <table:table-cell table:formula="of:=MAX(0;([.M$24]-[.$C$24]))/([.$C$23]*30)*[.M59]" office:value-type="float" office:value="0" calcext:value-type="float">
            <text:p>0</text:p>
          </table:table-cell>
          <table:table-cell table:formula="of:=MAX(0;([.N$24]-[.$C$24]))/([.$C$23]*30)*[.N59]" office:value-type="float" office:value="18.7888888888889" calcext:value-type="float">
            <text:p>18,7888888889</text:p>
          </table:table-cell>
          <table:table-cell table:formula="of:=MAX(0;([.O$24]-[.$C$24]))/([.$C$23]*30)*[.O59]" office:value-type="float" office:value="0" calcext:value-type="float">
            <text:p>0</text:p>
          </table:table-cell>
          <table:table-cell table:formula="of:=MAX(0;([.P$24]-[.$C$24]))/([.$C$23]*30)*[.P59]" office:value-type="float" office:value="3.575" calcext:value-type="float">
            <text:p>3,575</text:p>
          </table:table-cell>
          <table:table-cell table:formula="of:=MAX(0;([.Q$24]-[.$C$24]))/([.$C$23]*30)*[.Q59]" office:value-type="float" office:value="3.13472222222222" calcext:value-type="float">
            <text:p>3,1347222222</text:p>
          </table:table-cell>
          <table:table-cell table:formula="of:=MAX(0;([.R$24]-[.$C$24]))/([.$C$23]*30)*[.R59]" office:value-type="float" office:value="0" calcext:value-type="float">
            <text:p>0</text:p>
          </table:table-cell>
          <table:table-cell table:formula="of:=MAX(0;([.S$24]-[.$C$24]))/([.$C$23]*30)*[.S59]" office:value-type="float" office:value="0" calcext:value-type="float">
            <text:p>0</text:p>
          </table:table-cell>
          <table:table-cell table:formula="of:=MAX(0;([.T$24]-[.$C$24]))/([.$C$23]*30)*8" office:value-type="float" office:value="25.3333333333333" calcext:value-type="float">
            <text:p>25,3333333333</text:p>
          </table:table-cell>
          <table:table-cell table:formula="of:=MAX(0;([.U$24]-[.$C$24]))/([.$C$23]*30)*[.U59]" office:value-type="float" office:value="0" calcext:value-type="float">
            <text:p>0</text:p>
          </table:table-cell>
          <table:table-cell table:formula="of:=(2.5*[.V$4]+10)*(100-[.$C$8])/100" office:value-type="float" office:value="35" calcext:value-type="float">
            <text:p>35</text:p>
          </table:table-cell>
          <table:table-cell table:formula="of:=MAX(0;([.W$24]-[.$C$24]))/([.$C$23]*30)*[.W59]" office:value-type="float" office:value="0" calcext:value-type="float">
            <text:p>0</text:p>
          </table:table-cell>
          <table:table-cell table:formula="of:=MAX(0;([.X$24]-[.$C$24]))/([.$C$23]*30)*[.X59]" office:value-type="float" office:value="0.569444444444444" calcext:value-type="float">
            <text:p>0,5694444444</text:p>
          </table:table-cell>
          <table:table-cell table:formula="of:=MAX(0;([.Y$24]-[.$C$24]))/([.$C$23]*30)*[.Y59]" office:value-type="float" office:value="0" calcext:value-type="float">
            <text:p>0</text:p>
          </table:table-cell>
          <table:table-cell table:formula="of:=MAX(0;([.Z$24]-[.$C$24]))/([.$C$23]*30)*[.Z59]" office:value-type="float" office:value="0" calcext:value-type="float">
            <text:p>0</text:p>
          </table:table-cell>
          <table:table-cell table:formula="of:=MAX(0;([.AA$24]-[.$C$24]))/([.$C$23]*30)*[.AA59]" office:value-type="float" office:value="25.8487654320988" calcext:value-type="float">
            <text:p>25,8487654321</text:p>
          </table:table-cell>
          <table:table-cell table:formula="of:=MAX(0;([.AB$24]-[.$C$24]))/([.$C$23]*30)*[.AB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Skeleton</text:p>
          </table:table-cell>
          <table:table-cell table:formula="of:=MAX(0;([.$C$24]-[.B$24]))/([.B$23]*30)*[.B59]" office:value-type="float" office:value="0" calcext:value-type="float">
            <text:p>0</text:p>
          </table:table-cell>
          <table:table-cell table:formula="of:=MAX(0;([.$C$24]-[.C$24]))/([.C$23]*30)*[.C59]" office:value-type="float" office:value="0" calcext:value-type="float">
            <text:p>0</text:p>
          </table:table-cell>
          <table:table-cell table:formula="of:=MAX(0;([.$C$24]-[.D$24]))/([.D$23]*30)*[.D59]" office:value-type="float" office:value="0" calcext:value-type="float">
            <text:p>0</text:p>
          </table:table-cell>
          <table:table-cell table:formula="of:=MAX(0;([.$C$24]-[.E$24]))/([.E$23]*30)*[.E59]" office:value-type="float" office:value="0" calcext:value-type="float">
            <text:p>0</text:p>
          </table:table-cell>
          <table:table-cell table:formula="of:=MAX(0;([.$C$24]-[.F$24]))/([.F$23]*30)*[.F59]" office:value-type="float" office:value="0" calcext:value-type="float">
            <text:p>0</text:p>
          </table:table-cell>
          <table:table-cell table:formula="of:=MAX(0;([.$C$24]-[.G$24]))/([.G$23]*30)*[.G59]" office:value-type="float" office:value="0" calcext:value-type="float">
            <text:p>0</text:p>
          </table:table-cell>
          <table:table-cell table:formula="of:=MAX(0;([.$C$24]-[.H$24]))/([.H$23]*30)*[.H59]" office:value-type="float" office:value="0" calcext:value-type="float">
            <text:p>0</text:p>
          </table:table-cell>
          <table:table-cell table:formula="of:=MAX(0;([.$C$24]-[.I$24]))/([.I$23]*30)*[.I59]" office:value-type="float" office:value="0" calcext:value-type="float">
            <text:p>0</text:p>
          </table:table-cell>
          <table:table-cell table:formula="of:=MAX(0;([.$C$24]-[.J$24]))/([.J$23]*30)*[.J59]" office:value-type="float" office:value="0" calcext:value-type="float">
            <text:p>0</text:p>
          </table:table-cell>
          <table:table-cell table:formula="of:=MAX(0;([.$C$24]-[.K$24]))/([.K$23]*30)*[.K59]" office:value-type="float" office:value="0" calcext:value-type="float">
            <text:p>0</text:p>
          </table:table-cell>
          <table:table-cell table:formula="of:=MAX(0;([.$C$24]-[.L$24]))/([.L$23]*30)*[.L59]" office:value-type="float" office:value="0" calcext:value-type="float">
            <text:p>0</text:p>
          </table:table-cell>
          <table:table-cell table:formula="of:=MAX(0;([.$C$24]-[.M$24]))/([.M$23]*30)*[.M59]" office:value-type="float" office:value="0" calcext:value-type="float">
            <text:p>0</text:p>
          </table:table-cell>
          <table:table-cell table:formula="of:=MAX(0;([.$C$24]-[.N$24]))/([.N$23]*30)*[.N59]" office:value-type="float" office:value="0" calcext:value-type="float">
            <text:p>0</text:p>
          </table:table-cell>
          <table:table-cell table:formula="of:=MAX(0;([.$C$24]-[.O$24]))/([.O$23]*30)*[.O59]" office:value-type="float" office:value="0" calcext:value-type="float">
            <text:p>0</text:p>
          </table:table-cell>
          <table:table-cell table:formula="of:=MAX(0;([.$C$24]-[.P$24]))/([.P$23]*30)*[.P59]" office:value-type="float" office:value="0" calcext:value-type="float">
            <text:p>0</text:p>
          </table:table-cell>
          <table:table-cell table:formula="of:=MAX(0;([.$C$24]-[.Q$24]))/([.Q$23]*30)*[.Q59]" office:value-type="float" office:value="0" calcext:value-type="float">
            <text:p>0</text:p>
          </table:table-cell>
          <table:table-cell table:formula="of:=MAX(0;([.$C$24]-[.R$24]))/([.R$23]*30)*[.R59]" office:value-type="float" office:value="0" calcext:value-type="float">
            <text:p>0</text:p>
          </table:table-cell>
          <table:table-cell table:formula="of:=MAX(0;([.$C$24]-[.S$24]))/([.S$23]*30)*[.S59]" office:value-type="float" office:value="0" calcext:value-type="float">
            <text:p>0</text:p>
          </table:table-cell>
          <table:table-cell table:formula="of:=MAX(0;([.$C$24]-[.T$24]))/([.T$23]*30)*[.T59]" office:value-type="float" office:value="0" calcext:value-type="float">
            <text:p>0</text:p>
          </table:table-cell>
          <table:table-cell table:formula="of:=MAX(0;([.$C$24]-[.U$24]))/([.U$23]*30)*[.U59]" office:value-type="float" office:value="0" calcext:value-type="float">
            <text:p>0</text:p>
          </table:table-cell>
          <table:table-cell table:formula="of:=MAX(0;([.$C$24]-[.V$24]))/([.V$23]*30)*[.V59]" office:value-type="float" office:value="0" calcext:value-type="float">
            <text:p>0</text:p>
          </table:table-cell>
          <table:table-cell table:formula="of:=MAX(0;([.$C$24]-[.W$24]))/([.W$23]*30)*[.W59]" office:value-type="float" office:value="0" calcext:value-type="float">
            <text:p>0</text:p>
          </table:table-cell>
          <table:table-cell table:formula="of:=MAX(0;([.$C$24]-[.X$24]))/([.X$23]*30)*[.X59]" office:value-type="float" office:value="0" calcext:value-type="float">
            <text:p>0</text:p>
          </table:table-cell>
          <table:table-cell table:formula="of:=MAX(0;([.$C$24]-[.Y$24]))/([.Y$23]*30)*[.Y59]" office:value-type="float" office:value="0" calcext:value-type="float">
            <text:p>0</text:p>
          </table:table-cell>
          <table:table-cell table:formula="of:=MAX(0;([.$C$24]-[.Z$24]))/([.Z$23]*30)*[.Z59]" office:value-type="float" office:value="0" calcext:value-type="float">
            <text:p>0</text:p>
          </table:table-cell>
          <table:table-cell table:formula="of:=MAX(0;([.$C$24]-[.AA$24]))/([.AA$23]*30)*[.AA59]" office:value-type="float" office:value="0" calcext:value-type="float">
            <text:p>0</text:p>
          </table:table-cell>
          <table:table-cell table:formula="of:=MAX(0;([.$C$24]-[.AB$24]))/([.AB$23]*30)*[.AB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physical damages by Unit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magical damages by Uni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60/100)*[.$C$10]"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9/(20*0.4)" office:value-type="float" office:value="1.125" calcext:value-type="float">
            <text:p>1,125</text:p>
          </table:table-cell>
          <table:table-cell table:formula="of:=7/(30*0.4)" office:value-type="float" office:value="0.583333333333333" calcext:value-type="float">
            <text:p>0,58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DPS (Power counted)</text:p>
          </table:table-cell>
          <table:table-cell table:formula="of:= ((([.B$5]+[.B54])*[.B$3]/60+[.B58])*((100-[.$C$9])/100)+(([.B$4]+[.B53])*[.B$3]/60+[.B57])*((100-[.$C$8])/100))" office:value-type="float" office:value="4" calcext:value-type="float">
            <text:p>4</text:p>
          </table:table-cell>
          <table:table-cell table:formula="of:= ((([.C$5]+[.C54])*[.C$3]/60+[.C58])*((100-[.$C$9])/100)+(([.C$4]+[.C53])*[.C$3]/60+[.C57])*((100-[.$C$8])/100))" office:value-type="float" office:value="2.5" calcext:value-type="float">
            <text:p>2,5</text:p>
          </table:table-cell>
          <table:table-cell table:formula="of:= ((([.D$5]+[.D54])*[.D$3]/60+[.D58])*((100-[.$C$9])/100)+(([.D$4]+[.D53])*[.D$3]/60+[.D57])*((100-[.$C$8])/100))" office:value-type="float" office:value="2" calcext:value-type="float">
            <text:p>2</text:p>
          </table:table-cell>
          <table:table-cell table:formula="of:= ((([.E$5]+[.E54])*[.E$3]/60+[.E58])*((100-[.$C$9])/100)+(([.E$4]+[.E53])*[.E$3]/60+[.E57])*((100-[.$C$8])/100))" office:value-type="float" office:value="2.33333333333333" calcext:value-type="float">
            <text:p>2,3333333333</text:p>
          </table:table-cell>
          <table:table-cell table:formula="of:= ((([.F$5]+[.F54])*[.F$3]/60+[.F58])*((100-[.$C$9])/100)+(([.F$4]+[.F53])*[.F$3]/60+[.F57])*((100-[.$C$8])/100))" office:value-type="float" office:value="2.66666666666667" calcext:value-type="float">
            <text:p>2,6666666667</text:p>
          </table:table-cell>
          <table:table-cell table:formula="of:= ((([.G$5]+[.G54])*[.G$3]/60+[.G58])*((100-[.$C$9])/100)+(([.G$4]+[.G53])*[.G$3]/60+[.G57])*((100-[.$C$8])/100))" office:value-type="float" office:value="3" calcext:value-type="float">
            <text:p>3</text:p>
          </table:table-cell>
          <table:table-cell table:formula="of:= ((([.H$5]+[.H54])*[.H$3]/60+[.H58])*((100-[.$C$9])/100)+(([.H$4]+[.H53])*[.H$3]/60+[.H57])*((100-[.$C$8])/100))" office:value-type="float" office:value="2.25" calcext:value-type="float">
            <text:p>2,25</text:p>
          </table:table-cell>
          <table:table-cell table:formula="of:= ((([.I$5]+[.I54])*[.I$3]/60+[.I58])*((100-[.$C$9])/100)+(([.I$4]+[.I53])*[.I$3]/60+[.I57])*((100-[.$C$8])/100))" office:value-type="float" office:value="5.25" calcext:value-type="float">
            <text:p>5,25</text:p>
          </table:table-cell>
          <table:table-cell table:formula="of:= ((([.J$5]+[.J54])*[.J$3]/60+[.J58])*((100-[.$C$9])/100)+(([.J$4]+[.J53])*[.J$3]/60+[.J57])*((100-[.$C$8])/100))" office:value-type="float" office:value="5.25" calcext:value-type="float">
            <text:p>5,25</text:p>
          </table:table-cell>
          <table:table-cell table:formula="of:= ((([.K$5]+[.K54])*[.K$3]/60+[.K58])*((100-[.$C$9])/100)+(([.K$4]+[.K53])*[.K$3]/60+[.K57])*((100-[.$C$8])/100))" office:value-type="float" office:value="3" calcext:value-type="float">
            <text:p>3</text:p>
          </table:table-cell>
          <table:table-cell table:formula="of:= ((([.L$5]+[.L54])*[.L$3]/60+[.L58])*((100-[.$C$9])/100)+(([.L$4]+[.L53])*[.L$3]/60+[.L57])*((100-[.$C$8])/100))" office:value-type="float" office:value="1.66666666666667" calcext:value-type="float">
            <text:p>1,6666666667</text:p>
          </table:table-cell>
          <table:table-cell table:formula="of:= ((([.M$5]+[.M54])*[.M$3]/60+[.M58])*((100-[.$C$9])/100)+(([.M$4]+[.M53])*[.M$3]/60+[.M57])*((100-[.$C$8])/100))" office:value-type="float" office:value="14.6666666666667" calcext:value-type="float">
            <text:p>14,6666666667</text:p>
          </table:table-cell>
          <table:table-cell table:formula="of:= ((([.N$5]+[.N54])*[.N$3]/60+[.N58])*((100-[.$C$9])/100)+(([.N$4]+[.N53])*[.N$3]/60+[.N57])*((100-[.$C$8])/100))" office:value-type="float" office:value="5.93333333333333" calcext:value-type="float">
            <text:p>5,9333333333</text:p>
          </table:table-cell>
          <table:table-cell table:formula="of:= ((([.O$5]+[.O54])*[.O$3]/60+[.O58])*((100-[.$C$9])/100)+(([.O$4]+[.O53])*[.O$3]/60+[.O57])*((100-[.$C$8])/100))" office:value-type="float" office:value="6" calcext:value-type="float">
            <text:p>6</text:p>
          </table:table-cell>
          <table:table-cell table:formula="of:= ((([.P$5]+[.P54])*[.P$3]/60+[.P58])*((100-[.$C$9])/100)+(([.P$4]+[.P53])*[.P$3]/60+[.P57])*((100-[.$C$8])/100))" office:value-type="float" office:value="1.2375" calcext:value-type="float">
            <text:p>1,2375</text:p>
          </table:table-cell>
          <table:table-cell table:formula="of:= ((([.Q$5]+[.Q54])*[.Q$3]/60+[.Q58])*((100-[.$C$9])/100)+(([.Q$4]+[.Q53])*[.Q$3]/60+[.Q57])*((100-[.$C$8])/100))" office:value-type="float" office:value="1.525" calcext:value-type="float">
            <text:p>1,525</text:p>
          </table:table-cell>
          <table:table-cell table:formula="of:= ((([.R$5]+[.R54])*[.R$3]/60+[.R58])*((100-[.$C$9])/100)+(([.R$4]+[.R53])*[.R$3]/60+[.R57])*((100-[.$C$8])/100))" office:value-type="float" office:value="7.33333333333333" calcext:value-type="float">
            <text:p>7,3333333333</text:p>
          </table:table-cell>
          <table:table-cell table:formula="of:= ((([.S$5]+[.S54])*[.S$3]/60+[.S58])*((100-[.$C$9])/100)+(([.S$4]+[.S53])*[.S$3]/60+[.S57])*((100-[.$C$8])/100))" office:value-type="float" office:value="2.25" calcext:value-type="float">
            <text:p>2,25</text:p>
          </table:table-cell>
          <table:table-cell table:formula="of:= ((([.T$5]+[.T54])*[.T$3]/60+[.T58])*((100-[.$C$9])/100)+(([.T$4]+[.T53])*[.T$3]/60+[.T57])*((100-[.$C$8])/100))" office:value-type="float" office:value="7.7" calcext:value-type="float">
            <text:p>7,7</text:p>
          </table:table-cell>
          <table:table-cell table:formula="of:= ((([.U$5]+[.U54])*[.U$3]/60+[.U58])*((100-[.$C$9])/100)+(([.U$4]+[.U53])*[.U$3]/60+[.U57])*((100-[.$C$8])/100))" office:value-type="float" office:value="4.35" calcext:value-type="float">
            <text:p>4,35</text:p>
          </table:table-cell>
          <table:table-cell table:formula="of:= ((([.V$5]+[.V54])*[.V$3]/60+[.V58])*((100-[.$C$9])/100)+(([.V$4]+[.V53])*[.V$3]/60+[.V57])*((100-[.$C$8])/100))" office:value-type="float" office:value="8.33333333333333" calcext:value-type="float">
            <text:p>8,3333333333</text:p>
          </table:table-cell>
          <table:table-cell table:formula="of:= ((([.W$5]+[.W54])*[.W$3]/60+[.W58])*((100-[.$C$9])/100)+(([.W$4]+[.W53])*[.W$3]/60+[.W57])*((100-[.$C$8])/100))" office:value-type="float" office:value="8.85" calcext:value-type="float">
            <text:p>8,85</text:p>
          </table:table-cell>
          <table:table-cell table:formula="of:= ((([.X$5]+[.X54])*[.X$3]/60+[.X58])*((100-[.$C$9])/100)+(([.X$4]+[.X53])*[.X$3]/60+[.X57])*((100-[.$C$8])/100))" office:value-type="float" office:value="5.125" calcext:value-type="float">
            <text:p>5,125</text:p>
          </table:table-cell>
          <table:table-cell table:formula="of:= ((([.Y$5]+[.Y54])*[.Y$3]/60+[.Y58])*((100-[.$C$9])/100)+(([.Y$4]+[.Y53])*[.Y$3]/60+[.Y57])*((100-[.$C$8])/100))" office:value-type="float" office:value="15" calcext:value-type="float">
            <text:p>15</text:p>
          </table:table-cell>
          <table:table-cell table:formula="of:= ((([.Z$5]+[.Z54])*[.Z$3]/60+[.Z58])*((100-[.$C$9])/100)+(([.Z$4]+[.Z53])*[.Z$3]/60+[.Z57])*((100-[.$C$8])/100))" office:value-type="float" office:value="3.5" calcext:value-type="float">
            <text:p>3,5</text:p>
          </table:table-cell>
          <table:table-cell table:formula="of:= ((([.AA$5]+[.AA54])*[.AA$3]/60+[.AA58])*((100-[.$C$9])/100)+(([.AA$4]+[.AA53])*[.AA$3]/60+[.AA57])*((100-[.$C$8])/100))" office:value-type="float" office:value="6.94444444444444" calcext:value-type="float">
            <text:p>6,9444444444</text:p>
          </table:table-cell>
          <table:table-cell table:formula="of:= ((([.AB$5]+[.AB54])*[.AB$3]/60+[.AB58])*((100-[.$C$9])/100)+(([.AB$4]+[.AB53])*[.AB$3]/60+[.AB57])*((100-[.$C$8])/100))" office:value-type="float" office:value="11.0833333333333" calcext:value-type="float">
            <text:p>11,08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 Player Fight Duration (in second)</text:p>
          </table:table-cell>
          <table:table-cell table:formula="of:=MAX(MIN(([.B$7]-[.B56])/[.B52];([.$C$7]-[.B55])/[.B59]);0)" office:value-type="float" office:value="8.5" calcext:value-type="float">
            <text:p>8,5</text:p>
          </table:table-cell>
          <table:table-cell table:formula="of:=MAX(MIN(([.C$7]-[.C56])/[.C52];([.$C$7]-[.C55])/[.C59]);0)" office:value-type="float" office:value="13.6" calcext:value-type="float">
            <text:p>13,6</text:p>
          </table:table-cell>
          <table:table-cell table:formula="of:=MAX(MIN(([.D$7]-[.D56])/[.D52];([.$C$7]-[.D55])/[.D59]);0)" office:value-type="float" office:value="6" calcext:value-type="float">
            <text:p>6</text:p>
          </table:table-cell>
          <table:table-cell table:formula="of:=MAX(MIN(([.E$7]-[.E56])/[.E52];([.$C$7]-[.E55])/[.E59]);0)" office:value-type="float" office:value="4.8" calcext:value-type="float">
            <text:p>4,8</text:p>
          </table:table-cell>
          <table:table-cell table:formula="of:=MAX(MIN(([.F$7]-[.F56])/[.F52];([.$C$7]-[.F55]-14*(100-[.$C$8])/100)/[.F59]);0)" office:value-type="float" office:value="7.16666666666667" calcext:value-type="float">
            <text:p>7,1666666667</text:p>
          </table:table-cell>
          <table:table-cell table:formula="of:=MAX(MIN(([.G$7]-[.G56])/[.G52];([.$C$7]-[.G55])/[.G59]);0)" office:value-type="float" office:value="11.3333333333333" calcext:value-type="float">
            <text:p>11,3333333333</text:p>
          </table:table-cell>
          <table:table-cell table:formula="of:=MAX(MIN(([.H$7]-[.H56])/[.H52];([.$C$7]-[.H55])/[.H59]);0)" office:value-type="float" office:value="14" calcext:value-type="float">
            <text:p>14</text:p>
          </table:table-cell>
          <table:table-cell table:formula="of:=MAX(MIN(([.I$7]-[.I56])/[.I52];([.$C$7]-[.I55])/[.I59]);0)" office:value-type="float" office:value="6.47619047619048" calcext:value-type="float">
            <text:p>6,4761904762</text:p>
          </table:table-cell>
          <table:table-cell table:formula="of:=MAX(MIN(([.J$7]-[.J56])/[.J52];([.$C$7]-[.J55])/[.J59]);0)" office:value-type="float" office:value="3.86507936507936" calcext:value-type="float">
            <text:p>3,8650793651</text:p>
          </table:table-cell>
          <table:table-cell table:formula="of:=MAX(MIN(([.K$7]-[.K56])/[.K52];([.$C$7]-[.K55])/[.K59]);0)" office:value-type="float" office:value="11.3333333333333" calcext:value-type="float">
            <text:p>11,3333333333</text:p>
          </table:table-cell>
          <table:table-cell table:formula="of:=MAX(MIN(([.L$7]-[.L56])/[.L52];([.$C$7]-[.L55])/[.L59]);0)" office:value-type="float" office:value="10" calcext:value-type="float">
            <text:p>10</text:p>
          </table:table-cell>
          <table:table-cell table:formula="of:=MAX(MIN(([.M$7]-[.M56])/[.M52];([.$C$7]-[.M55])/[.M59]);0)" office:value-type="float" office:value="2.31818181818182" calcext:value-type="float">
            <text:p>2,3181818182</text:p>
          </table:table-cell>
          <table:table-cell table:formula="of:=MAX(MIN(([.N$7]-[.N56])/[.N52];([.$C$7]-[.N55])/[.N59]);0)" office:value-type="float" office:value="2.56367041198502" calcext:value-type="float">
            <text:p>2,563670412</text:p>
          </table:table-cell>
          <table:table-cell table:formula="of:=MAX(MIN(([.O$7]-[.O56])/[.O52];([.$C$7]-[.O55])/[.O59]);0)" office:value-type="float" office:value="5.66666666666667" calcext:value-type="float">
            <text:p>5,6666666667</text:p>
          </table:table-cell>
          <table:table-cell table:formula="of:=MAX(MIN(([.P$7]-[.P56])/[.P52];([.$C$7]-[.P55])/[.P59]);0)" office:value-type="float" office:value="24.5858585858586" calcext:value-type="float">
            <text:p>24,5858585859</text:p>
          </table:table-cell>
          <table:table-cell table:formula="of:=MAX(MIN(([.Q$7]-[.Q56])/[.Q52];([.$C$7]-[.Q55])/[.Q59]);0)" office:value-type="float" office:value="11.6" calcext:value-type="float">
            <text:p>11,6</text:p>
          </table:table-cell>
          <table:table-cell table:formula="of:=MAX(MIN(([.R$7]-[.R56])/[.R52];([.$C$7]-[.R55])/[.R59]);0)" office:value-type="float" office:value="4.63636363636364" calcext:value-type="float">
            <text:p>4,6363636364</text:p>
          </table:table-cell>
          <table:table-cell table:formula="of:=MAX(MIN(([.S$7]-[.S56])/[.S52];([.$C$7]-[.S55])/[.S59]);0)" office:value-type="float" office:value="15.1111111111111" calcext:value-type="float">
            <text:p>15,1111111111</text:p>
          </table:table-cell>
          <table:table-cell table:formula="of:=MAX(MIN(([.T$7]-[.T56])/[.T52];([.$C$7]-[.T55])/[.T59]);0)" office:value-type="float" office:value="1.12554112554113" calcext:value-type="float">
            <text:p>1,1255411255</text:p>
          </table:table-cell>
          <table:table-cell table:formula="of:=MAX(MIN(([.U$7]-[.U56])/[.U52];([.$C$7]-[.U55])/[.U59]);0)" office:value-type="float" office:value="7.81609195402299" calcext:value-type="float">
            <text:p>7,816091954</text:p>
          </table:table-cell>
          <table:table-cell table:formula="of:=MAX(MIN(([.V$7]-[.V56])/[.V52];([.$C$7]-[.V55])/[.V59]);0)" office:value-type="float" office:value="0" calcext:value-type="float">
            <text:p>0</text:p>
          </table:table-cell>
          <table:table-cell table:formula="of:=MAX(MIN(([.W$7]-[.W56])/[.W52];([.$C$7]-[.W55])/[.W59]);0)" office:value-type="float" office:value="3.84180790960452" calcext:value-type="float">
            <text:p>3,8418079096</text:p>
          </table:table-cell>
          <table:table-cell table:formula="of:=MAX(MIN(([.X$7]-[.X56])/[.X52];([.$C$7]-[.X55])/[.X59]);0)" office:value-type="float" office:value="6.5230352303523" calcext:value-type="float">
            <text:p>6,5230352304</text:p>
          </table:table-cell>
          <table:table-cell table:formula="of:=MAX(MIN(([.Y$7]-[.Y56])/[.Y52];([.$C$7]-[.Y55])/[.Y59]);0)" office:value-type="float" office:value="2.26666666666667" calcext:value-type="float">
            <text:p>2,2666666667</text:p>
          </table:table-cell>
          <table:table-cell table:formula="of:=MAX(MIN(ABS(([.Z$7]-[.Z56])/[.Z52]);([.$C$7]-[.Z55])/[.Z59]);0)" office:value-type="float" office:value="9.71428571428571" calcext:value-type="float">
            <text:p>9,7142857143</text:p>
          </table:table-cell>
          <table:table-cell table:formula="of:=MAX(MIN(([.AA$7]-[.AA56])/[.AA52];([.$C$7]-[.AA55])/[.AA59]);0)" office:value-type="float" office:value="1.17377777777778" calcext:value-type="float">
            <text:p>1,1737777778</text:p>
          </table:table-cell>
          <table:table-cell table:formula="of:=MAX(MIN(([.AB$7]-[.AB56])/[.AB52];([.$C$7]-[.AB55])/[.AB59]);0)" office:value-type="float" office:value="3.06766917293233" calcext:value-type="float">
            <text:p>3,067669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Unit</text:p>
          </table:table-cell>
          <table:table-cell table:formula="of:=ROUND(((-[.B52])*[.B60]-[.B56]);0)" office:value-type="float" office:value="-21" calcext:value-type="float">
            <text:p>-21</text:p>
          </table:table-cell>
          <table:table-cell table:formula="of:=ROUND(((-[.C52])*[.C60]-[.C56]);0)" office:value-type="float" office:value="-34" calcext:value-type="float">
            <text:p>-34</text:p>
          </table:table-cell>
          <table:table-cell table:formula="of:=ROUND(((-[.D52])*[.D60]-[.D56]);0)" office:value-type="float" office:value="-15" calcext:value-type="float">
            <text:p>-15</text:p>
          </table:table-cell>
          <table:table-cell table:formula="of:=ROUND(((-[.E52])*[.E60]-[.E56]);0)" office:value-type="float" office:value="-12" calcext:value-type="float">
            <text:p>-12</text:p>
          </table:table-cell>
          <table:table-cell table:formula="of:=ROUND(((-[.F52])*[.F60]-[.F56]);0)" office:value-type="float" office:value="-18" calcext:value-type="float">
            <text:p>-18</text:p>
          </table:table-cell>
          <table:table-cell table:formula="of:=ROUND(((-[.G52])*[.G60]-[.G56]);0)" office:value-type="float" office:value="-11" calcext:value-type="float">
            <text:p>-11</text:p>
          </table:table-cell>
          <table:table-cell table:formula="of:=ROUND(((-[.H52])*[.H60]-[.H56]);0)" office:value-type="float" office:value="-35" calcext:value-type="float">
            <text:p>-35</text:p>
          </table:table-cell>
          <table:table-cell table:formula="of:=ROUND(((-[.I52])*[.I60]-[.I56]);0)" office:value-type="float" office:value="-16" calcext:value-type="float">
            <text:p>-16</text:p>
          </table:table-cell>
          <table:table-cell table:formula="of:=ROUND(((-[.J52])*[.J60]-[.J56]);0)" office:value-type="float" office:value="-10" calcext:value-type="float">
            <text:p>-10</text:p>
          </table:table-cell>
          <table:table-cell table:formula="of:=ROUND(((-[.K52])*[.K60]-[.K56]);0)" office:value-type="float" office:value="-28" calcext:value-type="float">
            <text:p>-28</text:p>
          </table:table-cell>
          <table:table-cell table:formula="of:=ROUND(((-[.L52])*[.L60]-[.L56]);0)" office:value-type="float" office:value="-25" calcext:value-type="float">
            <text:p>-25</text:p>
          </table:table-cell>
          <table:table-cell table:formula="of:=ROUND(((-[.M52])*[.M60]-[.M56]);0)" office:value-type="float" office:value="-6" calcext:value-type="float">
            <text:p>-6</text:p>
          </table:table-cell>
          <table:table-cell table:formula="of:=ROUND(((-[.N52])*[.N60]-[.N56]);0)" office:value-type="float" office:value="-6" calcext:value-type="float">
            <text:p>-6</text:p>
          </table:table-cell>
          <table:table-cell table:formula="of:=ROUND(((-[.O52])*[.O60]-[.O56]);0)" office:value-type="float" office:value="-2" calcext:value-type="float">
            <text:p>-2</text:p>
          </table:table-cell>
          <table:table-cell table:formula="of:=ROUND(((-[.P52])*[.P60]-[.P56]);0)" office:value-type="float" office:value="-46" calcext:value-type="float">
            <text:p>-46</text:p>
          </table:table-cell>
          <table:table-cell table:formula="of:=ROUND(((-[.Q52])*[.Q60]-[.Q56]);0)" office:value-type="float" office:value="-29" calcext:value-type="float">
            <text:p>-29</text:p>
          </table:table-cell>
          <table:table-cell table:formula="of:=ROUND(((-[.R52])*[.R60]-[.R56]);0)" office:value-type="float" office:value="-4" calcext:value-type="float">
            <text:p>-4</text:p>
          </table:table-cell>
          <table:table-cell table:formula="of:=ROUND(((-[.S52])*[.S60]-[.S56]);0)" office:value-type="float" office:value="-0" calcext:value-type="float">
            <text:p>0</text:p>
          </table:table-cell>
          <table:table-cell table:formula="of:=ROUND(((-[.T52])*[.T60]-[.T56]);0)" office:value-type="float" office:value="-3" calcext:value-type="float">
            <text:p>-3</text:p>
          </table:table-cell>
          <table:table-cell table:formula="of:=ROUND(((-[.U52])*[.U60]-[.U56]);0)" office:value-type="float" office:value="-22" calcext:value-type="float">
            <text:p>-22</text:p>
          </table:table-cell>
          <table:table-cell table:formula="of:=ROUND(((-[.V52])*[.V60]-[.V56]);0)" office:value-type="float" office:value="-0" calcext:value-type="float">
            <text:p>0</text:p>
          </table:table-cell>
          <table:table-cell table:formula="of:=ROUND(((-[.W52])*[.W60]-[.W56]);0)" office:value-type="float" office:value="-0" calcext:value-type="float">
            <text:p>0</text:p>
          </table:table-cell>
          <table:table-cell table:formula="of:=ROUND(((-[.X52])*[.X60]-[.X56]);0)" office:value-type="float" office:value="-8" calcext:value-type="float">
            <text:p>-8</text:p>
          </table:table-cell>
          <table:table-cell table:formula="of:=ROUND(((-[.Y52])*[.Y60]-[.Y56]);0)" office:value-type="float" office:value="-6" calcext:value-type="float">
            <text:p>-6</text:p>
          </table:table-cell>
          <table:table-cell table:formula="of:=ROUND(((-[.Z52])*[.Z60]-[.Z56]);0)" office:value-type="float" office:value="2" calcext:value-type="float">
            <text:p>2</text:p>
          </table:table-cell>
          <table:table-cell table:formula="of:=ROUND(((-[.AA52])*[.AA60]-[.AA56]);0)" office:value-type="float" office:value="-3" calcext:value-type="float">
            <text:p>-3</text:p>
          </table:table-cell>
          <table:table-cell table:formula="of:=ROUND(((-[.AB52])*[.AB60]-[.AB56]);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Skeleton</text:p>
          </table:table-cell>
          <table:table-cell table:formula="of:=-MIN([.$C$7];ROUND(([.B59])*[.B60]+[.B55]))" office:value-type="float" office:value="-34" calcext:value-type="float">
            <text:p>-34</text:p>
          </table:table-cell>
          <table:table-cell table:formula="of:=-MIN([.$C$7];ROUND(([.C59])*[.C60]+[.C55]))" office:value-type="float" office:value="-34" calcext:value-type="float">
            <text:p>-34</text:p>
          </table:table-cell>
          <table:table-cell table:formula="of:=-MIN([.$C$7];ROUND(([.D59])*[.D60]+[.D55]))" office:value-type="float" office:value="-17" calcext:value-type="float">
            <text:p>-17</text:p>
          </table:table-cell>
          <table:table-cell table:formula="of:=-MIN([.$C$7];ROUND(([.E59])*[.E60]+[.E55]))" office:value-type="float" office:value="-11" calcext:value-type="float">
            <text:p>-11</text:p>
          </table:table-cell>
          <table:table-cell table:formula="of:=-MIN([.$C$7];ROUND(([.F59])*[.F60]+[.F55]+14*(100-[.$C$8])/100))" office:value-type="float" office:value="-34" calcext:value-type="float">
            <text:p>-34</text:p>
          </table:table-cell>
          <table:table-cell table:formula="of:=-MIN([.$C$7];ROUND(([.G59])*[.G60]+[.G55]))" office:value-type="float" office:value="-34" calcext:value-type="float">
            <text:p>-34</text:p>
          </table:table-cell>
          <table:table-cell table:formula="of:=-MIN([.$C$7];ROUND(([.H59])*[.H60]+[.H55]))" office:value-type="float" office:value="-32" calcext:value-type="float">
            <text:p>-32</text:p>
          </table:table-cell>
          <table:table-cell table:formula="of:=-MIN([.$C$7];ROUND(([.I59])*[.I60]+[.I55]))" office:value-type="float" office:value="-34" calcext:value-type="float">
            <text:p>-34</text:p>
          </table:table-cell>
          <table:table-cell table:formula="of:=-MIN([.$C$7];ROUND(([.J59])*[.J60]+[.J55]))" office:value-type="float" office:value="-34" calcext:value-type="float">
            <text:p>-34</text:p>
          </table:table-cell>
          <table:table-cell table:formula="of:=-MIN([.$C$7];ROUND(([.K59])*[.K60]+[.K55]))" office:value-type="float" office:value="-34" calcext:value-type="float">
            <text:p>-34</text:p>
          </table:table-cell>
          <table:table-cell table:formula="of:=-MIN([.$C$7];ROUND(([.L59])*[.L60]+[.L55]))" office:value-type="float" office:value="-17" calcext:value-type="float">
            <text:p>-17</text:p>
          </table:table-cell>
          <table:table-cell table:formula="of:=-MIN([.$C$7];ROUND(([.M59])*[.M60]+[.M55]))" office:value-type="float" office:value="-34" calcext:value-type="float">
            <text:p>-34</text:p>
          </table:table-cell>
          <table:table-cell table:formula="of:=-MIN([.$C$7];ROUND(([.N59])*[.N60]+[.N55]))" office:value-type="float" office:value="-34" calcext:value-type="float">
            <text:p>-34</text:p>
          </table:table-cell>
          <table:table-cell table:formula="of:=-MIN([.$C$7];ROUND(([.O59])*[.O60]+[.O55]))" office:value-type="float" office:value="-34" calcext:value-type="float">
            <text:p>-34</text:p>
          </table:table-cell>
          <table:table-cell table:formula="of:=-MIN([.$C$7];ROUND(([.P59])*[.P60]+[.P55]))" office:value-type="float" office:value="-34" calcext:value-type="float">
            <text:p>-34</text:p>
          </table:table-cell>
          <table:table-cell table:formula="of:=-MIN([.$C$7];ROUND(([.Q59])*[.Q60]+[.Q55]))" office:value-type="float" office:value="-21" calcext:value-type="float">
            <text:p>-21</text:p>
          </table:table-cell>
          <table:table-cell table:formula="of:=-MIN([.$C$7];ROUND(([.R59])*[.R60]+[.R55]))" office:value-type="float" office:value="-34" calcext:value-type="float">
            <text:p>-34</text:p>
          </table:table-cell>
          <table:table-cell table:formula="of:=-MIN([.$C$7];ROUND(([.S59])*[.S60]+[.S55]))" office:value-type="float" office:value="-34" calcext:value-type="float">
            <text:p>-34</text:p>
          </table:table-cell>
          <table:table-cell table:formula="of:=-MIN([.$C$7];ROUND(([.T59])*[.T60]+[.T55]))" office:value-type="float" office:value="-34" calcext:value-type="float">
            <text:p>-34</text:p>
          </table:table-cell>
          <table:table-cell table:formula="of:=-MIN([.$C$7];ROUND(([.U59])*[.U60]+[.U55]))" office:value-type="float" office:value="-34" calcext:value-type="float">
            <text:p>-34</text:p>
          </table:table-cell>
          <table:table-cell table:formula="of:=-MIN([.$C$7];ROUND(([.V59])*[.V60]+[.V55]+(2.5*[.V$4]+10)))" office:value-type="float" office:value="-34" calcext:value-type="float">
            <text:p>-34</text:p>
          </table:table-cell>
          <table:table-cell table:formula="of:=-MIN([.$C$7];ROUND(([.W59])*[.W60]+[.W55]))" office:value-type="float" office:value="-34" calcext:value-type="float">
            <text:p>-34</text:p>
          </table:table-cell>
          <table:table-cell table:formula="of:=-MIN([.$C$7];ROUND(([.X59])*[.X60]+[.X55]))" office:value-type="float" office:value="-34" calcext:value-type="float">
            <text:p>-34</text:p>
          </table:table-cell>
          <table:table-cell table:formula="of:=-MIN([.$C$7];ROUND(([.Y59])*[.Y60]+[.Y55]))" office:value-type="float" office:value="-34" calcext:value-type="float">
            <text:p>-34</text:p>
          </table:table-cell>
          <table:table-cell table:formula="of:=-MIN([.$C$7];ROUND(([.Z59])*[.Z60]+[.Z55]))" office:value-type="float" office:value="-34" calcext:value-type="float">
            <text:p>-34</text:p>
          </table:table-cell>
          <table:table-cell table:formula="of:=-MIN([.$C$7];ROUND(([.AA59])*[.AA60]+[.AA55]))" office:value-type="float" office:value="-34" calcext:value-type="float">
            <text:p>-34</text:p>
          </table:table-cell>
          <table:table-cell table:formula="of:=-MIN([.$C$7];ROUND(([.AB59])*[.AB60]+[.AB55]))" office:value-type="float" office:value="-34" calcext:value-type="float">
            <text:p>-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ore</text:p>
          </table:table-cell>
          <table:table-cell table:formula="of:=[.B$2]*[.B61]/[.B$7]-[.$C$2]*[.B62]/[.$C$7]" office:value-type="float" office:value="45" calcext:value-type="float">
            <text:p>45</text:p>
          </table:table-cell>
          <table:table-cell table:formula="of:=[.C$2]*[.C61]/[.C$7]-[.$C$2]*[.C62]/[.$C$7]" office:value-type="float" office:value="0" calcext:value-type="float">
            <text:p>0</text:p>
          </table:table-cell>
          <table:table-cell table:formula="of:=[.D$2]*[.D61]/[.D$7]-[.$C$2]*[.D62]/[.$C$7]" office:value-type="float" office:value="-75" calcext:value-type="float">
            <text:p>-75</text:p>
          </table:table-cell>
          <table:table-cell table:formula="of:=[.E$2]*[.E61]/[.E$7]-[.$C$2]*[.E62]/[.$C$7]" office:value-type="float" office:value="-101.470588235294" calcext:value-type="float">
            <text:p>-101,4705882353</text:p>
          </table:table-cell>
          <table:table-cell table:formula="of:=[.F$2]*[.F61]/[.F$7]-[.$C$2]*[.F62]/[.$C$7]" office:value-type="float" office:value="15" calcext:value-type="float">
            <text:p>15</text:p>
          </table:table-cell>
          <table:table-cell table:formula="of:=[.G$2]*[.G61]/[.G$7]-[.$C$2]*[.G62]/[.$C$7]" office:value-type="float" office:value="85" calcext:value-type="float">
            <text:p>85</text:p>
          </table:table-cell>
          <table:table-cell table:formula="of:=[.H$2]*[.H61]/[.H$7]-[.$C$2]*[.H62]/[.$C$7]" office:value-type="float" office:value="-118.823529411765" calcext:value-type="float">
            <text:p>-118,8235294118</text:p>
          </table:table-cell>
          <table:table-cell table:formula="of:=[.I$2]*[.I61]/[.I$7]-[.$C$2]*[.I62]/[.$C$7]" office:value-type="float" office:value="27.6470588235294" calcext:value-type="float">
            <text:p>27,6470588235</text:p>
          </table:table-cell>
          <table:table-cell table:formula="of:=[.J$2]*[.J61]/[.J$7]-[.$C$2]*[.J62]/[.$C$7]" office:value-type="float" office:value="20" calcext:value-type="float">
            <text:p>20</text:p>
          </table:table-cell>
          <table:table-cell table:formula="of:=[.K$2]*[.K61]/[.K$7]-[.$C$2]*[.K62]/[.$C$7]" office:value-type="float" office:value="-36.6666666666667" calcext:value-type="float">
            <text:p>-36,6666666667</text:p>
          </table:table-cell>
          <table:table-cell table:formula="of:=[.L$2]*[.L61]/[.L$7]-[.$C$2]*[.L62]/[.$C$7]" office:value-type="float" office:value="-185" calcext:value-type="float">
            <text:p>-185</text:p>
          </table:table-cell>
          <table:table-cell table:formula="of:=[.M$2]*[.M61]/[.M$7]-[.$C$2]*[.M62]/[.$C$7]" office:value-type="float" office:value="80.2325581395349" calcext:value-type="float">
            <text:p>80,2325581395</text:p>
          </table:table-cell>
          <table:table-cell table:formula="of:=[.N$2]*[.N61]/[.N$7]-[.$C$2]*[.N62]/[.$C$7]" office:value-type="float" office:value="56.25" calcext:value-type="float">
            <text:p>56,25</text:p>
          </table:table-cell>
          <table:table-cell table:formula="of:=[.O$2]*[.O61]/[.O$7]-[.$C$2]*[.O62]/[.$C$7]" office:value-type="float" office:value="87.5" calcext:value-type="float">
            <text:p>87,5</text:p>
          </table:table-cell>
          <table:table-cell table:formula="of:=[.P$2]*[.P61]/[.P$7]-[.$C$2]*[.P62]/[.$C$7]" office:value-type="float" office:value="-319.387755102041" calcext:value-type="float">
            <text:p>-319,387755102</text:p>
          </table:table-cell>
          <table:table-cell table:formula="of:=[.Q$2]*[.Q61]/[.Q$7]-[.$C$2]*[.Q62]/[.$C$7]" office:value-type="float" office:value="-407.352941176471" calcext:value-type="float">
            <text:p>-407,3529411765</text:p>
          </table:table-cell>
          <table:table-cell table:formula="of:=[.R$2]*[.R61]/[.R$7]-[.$C$2]*[.R62]/[.$C$7]" office:value-type="float" office:value="99.6" calcext:value-type="float">
            <text:p>99,6</text:p>
          </table:table-cell>
          <table:table-cell table:formula="of:=[.S$2]*[.S61]/[.S$7]-[.$C$2]*[.S62]/[.$C$7]" office:value-type="float" office:value="150" calcext:value-type="float">
            <text:p>150</text:p>
          </table:table-cell>
          <table:table-cell table:formula="of:=[.T$2]*[.T61]/[.T$7]-[.$C$2]*[.T62]/[.$C$7]" office:value-type="float" office:value="102.75" calcext:value-type="float">
            <text:p>102,75</text:p>
          </table:table-cell>
          <table:table-cell table:formula="of:=[.U$2]*[.U61]/[.U$7]-[.$C$2]*[.U62]/[.$C$7]" office:value-type="float" office:value="-34.8" calcext:value-type="float">
            <text:p>-34,8</text:p>
          </table:table-cell>
          <table:table-cell table:formula="of:=[.V$2]*[.V61]/[.V$7]-[.$C$2]*[.V62]/[.$C$7]" office:value-type="float" office:value="150" calcext:value-type="float">
            <text:p>150</text:p>
          </table:table-cell>
          <table:table-cell table:formula="of:=[.W$2]*[.W61]/[.W$7]-[.$C$2]*[.W62]/[.$C$7]" office:value-type="float" office:value="150" calcext:value-type="float">
            <text:p>150</text:p>
          </table:table-cell>
          <table:table-cell table:formula="of:=[.X$2]*[.X61]/[.X$7]-[.$C$2]*[.X62]/[.$C$7]" office:value-type="float" office:value="64.2857142857143" calcext:value-type="float">
            <text:p>64,2857142857</text:p>
          </table:table-cell>
          <table:table-cell table:formula="of:=[.Y$2]*[.Y61]/[.Y$7]-[.$C$2]*[.Y62]/[.$C$7]" office:value-type="float" office:value="75" calcext:value-type="float">
            <text:p>75</text:p>
          </table:table-cell>
          <table:table-cell table:formula="of:=[.Z$2]*[.Z61]/[.Z$7]-[.$C$2]*[.Z62]/[.$C$7]" office:value-type="float" office:value="201.724137931034" calcext:value-type="float">
            <text:p>201,724137931</text:p>
          </table:table-cell>
          <table:table-cell table:formula="of:=[.AA$2]*[.AA61]/[.AA$7]-[.$C$2]*[.AA62]/[.$C$7]" office:value-type="float" office:value="73.728813559322" calcext:value-type="float">
            <text:p>73,7288135593</text:p>
          </table:table-cell>
          <table:table-cell table:formula="of:=[.AB$2]*[.AB61]/[.AB$7]-[.$C$2]*[.AB62]/[.$C$7]" office:value-type="float" office:value="79.4117647058823" calcext:value-type="float">
            <text:p>79,4117647059</text:p>
          </table:table-cell>
          <table:table-cell/>
          <table:table-cell table:formula="of:=SUM([.B63:.AB63])/28" office:value-type="float" office:value="10.1653059590279" calcext:value-type="float">
            <text:p>10,165305959</text:p>
          </table:table-cell>
          <table:table-cell table:number-columns-repeated="2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Usefullness against Wis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ditional magical damages by Wisp</text:p>
          </table:table-cell>
          <table:table-cell table:formula="of:=(60/100)*([.B$10] + [.B$17])" office:value-type="float" office:value="2.4" calcext:value-type="float">
            <text:p>2,4</text:p>
          </table:table-cell>
          <table:table-cell table:formula="of:=(60/100)*([.C$10] + [.C$17])" office:value-type="float" office:value="1.5" calcext:value-type="float">
            <text:p>1,5</text:p>
          </table:table-cell>
          <table:table-cell table:formula="of:=(60/100)*([.D$10] + [.D$17])" office:value-type="float" office:value="1.2" calcext:value-type="float">
            <text:p>1,2</text:p>
          </table:table-cell>
          <table:table-cell table:formula="of:=(60/100)*([.E$10] + [.E$17])" office:value-type="float" office:value="2.8" calcext:value-type="float">
            <text:p>2,8</text:p>
          </table:table-cell>
          <table:table-cell table:formula="of:=(60/100)*([.F$10] + [.F$17])" office:value-type="float" office:value="1.6" calcext:value-type="float">
            <text:p>1,6</text:p>
          </table:table-cell>
          <table:table-cell table:formula="of:=(60/100)*([.G$10] + [.G$17])" office:value-type="float" office:value="1.8" calcext:value-type="float">
            <text:p>1,8</text:p>
          </table:table-cell>
          <table:table-cell table:formula="of:=(60/100)*([.H$10] + [.H$17])" office:value-type="float" office:value="5.39829719387755" calcext:value-type="float">
            <text:p>5,3982971939</text:p>
          </table:table-cell>
          <table:table-cell table:formula="of:=(60/100)*([.I$10] + [.I$17])" office:value-type="float" office:value="3.15" calcext:value-type="float">
            <text:p>3,15</text:p>
          </table:table-cell>
          <table:table-cell table:formula="of:=(60/100)*([.J$10] + [.J$17])" office:value-type="float" office:value="3.15" calcext:value-type="float">
            <text:p>3,15</text:p>
          </table:table-cell>
          <table:table-cell table:formula="of:=(60/100)*([.K$10] + [.K$17])" office:value-type="float" office:value="1.8" calcext:value-type="float">
            <text:p>1,8</text:p>
          </table:table-cell>
          <table:table-cell table:formula="of:=(60/100)*([.L$10] + [.L$17])" office:value-type="float" office:value="1" calcext:value-type="float">
            <text:p>1</text:p>
          </table:table-cell>
          <table:table-cell table:formula="of:=(60/100)*([.M$10] + [.M$17])" office:value-type="float" office:value="8.8" calcext:value-type="float">
            <text:p>8,8</text:p>
          </table:table-cell>
          <table:table-cell table:formula="of:=(60/100)*([.N$10] + [.N$17])" office:value-type="float" office:value="2.6" calcext:value-type="float">
            <text:p>2,6</text:p>
          </table:table-cell>
          <table:table-cell table:formula="of:=(60/100)*([.O$10] + [.O$17])" office:value-type="float" office:value="3.6" calcext:value-type="float">
            <text:p>3,6</text:p>
          </table:table-cell>
          <table:table-cell table:formula="of:=(60/100)*([.P$10] + [.P$17])" office:value-type="float" office:value="3.41290178571429" calcext:value-type="float">
            <text:p>3,4129017857</text:p>
          </table:table-cell>
          <table:table-cell table:formula="of:=(60/100)*([.Q$10] + [.Q$17])" office:value-type="float" office:value="3.029375" calcext:value-type="float">
            <text:p>3,029375</text:p>
          </table:table-cell>
          <table:table-cell table:formula="of:=(60/100)*([.R$10] + [.R$17])" office:value-type="float" office:value="4.4" calcext:value-type="float">
            <text:p>4,4</text:p>
          </table:table-cell>
          <table:table-cell table:formula="of:=(60/100)*([.S$10] + [.S$17])" office:value-type="float" office:value="1.35" calcext:value-type="float">
            <text:p>1,35</text:p>
          </table:table-cell>
          <table:table-cell table:formula="of:=(60/100)*([.T$10] + [.T$17])" office:value-type="float" office:value="6.3" calcext:value-type="float">
            <text:p>6,3</text:p>
          </table:table-cell>
          <table:table-cell table:formula="of:=(60/100)*([.U$10] + [.U$17])" office:value-type="float" office:value="8.34642857142857" calcext:value-type="float">
            <text:p>8,3464285714</text:p>
          </table:table-cell>
          <table:table-cell table:formula="of:=(60/100)*([.V$10] + [.V$17])" office:value-type="float" office:value="5" calcext:value-type="float">
            <text:p>5</text:p>
          </table:table-cell>
          <table:table-cell table:formula="of:=(60/100)*([.W$10] + [.W$17])" office:value-type="float" office:value="7.2" calcext:value-type="float">
            <text:p>7,2</text:p>
          </table:table-cell>
          <table:table-cell table:formula="of:=(60/100)*([.X$10] + [.X$17])" office:value-type="float" office:value="5.7" calcext:value-type="float">
            <text:p>5,7</text:p>
          </table:table-cell>
          <table:table-cell table:formula="of:=(60/100)*([.Y$10] + [.Y$17])" office:value-type="float" office:value="9" calcext:value-type="float">
            <text:p>9</text:p>
          </table:table-cell>
          <table:table-cell table:formula="of:=(60/100)*([.Z$10] + [.Z$17])" office:value-type="float" office:value="2.1" calcext:value-type="float">
            <text:p>2,1</text:p>
          </table:table-cell>
          <table:table-cell table:formula="of:=(60/100)*([.AA$10] + [.AA$17])" office:value-type="float" office:value="5" calcext:value-type="float">
            <text:p>5</text:p>
          </table:table-cell>
          <table:table-cell table:formula="of:=(60/100)*([.AB$10] + [.AB$17])" office:value-type="float" office:value="6.65" calcext:value-type="float">
            <text:p>6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al Damages Per Second Delt by Wisp</text:p>
          </table:table-cell>
          <table:table-cell table:formula="of:=(([.$H$5]+[.$H$14])*[.$H$3])/60+[.B66]" office:value-type="float" office:value="8.4" calcext:value-type="float">
            <text:p>8,4</text:p>
          </table:table-cell>
          <table:table-cell table:formula="of:=(([.$H$5]+[.$H$14])*[.$H$3])/60+[.C66]" office:value-type="float" office:value="7.5" calcext:value-type="float">
            <text:p>7,5</text:p>
          </table:table-cell>
          <table:table-cell table:formula="of:=(([.$H$5]+[.$H$14])*[.$H$3])/60+[.D66]" office:value-type="float" office:value="7.2" calcext:value-type="float">
            <text:p>7,2</text:p>
          </table:table-cell>
          <table:table-cell table:formula="of:=(([.$H$5]+[.$H$14])*[.$H$3])/60+[.E66]" office:value-type="float" office:value="8.8" calcext:value-type="float">
            <text:p>8,8</text:p>
          </table:table-cell>
          <table:table-cell table:formula="of:=(([.$H$5]+[.$H$14])*[.$H$3])/60+[.F66]" office:value-type="float" office:value="7.6" calcext:value-type="float">
            <text:p>7,6</text:p>
          </table:table-cell>
          <table:table-cell table:formula="of:=(([.$H$5]+[.$H$14])*[.$H$3])/60+[.G66]" office:value-type="float" office:value="7.8" calcext:value-type="float">
            <text:p>7,8</text:p>
          </table:table-cell>
          <table:table-cell table:formula="of:=(([.$H$5]+[.$H$14])*[.$H$3])/60+[.H66]" office:value-type="float" office:value="11.3982971938776" calcext:value-type="float">
            <text:p>11,3982971939</text:p>
          </table:table-cell>
          <table:table-cell table:formula="of:=(([.$H$5]+[.$H$14])*[.$H$3])/60+[.I66]" office:value-type="float" office:value="9.15" calcext:value-type="float">
            <text:p>9,15</text:p>
          </table:table-cell>
          <table:table-cell table:formula="of:=(([.$H$5]+[.$H$14])*[.$H$3])/60+[.J66]" office:value-type="float" office:value="9.15" calcext:value-type="float">
            <text:p>9,15</text:p>
          </table:table-cell>
          <table:table-cell table:formula="of:=(([.$H$5]+[.$H$14])*[.$H$3])/60+[.K66]" office:value-type="float" office:value="7.8" calcext:value-type="float">
            <text:p>7,8</text:p>
          </table:table-cell>
          <table:table-cell table:formula="of:=(([.$H$5]+[.$H$14])*[.$H$3])/60+[.L66]" office:value-type="float" office:value="7" calcext:value-type="float">
            <text:p>7</text:p>
          </table:table-cell>
          <table:table-cell table:formula="of:=(([.$H$5]+[.$H$14])*[.$H$3])/60+[.M66]" office:value-type="float" office:value="14.8" calcext:value-type="float">
            <text:p>14,8</text:p>
          </table:table-cell>
          <table:table-cell table:formula="of:=(([.$H$5]+[.$H$14])*[.$H$3])/60+[.N66]" office:value-type="float" office:value="8.6" calcext:value-type="float">
            <text:p>8,6</text:p>
          </table:table-cell>
          <table:table-cell table:formula="of:=(([.$H$5]+[.$H$14])*[.$H$3])/60+[.O66]" office:value-type="float" office:value="9.6" calcext:value-type="float">
            <text:p>9,6</text:p>
          </table:table-cell>
          <table:table-cell table:formula="of:=(([.$H$5]+[.$H$14])*[.$H$3])/60+[.P66]" office:value-type="float" office:value="9.41290178571429" calcext:value-type="float">
            <text:p>9,4129017857</text:p>
          </table:table-cell>
          <table:table-cell table:formula="of:=(([.$H$5]+[.$H$14])*[.$H$3])/60+[.Q66]" office:value-type="float" office:value="9.029375" calcext:value-type="float">
            <text:p>9,029375</text:p>
          </table:table-cell>
          <table:table-cell table:formula="of:=(([.$H$5]+[.$H$14])*[.$H$3])/60+[.R66]" office:value-type="float" office:value="10.4" calcext:value-type="float">
            <text:p>10,4</text:p>
          </table:table-cell>
          <table:table-cell table:formula="of:=(([.$H$5]+[.$H$14])*[.$H$3])/60+[.S66]" office:value-type="float" office:value="7.35" calcext:value-type="float">
            <text:p>7,35</text:p>
          </table:table-cell>
          <table:table-cell table:formula="of:=(([.$H$5]+[.$H$14])*[.$H$3])/60+[.T66]" office:value-type="float" office:value="12.3" calcext:value-type="float">
            <text:p>12,3</text:p>
          </table:table-cell>
          <table:table-cell table:formula="of:=(([.$H$5]+[.$H$14])*[.$H$3])/60+[.U66]" office:value-type="float" office:value="14.3464285714286" calcext:value-type="float">
            <text:p>14,3464285714</text:p>
          </table:table-cell>
          <table:table-cell table:formula="of:=(([.$H$5]+[.$H$14])*[.$H$3])/60+[.V66]" office:value-type="float" office:value="11" calcext:value-type="float">
            <text:p>11</text:p>
          </table:table-cell>
          <table:table-cell table:formula="of:=(([.$H$5]+[.$H$14])*[.$H$3])/60+[.W66]" office:value-type="float" office:value="13.2" calcext:value-type="float">
            <text:p>13,2</text:p>
          </table:table-cell>
          <table:table-cell table:formula="of:=(([.$H$5]+[.$H$14])*[.$H$3])/60+[.X66]" office:value-type="float" office:value="11.7" calcext:value-type="float">
            <text:p>11,7</text:p>
          </table:table-cell>
          <table:table-cell table:formula="of:=(([.$H$5]+[.$H$14])*[.$H$3])/60+[.Y66]" office:value-type="float" office:value="15" calcext:value-type="float">
            <text:p>15</text:p>
          </table:table-cell>
          <table:table-cell table:formula="of:=(([.$H$5]+[.$H$14])*[.$H$3])/60+[.Z66]" office:value-type="float" office:value="8.1" calcext:value-type="float">
            <text:p>8,1</text:p>
          </table:table-cell>
          <table:table-cell table:formula="of:=(([.$H$5]+[.$H$14])*[.$H$3])/60+[.AA66]" office:value-type="float" office:value="11" calcext:value-type="float">
            <text:p>11</text:p>
          </table:table-cell>
          <table:table-cell table:formula="of:=(([.$H$5]+[.$H$14])*[.$H$3])/60+[.AB66]" office:value-type="float" office:value="12.65" calcext:value-type="float">
            <text:p>12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 Damages Per Second Against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formula="of:=([.$H$4]+[.$H$13])*[.$H$3]/6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After Reduction</text:p>
          </table:table-cell>
          <table:table-cell table:formula="of:=[.B67]*(100-[.B$9])/100+[.B68]*(100-[.B$8])/100" office:value-type="float" office:value="8.4" calcext:value-type="float">
            <text:p>8,4</text:p>
          </table:table-cell>
          <table:table-cell table:formula="of:=[.C67]*(100-[.C$9])/100+[.C68]*(100-[.C$8])/100" office:value-type="float" office:value="2.25" calcext:value-type="float">
            <text:p>2,25</text:p>
          </table:table-cell>
          <table:table-cell table:formula="of:=[.D67]*(100-[.D$9])/100+[.D68]*(100-[.D$8])/100" office:value-type="float" office:value="7.2" calcext:value-type="float">
            <text:p>7,2</text:p>
          </table:table-cell>
          <table:table-cell table:formula="of:=[.E67]*(100-[.E$9])/100+[.E68]*(100-[.E$8])/100" office:value-type="float" office:value="8.8" calcext:value-type="float">
            <text:p>8,8</text:p>
          </table:table-cell>
          <table:table-cell table:formula="of:=[.F67]*(100-[.F$9])/100+[.F68]*(100-[.F$8])/100" office:value-type="float" office:value="7.6" calcext:value-type="float">
            <text:p>7,6</text:p>
          </table:table-cell>
          <table:table-cell table:formula="of:=[.G67]*(100-[.G$9])/100+[.G68]*(100-[.G$8])/100" office:value-type="float" office:value="7.8" calcext:value-type="float">
            <text:p>7,8</text:p>
          </table:table-cell>
          <table:table-cell table:formula="of:=[.H67]*(100-[.H$9])/100+[.H68]*(100-[.H$8])/100" office:value-type="float" office:value="11.3982971938776" calcext:value-type="float">
            <text:p>11,3982971939</text:p>
          </table:table-cell>
          <table:table-cell table:formula="of:=[.I67]*(100-[.I$9])/100+[.I68]*(100-[.I$8])/100" office:value-type="float" office:value="9.15" calcext:value-type="float">
            <text:p>9,15</text:p>
          </table:table-cell>
          <table:table-cell table:formula="of:=[.J67]*(100-[.J$9])/100+[.J68]*(100-[.J$8])/100" office:value-type="float" office:value="9.15" calcext:value-type="float">
            <text:p>9,15</text:p>
          </table:table-cell>
          <table:table-cell table:formula="of:=[.K67]*(100-[.K$9])/100+[.K68]*(100-[.K$8])/100" office:value-type="float" office:value="7.8" calcext:value-type="float">
            <text:p>7,8</text:p>
          </table:table-cell>
          <table:table-cell table:formula="of:=[.L67]*(100-[.L$9])/100+[.L68]*(100-[.L$8])/100" office:value-type="float" office:value="7" calcext:value-type="float">
            <text:p>7</text:p>
          </table:table-cell>
          <table:table-cell table:formula="of:=[.M67]*(100-[.M$9])/100+[.M68]*(100-[.M$8])/100" office:value-type="float" office:value="14.8" calcext:value-type="float">
            <text:p>14,8</text:p>
          </table:table-cell>
          <table:table-cell table:formula="of:=[.N67]*(100-[.N$9])/100+[.N68]*(100-[.N$8])/100" office:value-type="float" office:value="8.6" calcext:value-type="float">
            <text:p>8,6</text:p>
          </table:table-cell>
          <table:table-cell table:formula="of:=[.O67]*(100-[.O$9])/100+[.O68]*(100-[.O$8])/100" office:value-type="float" office:value="9.6" calcext:value-type="float">
            <text:p>9,6</text:p>
          </table:table-cell>
          <table:table-cell table:formula="of:=[.P67]*(100-[.P$9])/100+[.P68]*(100-[.P$8])/100" office:value-type="float" office:value="9.41290178571429" calcext:value-type="float">
            <text:p>9,4129017857</text:p>
          </table:table-cell>
          <table:table-cell table:formula="of:=[.Q67]*(100-[.Q$9])/100+[.Q68]*(100-[.Q$8])/100" office:value-type="float" office:value="9.029375" calcext:value-type="float">
            <text:p>9,029375</text:p>
          </table:table-cell>
          <table:table-cell table:formula="of:=[.R67]*(100-[.R$9])/100+[.R68]*(100-[.R$8])/100" office:value-type="float" office:value="10.4" calcext:value-type="float">
            <text:p>10,4</text:p>
          </table:table-cell>
          <table:table-cell table:formula="of:=[.S67]*(100-[.S$9])/100+[.S68]*(100-[.S$8])/100" office:value-type="float" office:value="7.35" calcext:value-type="float">
            <text:p>7,35</text:p>
          </table:table-cell>
          <table:table-cell table:formula="of:=[.T67]*(100-[.T$9])/100+[.T68]*(100-[.T$8])/100" office:value-type="float" office:value="12.3" calcext:value-type="float">
            <text:p>12,3</text:p>
          </table:table-cell>
          <table:table-cell table:formula="of:=[.U67]*(100-[.U$9])/100+[.U68]*(100-[.U$8])/100" office:value-type="float" office:value="10.7598214285714" calcext:value-type="float">
            <text:p>10,7598214286</text:p>
          </table:table-cell>
          <table:table-cell table:formula="of:=[.V67]*(100-[.V$9])/100+[.V68]*(100-[.V$8])/100" office:value-type="float" office:value="11" calcext:value-type="float">
            <text:p>11</text:p>
          </table:table-cell>
          <table:table-cell table:formula="of:=[.W67]*(100-[.W$9])/100+[.W68]*(100-[.W$8])/100" office:value-type="float" office:value="13.2" calcext:value-type="float">
            <text:p>13,2</text:p>
          </table:table-cell>
          <table:table-cell table:formula="of:=[.X67]*(100-[.X$9])/100+[.X68]*(100-[.X$8])/100" office:value-type="float" office:value="11.7" calcext:value-type="float">
            <text:p>11,7</text:p>
          </table:table-cell>
          <table:table-cell table:formula="of:=[.Y67]*(100-[.Y$9])/100+[.Y68]*(100-[.Y$8])/100" office:value-type="float" office:value="15" calcext:value-type="float">
            <text:p>15</text:p>
          </table:table-cell>
          <table:table-cell table:formula="of:=[.Z67]*(100-[.Z$9])/100+[.Z68]*(100-[.Z$8])/100" office:value-type="float" office:value="8.1" calcext:value-type="float">
            <text:p>8,1</text:p>
          </table:table-cell>
          <table:table-cell table:formula="of:=[.AA67]*(100-[.AA$9])/100+[.AA68]*(100-[.AA$8])/100" office:value-type="float" office:value="11" calcext:value-type="float">
            <text:p>11</text:p>
          </table:table-cell>
          <table:table-cell table:formula="of:=[.AB67]*(100-[.AB$9])/100+[.AB68]*(100-[.AB$8])/100" office:value-type="float" office:value="3.795" calcext:value-type="float">
            <text:p>3,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Modified</text:p>
          </table:table-cell>
          <table:table-cell table:formula="of:=[.B69]" office:value-type="float" office:value="8.4" calcext:value-type="float">
            <text:p>8,4</text:p>
          </table:table-cell>
          <table:table-cell table:formula="of:=[.C69]" office:value-type="float" office:value="2.25" calcext:value-type="float">
            <text:p>2,25</text:p>
          </table:table-cell>
          <table:table-cell table:formula="of:=[.D69]" office:value-type="float" office:value="7.2" calcext:value-type="float">
            <text:p>7,2</text:p>
          </table:table-cell>
          <table:table-cell table:formula="of:=[.E69]" office:value-type="float" office:value="8.8" calcext:value-type="float">
            <text:p>8,8</text:p>
          </table:table-cell>
          <table:table-cell table:formula="of:=[.F69]" office:value-type="float" office:value="7.6" calcext:value-type="float">
            <text:p>7,6</text:p>
          </table:table-cell>
          <table:table-cell table:formula="of:=[.G69]*2/3" office:value-type="float" office:value="5.2" calcext:value-type="float">
            <text:p>5,2</text:p>
          </table:table-cell>
          <table:table-cell table:formula="of:=[.H69]" office:value-type="float" office:value="11.3982971938776" calcext:value-type="float">
            <text:p>11,3982971939</text:p>
          </table:table-cell>
          <table:table-cell table:formula="of:=[.I69]" office:value-type="float" office:value="9.15" calcext:value-type="float">
            <text:p>9,15</text:p>
          </table:table-cell>
          <table:table-cell table:formula="of:=[.J69]" office:value-type="float" office:value="9.15" calcext:value-type="float">
            <text:p>9,15</text:p>
          </table:table-cell>
          <table:table-cell table:formula="of:=[.K69]" office:value-type="float" office:value="7.8" calcext:value-type="float">
            <text:p>7,8</text:p>
          </table:table-cell>
          <table:table-cell table:formula="of:=[.L69]" office:value-type="float" office:value="7" calcext:value-type="float">
            <text:p>7</text:p>
          </table:table-cell>
          <table:table-cell table:formula="of:=[.M69]" office:value-type="float" office:value="14.8" calcext:value-type="float">
            <text:p>14,8</text:p>
          </table:table-cell>
          <table:table-cell table:formula="of:=[.N69]" office:value-type="float" office:value="8.6" calcext:value-type="float">
            <text:p>8,6</text:p>
          </table:table-cell>
          <table:table-cell table:formula="of:=[.O69]/2" office:value-type="float" office:value="4.8" calcext:value-type="float">
            <text:p>4,8</text:p>
          </table:table-cell>
          <table:table-cell table:formula="of:=[.P69]" office:value-type="float" office:value="9.41290178571429" calcext:value-type="float">
            <text:p>9,4129017857</text:p>
          </table:table-cell>
          <table:table-cell table:formula="of:=[.Q69]" office:value-type="float" office:value="9.029375" calcext:value-type="float">
            <text:p>9,029375</text:p>
          </table:table-cell>
          <table:table-cell table:formula="of:=[.R69]" office:value-type="float" office:value="10.4" calcext:value-type="float">
            <text:p>10,4</text:p>
          </table:table-cell>
          <table:table-cell table:formula="of:=MAX([.S69]-3;0.001)" office:value-type="float" office:value="4.35" calcext:value-type="float">
            <text:p>4,35</text:p>
          </table:table-cell>
          <table:table-cell table:formula="of:=[.T69]" office:value-type="float" office:value="12.3" calcext:value-type="float">
            <text:p>12,3</text:p>
          </table:table-cell>
          <table:table-cell table:formula="of:=[.U69]+1" office:value-type="float" office:value="11.7598214285714" calcext:value-type="float">
            <text:p>11,7598214286</text:p>
          </table:table-cell>
          <table:table-cell table:formula="of:=[.V69]" office:value-type="float" office:value="11" calcext:value-type="float">
            <text:p>11</text:p>
          </table:table-cell>
          <table:table-cell table:formula="of:=MAX([.W69]-4*[.W$3]/60;0.0001)" office:value-type="float" office:value="10.2" calcext:value-type="float">
            <text:p>10,2</text:p>
          </table:table-cell>
          <table:table-cell table:formula="of:=[.X69]" office:value-type="float" office:value="11.7" calcext:value-type="float">
            <text:p>11,7</text:p>
          </table:table-cell>
          <table:table-cell table:formula="of:=[.Y69]" office:value-type="float" office:value="15" calcext:value-type="float">
            <text:p>15</text:p>
          </table:table-cell>
          <table:table-cell table:formula="of:=ROUND([.Z69]/2-2*[.Z$3]/60-[.$H$3]/60;1)+0.0001" office:value-type="float" office:value="2.4001" calcext:value-type="float">
            <text:p>2,4001</text:p>
          </table:table-cell>
          <table:table-cell table:formula="of:=[.AA69]" office:value-type="float" office:value="11" calcext:value-type="float">
            <text:p>11</text:p>
          </table:table-cell>
          <table:table-cell table:formula="of:=[.AB69]" office:value-type="float" office:value="3.795" calcext:value-type="float">
            <text:p>3,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Physical Damages Att Ad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1/5*[.O$4]*2" office:value-type="float" office:value="4.8" calcext:value-type="float">
            <text:p>4,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gical Damages Att Add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1/3 * 4* [.AA$14]" office:value-type="float" office:value="35.5555555555555" calcext:value-type="float">
            <text:p>35,55555555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Unit</text:p>
          </table:table-cell>
          <table:table-cell table:formula="of:=MAX(0;([.B$24]-[.$H$24]))/([.$H$23]*30)*[.B77]" office:value-type="float" office:value="0" calcext:value-type="float">
            <text:p>0</text:p>
          </table:table-cell>
          <table:table-cell table:formula="of:=MAX(0;([.C$24]-[.$H$24]))/([.$H$23]*30)*[.C77]" office:value-type="float" office:value="0" calcext:value-type="float">
            <text:p>0</text:p>
          </table:table-cell>
          <table:table-cell table:formula="of:=MAX(0;([.D$24]-[.$H$24]))/([.$H$23]*30)*[.D77]" office:value-type="float" office:value="3.11111111111111" calcext:value-type="float">
            <text:p>3,1111111111</text:p>
          </table:table-cell>
          <table:table-cell table:formula="of:=MAX(0;([.E$24]-[.$H$24]))/([.$H$23]*30)*[.E77]" office:value-type="float" office:value="0" calcext:value-type="float">
            <text:p>0</text:p>
          </table:table-cell>
          <table:table-cell table:formula="of:=MAX(0;([.F$24]-[.$H$24]))/([.$H$23]*30)*[.F77]" office:value-type="float" office:value="0.592592592592593" calcext:value-type="float">
            <text:p>0,5925925926</text:p>
          </table:table-cell>
          <table:table-cell table:formula="of:=MAX(0;([.G$24]-[.$H$24]))/([.$H$23]*30)*[.G77]" office:value-type="float" office:value="0" calcext:value-type="float">
            <text:p>0</text:p>
          </table:table-cell>
          <table:table-cell table:formula="of:=MAX(0;([.H$24]-[.$H$24]))/([.$H$23]*30)*[.H77]" office:value-type="float" office:value="0" calcext:value-type="float">
            <text:p>0</text:p>
          </table:table-cell>
          <table:table-cell table:formula="of:=MAX(0;([.I$24]-[.$H$24]))/([.$H$23]*30)*[.I77]" office:value-type="float" office:value="0" calcext:value-type="float">
            <text:p>0</text:p>
          </table:table-cell>
          <table:table-cell table:formula="of:=MAX(0;([.J$24]-[.$H$24]))/([.$H$23]*30)*[.J77]" office:value-type="float" office:value="9.13888888888889" calcext:value-type="float">
            <text:p>9,1388888889</text:p>
          </table:table-cell>
          <table:table-cell table:formula="of:=MAX(0;([.K$24]-[.$H$24]))/([.$H$23]*30)*[.K77]" office:value-type="float" office:value="0" calcext:value-type="float">
            <text:p>0</text:p>
          </table:table-cell>
          <table:table-cell table:formula="of:=MAX(0;([.L$24]-[.$H$24]))/([.$H$23]*30)*[.L77]" office:value-type="float" office:value="0" calcext:value-type="float">
            <text:p>0</text:p>
          </table:table-cell>
          <table:table-cell table:formula="of:=MAX(0;([.M$24]-[.$H$24]))/([.$H$23]*30)*[.M77]" office:value-type="float" office:value="0" calcext:value-type="float">
            <text:p>0</text:p>
          </table:table-cell>
          <table:table-cell table:formula="of:=MAX(0;([.N$24]-[.$H$24]))/([.$H$23]*30)*[.N77]" office:value-type="float" office:value="12.5259259259259" calcext:value-type="float">
            <text:p>12,5259259259</text:p>
          </table:table-cell>
          <table:table-cell table:formula="of:=MAX(0;([.O$24]-[.$H$24]))/([.$H$23]*30)*[.O77]" office:value-type="float" office:value="0" calcext:value-type="float">
            <text:p>0</text:p>
          </table:table-cell>
          <table:table-cell table:formula="of:=MAX(0;([.P$24]-[.$H$24]))/([.$H$23]*30)*[.P77]" office:value-type="float" office:value="7.94444444444444" calcext:value-type="float">
            <text:p>7,9444444444</text:p>
          </table:table-cell>
          <table:table-cell table:formula="of:=MAX(0;([.Q$24]-[.$H$24]))/([.$H$23]*30)*[.Q77]" office:value-type="float" office:value="6.96604938271605" calcext:value-type="float">
            <text:p>6,9660493827</text:p>
          </table:table-cell>
          <table:table-cell table:formula="of:=MAX(0;([.R$24]-[.$H$24]))/([.$H$23]*30)*[.R77]" office:value-type="float" office:value="0" calcext:value-type="float">
            <text:p>0</text:p>
          </table:table-cell>
          <table:table-cell table:formula="of:=MAX(0;([.S$24]-[.$H$24]))/([.$H$23]*30)*[.S77]" office:value-type="float" office:value="0" calcext:value-type="float">
            <text:p>0</text:p>
          </table:table-cell>
          <table:table-cell table:formula="of:=MAX(0;([.T$24]-[.$H$24]))/([.$H$23]*30)*8" office:value-type="float" office:value="16.8888888888889" calcext:value-type="float">
            <text:p>16,8888888889</text:p>
          </table:table-cell>
          <table:table-cell table:formula="of:=MAX(0;([.U$24]-[.$H$24]))/([.$H$23]*30)*[.U77]" office:value-type="float" office:value="0" calcext:value-type="float">
            <text:p>0</text:p>
          </table:table-cell>
          <table:table-cell table:formula="of:=(2.5*[.V$4]+10)*(100-[.$H$8])/100" office:value-type="float" office:value="35" calcext:value-type="float">
            <text:p>35</text:p>
          </table:table-cell>
          <table:table-cell table:formula="of:=MAX(0;([.W$24]-[.$H$24]))/([.$H$23]*30)*[.W77]" office:value-type="float" office:value="0" calcext:value-type="float">
            <text:p>0</text:p>
          </table:table-cell>
          <table:table-cell table:formula="of:=MAX(0;([.X$24]-[.$H$24]))/([.$H$23]*30)*[.X77]" office:value-type="float" office:value="0.703703703703704" calcext:value-type="float">
            <text:p>0,7037037037</text:p>
          </table:table-cell>
          <table:table-cell table:formula="of:=MAX(0;([.Y$24]-[.$H$24]))/([.$H$23]*30)*[.Y77]" office:value-type="float" office:value="0" calcext:value-type="float">
            <text:p>0</text:p>
          </table:table-cell>
          <table:table-cell table:formula="of:=MAX(0;([.Z$24]-[.$H$24]))/([.$H$23]*30)*[.Z77]" office:value-type="float" office:value="0" calcext:value-type="float">
            <text:p>0</text:p>
          </table:table-cell>
          <table:table-cell table:formula="of:=MAX(0;([.AA$24]-[.$H$24]))/([.$H$23]*30)*[.AA77]" office:value-type="float" office:value="57.4417009602195" calcext:value-type="float">
            <text:p>57,4417009602</text:p>
          </table:table-cell>
          <table:table-cell table:formula="of:=MAX(0;([.AB$24]-[.$H$24]))/([.$H$23]*30)*[.AB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Wisp</text:p>
          </table:table-cell>
          <table:table-cell table:formula="of:=MIN((60/100)*[.B73]*(100-[.B$9])/100;(60/100)*[.$H$7]*(100-[.B$9])/100)" office:value-type="float" office:value="0" calcext:value-type="float">
            <text:p>0</text:p>
          </table:table-cell>
          <table:table-cell table:formula="of:=MIN((60/100)*[.C73]*(100-[.C$9])/100;(60/100)*[.$H$7]*(100-[.C$9])/100)" office:value-type="float" office:value="0" calcext:value-type="float">
            <text:p>0</text:p>
          </table:table-cell>
          <table:table-cell table:formula="of:=MIN((60/100)*[.D73]*(100-[.D$9])/100;(60/100)*[.$H$7]*(100-[.D$9])/100)" office:value-type="float" office:value="1.86666666666667" calcext:value-type="float">
            <text:p>1,8666666667</text:p>
          </table:table-cell>
          <table:table-cell table:formula="of:=MIN((60/100)*[.E73]*(100-[.E$9])/100;(60/100)*[.$H$7]*(100-[.E$9])/100)" office:value-type="float" office:value="0" calcext:value-type="float">
            <text:p>0</text:p>
          </table:table-cell>
          <table:table-cell table:formula="of:=MIN((60/100)*[.F73]*(100-[.F$9])/100;(60/100)*[.$H$7]*(100-[.F$9])/100)" office:value-type="float" office:value="0.355555555555555" calcext:value-type="float">
            <text:p>0,3555555556</text:p>
          </table:table-cell>
          <table:table-cell table:formula="of:=MIN((60/100)*[.G73]*(100-[.G$9])/100;(60/100)*[.$H$7]*(100-[.G$9])/100)" office:value-type="float" office:value="0" calcext:value-type="float">
            <text:p>0</text:p>
          </table:table-cell>
          <table:table-cell table:formula="of:=MIN((60/100)*[.H73]*(100-[.H$9])/100;(60/100)*[.$H$7]*(100-[.H$9])/100)" office:value-type="float" office:value="0" calcext:value-type="float">
            <text:p>0</text:p>
          </table:table-cell>
          <table:table-cell table:formula="of:=MIN((60/100)*[.I73]*(100-[.I$9])/100;(60/100)*[.$H$7]*(100-[.I$9])/100)" office:value-type="float" office:value="0" calcext:value-type="float">
            <text:p>0</text:p>
          </table:table-cell>
          <table:table-cell table:formula="of:=MIN((60/100)*[.J73]*(100-[.J$9])/100;(60/100)*[.$H$7]*(100-[.J$9])/100)" office:value-type="float" office:value="5.48333333333333" calcext:value-type="float">
            <text:p>5,4833333333</text:p>
          </table:table-cell>
          <table:table-cell table:formula="of:=MIN((60/100)*[.K73]*(100-[.K$9])/100;(60/100)*[.$H$7]*(100-[.K$9])/100)" office:value-type="float" office:value="0" calcext:value-type="float">
            <text:p>0</text:p>
          </table:table-cell>
          <table:table-cell table:formula="of:=MIN((60/100)*[.L73]*(100-[.L$9])/100;(60/100)*[.$H$7]*(100-[.L$9])/100)" office:value-type="float" office:value="0" calcext:value-type="float">
            <text:p>0</text:p>
          </table:table-cell>
          <table:table-cell table:formula="of:=MIN((60/100)*[.M73]*(100-[.M$9])/100;(60/100)*[.$H$7]*(100-[.M$9])/100)" office:value-type="float" office:value="0" calcext:value-type="float">
            <text:p>0</text:p>
          </table:table-cell>
          <table:table-cell table:formula="of:=MIN((60/100)*[.N73]*(100-[.N$9])/100;(60/100)*[.$H$7]*(100-[.N$9])/100)" office:value-type="float" office:value="7.51555555555556" calcext:value-type="float">
            <text:p>7,5155555556</text:p>
          </table:table-cell>
          <table:table-cell table:formula="of:=MIN((60/100)*[.O73]*(100-[.O$9])/100;(60/100)*[.$H$7]*(100-[.O$9])/100)" office:value-type="float" office:value="0" calcext:value-type="float">
            <text:p>0</text:p>
          </table:table-cell>
          <table:table-cell table:formula="of:=MIN((60/100)*[.P73]*(100-[.P$9])/100;(60/100)*[.$H$7]*(100-[.P$9])/100)" office:value-type="float" office:value="4.76666666666667" calcext:value-type="float">
            <text:p>4,7666666667</text:p>
          </table:table-cell>
          <table:table-cell table:formula="of:=MIN((60/100)*[.Q73]*(100-[.Q$9])/100;(60/100)*[.$H$7]*(100-[.Q$9])/100)" office:value-type="float" office:value="4.17962962962963" calcext:value-type="float">
            <text:p>4,1796296296</text:p>
          </table:table-cell>
          <table:table-cell table:formula="of:=MIN((60/100)*[.R73]*(100-[.R$9])/100;(60/100)*[.$H$7]*(100-[.R$9])/100)" office:value-type="float" office:value="0" calcext:value-type="float">
            <text:p>0</text:p>
          </table:table-cell>
          <table:table-cell table:formula="of:=MIN((60/100)*[.S73]*(100-[.S$9])/100;(60/100)*[.$H$7]*(100-[.S$9])/100)" office:value-type="float" office:value="0" calcext:value-type="float">
            <text:p>0</text:p>
          </table:table-cell>
          <table:table-cell table:formula="of:=MIN((60/100)*[.T73]*(100-[.T$9])/100;(60/100)*[.$H$7]*(100-[.T$9])/100)" office:value-type="float" office:value="10.1333333333333" calcext:value-type="float">
            <text:p>10,1333333333</text:p>
          </table:table-cell>
          <table:table-cell table:formula="of:=MIN((60/100)*[.U73]*(100-[.U$9])/100;(60/100)*[.$H$7]*(100-[.U$9])/100)" office:value-type="float" office:value="0" calcext:value-type="float">
            <text:p>0</text:p>
          </table:table-cell>
          <table:table-cell table:formula="of:=MIN((60/100)*[.V73]*(100-[.V$9])/100;(60/100)*[.$H$7]*(100-[.V$9])/100)" office:value-type="float" office:value="21" calcext:value-type="float">
            <text:p>21</text:p>
          </table:table-cell>
          <table:table-cell table:formula="of:=MIN((60/100)*[.W73]*(100-[.W$9])/100;(60/100)*[.$H$7]*(100-[.W$9])/100)" office:value-type="float" office:value="0" calcext:value-type="float">
            <text:p>0</text:p>
          </table:table-cell>
          <table:table-cell table:formula="of:=MIN((60/100)*[.X73]*(100-[.X$9])/100;(60/100)*[.$H$7]*(100-[.X$9])/100)" office:value-type="float" office:value="0.422222222222222" calcext:value-type="float">
            <text:p>0,4222222222</text:p>
          </table:table-cell>
          <table:table-cell table:formula="of:=MIN((60/100)*[.Y73]*(100-[.Y$9])/100;(60/100)*[.$H$7]*(100-[.Y$9])/100)" office:value-type="float" office:value="0" calcext:value-type="float">
            <text:p>0</text:p>
          </table:table-cell>
          <table:table-cell table:formula="of:=MIN((60/100)*[.Z73]*(100-[.Z$9])/100;(60/100)*[.$H$7]*(100-[.Z$9])/100)" office:value-type="float" office:value="0" calcext:value-type="float">
            <text:p>0</text:p>
          </table:table-cell>
          <table:table-cell table:formula="of:=MIN((60/100)*[.AA73]*(100-[.AA$9])/100;(60/100)*[.$H$7]*(100-[.AA$9])/100)" office:value-type="float" office:value="21" calcext:value-type="float">
            <text:p>21</text:p>
          </table:table-cell>
          <table:table-cell table:formula="of:=MIN((60/100)*[.AB73]*(100-[.AB$9])/100;(60/100)*[.$H$7]*(100-[.AB$9])/10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physical damages by Unit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magical damages by Uni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60/100)*[.$H$10]" office:value-type="float" office:value="3.6" calcext:value-type="float">
            <text:p>3,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9/(20*0.4)" office:value-type="float" office:value="1.125" calcext:value-type="float">
            <text:p>1,125</text:p>
          </table:table-cell>
          <table:table-cell table:formula="of:=7/(30*0.4)" office:value-type="float" office:value="0.583333333333333" calcext:value-type="float">
            <text:p>0,58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DPS (Power counted)</text:p>
          </table:table-cell>
          <table:table-cell table:formula="of:= ((([.B$5]+[.B72])*[.B$3]/60+[.B76])*((100-[.$H$9])/100)+(([.B$4]+[.B71])*[.B$3]/60+[.B75])*((100-[.$H$8])/100))" office:value-type="float" office:value="4" calcext:value-type="float">
            <text:p>4</text:p>
          </table:table-cell>
          <table:table-cell table:formula="of:= ((([.C$5]+[.C72])*[.C$3]/60+[.C76])*((100-[.$H$9])/100)+(([.C$4]+[.C71])*[.C$3]/60+[.C75])*((100-[.$H$8])/100))" office:value-type="float" office:value="2.5" calcext:value-type="float">
            <text:p>2,5</text:p>
          </table:table-cell>
          <table:table-cell table:formula="of:= ((([.D$5]+[.D72])*[.D$3]/60+[.D76])*((100-[.$H$9])/100)+(([.D$4]+[.D71])*[.D$3]/60+[.D75])*((100-[.$H$8])/100))" office:value-type="float" office:value="2" calcext:value-type="float">
            <text:p>2</text:p>
          </table:table-cell>
          <table:table-cell table:formula="of:= ((([.E$5]+[.E72])*[.E$3]/60+[.E76])*((100-[.$H$9])/100)+(([.E$4]+[.E71])*[.E$3]/60+[.E75])*((100-[.$H$8])/100))" office:value-type="float" office:value="4.66666666666667" calcext:value-type="float">
            <text:p>4,6666666667</text:p>
          </table:table-cell>
          <table:table-cell table:formula="of:= ((([.F$5]+[.F72])*[.F$3]/60+[.F76])*((100-[.$H$9])/100)+(([.F$4]+[.F71])*[.F$3]/60+[.F75])*((100-[.$H$8])/100))" office:value-type="float" office:value="2.66666666666667" calcext:value-type="float">
            <text:p>2,6666666667</text:p>
          </table:table-cell>
          <table:table-cell table:formula="of:= ((([.G$5]+[.G72])*[.G$3]/60+[.G76])*((100-[.$H$9])/100)+(([.G$4]+[.G71])*[.G$3]/60+[.G75])*((100-[.$H$8])/100))" office:value-type="float" office:value="3" calcext:value-type="float">
            <text:p>3</text:p>
          </table:table-cell>
          <table:table-cell table:formula="of:= ((([.H$5]+[.H72])*[.H$3]/60+[.H76])*((100-[.$H$9])/100)+(([.H$4]+[.H71])*[.H$3]/60+[.H75])*((100-[.$H$8])/100))" office:value-type="float" office:value="9.6" calcext:value-type="float">
            <text:p>9,6</text:p>
          </table:table-cell>
          <table:table-cell table:formula="of:= ((([.I$5]+[.I72])*[.I$3]/60+[.I76])*((100-[.$H$9])/100)+(([.I$4]+[.I71])*[.I$3]/60+[.I75])*((100-[.$H$8])/100))" office:value-type="float" office:value="5.25" calcext:value-type="float">
            <text:p>5,25</text:p>
          </table:table-cell>
          <table:table-cell table:formula="of:= ((([.J$5]+[.J72])*[.J$3]/60+[.J76])*((100-[.$H$9])/100)+(([.J$4]+[.J71])*[.J$3]/60+[.J75])*((100-[.$H$8])/100))" office:value-type="float" office:value="5.25" calcext:value-type="float">
            <text:p>5,25</text:p>
          </table:table-cell>
          <table:table-cell table:formula="of:= ((([.K$5]+[.K72])*[.K$3]/60+[.K76])*((100-[.$H$9])/100)+(([.K$4]+[.K71])*[.K$3]/60+[.K75])*((100-[.$H$8])/100))" office:value-type="float" office:value="3" calcext:value-type="float">
            <text:p>3</text:p>
          </table:table-cell>
          <table:table-cell table:formula="of:= ((([.L$5]+[.L72])*[.L$3]/60+[.L76])*((100-[.$H$9])/100)+(([.L$4]+[.L71])*[.L$3]/60+[.L75])*((100-[.$H$8])/100))" office:value-type="float" office:value="1.66666666666667" calcext:value-type="float">
            <text:p>1,6666666667</text:p>
          </table:table-cell>
          <table:table-cell table:formula="of:= ((([.M$5]+[.M72])*[.M$3]/60+[.M76])*((100-[.$H$9])/100)+(([.M$4]+[.M71])*[.M$3]/60+[.M75])*((100-[.$H$8])/100))" office:value-type="float" office:value="14.6666666666667" calcext:value-type="float">
            <text:p>14,6666666667</text:p>
          </table:table-cell>
          <table:table-cell table:formula="of:= ((([.N$5]+[.N72])*[.N$3]/60+[.N76])*((100-[.$H$9])/100)+(([.N$4]+[.N71])*[.N$3]/60+[.N75])*((100-[.$H$8])/100))" office:value-type="float" office:value="5.93333333333333" calcext:value-type="float">
            <text:p>5,9333333333</text:p>
          </table:table-cell>
          <table:table-cell table:formula="of:= ((([.O$5]+[.O72])*[.O$3]/60+[.O76])*((100-[.$H$9])/100)+(([.O$4]+[.O71])*[.O$3]/60+[.O75])*((100-[.$H$8])/100))" office:value-type="float" office:value="6" calcext:value-type="float">
            <text:p>6</text:p>
          </table:table-cell>
          <table:table-cell table:formula="of:= ((([.P$5]+[.P72])*[.P$3]/60+[.P76])*((100-[.$H$9])/100)+(([.P$4]+[.P71])*[.P$3]/60+[.P75])*((100-[.$H$8])/100))" office:value-type="float" office:value="4.125" calcext:value-type="float">
            <text:p>4,125</text:p>
          </table:table-cell>
          <table:table-cell table:formula="of:= ((([.Q$5]+[.Q72])*[.Q$3]/60+[.Q76])*((100-[.$H$9])/100)+(([.Q$4]+[.Q71])*[.Q$3]/60+[.Q75])*((100-[.$H$8])/100))" office:value-type="float" office:value="5.08333333333333" calcext:value-type="float">
            <text:p>5,0833333333</text:p>
          </table:table-cell>
          <table:table-cell table:formula="of:= ((([.R$5]+[.R72])*[.R$3]/60+[.R76])*((100-[.$H$9])/100)+(([.R$4]+[.R71])*[.R$3]/60+[.R75])*((100-[.$H$8])/100))" office:value-type="float" office:value="7.33333333333333" calcext:value-type="float">
            <text:p>7,3333333333</text:p>
          </table:table-cell>
          <table:table-cell table:formula="of:= ((([.S$5]+[.S72])*[.S$3]/60+[.S76])*((100-[.$H$9])/100)+(([.S$4]+[.S71])*[.S$3]/60+[.S75])*((100-[.$H$8])/100))" office:value-type="float" office:value="2.25" calcext:value-type="float">
            <text:p>2,25</text:p>
          </table:table-cell>
          <table:table-cell table:formula="of:= ((([.T$5]+[.T72])*[.T$3]/60+[.T76])*((100-[.$H$9])/100)+(([.T$4]+[.T71])*[.T$3]/60+[.T75])*((100-[.$H$8])/100))" office:value-type="float" office:value="10.5" calcext:value-type="float">
            <text:p>10,5</text:p>
          </table:table-cell>
          <table:table-cell table:formula="of:= ((([.U$5]+[.U72])*[.U$3]/60+[.U76])*((100-[.$H$9])/100)+(([.U$4]+[.U71])*[.U$3]/60+[.U75])*((100-[.$H$8])/100))" office:value-type="float" office:value="14.5" calcext:value-type="float">
            <text:p>14,5</text:p>
          </table:table-cell>
          <table:table-cell table:formula="of:= ((([.V$5]+[.V72])*[.V$3]/60+[.V76])*((100-[.$H$9])/100)+(([.V$4]+[.V71])*[.V$3]/60+[.V75])*((100-[.$H$8])/100))" office:value-type="float" office:value="8.33333333333333" calcext:value-type="float">
            <text:p>8,3333333333</text:p>
          </table:table-cell>
          <table:table-cell table:formula="of:= ((([.W$5]+[.W72])*[.W$3]/60+[.W76])*((100-[.$H$9])/100)+(([.W$4]+[.W71])*[.W$3]/60+[.W75])*((100-[.$H$8])/100))" office:value-type="float" office:value="12" calcext:value-type="float">
            <text:p>12</text:p>
          </table:table-cell>
          <table:table-cell table:formula="of:= ((([.X$5]+[.X72])*[.X$3]/60+[.X76])*((100-[.$H$9])/100)+(([.X$4]+[.X71])*[.X$3]/60+[.X75])*((100-[.$H$8])/100))" office:value-type="float" office:value="9.5" calcext:value-type="float">
            <text:p>9,5</text:p>
          </table:table-cell>
          <table:table-cell table:formula="of:= ((([.Y$5]+[.Y72])*[.Y$3]/60+[.Y76])*((100-[.$H$9])/100)+(([.Y$4]+[.Y71])*[.Y$3]/60+[.Y75])*((100-[.$H$8])/100))" office:value-type="float" office:value="15" calcext:value-type="float">
            <text:p>15</text:p>
          </table:table-cell>
          <table:table-cell table:formula="of:= ((([.Z$5]+[.Z72])*[.Z$3]/60+[.Z76])*((100-[.$H$9])/100)+(([.Z$4]+[.Z71])*[.Z$3]/60+[.Z75])*((100-[.$H$8])/100))" office:value-type="float" office:value="3.5" calcext:value-type="float">
            <text:p>3,5</text:p>
          </table:table-cell>
          <table:table-cell table:formula="of:= ((([.AA$5]+[.AA72])*[.AA$3]/60+[.AA76])*((100-[.$H$9])/100)+(([.AA$4]+[.AA71])*[.AA$3]/60+[.AA75])*((100-[.$H$8])/100))" office:value-type="float" office:value="23.1481481481481" calcext:value-type="float">
            <text:p>23,1481481481</text:p>
          </table:table-cell>
          <table:table-cell table:formula="of:= ((([.AB$5]+[.AB72])*[.AB$3]/60+[.AB76])*((100-[.$H$9])/100)+(([.AB$4]+[.AB71])*[.AB$3]/60+[.AB75])*((100-[.$H$8])/100))" office:value-type="float" office:value="11.0833333333333" calcext:value-type="float">
            <text:p>11,08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 Player Fight Duration (in second)</text:p>
          </table:table-cell>
          <table:table-cell table:formula="of:=MAX(MIN(([.B$7]-[.B74])/[.B70];([.$H$7]-[.B73])/[.B77]);0)" office:value-type="float" office:value="3.57142857142857" calcext:value-type="float">
            <text:p>3,5714285714</text:p>
          </table:table-cell>
          <table:table-cell table:formula="of:=MAX(MIN(([.C$7]-[.C74])/[.C70];([.$H$7]-[.C73])/[.C77]);0)" office:value-type="float" office:value="14" calcext:value-type="float">
            <text:p>14</text:p>
          </table:table-cell>
          <table:table-cell table:formula="of:=MAX(MIN(([.D$7]-[.D74])/[.D70];([.$H$7]-[.D73])/[.D77]);0)" office:value-type="float" office:value="1.82407407407407" calcext:value-type="float">
            <text:p>1,8240740741</text:p>
          </table:table-cell>
          <table:table-cell table:formula="of:=MAX(MIN(([.E$7]-[.E74])/[.E70];([.$H$7]-[.E73])/[.E77]);0)" office:value-type="float" office:value="1.36363636363636" calcext:value-type="float">
            <text:p>1,3636363636</text:p>
          </table:table-cell>
          <table:table-cell table:formula="of:=MAX(MIN(([.F$7]-[.F74])/[.F70];([.$H$7]-[.F73]-14*(100-[.$H$8])/100)/[.F77]);0)" office:value-type="float" office:value="2.58479532163743" calcext:value-type="float">
            <text:p>2,5847953216</text:p>
          </table:table-cell>
          <table:table-cell table:formula="of:=MAX(MIN(([.G$7]-[.G74])/[.G70];([.$H$7]-[.G73])/[.G77]);0)" office:value-type="float" office:value="8.46153846153846" calcext:value-type="float">
            <text:p>8,4615384615</text:p>
          </table:table-cell>
          <table:table-cell table:formula="of:=MAX(MIN(([.H$7]-[.H74])/[.H70];([.$H$7]-[.H73])/[.H77]);0)" office:value-type="float" office:value="3.07063409601215" calcext:value-type="float">
            <text:p>3,070634096</text:p>
          </table:table-cell>
          <table:table-cell table:formula="of:=MAX(MIN(([.I$7]-[.I74])/[.I70];([.$H$7]-[.I73])/[.I77]);0)" office:value-type="float" office:value="3.71584699453552" calcext:value-type="float">
            <text:p>3,7158469945</text:p>
          </table:table-cell>
          <table:table-cell table:formula="of:=MAX(MIN(([.J$7]-[.J74])/[.J70];([.$H$7]-[.J73])/[.J77]);0)" office:value-type="float" office:value="1.58652094717668" calcext:value-type="float">
            <text:p>1,5865209472</text:p>
          </table:table-cell>
          <table:table-cell table:formula="of:=MAX(MIN(([.K$7]-[.K74])/[.K70];([.$H$7]-[.K73])/[.K77]);0)" office:value-type="float" office:value="5" calcext:value-type="float">
            <text:p>5</text:p>
          </table:table-cell>
          <table:table-cell table:formula="of:=MAX(MIN(([.L$7]-[.L74])/[.L70];([.$H$7]-[.L73])/[.L77]);0)" office:value-type="float" office:value="3.57142857142857" calcext:value-type="float">
            <text:p>3,5714285714</text:p>
          </table:table-cell>
          <table:table-cell table:formula="of:=MAX(MIN(([.M$7]-[.M74])/[.M70];([.$H$7]-[.M73])/[.M77]);0)" office:value-type="float" office:value="2.38636363636364" calcext:value-type="float">
            <text:p>2,3863636364</text:p>
          </table:table-cell>
          <table:table-cell table:formula="of:=MAX(MIN(([.N$7]-[.N74])/[.N70];([.$H$7]-[.N73])/[.N77]);0)" office:value-type="float" office:value="2.84702842377261" calcext:value-type="float">
            <text:p>2,8470284238</text:p>
          </table:table-cell>
          <table:table-cell table:formula="of:=MAX(MIN(([.O$7]-[.O74])/[.O70];([.$H$7]-[.O73])/[.O77]);0)" office:value-type="float" office:value="3.33333333333333" calcext:value-type="float">
            <text:p>3,3333333333</text:p>
          </table:table-cell>
          <table:table-cell table:formula="of:=MAX(MIN(([.P$7]-[.P74])/[.P70];([.$H$7]-[.P73])/[.P77]);0)" office:value-type="float" office:value="4.69922393118614" calcext:value-type="float">
            <text:p>4,6992239312</text:p>
          </table:table-cell>
          <table:table-cell table:formula="of:=MAX(MIN(([.Q$7]-[.Q74])/[.Q70];([.$H$7]-[.Q73])/[.Q77]);0)" office:value-type="float" office:value="2.7488469988643" calcext:value-type="float">
            <text:p>2,7488469989</text:p>
          </table:table-cell>
          <table:table-cell table:formula="of:=MAX(MIN(([.R$7]-[.R74])/[.R70];([.$H$7]-[.R73])/[.R77]);0)" office:value-type="float" office:value="4.77272727272727" calcext:value-type="float">
            <text:p>4,7727272727</text:p>
          </table:table-cell>
          <table:table-cell table:formula="of:=MAX(MIN(([.S$7]-[.S74])/[.S70];([.$H$7]-[.S73])/[.S77]);0)" office:value-type="float" office:value="15.5555555555556" calcext:value-type="float">
            <text:p>15,5555555556</text:p>
          </table:table-cell>
          <table:table-cell table:formula="of:=MAX(MIN(([.T$7]-[.T74])/[.T70];([.$H$7]-[.T73])/[.T77]);0)" office:value-type="float" office:value="1.72486772486772" calcext:value-type="float">
            <text:p>1,7248677249</text:p>
          </table:table-cell>
          <table:table-cell table:formula="of:=MAX(MIN(([.U$7]-[.U74])/[.U70];([.$H$7]-[.U73])/[.U77]);0)" office:value-type="float" office:value="2.41379310344828" calcext:value-type="float">
            <text:p>2,4137931034</text:p>
          </table:table-cell>
          <table:table-cell table:formula="of:=MAX(MIN(([.V$7]-[.V74])/[.V70];([.$H$7]-[.V73])/[.V77]);0)" office:value-type="float" office:value="0" calcext:value-type="float">
            <text:p>0</text:p>
          </table:table-cell>
          <table:table-cell table:formula="of:=MAX(MIN(([.W$7]-[.W74])/[.W70];([.$H$7]-[.W73])/[.W77]);0)" office:value-type="float" office:value="2.91666666666667" calcext:value-type="float">
            <text:p>2,9166666667</text:p>
          </table:table-cell>
          <table:table-cell table:formula="of:=MAX(MIN(([.X$7]-[.X74])/[.X70];([.$H$7]-[.X73])/[.X77]);0)" office:value-type="float" office:value="3.61013645224172" calcext:value-type="float">
            <text:p>3,6101364522</text:p>
          </table:table-cell>
          <table:table-cell table:formula="of:=MAX(MIN(([.Y$7]-[.Y74])/[.Y70];([.$H$7]-[.Y73])/[.Y77]);0)" office:value-type="float" office:value="2.33333333333333" calcext:value-type="float">
            <text:p>2,3333333333</text:p>
          </table:table-cell>
          <table:table-cell table:formula="of:=MAX(MIN(([.Z$7]-[.Z74])/[.Z70];([.$H$7]-[.Z73])/[.Z77]);0)" office:value-type="float" office:value="10" calcext:value-type="float">
            <text:p>10</text:p>
          </table:table-cell>
          <table:table-cell table:formula="of:=MAX(MIN(([.AA$7]-[.AA74])/[.AA70];([.$H$7]-[.AA73])/[.AA77]);0)" office:value-type="float" office:value="0" calcext:value-type="float">
            <text:p>0</text:p>
          </table:table-cell>
          <table:table-cell table:formula="of:=MAX(MIN(([.AB$7]-[.AB74])/[.AB70];([.$H$7]-[.AB73])/[.AB77]);0)" office:value-type="float" office:value="3.15789473684211" calcext:value-type="float">
            <text:p>3,157894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Unit</text:p>
          </table:table-cell>
          <table:table-cell table:formula="of:=ROUND(((-[.B70])*[.B78]-[.B74]);0)" office:value-type="float" office:value="-30" calcext:value-type="float">
            <text:p>-30</text:p>
          </table:table-cell>
          <table:table-cell table:formula="of:=ROUND(((-[.C70])*[.C78]-[.C74]);0)" office:value-type="float" office:value="-32" calcext:value-type="float">
            <text:p>-32</text:p>
          </table:table-cell>
          <table:table-cell table:formula="of:=ROUND(((-[.D70])*[.D78]-[.D74]);0)" office:value-type="float" office:value="-15" calcext:value-type="float">
            <text:p>-15</text:p>
          </table:table-cell>
          <table:table-cell table:formula="of:=ROUND(((-[.E70])*[.E78]-[.E74]);0)" office:value-type="float" office:value="-12" calcext:value-type="float">
            <text:p>-12</text:p>
          </table:table-cell>
          <table:table-cell table:formula="of:=ROUND(((-[.F70])*[.F78]-[.F74]);0)" office:value-type="float" office:value="-20" calcext:value-type="float">
            <text:p>-20</text:p>
          </table:table-cell>
          <table:table-cell table:formula="of:=ROUND(((-[.G70])*[.G78]-[.G74]);0)" office:value-type="float" office:value="-44" calcext:value-type="float">
            <text:p>-44</text:p>
          </table:table-cell>
          <table:table-cell table:formula="of:=ROUND(((-[.H70])*[.H78]-[.H74]);0)" office:value-type="float" office:value="-35" calcext:value-type="float">
            <text:p>-35</text:p>
          </table:table-cell>
          <table:table-cell table:formula="of:=ROUND(((-[.I70])*[.I78]-[.I74]);0)" office:value-type="float" office:value="-34" calcext:value-type="float">
            <text:p>-34</text:p>
          </table:table-cell>
          <table:table-cell table:formula="of:=ROUND(((-[.J70])*[.J78]-[.J74]);0)" office:value-type="float" office:value="-20" calcext:value-type="float">
            <text:p>-20</text:p>
          </table:table-cell>
          <table:table-cell table:formula="of:=ROUND(((-[.K70])*[.K78]-[.K74]);0)" office:value-type="float" office:value="-39" calcext:value-type="float">
            <text:p>-39</text:p>
          </table:table-cell>
          <table:table-cell table:formula="of:=ROUND(((-[.L70])*[.L78]-[.L74]);0)" office:value-type="float" office:value="-25" calcext:value-type="float">
            <text:p>-25</text:p>
          </table:table-cell>
          <table:table-cell table:formula="of:=ROUND(((-[.M70])*[.M78]-[.M74]);0)" office:value-type="float" office:value="-35" calcext:value-type="float">
            <text:p>-35</text:p>
          </table:table-cell>
          <table:table-cell table:formula="of:=ROUND(((-[.N70])*[.N78]-[.N74]);0)" office:value-type="float" office:value="-32" calcext:value-type="float">
            <text:p>-32</text:p>
          </table:table-cell>
          <table:table-cell table:formula="of:=ROUND(((-[.O70])*[.O78]-[.O74]);0)" office:value-type="float" office:value="-16" calcext:value-type="float">
            <text:p>-16</text:p>
          </table:table-cell>
          <table:table-cell table:formula="of:=ROUND(((-[.P70])*[.P78]-[.P74]);0)" office:value-type="float" office:value="-49" calcext:value-type="float">
            <text:p>-49</text:p>
          </table:table-cell>
          <table:table-cell table:formula="of:=ROUND(((-[.Q70])*[.Q78]-[.Q74]);0)" office:value-type="float" office:value="-29" calcext:value-type="float">
            <text:p>-29</text:p>
          </table:table-cell>
          <table:table-cell table:formula="of:=ROUND(((-[.R70])*[.R78]-[.R74]);0)" office:value-type="float" office:value="-50" calcext:value-type="float">
            <text:p>-50</text:p>
          </table:table-cell>
          <table:table-cell table:formula="of:=ROUND(((-[.S70])*[.S78]-[.S74]);0)" office:value-type="float" office:value="-68" calcext:value-type="float">
            <text:p>-68</text:p>
          </table:table-cell>
          <table:table-cell table:formula="of:=ROUND(((-[.T70])*[.T78]-[.T74]);0)" office:value-type="float" office:value="-31" calcext:value-type="float">
            <text:p>-31</text:p>
          </table:table-cell>
          <table:table-cell table:formula="of:=ROUND(((-[.U70])*[.U78]-[.U74]);0)" office:value-type="float" office:value="-28" calcext:value-type="float">
            <text:p>-28</text:p>
          </table:table-cell>
          <table:table-cell table:formula="of:=ROUND(((-[.V70])*[.V78]-[.V74]);0)" office:value-type="float" office:value="-21" calcext:value-type="float">
            <text:p>-21</text:p>
          </table:table-cell>
          <table:table-cell table:formula="of:=ROUND(((-[.W70])*[.W78]-[.W74]);0)" office:value-type="float" office:value="-30" calcext:value-type="float">
            <text:p>-30</text:p>
          </table:table-cell>
          <table:table-cell table:formula="of:=ROUND(((-[.X70])*[.X78]-[.X74]);0)" office:value-type="float" office:value="-43" calcext:value-type="float">
            <text:p>-43</text:p>
          </table:table-cell>
          <table:table-cell table:formula="of:=ROUND(((-[.Y70])*[.Y78]-[.Y74]);0)" office:value-type="float" office:value="-35" calcext:value-type="float">
            <text:p>-35</text:p>
          </table:table-cell>
          <table:table-cell table:formula="of:=ROUND(((-[.Z70])*[.Z78]-[.Z74]);0)" office:value-type="float" office:value="-24" calcext:value-type="float">
            <text:p>-24</text:p>
          </table:table-cell>
          <table:table-cell table:formula="of:=ROUND(((-[.AA70])*[.AA78]-[.AA74]);0)" office:value-type="float" office:value="-21" calcext:value-type="float">
            <text:p>-21</text:p>
          </table:table-cell>
          <table:table-cell table:formula="of:=ROUND(((-[.AB70])*[.AB78]-[.AB74]);0)"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Wisp</text:p>
          </table:table-cell>
          <table:table-cell table:formula="of:=-MIN([.$H$7];ROUND(([.B77])*[.B78]+[.B73]))" office:value-type="float" office:value="-14" calcext:value-type="float">
            <text:p>-14</text:p>
          </table:table-cell>
          <table:table-cell table:formula="of:=-MIN([.$H$7];ROUND(([.C77])*[.C78]+[.C73]))" office:value-type="float" office:value="-35" calcext:value-type="float">
            <text:p>-35</text:p>
          </table:table-cell>
          <table:table-cell table:formula="of:=-MIN([.$H$7];ROUND(([.D77])*[.D78]+[.D73]))" office:value-type="float" office:value="-7" calcext:value-type="float">
            <text:p>-7</text:p>
          </table:table-cell>
          <table:table-cell table:formula="of:=-MIN([.$H$7];ROUND(([.E77])*[.E78]+[.E73]))" office:value-type="float" office:value="-6" calcext:value-type="float">
            <text:p>-6</text:p>
          </table:table-cell>
          <table:table-cell table:formula="of:=-MIN([.$H$7];ROUND(([.F77])*[.F78]+[.F73]+14*(100-[.$H$8])/100))" office:value-type="float" office:value="-21" calcext:value-type="float">
            <text:p>-21</text:p>
          </table:table-cell>
          <table:table-cell table:formula="of:=-MIN([.$H$7];ROUND(([.G77])*[.G78]+[.G73]))" office:value-type="float" office:value="-25" calcext:value-type="float">
            <text:p>-25</text:p>
          </table:table-cell>
          <table:table-cell table:formula="of:=-MIN([.$H$7];ROUND(([.H77])*[.H78]+[.H73]))" office:value-type="float" office:value="-29" calcext:value-type="float">
            <text:p>-29</text:p>
          </table:table-cell>
          <table:table-cell table:formula="of:=-MIN([.$H$7];ROUND(([.I77])*[.I78]+[.I73]))" office:value-type="float" office:value="-20" calcext:value-type="float">
            <text:p>-20</text:p>
          </table:table-cell>
          <table:table-cell table:formula="of:=-MIN([.$H$7];ROUND(([.J77])*[.J78]+[.J73]))" office:value-type="float" office:value="-17" calcext:value-type="float">
            <text:p>-17</text:p>
          </table:table-cell>
          <table:table-cell table:formula="of:=-MIN([.$H$7];ROUND(([.K77])*[.K78]+[.K73]))" office:value-type="float" office:value="-15" calcext:value-type="float">
            <text:p>-15</text:p>
          </table:table-cell>
          <table:table-cell table:formula="of:=-MIN([.$H$7];ROUND(([.L77])*[.L78]+[.L73]))" office:value-type="float" office:value="-6" calcext:value-type="float">
            <text:p>-6</text:p>
          </table:table-cell>
          <table:table-cell table:formula="of:=-MIN([.$H$7];ROUND(([.M77])*[.M78]+[.M73]))" office:value-type="float" office:value="-35" calcext:value-type="float">
            <text:p>-35</text:p>
          </table:table-cell>
          <table:table-cell table:formula="of:=-MIN([.$H$7];ROUND(([.N77])*[.N78]+[.N73]))" office:value-type="float" office:value="-29" calcext:value-type="float">
            <text:p>-29</text:p>
          </table:table-cell>
          <table:table-cell table:formula="of:=-MIN([.$H$7];ROUND(([.O77])*[.O78]+[.O73]))" office:value-type="float" office:value="-20" calcext:value-type="float">
            <text:p>-20</text:p>
          </table:table-cell>
          <table:table-cell table:formula="of:=-MIN([.$H$7];ROUND(([.P77])*[.P78]+[.P73]))" office:value-type="float" office:value="-27" calcext:value-type="float">
            <text:p>-27</text:p>
          </table:table-cell>
          <table:table-cell table:formula="of:=-MIN([.$H$7];ROUND(([.Q77])*[.Q78]+[.Q73]))" office:value-type="float" office:value="-21" calcext:value-type="float">
            <text:p>-21</text:p>
          </table:table-cell>
          <table:table-cell table:formula="of:=-MIN([.$H$7];ROUND(([.R77])*[.R78]+[.R73]))" office:value-type="float" office:value="-35" calcext:value-type="float">
            <text:p>-35</text:p>
          </table:table-cell>
          <table:table-cell table:formula="of:=-MIN([.$H$7];ROUND(([.S77])*[.S78]+[.S73]))" office:value-type="float" office:value="-35" calcext:value-type="float">
            <text:p>-35</text:p>
          </table:table-cell>
          <table:table-cell table:formula="of:=-MIN([.$H$7];ROUND(([.T77])*[.T78]+[.T73]))" office:value-type="float" office:value="-35" calcext:value-type="float">
            <text:p>-35</text:p>
          </table:table-cell>
          <table:table-cell table:formula="of:=-MIN([.$H$7];ROUND(([.U77])*[.U78]+[.U73]))" office:value-type="float" office:value="-35" calcext:value-type="float">
            <text:p>-35</text:p>
          </table:table-cell>
          <table:table-cell table:formula="of:=-MIN([.$H$7];ROUND(([.V77])*[.V78]+[.V73]+(2.5*[.V$4]+10)))" office:value-type="float" office:value="-35" calcext:value-type="float">
            <text:p>-35</text:p>
          </table:table-cell>
          <table:table-cell table:formula="of:=-MIN([.$H$7];ROUND(([.W77])*[.W78]+[.W73]))" office:value-type="float" office:value="-35" calcext:value-type="float">
            <text:p>-35</text:p>
          </table:table-cell>
          <table:table-cell table:formula="of:=-MIN([.$H$7];ROUND(([.X77])*[.X78]+[.X73]))" office:value-type="float" office:value="-35" calcext:value-type="float">
            <text:p>-35</text:p>
          </table:table-cell>
          <table:table-cell table:formula="of:=-MIN([.$H$7];ROUND(([.Y77])*[.Y78]+[.Y73]))" office:value-type="float" office:value="-35" calcext:value-type="float">
            <text:p>-35</text:p>
          </table:table-cell>
          <table:table-cell table:formula="of:=-MIN([.$H$7];ROUND(([.Z77])*[.Z78]+[.Z73]))" office:value-type="float" office:value="-35" calcext:value-type="float">
            <text:p>-35</text:p>
          </table:table-cell>
          <table:table-cell table:formula="of:=-MIN([.$H$7];ROUND(([.AA77])*[.AA78]+[.AA73]))" office:value-type="float" office:value="-35" calcext:value-type="float">
            <text:p>-35</text:p>
          </table:table-cell>
          <table:table-cell table:formula="of:=-MIN([.$H$7];ROUND(([.AB77])*[.AB78]+[.AB73]))" office:value-type="float" office:value="-35" calcext:value-type="float">
            <text:p>-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ore</text:p>
          </table:table-cell>
          <table:table-cell table:formula="of:=[.B$2]*[.B79]/[.B$7]-[.$H$2]*[.B80]/[.$H$7]" office:value-type="float" office:value="-46" calcext:value-type="float">
            <text:p>-46</text:p>
          </table:table-cell>
          <table:table-cell table:formula="of:=[.C$2]*[.C79]/[.C$7]-[.$H$2]*[.C80]/[.$H$7]" office:value-type="float" office:value="118.823529411765" calcext:value-type="float">
            <text:p>118,8235294118</text:p>
          </table:table-cell>
          <table:table-cell table:formula="of:=[.D$2]*[.D79]/[.D$7]-[.$H$2]*[.D80]/[.$H$7]" office:value-type="float" office:value="-98" calcext:value-type="float">
            <text:p>-98</text:p>
          </table:table-cell>
          <table:table-cell table:formula="of:=[.E$2]*[.E79]/[.E$7]-[.$H$2]*[.E80]/[.$H$7]" office:value-type="float" office:value="-105.428571428571" calcext:value-type="float">
            <text:p>-105,4285714286</text:p>
          </table:table-cell>
          <table:table-cell table:formula="of:=[.F$2]*[.F79]/[.F$7]-[.$H$2]*[.F80]/[.$H$7]" office:value-type="float" office:value="6" calcext:value-type="float">
            <text:p>6</text:p>
          </table:table-cell>
          <table:table-cell table:formula="of:=[.G$2]*[.G79]/[.G$7]-[.$H$2]*[.G80]/[.$H$7]" office:value-type="float" office:value="-74.2857142857143" calcext:value-type="float">
            <text:p>-74,2857142857</text:p>
          </table:table-cell>
          <table:table-cell table:formula="of:=[.H$2]*[.H79]/[.H$7]-[.$H$2]*[.H80]/[.$H$7]" office:value-type="float" office:value="-44.5714285714286" calcext:value-type="float">
            <text:p>-44,5714285714</text:p>
          </table:table-cell>
          <table:table-cell table:formula="of:=[.I$2]*[.I79]/[.I$7]-[.$H$2]*[.I80]/[.$H$7]" office:value-type="float" office:value="-111.428571428571" calcext:value-type="float">
            <text:p>-111,4285714286</text:p>
          </table:table-cell>
          <table:table-cell table:formula="of:=[.J$2]*[.J79]/[.J$7]-[.$H$2]*[.J80]/[.$H$7]" office:value-type="float" office:value="-133.714285714286" calcext:value-type="float">
            <text:p>-133,7142857143</text:p>
          </table:table-cell>
          <table:table-cell table:formula="of:=[.K$2]*[.K79]/[.K$7]-[.$H$2]*[.K80]/[.$H$7]" office:value-type="float" office:value="-148.571428571429" calcext:value-type="float">
            <text:p>-148,5714285714</text:p>
          </table:table-cell>
          <table:table-cell table:formula="of:=[.L$2]*[.L79]/[.L$7]-[.$H$2]*[.L80]/[.$H$7]" office:value-type="float" office:value="-215.428571428571" calcext:value-type="float">
            <text:p>-215,4285714286</text:p>
          </table:table-cell>
          <table:table-cell table:formula="of:=[.M$2]*[.M79]/[.M$7]-[.$H$2]*[.M80]/[.$H$7]" office:value-type="float" office:value="-146.976744186047" calcext:value-type="float">
            <text:p>-146,976744186</text:p>
          </table:table-cell>
          <table:table-cell table:formula="of:=[.N$2]*[.N79]/[.N$7]-[.$H$2]*[.N80]/[.$H$7]" office:value-type="float" office:value="-284.571428571429" calcext:value-type="float">
            <text:p>-284,5714285714</text:p>
          </table:table-cell>
          <table:table-cell table:formula="of:=[.O$2]*[.O79]/[.O$7]-[.$H$2]*[.O80]/[.$H$7]" office:value-type="float" office:value="-351.428571428571" calcext:value-type="float">
            <text:p>-351,4285714286</text:p>
          </table:table-cell>
          <table:table-cell table:formula="of:=[.P$2]*[.P79]/[.P$7]-[.$H$2]*[.P80]/[.$H$7]" office:value-type="float" office:value="-299.428571428571" calcext:value-type="float">
            <text:p>-299,4285714286</text:p>
          </table:table-cell>
          <table:table-cell table:formula="of:=[.Q$2]*[.Q79]/[.Q$7]-[.$H$2]*[.Q80]/[.$H$7]" office:value-type="float" office:value="-344" calcext:value-type="float">
            <text:p>-344</text:p>
          </table:table-cell>
          <table:table-cell table:formula="of:=[.R$2]*[.R79]/[.R$7]-[.$H$2]*[.R80]/[.$H$7]" office:value-type="float" office:value="-370" calcext:value-type="float">
            <text:p>-370</text:p>
          </table:table-cell>
          <table:table-cell table:formula="of:=[.S$2]*[.S79]/[.S$7]-[.$H$2]*[.S80]/[.$H$7]" office:value-type="float" office:value="-91.1475409836066" calcext:value-type="float">
            <text:p>-91,1475409836</text:p>
          </table:table-cell>
          <table:table-cell table:formula="of:=[.T$2]*[.T79]/[.T$7]-[.$H$2]*[.T80]/[.$H$7]" office:value-type="float" office:value="-228.25" calcext:value-type="float">
            <text:p>-228,25</text:p>
          </table:table-cell>
          <table:table-cell table:formula="of:=[.U$2]*[.U79]/[.U$7]-[.$H$2]*[.U80]/[.$H$7]" office:value-type="float" office:value="24.8" calcext:value-type="float">
            <text:p>24,8</text:p>
          </table:table-cell>
          <table:table-cell table:formula="of:=[.V$2]*[.V79]/[.V$7]-[.$H$2]*[.V80]/[.$H$7]" office:value-type="float" office:value="-118" calcext:value-type="float">
            <text:p>-118</text:p>
          </table:table-cell>
          <table:table-cell table:formula="of:=[.W$2]*[.W79]/[.W$7]-[.$H$2]*[.W80]/[.$H$7]" office:value-type="float" office:value="-160" calcext:value-type="float">
            <text:p>-160</text:p>
          </table:table-cell>
          <table:table-cell table:formula="of:=[.X$2]*[.X79]/[.X$7]-[.$H$2]*[.X80]/[.$H$7]" office:value-type="float" office:value="-200.714285714286" calcext:value-type="float">
            <text:p>-200,7142857143</text:p>
          </table:table-cell>
          <table:table-cell table:formula="of:=[.Y$2]*[.Y79]/[.Y$7]-[.$H$2]*[.Y80]/[.$H$7]" office:value-type="float" office:value="-177.5" calcext:value-type="float">
            <text:p>-177,5</text:p>
          </table:table-cell>
          <table:table-cell table:formula="of:=[.Z$2]*[.Z79]/[.Z$7]-[.$H$2]*[.Z80]/[.$H$7]" office:value-type="float" office:value="-360.689655172414" calcext:value-type="float">
            <text:p>-360,6896551724</text:p>
          </table:table-cell>
          <table:table-cell table:formula="of:=[.AA$2]*[.AA79]/[.AA$7]-[.$H$2]*[.AA80]/[.$H$7]" office:value-type="float" office:value="-273.898305084746" calcext:value-type="float">
            <text:p>-273,8983050847</text:p>
          </table:table-cell>
          <table:table-cell table:formula="of:=[.AB$2]*[.AB79]/[.AB$7]-[.$H$2]*[.AB80]/[.$H$7]" office:value-type="float" office:value="48.2352941176471" calcext:value-type="float">
            <text:p>48,2352941176</text:p>
          </table:table-cell>
          <table:table-cell/>
          <table:table-cell table:formula="of:=SUM([.B81:.AB81])/28" office:value-type="float" office:value="-149.506244659601" calcext:value-type="float">
            <text:p>-149,5062446596</text:p>
          </table:table-cell>
          <table:table-cell table:number-columns-repeated="2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Usefullness against CrowLor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dditional magical damages by CrowLord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al Damages Per Second Delt by CrowLord</text:p>
          </table:table-cell>
          <table:table-cell table:formula="of:=(([.$Z$5]+[.$Z$14])*[.$Z$3])/60+[.B85]" office:value-type="float" office:value="0" calcext:value-type="float">
            <text:p>0</text:p>
          </table:table-cell>
          <table:table-cell table:formula="of:=(([.$Z$5]+[.$Z$14])*[.$Z$3])/60+[.C85]" office:value-type="float" office:value="0" calcext:value-type="float">
            <text:p>0</text:p>
          </table:table-cell>
          <table:table-cell table:formula="of:=(([.$Z$5]+[.$Z$14])*[.$Z$3])/60+[.D85]" office:value-type="float" office:value="0" calcext:value-type="float">
            <text:p>0</text:p>
          </table:table-cell>
          <table:table-cell table:formula="of:=(([.$Z$5]+[.$Z$14])*[.$Z$3])/60+[.E85]" office:value-type="float" office:value="0" calcext:value-type="float">
            <text:p>0</text:p>
          </table:table-cell>
          <table:table-cell table:formula="of:=(([.$Z$5]+[.$Z$14])*[.$Z$3])/60+[.F85]" office:value-type="float" office:value="0" calcext:value-type="float">
            <text:p>0</text:p>
          </table:table-cell>
          <table:table-cell table:formula="of:=(([.$Z$5]+[.$Z$14])*[.$Z$3])/60+[.G85]" office:value-type="float" office:value="0" calcext:value-type="float">
            <text:p>0</text:p>
          </table:table-cell>
          <table:table-cell table:formula="of:=(([.$Z$5]+[.$Z$14])*[.$Z$3])/60+[.H85]" office:value-type="float" office:value="0" calcext:value-type="float">
            <text:p>0</text:p>
          </table:table-cell>
          <table:table-cell table:formula="of:=(([.$Z$5]+[.$Z$14])*[.$Z$3])/60+[.I85]" office:value-type="float" office:value="0" calcext:value-type="float">
            <text:p>0</text:p>
          </table:table-cell>
          <table:table-cell table:formula="of:=(([.$Z$5]+[.$Z$14])*[.$Z$3])/60+[.J85]" office:value-type="float" office:value="0" calcext:value-type="float">
            <text:p>0</text:p>
          </table:table-cell>
          <table:table-cell table:formula="of:=(([.$Z$5]+[.$Z$14])*[.$Z$3])/60+[.K85]" office:value-type="float" office:value="0" calcext:value-type="float">
            <text:p>0</text:p>
          </table:table-cell>
          <table:table-cell table:formula="of:=(([.$Z$5]+[.$Z$14])*[.$Z$3])/60+[.L85]" office:value-type="float" office:value="0" calcext:value-type="float">
            <text:p>0</text:p>
          </table:table-cell>
          <table:table-cell table:formula="of:=(([.$Z$5]+[.$Z$14])*[.$Z$3])/60+[.M85]" office:value-type="float" office:value="0" calcext:value-type="float">
            <text:p>0</text:p>
          </table:table-cell>
          <table:table-cell table:formula="of:=(([.$Z$5]+[.$Z$14])*[.$Z$3])/60+[.N85]" office:value-type="float" office:value="0" calcext:value-type="float">
            <text:p>0</text:p>
          </table:table-cell>
          <table:table-cell table:formula="of:=(([.$Z$5]+[.$Z$14])*[.$Z$3])/60+[.O85]" office:value-type="float" office:value="0" calcext:value-type="float">
            <text:p>0</text:p>
          </table:table-cell>
          <table:table-cell table:formula="of:=(([.$Z$5]+[.$Z$14])*[.$Z$3])/60+[.P85]" office:value-type="float" office:value="0" calcext:value-type="float">
            <text:p>0</text:p>
          </table:table-cell>
          <table:table-cell table:formula="of:=(([.$Z$5]+[.$Z$14])*[.$Z$3])/60+[.Q85]" office:value-type="float" office:value="0" calcext:value-type="float">
            <text:p>0</text:p>
          </table:table-cell>
          <table:table-cell table:formula="of:=(([.$Z$5]+[.$Z$14])*[.$Z$3])/60+[.R85]" office:value-type="float" office:value="0" calcext:value-type="float">
            <text:p>0</text:p>
          </table:table-cell>
          <table:table-cell table:formula="of:=(([.$Z$5]+[.$Z$14])*[.$Z$3])/60+[.S85]" office:value-type="float" office:value="0" calcext:value-type="float">
            <text:p>0</text:p>
          </table:table-cell>
          <table:table-cell table:formula="of:=(([.$Z$5]+[.$Z$14])*[.$Z$3])/60+[.T85]" office:value-type="float" office:value="0" calcext:value-type="float">
            <text:p>0</text:p>
          </table:table-cell>
          <table:table-cell table:formula="of:=(([.$Z$5]+[.$Z$14])*[.$Z$3])/60+[.U85]" office:value-type="float" office:value="0" calcext:value-type="float">
            <text:p>0</text:p>
          </table:table-cell>
          <table:table-cell table:formula="of:=(([.$Z$5]+[.$Z$14])*[.$Z$3])/60+[.V85]" office:value-type="float" office:value="0" calcext:value-type="float">
            <text:p>0</text:p>
          </table:table-cell>
          <table:table-cell table:formula="of:=(([.$Z$5]+[.$Z$14])*[.$Z$3])/60+[.W85]" office:value-type="float" office:value="0" calcext:value-type="float">
            <text:p>0</text:p>
          </table:table-cell>
          <table:table-cell table:formula="of:=(([.$Z$5]+[.$Z$14])*[.$Z$3])/60+[.X85]" office:value-type="float" office:value="0" calcext:value-type="float">
            <text:p>0</text:p>
          </table:table-cell>
          <table:table-cell table:formula="of:=(([.$Z$5]+[.$Z$14])*[.$Z$3])/60+[.Y85]" office:value-type="float" office:value="0" calcext:value-type="float">
            <text:p>0</text:p>
          </table:table-cell>
          <table:table-cell table:formula="of:=(([.$Z$5]+[.$Z$14])*[.$Z$3])/60+[.Z85]" office:value-type="float" office:value="0" calcext:value-type="float">
            <text:p>0</text:p>
          </table:table-cell>
          <table:table-cell table:formula="of:=(([.$Z$5]+[.$Z$14])*[.$Z$3])/60+[.AA85]" office:value-type="float" office:value="0" calcext:value-type="float">
            <text:p>0</text:p>
          </table:table-cell>
          <table:table-cell table:formula="of:=(([.$Z$5]+[.$Z$14])*[.$Z$3])/60+[.AB8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 Bonus Per Second</text:p>
          </table:table-cell>
          <table:table-cell table:formula="of:=0.5*[.B$3]/60+[.$Z$4]/60" office:value-type="float" office:value="0.366666666666667" calcext:value-type="float">
            <text:p>0,3666666667</text:p>
          </table:table-cell>
          <table:table-cell table:formula="of:=0.5*[.C$3]/60+[.$Z$4]/60" office:value-type="float" office:value="0.325" calcext:value-type="float">
            <text:p>0,325</text:p>
          </table:table-cell>
          <table:table-cell table:formula="of:=0.5*[.D$3]/60+[.$Z$4]/60" office:value-type="float" office:value="0.366666666666667" calcext:value-type="float">
            <text:p>0,3666666667</text:p>
          </table:table-cell>
          <table:table-cell table:formula="of:=0.5*[.E$3]/60+[.$Z$4]/60" office:value-type="float" office:value="0.45" calcext:value-type="float">
            <text:p>0,45</text:p>
          </table:table-cell>
          <table:table-cell table:formula="of:=0.5*[.F$3]/60+[.$Z$4]/60" office:value-type="float" office:value="0.45" calcext:value-type="float">
            <text:p>0,45</text:p>
          </table:table-cell>
          <table:table-cell table:formula="of:=0.5*[.G$3]/60+[.$Z$4]/60" office:value-type="float" office:value="0.283333333333333" calcext:value-type="float">
            <text:p>0,2833333333</text:p>
          </table:table-cell>
          <table:table-cell table:formula="of:=0.5*[.H$3]/60+[.$Z$4]/60" office:value-type="float" office:value="0.45" calcext:value-type="float">
            <text:p>0,45</text:p>
          </table:table-cell>
          <table:table-cell table:formula="of:=0.5*[.I$3]/60+[.$Z$4]/60" office:value-type="float" office:value="0.408333333333333" calcext:value-type="float">
            <text:p>0,4083333333</text:p>
          </table:table-cell>
          <table:table-cell table:formula="of:=0.5*[.J$3]/60+[.$Z$4]/60" office:value-type="float" office:value="0.408333333333333" calcext:value-type="float">
            <text:p>0,4083333333</text:p>
          </table:table-cell>
          <table:table-cell table:formula="of:=0.5*[.K$3]/60+[.$Z$4]/60" office:value-type="float" office:value="0.366666666666667" calcext:value-type="float">
            <text:p>0,3666666667</text:p>
          </table:table-cell>
          <table:table-cell table:formula="of:=0.5*[.L$3]/60+[.$Z$4]/60" office:value-type="float" office:value="0.283333333333333" calcext:value-type="float">
            <text:p>0,2833333333</text:p>
          </table:table-cell>
          <table:table-cell table:formula="of:=0.5*[.M$3]/60+[.$Z$4]/60" office:value-type="float" office:value="0.783333333333333" calcext:value-type="float">
            <text:p>0,7833333333</text:p>
          </table:table-cell>
          <table:table-cell table:formula="of:=0.5*[.N$3]/60+[.$Z$4]/60" office:value-type="float" office:value="0.283333333333333" calcext:value-type="float">
            <text:p>0,2833333333</text:p>
          </table:table-cell>
          <table:table-cell table:formula="of:=0.5*[.O$3]/60+[.$Z$4]/60" office:value-type="float" office:value="0.366666666666667" calcext:value-type="float">
            <text:p>0,3666666667</text:p>
          </table:table-cell>
          <table:table-cell table:formula="of:=0.5*[.P$3]/60+[.$Z$4]/60" office:value-type="float" office:value="0.283333333333333" calcext:value-type="float">
            <text:p>0,2833333333</text:p>
          </table:table-cell>
          <table:table-cell table:formula="of:=0.5*[.Q$3]/60+[.$Z$4]/60" office:value-type="float" office:value="0.491666666666667" calcext:value-type="float">
            <text:p>0,4916666667</text:p>
          </table:table-cell>
          <table:table-cell table:formula="of:=0.5*[.R$3]/60+[.$Z$4]/60" office:value-type="float" office:value="0.283333333333333" calcext:value-type="float">
            <text:p>0,2833333333</text:p>
          </table:table-cell>
          <table:table-cell table:formula="of:=0.5*[.S$3]/60+[.$Z$4]/60" office:value-type="float" office:value="0.241666666666667" calcext:value-type="float">
            <text:p>0,2416666667</text:p>
          </table:table-cell>
          <table:table-cell table:formula="of:=0.5*[.T$3]/60+[.$Z$4]/60" office:value-type="float" office:value="0.366666666666667" calcext:value-type="float">
            <text:p>0,3666666667</text:p>
          </table:table-cell>
          <table:table-cell table:formula="of:=0.5*[.U$3]/60+[.$Z$4]/60" office:value-type="float" office:value="0.241666666666667" calcext:value-type="float">
            <text:p>0,2416666667</text:p>
          </table:table-cell>
          <table:table-cell table:formula="of:=0.5*[.V$3]/60+[.$Z$4]/60" office:value-type="float" office:value="0.533333333333333" calcext:value-type="float">
            <text:p>0,5333333333</text:p>
          </table:table-cell>
          <table:table-cell table:formula="of:=0.5*[.W$3]/60+[.$Z$4]/60" office:value-type="float" office:value="0.491666666666667" calcext:value-type="float">
            <text:p>0,4916666667</text:p>
          </table:table-cell>
          <table:table-cell table:formula="of:=0.5*[.X$3]/60+[.$Z$4]/60" office:value-type="float" office:value="0.241666666666667" calcext:value-type="float">
            <text:p>0,2416666667</text:p>
          </table:table-cell>
          <table:table-cell table:formula="of:=0.5*[.Y$3]/60+[.$Z$4]/60" office:value-type="float" office:value="0.616666666666667" calcext:value-type="float">
            <text:p>0,6166666667</text:p>
          </table:table-cell>
          <table:table-cell table:formula="of:=0.5*[.Z$3]/60+[.$Z$4]/60" office:value-type="float" office:value="0.366666666666667" calcext:value-type="float">
            <text:p>0,3666666667</text:p>
          </table:table-cell>
          <table:table-cell table:formula="of:=0.5*[.AA$3]/60+[.$Z$4]/60" office:value-type="float" office:value="0.325" calcext:value-type="float">
            <text:p>0,325</text:p>
          </table:table-cell>
          <table:table-cell table:formula="of:=0.5*[.AB$3]/60+[.$Z$4]/60" office:value-type="float" office:value="0.408333333333333" calcext:value-type="float">
            <text:p>0,408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 Damages Per Second Against</text:p>
          </table:table-cell>
          <table:table-cell table:formula="of:=([.$Z$4]+(-[.B87]/2+[.$Z$4]+SQRT(([.B87]/2+[.$Z$4])^2-[.B87]+4*([.B87]/2)*[.B$7]/((100-[.B$8])/100*[.$Z$3]/60)))/2)*[.$Z$3]/60" office:value-type="float" office:value="7.64385941257637" calcext:value-type="float">
            <text:p>7,6438594126</text:p>
          </table:table-cell>
          <table:table-cell table:formula="of:=([.$Z$4]+(-[.C87]/2+[.$Z$4]+SQRT(([.C87]/2+[.$Z$4])^2-[.C87]+4*([.C87]/2)*[.C$7]/((100-[.C$8])/100*[.$Z$3]/60)))/2)*[.$Z$3]/60" office:value-type="float" office:value="7.64833489934747" calcext:value-type="float">
            <text:p>7,6483348993</text:p>
          </table:table-cell>
          <table:table-cell table:formula="of:=([.$Z$4]+(-[.D87]/2+[.$Z$4]+SQRT(([.D87]/2+[.$Z$4])^2-[.D87]+4*([.D87]/2)*[.D$7]/((100-[.D$8])/100*[.$Z$3]/60)))/2)*[.$Z$3]/60" office:value-type="float" office:value="7.34358263707645" calcext:value-type="float">
            <text:p>7,3435826371</text:p>
          </table:table-cell>
          <table:table-cell table:formula="of:=([.$Z$4]+(-[.E87]/2+[.$Z$4]+SQRT(([.E87]/2+[.$Z$4])^2-[.E87]+4*([.E87]/2)*[.E$7]/((100-[.E$8])/100*[.$Z$3]/60)))/2)*[.$Z$3]/60" office:value-type="float" office:value="7.33487448552157" calcext:value-type="float">
            <text:p>7,3348744855</text:p>
          </table:table-cell>
          <table:table-cell table:formula="of:=([.$Z$4]+(-[.F87]/2+[.$Z$4]+SQRT(([.F87]/2+[.$Z$4])^2-[.F87]+4*([.F87]/2)*[.F$7]/((100-[.F$8])/100*[.$Z$3]/60)))/2)*[.$Z$3]/60" office:value-type="float" office:value="7.53563258939256" calcext:value-type="float">
            <text:p>7,5356325894</text:p>
          </table:table-cell>
          <table:table-cell table:formula="of:=([.$Z$4]+(-[.G87]/2+[.$Z$4]+SQRT(([.G87]/2+[.$Z$4])^2-[.G87]+4*([.G87]/2)*[.G$7]/((100-[.G$8])/100*[.$Z$3]/60)))/2)*[.$Z$3]/60" office:value-type="float" office:value="8.10671901215655" calcext:value-type="float">
            <text:p>8,1067190122</text:p>
          </table:table-cell>
          <table:table-cell table:formula="of:=([.$Z$4]+(-[.H87]/2+[.$Z$4]+SQRT(([.H87]/2+[.$Z$4])^2-[.H87]+4*([.H87]/2)*[.H$7]/((100-[.H$8])/100*[.$Z$3]/60)))/2)*[.$Z$3]/60" office:value-type="float" office:value="7.87179295381908" calcext:value-type="float">
            <text:p>7,8717929538</text:p>
          </table:table-cell>
          <table:table-cell table:formula="of:=([.$Z$4]+(-[.I87]/2+[.$Z$4]+SQRT(([.I87]/2+[.$Z$4])^2-[.I87]+4*([.I87]/2)*[.I$7]/((100-[.I$8])/100*[.$Z$3]/60)))/2)*[.$Z$3]/60" office:value-type="float" office:value="7.78528073880977" calcext:value-type="float">
            <text:p>7,7852807388</text:p>
          </table:table-cell>
          <table:table-cell table:formula="of:=([.$Z$4]+(-[.J87]/2+[.$Z$4]+SQRT(([.J87]/2+[.$Z$4])^2-[.J87]+4*([.J87]/2)*[.J$7]/((100-[.J$8])/100*[.$Z$3]/60)))/2)*[.$Z$3]/60" office:value-type="float" office:value="7.49240484860304" calcext:value-type="float">
            <text:p>7,4924048486</text:p>
          </table:table-cell>
          <table:table-cell table:formula="of:=([.$Z$4]+(-[.K87]/2+[.$Z$4]+SQRT(([.K87]/2+[.$Z$4])^2-[.K87]+4*([.K87]/2)*[.K$7]/((100-[.K$8])/100*[.$Z$3]/60)))/2)*[.$Z$3]/60" office:value-type="float" office:value="7.80745318459827" calcext:value-type="float">
            <text:p>7,8074531846</text:p>
          </table:table-cell>
          <table:table-cell table:formula="of:=([.$Z$4]+(-[.L87]/2+[.$Z$4]+SQRT(([.L87]/2+[.$Z$4])^2-[.L87]+4*([.L87]/2)*[.L$7]/((100-[.L$8])/100*[.$Z$3]/60)))/2)*[.$Z$3]/60" office:value-type="float" office:value="7.43738284602248" calcext:value-type="float">
            <text:p>7,437382846</text:p>
          </table:table-cell>
          <table:table-cell table:formula="of:=([.$Z$4]+(-[.M87]/2+[.$Z$4]+SQRT(([.M87]/2+[.$Z$4])^2-[.M87]+4*([.M87]/2)*[.M$7]/((100-[.M$8])/100*[.$Z$3]/60)))/2)*[.$Z$3]/60" office:value-type="float" office:value="8.58525548266468" calcext:value-type="float">
            <text:p>8,5852554827</text:p>
          </table:table-cell>
          <table:table-cell table:formula="of:=([.$Z$4]+(-[.N87]/2+[.$Z$4]+SQRT(([.N87]/2+[.$Z$4])^2-[.N87]+4*([.N87]/2)*[.N$7]/((100-[.N$8])/100*[.$Z$3]/60)))/2)*[.$Z$3]/60" office:value-type="float" office:value="7.54625033506073" calcext:value-type="float">
            <text:p>7,5462503351</text:p>
          </table:table-cell>
          <table:table-cell table:formula="of:=([.$Z$4]+(-[.O87]/2+[.$Z$4]+SQRT(([.O87]/2+[.$Z$4])^2-[.O87]+4*([.O87]/2)*[.O$7]/((100-[.O$8])/100*[.$Z$3]/60)))/2)*[.$Z$3]/60" office:value-type="float" office:value="8.04863315149881" calcext:value-type="float">
            <text:p>8,0486331515</text:p>
          </table:table-cell>
          <table:table-cell table:formula="of:=([.$Z$4]+(-[.P87]/2+[.$Z$4]+SQRT(([.P87]/2+[.$Z$4])^2-[.P87]+4*([.P87]/2)*[.P$7]/((100-[.P$8])/100*[.$Z$3]/60)))/2)*[.$Z$3]/60" office:value-type="float" office:value="8.00703424929507" calcext:value-type="float">
            <text:p>8,0070342493</text:p>
          </table:table-cell>
          <table:table-cell table:formula="of:=([.$Z$4]+(-[.Q87]/2+[.$Z$4]+SQRT(([.Q87]/2+[.$Z$4])^2-[.Q87]+4*([.Q87]/2)*[.Q$7]/((100-[.Q$8])/100*[.$Z$3]/60)))/2)*[.$Z$3]/60" office:value-type="float" office:value="7.79914226041314" calcext:value-type="float">
            <text:p>7,7991422604</text:p>
          </table:table-cell>
          <table:table-cell table:formula="of:=([.$Z$4]+(-[.R87]/2+[.$Z$4]+SQRT(([.R87]/2+[.$Z$4])^2-[.R87]+4*([.R87]/2)*[.R$7]/((100-[.R$8])/100*[.$Z$3]/60)))/2)*[.$Z$3]/60" office:value-type="float" office:value="8.859998530444" calcext:value-type="float">
            <text:p>8,8599985304</text:p>
          </table:table-cell>
          <table:table-cell table:formula="of:=([.$Z$4]+(-[.S87]/2+[.$Z$4]+SQRT(([.S87]/2+[.$Z$4])^2-[.S87]+4*([.S87]/2)*[.S$7]/((100-[.S$8])/100*[.$Z$3]/60)))/2)*[.$Z$3]/60" office:value-type="float" office:value="8.46399740563208" calcext:value-type="float">
            <text:p>8,4639974056</text:p>
          </table:table-cell>
          <table:table-cell table:formula="of:=([.$Z$4]+(-[.T87]/2+[.$Z$4]+SQRT(([.T87]/2+[.$Z$4])^2-[.T87]+4*([.T87]/2)*[.T$7]/((100-[.T$8])/100*[.$Z$3]/60)))/2)*[.$Z$3]/60" office:value-type="float" office:value="7.825" calcext:value-type="float">
            <text:p>7,825</text:p>
          </table:table-cell>
          <table:table-cell table:formula="of:=([.$Z$4]+(-[.U87]/2+[.$Z$4]+SQRT(([.U87]/2+[.$Z$4])^2-[.U87]+4*([.U87]/2)*[.U$7]/((100-[.U$8])/100*[.$Z$3]/60)))/2)*[.$Z$3]/60" office:value-type="float" office:value="8.25223362160487" calcext:value-type="float">
            <text:p>8,2522336216</text:p>
          </table:table-cell>
          <table:table-cell table:formula="of:=([.$Z$4]+(-[.V87]/2+[.$Z$4]+SQRT(([.V87]/2+[.$Z$4])^2-[.V87]+4*([.V87]/2)*[.V$7]/((100-[.V$8])/100*[.$Z$3]/60)))/2)*[.$Z$3]/60" office:value-type="float" office:value="8" calcext:value-type="float">
            <text:p>8</text:p>
          </table:table-cell>
          <table:table-cell table:formula="of:=([.$Z$4]+(-[.W87]/2+[.$Z$4]+SQRT(([.W87]/2+[.$Z$4])^2-[.W87]+4*([.W87]/2)*[.W$7]/((100-[.W$8])/100*[.$Z$3]/60)))/2)*[.$Z$3]/60" office:value-type="float" office:value="8.71974572856059" calcext:value-type="float">
            <text:p>8,7197457286</text:p>
          </table:table-cell>
          <table:table-cell table:formula="of:=([.$Z$4]+(-[.X87]/2+[.$Z$4]+SQRT(([.X87]/2+[.$Z$4])^2-[.X87]+4*([.X87]/2)*[.X$7]/((100-[.X$8])/100*[.$Z$3]/60)))/2)*[.$Z$3]/60" office:value-type="float" office:value="9.69982561855469" calcext:value-type="float">
            <text:p>9,6998256186</text:p>
          </table:table-cell>
          <table:table-cell table:formula="of:=([.$Z$4]+(-[.Y87]/2+[.$Z$4]+SQRT(([.Y87]/2+[.$Z$4])^2-[.Y87]+4*([.Y87]/2)*[.Y$7]/((100-[.Y$8])/100*[.$Z$3]/60)))/2)*[.$Z$3]/60" office:value-type="float" office:value="9.84193067824103" calcext:value-type="float">
            <text:p>9,8419306782</text:p>
          </table:table-cell>
          <table:table-cell table:formula="of:=([.$Z$4]+(-[.Z87]/2+[.$Z$4]+SQRT(([.Z87]/2+[.$Z$4])^2-[.Z87]+4*([.Z87]/2)*[.Z$7]/((100-[.Z$8])/100*[.$Z$3]/60)))/2)*[.$Z$3]/60" office:value-type="float" office:value="8.12285941533192" calcext:value-type="float">
            <text:p>8,1228594153</text:p>
          </table:table-cell>
          <table:table-cell table:formula="of:=([.$Z$4]+(-[.AA87]/2+[.$Z$4]+SQRT(([.AA87]/2+[.$Z$4])^2-[.AA87]+4*([.AA87]/2)*[.AA$7]/((100-[.AA$8])/100*[.$Z$3]/60)))/2)*[.$Z$3]/60" office:value-type="float" office:value="8.03422462265693" calcext:value-type="float">
            <text:p>8,0342246227</text:p>
          </table:table-cell>
          <table:table-cell table:formula="of:=([.$Z$4]+(-[.AB87]/2+[.$Z$4]+SQRT(([.AB87]/2+[.$Z$4])^2-[.AB87]+4*([.AB87]/2)*[.AB$7]/((100-[.AB$8])/100*[.$Z$3]/60)))/2)*[.$Z$3]/60" office:value-type="float" office:value="9.7346387584077" calcext:value-type="float">
            <text:p>9,7346387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After Reduction</text:p>
          </table:table-cell>
          <table:table-cell table:formula="of:=[.B86]*(100-[.B$9])/100+[.B88]*(100-[.B$8])/100" office:value-type="float" office:value="7.64385941257637" calcext:value-type="float">
            <text:p>7,6438594126</text:p>
          </table:table-cell>
          <table:table-cell table:formula="of:=[.C86]*(100-[.C$9])/100+[.C88]*(100-[.C$8])/100" office:value-type="float" office:value="7.64833489934747" calcext:value-type="float">
            <text:p>7,6483348993</text:p>
          </table:table-cell>
          <table:table-cell table:formula="of:=[.D86]*(100-[.D$9])/100+[.D88]*(100-[.D$8])/100" office:value-type="float" office:value="7.34358263707645" calcext:value-type="float">
            <text:p>7,3435826371</text:p>
          </table:table-cell>
          <table:table-cell table:formula="of:=[.E86]*(100-[.E$9])/100+[.E88]*(100-[.E$8])/100" office:value-type="float" office:value="7.33487448552157" calcext:value-type="float">
            <text:p>7,3348744855</text:p>
          </table:table-cell>
          <table:table-cell table:formula="of:=[.F86]*(100-[.F$9])/100+[.F88]*(100-[.F$8])/100" office:value-type="float" office:value="7.53563258939256" calcext:value-type="float">
            <text:p>7,5356325894</text:p>
          </table:table-cell>
          <table:table-cell table:formula="of:=[.G86]*(100-[.G$9])/100+[.G88]*(100-[.G$8])/100" office:value-type="float" office:value="4.86403140729393" calcext:value-type="float">
            <text:p>4,8640314073</text:p>
          </table:table-cell>
          <table:table-cell table:formula="of:=[.H86]*(100-[.H$9])/100+[.H88]*(100-[.H$8])/100" office:value-type="float" office:value="7.87179295381908" calcext:value-type="float">
            <text:p>7,8717929538</text:p>
          </table:table-cell>
          <table:table-cell table:formula="of:=[.I86]*(100-[.I$9])/100+[.I88]*(100-[.I$8])/100" office:value-type="float" office:value="7.78528073880977" calcext:value-type="float">
            <text:p>7,7852807388</text:p>
          </table:table-cell>
          <table:table-cell table:formula="of:=[.J86]*(100-[.J$9])/100+[.J88]*(100-[.J$8])/100" office:value-type="float" office:value="7.49240484860304" calcext:value-type="float">
            <text:p>7,4924048486</text:p>
          </table:table-cell>
          <table:table-cell table:formula="of:=[.K86]*(100-[.K$9])/100+[.K88]*(100-[.K$8])/100" office:value-type="float" office:value="7.80745318459827" calcext:value-type="float">
            <text:p>7,8074531846</text:p>
          </table:table-cell>
          <table:table-cell table:formula="of:=[.L86]*(100-[.L$9])/100+[.L88]*(100-[.L$8])/100" office:value-type="float" office:value="7.43738284602248" calcext:value-type="float">
            <text:p>7,437382846</text:p>
          </table:table-cell>
          <table:table-cell table:formula="of:=[.M86]*(100-[.M$9])/100+[.M88]*(100-[.M$8])/100" office:value-type="float" office:value="8.58525548266468" calcext:value-type="float">
            <text:p>8,5852554827</text:p>
          </table:table-cell>
          <table:table-cell table:formula="of:=[.N86]*(100-[.N$9])/100+[.N88]*(100-[.N$8])/100" office:value-type="float" office:value="7.54625033506073" calcext:value-type="float">
            <text:p>7,5462503351</text:p>
          </table:table-cell>
          <table:table-cell table:formula="of:=[.O86]*(100-[.O$9])/100+[.O88]*(100-[.O$8])/100" office:value-type="float" office:value="2.41458994544964" calcext:value-type="float">
            <text:p>2,4145899454</text:p>
          </table:table-cell>
          <table:table-cell table:formula="of:=[.P86]*(100-[.P$9])/100+[.P88]*(100-[.P$8])/100" office:value-type="float" office:value="6.0052756869713" calcext:value-type="float">
            <text:p>6,005275687</text:p>
          </table:table-cell>
          <table:table-cell table:formula="of:=[.Q86]*(100-[.Q$9])/100+[.Q88]*(100-[.Q$8])/100" office:value-type="float" office:value="7.79914226041314" calcext:value-type="float">
            <text:p>7,7991422604</text:p>
          </table:table-cell>
          <table:table-cell table:formula="of:=[.R86]*(100-[.R$9])/100+[.R88]*(100-[.R$8])/100" office:value-type="float" office:value="3.1009994856554" calcext:value-type="float">
            <text:p>3,1009994857</text:p>
          </table:table-cell>
          <table:table-cell table:formula="of:=[.S86]*(100-[.S$9])/100+[.S88]*(100-[.S$8])/100" office:value-type="float" office:value="8.46399740563208" calcext:value-type="float">
            <text:p>8,4639974056</text:p>
          </table:table-cell>
          <table:table-cell table:formula="of:=[.T86]*(100-[.T$9])/100+[.T88]*(100-[.T$8])/100" office:value-type="float" office:value="7.825" calcext:value-type="float">
            <text:p>7,825</text:p>
          </table:table-cell>
          <table:table-cell table:formula="of:=[.U86]*(100-[.U$9])/100+[.U88]*(100-[.U$8])/100" office:value-type="float" office:value="6.18917521620365" calcext:value-type="float">
            <text:p>6,1891752162</text:p>
          </table:table-cell>
          <table:table-cell table:formula="of:=[.V86]*(100-[.V$9])/100+[.V88]*(100-[.V$8])/100" office:value-type="float" office:value="8" calcext:value-type="float">
            <text:p>8</text:p>
          </table:table-cell>
          <table:table-cell table:formula="of:=[.W86]*(100-[.W$9])/100+[.W88]*(100-[.W$8])/100" office:value-type="float" office:value="5.23184743713635" calcext:value-type="float">
            <text:p>5,2318474371</text:p>
          </table:table-cell>
          <table:table-cell table:formula="of:=[.X86]*(100-[.X$9])/100+[.X88]*(100-[.X$8])/100" office:value-type="float" office:value="4.84991280927735" calcext:value-type="float">
            <text:p>4,8499128093</text:p>
          </table:table-cell>
          <table:table-cell table:formula="of:=[.Y86]*(100-[.Y$9])/100+[.Y88]*(100-[.Y$8])/100" office:value-type="float" office:value="9.84193067824103" calcext:value-type="float">
            <text:p>9,8419306782</text:p>
          </table:table-cell>
          <table:table-cell table:formula="of:=[.Z86]*(100-[.Z$9])/100+[.Z88]*(100-[.Z$8])/100" office:value-type="float" office:value="8.12285941533192" calcext:value-type="float">
            <text:p>8,1228594153</text:p>
          </table:table-cell>
          <table:table-cell table:formula="of:=[.AA86]*(100-[.AA$9])/100+[.AA88]*(100-[.AA$8])/100" office:value-type="float" office:value="8.03422462265693" calcext:value-type="float">
            <text:p>8,0342246227</text:p>
          </table:table-cell>
          <table:table-cell table:formula="of:=[.AB86]*(100-[.AB$9])/100+[.AB88]*(100-[.AB$8])/100" office:value-type="float" office:value="4.86731937920385" calcext:value-type="float">
            <text:p>4,8673193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Per Second Modified</text:p>
          </table:table-cell>
          <table:table-cell table:formula="of:=[.B89]" office:value-type="float" office:value="7.64385941257637" calcext:value-type="float">
            <text:p>7,6438594126</text:p>
          </table:table-cell>
          <table:table-cell table:formula="of:=[.C89]" office:value-type="float" office:value="7.64833489934747" calcext:value-type="float">
            <text:p>7,6483348993</text:p>
          </table:table-cell>
          <table:table-cell table:formula="of:=[.D89]" office:value-type="float" office:value="7.34358263707645" calcext:value-type="float">
            <text:p>7,3435826371</text:p>
          </table:table-cell>
          <table:table-cell table:formula="of:=[.E89]" office:value-type="float" office:value="7.33487448552157" calcext:value-type="float">
            <text:p>7,3348744855</text:p>
          </table:table-cell>
          <table:table-cell table:formula="of:=[.F89]" office:value-type="float" office:value="7.53563258939256" calcext:value-type="float">
            <text:p>7,5356325894</text:p>
          </table:table-cell>
          <table:table-cell table:formula="of:=[.G89]*2/3" office:value-type="float" office:value="3.24268760486262" calcext:value-type="float">
            <text:p>3,2426876049</text:p>
          </table:table-cell>
          <table:table-cell table:formula="of:=[.H89]" office:value-type="float" office:value="7.87179295381908" calcext:value-type="float">
            <text:p>7,8717929538</text:p>
          </table:table-cell>
          <table:table-cell table:formula="of:=[.I89]" office:value-type="float" office:value="7.78528073880977" calcext:value-type="float">
            <text:p>7,7852807388</text:p>
          </table:table-cell>
          <table:table-cell table:formula="of:=[.J89]" office:value-type="float" office:value="7.49240484860304" calcext:value-type="float">
            <text:p>7,4924048486</text:p>
          </table:table-cell>
          <table:table-cell table:formula="of:=[.K89]" office:value-type="float" office:value="7.80745318459827" calcext:value-type="float">
            <text:p>7,8074531846</text:p>
          </table:table-cell>
          <table:table-cell table:formula="of:=[.L89]" office:value-type="float" office:value="7.43738284602248" calcext:value-type="float">
            <text:p>7,437382846</text:p>
          </table:table-cell>
          <table:table-cell table:formula="of:=[.M89]" office:value-type="float" office:value="8.58525548266468" calcext:value-type="float">
            <text:p>8,5852554827</text:p>
          </table:table-cell>
          <table:table-cell table:formula="of:=[.N89]" office:value-type="float" office:value="7.54625033506073" calcext:value-type="float">
            <text:p>7,5462503351</text:p>
          </table:table-cell>
          <table:table-cell table:formula="of:=[.O89]/2" office:value-type="float" office:value="1.20729497272482" calcext:value-type="float">
            <text:p>1,2072949727</text:p>
          </table:table-cell>
          <table:table-cell table:formula="of:=[.P89]" office:value-type="float" office:value="6.0052756869713" calcext:value-type="float">
            <text:p>6,005275687</text:p>
          </table:table-cell>
          <table:table-cell table:formula="of:=[.Q89]" office:value-type="float" office:value="7.79914226041314" calcext:value-type="float">
            <text:p>7,7991422604</text:p>
          </table:table-cell>
          <table:table-cell table:formula="of:=[.R89]" office:value-type="float" office:value="3.1009994856554" calcext:value-type="float">
            <text:p>3,1009994857</text:p>
          </table:table-cell>
          <table:table-cell table:formula="of:=MAX([.S89]-3;0.001)" office:value-type="float" office:value="5.46399740563208" calcext:value-type="float">
            <text:p>5,4639974056</text:p>
          </table:table-cell>
          <table:table-cell table:formula="of:=[.T89]" office:value-type="float" office:value="7.825" calcext:value-type="float">
            <text:p>7,825</text:p>
          </table:table-cell>
          <table:table-cell table:formula="of:=[.U89]+1" office:value-type="float" office:value="7.18917521620365" calcext:value-type="float">
            <text:p>7,1891752162</text:p>
          </table:table-cell>
          <table:table-cell table:formula="of:=[.V89]" office:value-type="float" office:value="8" calcext:value-type="float">
            <text:p>8</text:p>
          </table:table-cell>
          <table:table-cell table:formula="of:=MAX([.W89]-4*[.W$3]/60;0.0001)" office:value-type="float" office:value="2.23184743713635" calcext:value-type="float">
            <text:p>2,2318474371</text:p>
          </table:table-cell>
          <table:table-cell table:formula="of:=[.X89]" office:value-type="float" office:value="4.84991280927735" calcext:value-type="float">
            <text:p>4,8499128093</text:p>
          </table:table-cell>
          <table:table-cell table:formula="of:=[.Y89]" office:value-type="float" office:value="9.84193067824103" calcext:value-type="float">
            <text:p>9,8419306782</text:p>
          </table:table-cell>
          <table:table-cell table:formula="of:=ROUND([.Z89]/2-2*[.Z$3]/60-[.$Z$3]/60;1)+0.0001" office:value-type="float" office:value="2.6001" calcext:value-type="float">
            <text:p>2,6001</text:p>
          </table:table-cell>
          <table:table-cell table:formula="of:=[.AA89]" office:value-type="float" office:value="8.03422462265693" calcext:value-type="float">
            <text:p>8,0342246227</text:p>
          </table:table-cell>
          <table:table-cell table:formula="of:=[.AB89]" office:value-type="float" office:value="4.86731937920385" calcext:value-type="float">
            <text:p>4,8673193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Physical Damages Att Ad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1/5*[.O$4]*2" office:value-type="float" office:value="4.8" calcext:value-type="float">
            <text:p>4,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Magical Damages Att Add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1/3 * 4* [.AA$14]" office:value-type="float" office:value="35.5555555555555" calcext:value-type="float">
            <text:p>35,55555555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Unit</text:p>
          </table:table-cell>
          <table:table-cell table:formula="of:=MAX(0;([.B$24]-[.$Z$24]))/([.$Z$23]*30)*[.B97]" office:value-type="float" office:value="0" calcext:value-type="float">
            <text:p>0</text:p>
          </table:table-cell>
          <table:table-cell table:formula="of:=MAX(0;([.C$24]-[.$Z$24]))/([.$Z$23]*30)*[.C97]" office:value-type="float" office:value="-0" calcext:value-type="float">
            <text:p>0</text:p>
          </table:table-cell>
          <table:table-cell table:formula="of:=MAX(0;([.D$24]-[.$Z$24]))/([.$Z$23]*30)*[.D97]" office:value-type="float" office:value="-1.16643333333333" calcext:value-type="float">
            <text:p>-1,1664333333</text:p>
          </table:table-cell>
          <table:table-cell table:formula="of:=MAX(0;([.E$24]-[.$Z$24]))/([.$Z$23]*30)*[.E97]" office:value-type="float" office:value="0" calcext:value-type="float">
            <text:p>0</text:p>
          </table:table-cell>
          <table:table-cell table:formula="of:=MAX(0;([.F$24]-[.$Z$24]))/([.$Z$23]*30)*[.F97]" office:value-type="float" office:value="-0.0999666666666667" calcext:value-type="float">
            <text:p>-0,0999666667</text:p>
          </table:table-cell>
          <table:table-cell table:formula="of:=MAX(0;([.G$24]-[.$Z$24]))/([.$Z$23]*30)*[.G97]" office:value-type="float" office:value="0" calcext:value-type="float">
            <text:p>0</text:p>
          </table:table-cell>
          <table:table-cell table:formula="of:=MAX(0;([.H$24]-[.$Z$24]))/([.$Z$23]*30)*[.H97]" office:value-type="float" office:value="0" calcext:value-type="float">
            <text:p>0</text:p>
          </table:table-cell>
          <table:table-cell table:formula="of:=MAX(0;([.I$24]-[.$Z$24]))/([.$Z$23]*30)*[.I97]" office:value-type="float" office:value="0" calcext:value-type="float">
            <text:p>0</text:p>
          </table:table-cell>
          <table:table-cell table:formula="of:=MAX(0;([.J$24]-[.$Z$24]))/([.$Z$23]*30)*[.J97]" office:value-type="float" office:value="2.61137222222222" calcext:value-type="float">
            <text:p>2,6113722222</text:p>
          </table:table-cell>
          <table:table-cell table:formula="of:=MAX(0;([.K$24]-[.$Z$24]))/([.$Z$23]*30)*[.K97]" office:value-type="float" office:value="0" calcext:value-type="float">
            <text:p>0</text:p>
          </table:table-cell>
          <table:table-cell table:formula="of:=MAX(0;([.L$24]-[.$Z$24]))/([.$Z$23]*30)*[.L97]" office:value-type="float" office:value="-0" calcext:value-type="float">
            <text:p>0</text:p>
          </table:table-cell>
          <table:table-cell table:formula="of:=MAX(0;([.M$24]-[.$Z$24]))/([.$Z$23]*30)*[.M97]" office:value-type="float" office:value="0" calcext:value-type="float">
            <text:p>0</text:p>
          </table:table-cell>
          <table:table-cell table:formula="of:=MAX(0;([.N$24]-[.$Z$24]))/([.$Z$23]*30)*[.N97]" office:value-type="float" office:value="5.06698333333333" calcext:value-type="float">
            <text:p>5,0669833333</text:p>
          </table:table-cell>
          <table:table-cell table:formula="of:=MAX(0;([.O$24]-[.$Z$24]))/([.$Z$23]*30)*[.O97]" office:value-type="float" office:value="0" calcext:value-type="float">
            <text:p>0</text:p>
          </table:table-cell>
          <table:table-cell table:formula="of:=MAX(0;([.P$24]-[.$Z$24]))/([.$Z$23]*30)*[.P97]" office:value-type="float" office:value="2.02251111111111" calcext:value-type="float">
            <text:p>2,0225111111</text:p>
          </table:table-cell>
          <table:table-cell table:formula="of:=MAX(0;([.Q$24]-[.$Z$24]))/([.$Z$23]*30)*[.Q97]" office:value-type="float" office:value="1.64465" calcext:value-type="float">
            <text:p>1,64465</text:p>
          </table:table-cell>
          <table:table-cell table:formula="of:=MAX(0;([.R$24]-[.$Z$24]))/([.$Z$23]*30)*[.R97]" office:value-type="float" office:value="0" calcext:value-type="float">
            <text:p>0</text:p>
          </table:table-cell>
          <table:table-cell table:formula="of:=MAX(0;([.S$24]-[.$Z$24]))/([.$Z$23]*30)*[.S97]" office:value-type="float" office:value="-0" calcext:value-type="float">
            <text:p>0</text:p>
          </table:table-cell>
          <table:table-cell table:formula="of:=MAX(0;([.T$24]-[.$Z$24]))/([.$Z$23]*30)*8" office:value-type="float" office:value="25.3333333333333" calcext:value-type="float">
            <text:p>25,3333333333</text:p>
          </table:table-cell>
          <table:table-cell table:formula="of:=MAX(0;([.U$24]-[.$Z$24]))/([.$Z$23]*30)*[.U97]" office:value-type="float" office:value="0" calcext:value-type="float">
            <text:p>0</text:p>
          </table:table-cell>
          <table:table-cell table:formula="of:=(2.5*[.V$4]+10)*(100-[.$Z$8])/100" office:value-type="float" office:value="35" calcext:value-type="float">
            <text:p>35</text:p>
          </table:table-cell>
          <table:table-cell table:formula="of:=MAX(0;([.W$24]-[.$Z$24]))/([.$Z$23]*30)*[.W97]" office:value-type="float" office:value="0" calcext:value-type="float">
            <text:p>0</text:p>
          </table:table-cell>
          <table:table-cell table:formula="of:=MAX(0;([.X$24]-[.$Z$24]))/([.$Z$23]*30)*[.X97]" office:value-type="float" office:value="0.3889" calcext:value-type="float">
            <text:p>0,3889</text:p>
          </table:table-cell>
          <table:table-cell table:formula="of:=MAX(0;([.Y$24]-[.$Z$24]))/([.$Z$23]*30)*[.Y97]" office:value-type="float" office:value="0" calcext:value-type="float">
            <text:p>0</text:p>
          </table:table-cell>
          <table:table-cell table:formula="of:=MAX(0;([.Z$24]-[.$Z$24]))/([.$Z$23]*30)*[.Z97]" office:value-type="float" office:value="0" calcext:value-type="float">
            <text:p>0</text:p>
          </table:table-cell>
          <table:table-cell table:formula="of:=MAX(0;([.AA$24]-[.$Z$24]))/([.$Z$23]*30)*[.AA97]" office:value-type="float" office:value="37.9670388888889" calcext:value-type="float">
            <text:p>37,9670388889</text:p>
          </table:table-cell>
          <table:table-cell table:formula="of:=MAX(0;([.AB$24]-[.$Z$24]))/([.$Z$23]*30)*[.AB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s before from CrowLord</text:p>
          </table:table-cell>
          <table:table-cell table:formula="of:=MIN((60/100)*[.B93]*(100-[.B$9])/100;(60/100)*[.$Z$7]*(100-[.B$9])/100)" office:value-type="float" office:value="0" calcext:value-type="float">
            <text:p>0</text:p>
          </table:table-cell>
          <table:table-cell table:formula="of:=MIN((60/100)*[.C93]*(100-[.C$9])/100;(60/100)*[.$Z$7]*(100-[.C$9])/100)" office:value-type="float" office:value="-0" calcext:value-type="float">
            <text:p>0</text:p>
          </table:table-cell>
          <table:table-cell table:formula="of:=MIN((60/100)*[.D93]*(100-[.D$9])/100;(60/100)*[.$Z$7]*(100-[.D$9])/100)" office:value-type="float" office:value="-0.69986" calcext:value-type="float">
            <text:p>-0,69986</text:p>
          </table:table-cell>
          <table:table-cell table:formula="of:=MIN((60/100)*[.E93]*(100-[.E$9])/100;(60/100)*[.$Z$7]*(100-[.E$9])/100)" office:value-type="float" office:value="0" calcext:value-type="float">
            <text:p>0</text:p>
          </table:table-cell>
          <table:table-cell table:formula="of:=MIN((60/100)*[.F93]*(100-[.F$9])/100;(60/100)*[.$Z$7]*(100-[.F$9])/100)" office:value-type="float" office:value="-0.05998" calcext:value-type="float">
            <text:p>-0,05998</text:p>
          </table:table-cell>
          <table:table-cell table:formula="of:=MIN((60/100)*[.G93]*(100-[.G$9])/100;(60/100)*[.$Z$7]*(100-[.G$9])/100)" office:value-type="float" office:value="0" calcext:value-type="float">
            <text:p>0</text:p>
          </table:table-cell>
          <table:table-cell table:formula="of:=MIN((60/100)*[.H93]*(100-[.H$9])/100;(60/100)*[.$Z$7]*(100-[.H$9])/100)" office:value-type="float" office:value="0" calcext:value-type="float">
            <text:p>0</text:p>
          </table:table-cell>
          <table:table-cell table:formula="of:=MIN((60/100)*[.I93]*(100-[.I$9])/100;(60/100)*[.$Z$7]*(100-[.I$9])/100)" office:value-type="float" office:value="0" calcext:value-type="float">
            <text:p>0</text:p>
          </table:table-cell>
          <table:table-cell table:formula="of:=MIN((60/100)*[.J93]*(100-[.J$9])/100;(60/100)*[.$Z$7]*(100-[.J$9])/100)" office:value-type="float" office:value="1.56682333333333" calcext:value-type="float">
            <text:p>1,5668233333</text:p>
          </table:table-cell>
          <table:table-cell table:formula="of:=MIN((60/100)*[.K93]*(100-[.K$9])/100;(60/100)*[.$Z$7]*(100-[.K$9])/100)" office:value-type="float" office:value="0" calcext:value-type="float">
            <text:p>0</text:p>
          </table:table-cell>
          <table:table-cell table:formula="of:=MIN((60/100)*[.L93]*(100-[.L$9])/100;(60/100)*[.$Z$7]*(100-[.L$9])/100)" office:value-type="float" office:value="-0" calcext:value-type="float">
            <text:p>0</text:p>
          </table:table-cell>
          <table:table-cell table:formula="of:=MIN((60/100)*[.M93]*(100-[.M$9])/100;(60/100)*[.$Z$7]*(100-[.M$9])/100)" office:value-type="float" office:value="0" calcext:value-type="float">
            <text:p>0</text:p>
          </table:table-cell>
          <table:table-cell table:formula="of:=MIN((60/100)*[.N93]*(100-[.N$9])/100;(60/100)*[.$Z$7]*(100-[.N$9])/100)" office:value-type="float" office:value="3.04019" calcext:value-type="float">
            <text:p>3,04019</text:p>
          </table:table-cell>
          <table:table-cell table:formula="of:=MIN((60/100)*[.O93]*(100-[.O$9])/100;(60/100)*[.$Z$7]*(100-[.O$9])/100)" office:value-type="float" office:value="0" calcext:value-type="float">
            <text:p>0</text:p>
          </table:table-cell>
          <table:table-cell table:formula="of:=MIN((60/100)*[.P93]*(100-[.P$9])/100;(60/100)*[.$Z$7]*(100-[.P$9])/100)" office:value-type="float" office:value="1.21350666666667" calcext:value-type="float">
            <text:p>1,2135066667</text:p>
          </table:table-cell>
          <table:table-cell table:formula="of:=MIN((60/100)*[.Q93]*(100-[.Q$9])/100;(60/100)*[.$Z$7]*(100-[.Q$9])/100)" office:value-type="float" office:value="0.98679" calcext:value-type="float">
            <text:p>0,98679</text:p>
          </table:table-cell>
          <table:table-cell table:formula="of:=MIN((60/100)*[.R93]*(100-[.R$9])/100;(60/100)*[.$Z$7]*(100-[.R$9])/100)" office:value-type="float" office:value="0" calcext:value-type="float">
            <text:p>0</text:p>
          </table:table-cell>
          <table:table-cell table:formula="of:=MIN((60/100)*[.S93]*(100-[.S$9])/100;(60/100)*[.$Z$7]*(100-[.S$9])/100)" office:value-type="float" office:value="-0" calcext:value-type="float">
            <text:p>0</text:p>
          </table:table-cell>
          <table:table-cell table:formula="of:=MIN((60/100)*[.T93]*(100-[.T$9])/100;(60/100)*[.$Z$7]*(100-[.T$9])/100)" office:value-type="float" office:value="15.2" calcext:value-type="float">
            <text:p>15,2</text:p>
          </table:table-cell>
          <table:table-cell table:formula="of:=MIN((60/100)*[.U93]*(100-[.U$9])/100;(60/100)*[.$Z$7]*(100-[.U$9])/100)" office:value-type="float" office:value="0" calcext:value-type="float">
            <text:p>0</text:p>
          </table:table-cell>
          <table:table-cell table:formula="of:=MIN((60/100)*[.V93]*(100-[.V$9])/100;(60/100)*[.$Z$7]*(100-[.V$9])/100)" office:value-type="float" office:value="21" calcext:value-type="float">
            <text:p>21</text:p>
          </table:table-cell>
          <table:table-cell table:formula="of:=MIN((60/100)*[.W93]*(100-[.W$9])/100;(60/100)*[.$Z$7]*(100-[.W$9])/100)" office:value-type="float" office:value="0" calcext:value-type="float">
            <text:p>0</text:p>
          </table:table-cell>
          <table:table-cell table:formula="of:=MIN((60/100)*[.X93]*(100-[.X$9])/100;(60/100)*[.$Z$7]*(100-[.X$9])/100)" office:value-type="float" office:value="0.23334" calcext:value-type="float">
            <text:p>0,23334</text:p>
          </table:table-cell>
          <table:table-cell table:formula="of:=MIN((60/100)*[.Y93]*(100-[.Y$9])/100;(60/100)*[.$Z$7]*(100-[.Y$9])/100)" office:value-type="float" office:value="0" calcext:value-type="float">
            <text:p>0</text:p>
          </table:table-cell>
          <table:table-cell table:formula="of:=MIN((60/100)*[.Z93]*(100-[.Z$9])/100;(60/100)*[.$Z$7]*(100-[.Z$9])/100)" office:value-type="float" office:value="0" calcext:value-type="float">
            <text:p>0</text:p>
          </table:table-cell>
          <table:table-cell table:formula="of:=MIN((60/100)*[.AA93]*(100-[.AA$9])/100;(60/100)*[.$Z$7]*(100-[.AA$9])/100)" office:value-type="float" office:value="22.7802233333333" calcext:value-type="float">
            <text:p>22,7802233333</text:p>
          </table:table-cell>
          <table:table-cell table:formula="of:=MIN((60/100)*[.AB93]*(100-[.AB$9])/100;(60/100)*[.$Z$7]*(100-[.AB$9])/10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physical damages by Unit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tional magical damages by Uni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60/100)*[.$Z$10]"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9/(20*0.4)" office:value-type="float" office:value="1.125" calcext:value-type="float">
            <text:p>1,125</text:p>
          </table:table-cell>
          <table:table-cell table:formula="of:=7/(30*0.4)" office:value-type="float" office:value="0.583333333333333" calcext:value-type="float">
            <text:p>0,58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DPS (Power counted)</text:p>
          </table:table-cell>
          <table:table-cell table:formula="of:=ROUND((((([.B$5]+[.B92])*[.B$3]/60+[.B96])*((100-[.$Z$9])/100)+(([.B$4]+[.B91])*[.B$3]/60+[.B95])*((100-[.$Z$8])/100)))/2-[.B$3]/60-2*[.$Z$3]/60;1)+0.0001" office:value-type="float" office:value="0.5001" calcext:value-type="float">
            <text:p>0,5001</text:p>
          </table:table-cell>
          <table:table-cell table:formula="of:=ROUND((((([.C$5]+[.C92])*[.C$3]/60+[.C96])*((100-[.$Z$9])/100)+(([.C$4]+[.C91])*[.C$3]/60+[.C95])*((100-[.$Z$8])/100)))/2-[.C$3]/60-2*[.$Z$3]/60;1)+0.0001" office:value-type="float" office:value="-0.1999" calcext:value-type="float">
            <text:p>-0,1999</text:p>
          </table:table-cell>
          <table:table-cell table:formula="of:=ROUND((((([.D$5]+[.D92])*[.D$3]/60+[.D96])*((100-[.$Z$9])/100)+(([.D$4]+[.D91])*[.D$3]/60+[.D95])*((100-[.$Z$8])/100)))/2-[.D$3]/60-2*[.$Z$3]/60;1)+0.0001" office:value-type="float" office:value="-0.4999" calcext:value-type="float">
            <text:p>-0,4999</text:p>
          </table:table-cell>
          <table:table-cell table:formula="of:=ROUND((((([.E$5]+[.E92])*[.E$3]/60+[.E96])*((100-[.$Z$9])/100)+(([.E$4]+[.E91])*[.E$3]/60+[.E95])*((100-[.$Z$8])/100)))/2-[.E$3]/60-2*[.$Z$3]/60;1)+0.0001" office:value-type="float" office:value="0.7001" calcext:value-type="float">
            <text:p>0,7001</text:p>
          </table:table-cell>
          <table:table-cell table:formula="of:=ROUND((((([.F$5]+[.F92])*[.F$3]/60+[.F96])*((100-[.$Z$9])/100)+(([.F$4]+[.F91])*[.F$3]/60+[.F95])*((100-[.$Z$8])/100)))/2-[.F$3]/60-2*[.$Z$3]/60;1)+0.0001" office:value-type="float" office:value="-0.2999" calcext:value-type="float">
            <text:p>-0,2999</text:p>
          </table:table-cell>
          <table:table-cell table:formula="of:=ROUND((((([.G$5]+[.G92])*[.G$3]/60+[.G96])*((100-[.$Z$9])/100)+(([.G$4]+[.G91])*[.G$3]/60+[.G95])*((100-[.$Z$8])/100)))/2-[.G$3]/60-2*[.$Z$3]/60;1)+0.0001" office:value-type="float" office:value="0.2001" calcext:value-type="float">
            <text:p>0,2001</text:p>
          </table:table-cell>
          <table:table-cell table:formula="of:=ROUND((((([.H$5]+[.H92])*[.H$3]/60+[.H96])*((100-[.$Z$9])/100)+(([.H$4]+[.H91])*[.H$3]/60+[.H95])*((100-[.$Z$8])/100)))/2-[.H$3]/60-2*[.$Z$3]/60;1)+0.0001" office:value-type="float" office:value="2.4001" calcext:value-type="float">
            <text:p>2,4001</text:p>
          </table:table-cell>
          <table:table-cell table:formula="of:=ROUND((((([.I$5]+[.I92])*[.I$3]/60+[.I96])*((100-[.$Z$9])/100)+(([.I$4]+[.I91])*[.I$3]/60+[.I95])*((100-[.$Z$8])/100)))/2-[.I$3]/60-2*[.$Z$3]/60;1)+0.0001" office:value-type="float" office:value="1.0001" calcext:value-type="float">
            <text:p>1,0001</text:p>
          </table:table-cell>
          <table:table-cell table:formula="of:=ROUND((((([.J$5]+[.J92])*[.J$3]/60+[.J96])*((100-[.$Z$9])/100)+(([.J$4]+[.J91])*[.J$3]/60+[.J95])*((100-[.$Z$8])/100)))/2-[.J$3]/60-2*[.$Z$3]/60;1)+0.0001" office:value-type="float" office:value="1.0001" calcext:value-type="float">
            <text:p>1,0001</text:p>
          </table:table-cell>
          <table:table-cell table:formula="of:=ROUND((((([.K$5]+[.K92])*[.K$3]/60+[.K96])*((100-[.$Z$9])/100)+(([.K$4]+[.K91])*[.K$3]/60+[.K95])*((100-[.$Z$8])/100)))/2-[.K$3]/60-2*[.$Z$3]/60;1)+0.0001" office:value-type="float" office:value="0.0001" calcext:value-type="float">
            <text:p>0,0001</text:p>
          </table:table-cell>
          <table:table-cell table:formula="of:=ROUND((((([.L$5]+[.L92])*[.L$3]/60+[.L96])*((100-[.$Z$9])/100)+(([.L$4]+[.L91])*[.L$3]/60+[.L95])*((100-[.$Z$8])/100)))/2-[.L$3]/60-2*[.$Z$3]/60;1)+0.0001" office:value-type="float" office:value="-0.4999" calcext:value-type="float">
            <text:p>-0,4999</text:p>
          </table:table-cell>
          <table:table-cell table:formula="of:=ROUND((((([.M$5]+[.M92])*[.M$3]/60+[.M96])*((100-[.$Z$9])/100)+(([.M$4]+[.M91])*[.M$3]/60+[.M95])*((100-[.$Z$8])/100)))/2-[.M$3]/60-2*[.$Z$3]/60;1)+0.0001" office:value-type="float" office:value="5.0001" calcext:value-type="float">
            <text:p>5,0001</text:p>
          </table:table-cell>
          <table:table-cell table:formula="of:=ROUND((((([.N$5]+[.N92])*[.N$3]/60+[.N96])*((100-[.$Z$9])/100)+(([.N$4]+[.N91])*[.N$3]/60+[.N95])*((100-[.$Z$8])/100)))/2-[.N$3]/60-2*[.$Z$3]/60;1)+0.0001" office:value-type="float" office:value="1.6001" calcext:value-type="float">
            <text:p>1,6001</text:p>
          </table:table-cell>
          <table:table-cell table:formula="of:=ROUND((((([.O$5]+[.O92])*[.O$3]/60+[.O96])*((100-[.$Z$9])/100)+(([.O$4]+[.O91])*[.O$3]/60+[.O95])*((100-[.$Z$8])/100)))/2-[.O$3]/60-2*[.$Z$3]/60;1)+0.0001" office:value-type="float" office:value="1.5001" calcext:value-type="float">
            <text:p>1,5001</text:p>
          </table:table-cell>
          <table:table-cell table:formula="of:=ROUND((((([.P$5]+[.P92])*[.P$3]/60+[.P96])*((100-[.$Z$9])/100)+(([.P$4]+[.P91])*[.P$3]/60+[.P95])*((100-[.$Z$8])/100)))/2-[.P$3]/60-2*[.$Z$3]/60;1)+0.0001" office:value-type="float" office:value="0.7001" calcext:value-type="float">
            <text:p>0,7001</text:p>
          </table:table-cell>
          <table:table-cell table:formula="of:=ROUND((((([.Q$5]+[.Q92])*[.Q$3]/60+[.Q96])*((100-[.$Z$9])/100)+(([.Q$4]+[.Q91])*[.Q$3]/60+[.Q95])*((100-[.$Z$8])/100)))/2-[.Q$3]/60-2*[.$Z$3]/60;1)+0.0001" office:value-type="float" office:value="0.8001" calcext:value-type="float">
            <text:p>0,8001</text:p>
          </table:table-cell>
          <table:table-cell table:formula="of:=ROUND((((([.R$5]+[.R92])*[.R$3]/60+[.R96])*((100-[.$Z$9])/100)+(([.R$4]+[.R91])*[.R$3]/60+[.R95])*((100-[.$Z$8])/100)))/2-[.R$3]/60-2*[.$Z$3]/60;1)+0.0001" office:value-type="float" office:value="2.3001" calcext:value-type="float">
            <text:p>2,3001</text:p>
          </table:table-cell>
          <table:table-cell table:formula="of:=ROUND((((([.S$5]+[.S92])*[.S$3]/60+[.S96])*((100-[.$Z$9])/100)+(([.S$4]+[.S91])*[.S$3]/60+[.S95])*((100-[.$Z$8])/100)))/2-[.S$3]/60-2*[.$Z$3]/60;1)+0.0001" office:value-type="float" office:value="-0.0999" calcext:value-type="float">
            <text:p>-0,0999</text:p>
          </table:table-cell>
          <table:table-cell table:formula="of:=ROUND((((([.T$5]+[.T92])*[.T$3]/60+[.T96])*((100-[.$Z$9])/100)+(([.T$4]+[.T91])*[.T$3]/60+[.T95])*((100-[.$Z$8])/100)))/2-[.T$3]/60-2*[.$Z$3]/60;1)+0.0001" office:value-type="float" office:value="3.8001" calcext:value-type="float">
            <text:p>3,8001</text:p>
          </table:table-cell>
          <table:table-cell table:formula="of:=ROUND((((([.U$5]+[.U92])*[.U$3]/60+[.U96])*((100-[.$Z$9])/100)+(([.U$4]+[.U91])*[.U$3]/60+[.U95])*((100-[.$Z$8])/100)))/2-[.U$3]/60-2*[.$Z$3]/60;1)+0.0001" office:value-type="float" office:value="6.0001" calcext:value-type="float">
            <text:p>6,0001</text:p>
          </table:table-cell>
          <table:table-cell table:formula="of:=ROUND((((([.V$5]+[.V92])*[.V$3]/60+[.V96])*((100-[.$Z$9])/100)+(([.V$4]+[.V91])*[.V$3]/60+[.V95])*((100-[.$Z$8])/100)))/2-[.V$3]/60-2*[.$Z$3]/60;1)+0.0001" office:value-type="float" office:value="2.3001" calcext:value-type="float">
            <text:p>2,3001</text:p>
          </table:table-cell>
          <table:table-cell table:formula="of:=ROUND((((([.W$5]+[.W92])*[.W$3]/60+[.W96])*((100-[.$Z$9])/100)+(([.W$4]+[.W91])*[.W$3]/60+[.W95])*((100-[.$Z$8])/100)))/2-[.W$3]/60-2*[.$Z$3]/60;1)+0.0001" office:value-type="float" office:value="4.3001" calcext:value-type="float">
            <text:p>4,3001</text:p>
          </table:table-cell>
          <table:table-cell table:formula="of:=ROUND((((([.X$5]+[.X92])*[.X$3]/60+[.X96])*((100-[.$Z$9])/100)+(([.X$4]+[.X91])*[.X$3]/60+[.X95])*((100-[.$Z$8])/100)))/2-[.X$3]/60-2*[.$Z$3]/60;1)+0.0001" office:value-type="float" office:value="3.5001" calcext:value-type="float">
            <text:p>3,5001</text:p>
          </table:table-cell>
          <table:table-cell table:formula="of:=ROUND((((([.Y$5]+[.Y92])*[.Y$3]/60+[.Y96])*((100-[.$Z$9])/100)+(([.Y$4]+[.Y91])*[.Y$3]/60+[.Y95])*((100-[.$Z$8])/100)))/2-[.Y$3]/60-2*[.$Z$3]/60;1)+0.0001" office:value-type="float" office:value="5.5001" calcext:value-type="float">
            <text:p>5,5001</text:p>
          </table:table-cell>
          <table:table-cell table:formula="of:=ROUND((((([.Z$5]+[.Z92])*[.Z$3]/60+[.Z96])*((100-[.$Z$9])/100)+(([.Z$4]+[.Z91])*[.Z$3]/60+[.Z95])*((100-[.$Z$8])/100)))/2-[.Z$3]/60-2*[.$Z$3]/60;1)+0.0001" office:value-type="float" office:value="0.3001" calcext:value-type="float">
            <text:p>0,3001</text:p>
          </table:table-cell>
          <table:table-cell table:formula="of:=ROUND((((([.AA$5]+[.AA92])*[.AA$3]/60+[.AA96])*((100-[.$Z$9])/100)+(([.AA$4]+[.AA91])*[.AA$3]/60+[.AA95])*((100-[.$Z$8])/100)))/2-[.AA$3]/60-2*[.$Z$3]/60;1)+0.0001" office:value-type="float" office:value="10.2001" calcext:value-type="float">
            <text:p>10,2001</text:p>
          </table:table-cell>
          <table:table-cell table:formula="of:=ROUND((((([.AB$5]+[.AB92])*[.AB$3]/60+[.AB96])*((100-[.$Z$9])/100)+(([.AB$4]+[.AB91])*[.AB$3]/60+[.AB95])*((100-[.$Z$8])/100)))/2-[.AB$3]/60-2*[.$Z$3]/60;1)+0.0001" office:value-type="float" office:value="4.0001" calcext:value-type="float">
            <text:p>4,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 Player Fight Duration (in second)</text:p>
          </table:table-cell>
          <table:table-cell table:formula="of:=MAX(MIN(ABS(([.B$7]-[.B94])/[.B90]);ABS(([.$Z$7]-[.B93])/[.B97]));0)" office:value-type="float" office:value="3.92471896469489" calcext:value-type="float">
            <text:p>3,9247189647</text:p>
          </table:table-cell>
          <table:table-cell table:formula="of:=MAX(MIN(ABS(([.C$7]-[.C94])/[.C90]);ABS(([.$Z$7]-[.C93])/[.C97]));0)" office:value-type="float" office:value="4.44541203378801" calcext:value-type="float">
            <text:p>4,4454120338</text:p>
          </table:table-cell>
          <table:table-cell table:formula="of:=MAX(MIN(ABS(([.D$7]-[.D94])/[.D90]);ABS(([.$Z$7]-[.D93])/[.D97]));0)" office:value-type="float" office:value="2.13790199905073" calcext:value-type="float">
            <text:p>2,1379019991</text:p>
          </table:table-cell>
          <table:table-cell table:formula="of:=MAX(MIN(ABS(([.E$7]-[.E94])/[.E90]);ABS(([.$Z$7]-[.E93])/[.E97]));0)" office:value-type="float" office:value="1.63601981515662" calcext:value-type="float">
            <text:p>1,6360198152</text:p>
          </table:table-cell>
          <table:table-cell table:formula="of:=MAX(MIN(ABS(([.F$7]-[.F94])/[.F90]);ABS(([.$Z$7]-[.F93])/[.F97]));0)" office:value-type="float" office:value="2.66201672680236" calcext:value-type="float">
            <text:p>2,6620167268</text:p>
          </table:table-cell>
          <table:table-cell table:formula="of:=MAX(MIN(ABS(([.G$7]-[.G94])/[.G90]);ABS(([.$Z$7]-[.G93])/[.G97]));0)" office:value-type="float" office:value="13.5689913311474" calcext:value-type="float">
            <text:p>13,5689913311</text:p>
          </table:table-cell>
          <table:table-cell table:formula="of:=MAX(MIN(ABS(([.H$7]-[.H94])/[.H90]);ABS(([.$Z$7]-[.H93])/[.H97]));0)" office:value-type="float" office:value="4.44625515499864" calcext:value-type="float">
            <text:p>4,446255155</text:p>
          </table:table-cell>
          <table:table-cell table:formula="of:=MAX(MIN(ABS(([.I$7]-[.I94])/[.I90]);ABS(([.$Z$7]-[.I93])/[.I97]));0)" office:value-type="float" office:value="4.36721566513451" calcext:value-type="float">
            <text:p>4,3672156651</text:p>
          </table:table-cell>
          <table:table-cell table:formula="of:=MAX(MIN(ABS(([.J$7]-[.J94])/[.J90]);ABS(([.$Z$7]-[.J93])/[.J97]));0)" office:value-type="float" office:value="2.46024835004792" calcext:value-type="float">
            <text:p>2,46024835</text:p>
          </table:table-cell>
          <table:table-cell table:formula="of:=MAX(MIN(ABS(([.K$7]-[.K94])/[.K90]);ABS(([.$Z$7]-[.K93])/[.K97]));0)" office:value-type="float" office:value="4.995226878457" calcext:value-type="float">
            <text:p>4,9952268785</text:p>
          </table:table-cell>
          <table:table-cell table:formula="of:=MAX(MIN(ABS(([.L$7]-[.L94])/[.L90]);ABS(([.$Z$7]-[.L93])/[.L97]));0)" office:value-type="float" office:value="3.36139748586023" calcext:value-type="float">
            <text:p>3,3613974859</text:p>
          </table:table-cell>
          <table:table-cell table:formula="of:=MAX(MIN(ABS(([.M$7]-[.M94])/[.M90]);ABS(([.$Z$7]-[.M93])/[.M97]));0)" office:value-type="float" office:value="5.00858711622799" calcext:value-type="float">
            <text:p>5,0085871162</text:p>
          </table:table-cell>
          <table:table-cell table:formula="of:=MAX(MIN(ABS(([.N$7]-[.N94])/[.N90]);ABS(([.$Z$7]-[.N93])/[.N97]));0)" office:value-type="float" office:value="3.83764236728928" calcext:value-type="float">
            <text:p>3,8376423673</text:p>
          </table:table-cell>
          <table:table-cell table:formula="of:=MAX(MIN(ABS(([.O$7]-[.O94])/[.O90]);ABS(([.$Z$7]-[.O93])/[.O97]));0)" office:value-type="float" office:value="13.2527678500049" calcext:value-type="float">
            <text:p>13,25276785</text:p>
          </table:table-cell>
          <table:table-cell table:formula="of:=MAX(MIN(ABS(([.P$7]-[.P94])/[.P90]);ABS(([.$Z$7]-[.P93])/[.P97]));0)" office:value-type="float" office:value="7.95741874715396" calcext:value-type="float">
            <text:p>7,9574187472</text:p>
          </table:table-cell>
          <table:table-cell table:formula="of:=MAX(MIN(ABS(([.Q$7]-[.Q94])/[.Q90]);ABS(([.$Z$7]-[.Q93])/[.Q97]));0)" office:value-type="float" office:value="3.59183216110691" calcext:value-type="float">
            <text:p>3,5918321611</text:p>
          </table:table-cell>
          <table:table-cell table:formula="of:=MAX(MIN(ABS(([.R$7]-[.R94])/[.R90]);ABS(([.$Z$7]-[.R93])/[.R97]));0)" office:value-type="float" office:value="16.1238336966162" calcext:value-type="float">
            <text:p>16,1238336966</text:p>
          </table:table-cell>
          <table:table-cell table:formula="of:=MAX(MIN(ABS(([.S$7]-[.S94])/[.S90]);ABS(([.$Z$7]-[.S93])/[.S97]));0)" office:value-type="float" office:value="22.3279754624786" calcext:value-type="float">
            <text:p>22,3279754625</text:p>
          </table:table-cell>
          <table:table-cell table:formula="of:=MAX(MIN(ABS(([.T$7]-[.T94])/[.T90]);ABS(([.$Z$7]-[.T93])/[.T97]));0)" office:value-type="float" office:value="3.16932907348243" calcext:value-type="float">
            <text:p>3,1693290735</text:p>
          </table:table-cell>
          <table:table-cell table:formula="of:=MAX(MIN(ABS(([.U$7]-[.U94])/[.U90]);ABS(([.$Z$7]-[.U93])/[.U97]));0)" office:value-type="float" office:value="9.6665055582407" calcext:value-type="float">
            <text:p>9,6665055582</text:p>
          </table:table-cell>
          <table:table-cell table:formula="of:=MAX(MIN(ABS(([.V$7]-[.V94])/[.V90]);ABS(([.$Z$7]-[.V93])/[.V97]));0)" office:value-type="float" office:value="1.75" calcext:value-type="float">
            <text:p>1,75</text:p>
          </table:table-cell>
          <table:table-cell table:formula="of:=MAX(MIN(ABS(([.W$7]-[.W94])/[.W90]);ABS(([.$Z$7]-[.W93])/[.W97]));0)" office:value-type="float" office:value="13.4880584172461" calcext:value-type="float">
            <text:p>13,4880584172</text:p>
          </table:table-cell>
          <table:table-cell table:formula="of:=MAX(MIN(ABS(([.X$7]-[.X94])/[.X90]);ABS(([.$Z$7]-[.X93])/[.X97]));0)" office:value-type="float" office:value="16.459844004457" calcext:value-type="float">
            <text:p>16,4598440045</text:p>
          </table:table-cell>
          <table:table-cell table:formula="of:=MAX(MIN(ABS(([.Y$7]-[.Y94])/[.Y90]);ABS(([.$Z$7]-[.Y93])/[.Y97]));0)" office:value-type="float" office:value="10.5452628134034" calcext:value-type="float">
            <text:p>10,5452628134</text:p>
          </table:table-cell>
          <table:table-cell table:formula="of:=MAX(MIN(ABS(([.Z$7]-[.Z94])/[.Z90]);ABS(([.$Z$7]-[.Z93])/[.Z97]));0)" office:value-type="float" office:value="22.3068343525249" calcext:value-type="float">
            <text:p>22,3068343525</text:p>
          </table:table-cell>
          <table:table-cell table:formula="of:=MAX(MIN(ABS(([.AA$7]-[.AA94])/[.AA90]);ABS(([.$Z$7]-[.AA93])/[.AA97]));0)" office:value-type="float" office:value="1.96399654033893" calcext:value-type="float">
            <text:p>1,9639965403</text:p>
          </table:table-cell>
          <table:table-cell table:formula="of:=MAX(MIN(ABS(([.AB$7]-[.AB94])/[.AB90]);ABS(([.$Z$7]-[.AB93])/[.AB97]));0)" office:value-type="float" office:value="14.4996375090623" calcext:value-type="float">
            <text:p>14,4996375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Unit</text:p>
          </table:table-cell>
          <table:table-cell table:formula="of:=ROUND(((-[.B90])*[.B98]-[.B94]);0)" office:value-type="float" office:value="-30" calcext:value-type="float">
            <text:p>-30</text:p>
          </table:table-cell>
          <table:table-cell table:formula="of:=ROUND(((-[.C90])*[.C98]-[.C94]);0)" office:value-type="float" office:value="-34" calcext:value-type="float">
            <text:p>-34</text:p>
          </table:table-cell>
          <table:table-cell table:formula="of:=ROUND(((-[.D90])*[.D98]-[.D94]);0)" office:value-type="float" office:value="-15" calcext:value-type="float">
            <text:p>-15</text:p>
          </table:table-cell>
          <table:table-cell table:formula="of:=ROUND(((-[.E90])*[.E98]-[.E94]);0)" office:value-type="float" office:value="-12" calcext:value-type="float">
            <text:p>-12</text:p>
          </table:table-cell>
          <table:table-cell table:formula="of:=ROUND(((-[.F90])*[.F98]-[.F94]);0)" office:value-type="float" office:value="-20" calcext:value-type="float">
            <text:p>-20</text:p>
          </table:table-cell>
          <table:table-cell table:formula="of:=ROUND(((-[.G90])*[.G98]-[.G94]);0)" office:value-type="float" office:value="-44" calcext:value-type="float">
            <text:p>-44</text:p>
          </table:table-cell>
          <table:table-cell table:formula="of:=ROUND(((-[.H90])*[.H98]-[.H94]);0)" office:value-type="float" office:value="-35" calcext:value-type="float">
            <text:p>-35</text:p>
          </table:table-cell>
          <table:table-cell table:formula="of:=ROUND(((-[.I90])*[.I98]-[.I94]);0)" office:value-type="float" office:value="-34" calcext:value-type="float">
            <text:p>-34</text:p>
          </table:table-cell>
          <table:table-cell table:formula="of:=ROUND(((-[.J90])*[.J98]-[.J94]);0)" office:value-type="float" office:value="-20" calcext:value-type="float">
            <text:p>-20</text:p>
          </table:table-cell>
          <table:table-cell table:formula="of:=ROUND(((-[.K90])*[.K98]-[.K94]);0)" office:value-type="float" office:value="-39" calcext:value-type="float">
            <text:p>-39</text:p>
          </table:table-cell>
          <table:table-cell table:formula="of:=ROUND(((-[.L90])*[.L98]-[.L94]);0)" office:value-type="float" office:value="-25" calcext:value-type="float">
            <text:p>-25</text:p>
          </table:table-cell>
          <table:table-cell table:formula="of:=ROUND(((-[.M90])*[.M98]-[.M94]);0)" office:value-type="float" office:value="-43" calcext:value-type="float">
            <text:p>-43</text:p>
          </table:table-cell>
          <table:table-cell table:formula="of:=ROUND(((-[.N90])*[.N98]-[.N94]);0)" office:value-type="float" office:value="-32" calcext:value-type="float">
            <text:p>-32</text:p>
          </table:table-cell>
          <table:table-cell table:formula="of:=ROUND(((-[.O90])*[.O98]-[.O94]);0)" office:value-type="float" office:value="-16" calcext:value-type="float">
            <text:p>-16</text:p>
          </table:table-cell>
          <table:table-cell table:formula="of:=ROUND(((-[.P90])*[.P98]-[.P94]);0)" office:value-type="float" office:value="-49" calcext:value-type="float">
            <text:p>-49</text:p>
          </table:table-cell>
          <table:table-cell table:formula="of:=ROUND(((-[.Q90])*[.Q98]-[.Q94]);0)" office:value-type="float" office:value="-29" calcext:value-type="float">
            <text:p>-29</text:p>
          </table:table-cell>
          <table:table-cell table:formula="of:=ROUND(((-[.R90])*[.R98]-[.R94]);0)" office:value-type="float" office:value="-50" calcext:value-type="float">
            <text:p>-50</text:p>
          </table:table-cell>
          <table:table-cell table:formula="of:=ROUND(((-[.S90])*[.S98]-[.S94]);0)" office:value-type="float" office:value="-122" calcext:value-type="float">
            <text:p>-122</text:p>
          </table:table-cell>
          <table:table-cell table:formula="of:=ROUND(((-[.T90])*[.T98]-[.T94]);0)" office:value-type="float" office:value="-40" calcext:value-type="float">
            <text:p>-40</text:p>
          </table:table-cell>
          <table:table-cell table:formula="of:=ROUND(((-[.U90])*[.U98]-[.U94]);0)" office:value-type="float" office:value="-69" calcext:value-type="float">
            <text:p>-69</text:p>
          </table:table-cell>
          <table:table-cell table:formula="of:=ROUND(((-[.V90])*[.V98]-[.V94]);0)" office:value-type="float" office:value="-35" calcext:value-type="float">
            <text:p>-35</text:p>
          </table:table-cell>
          <table:table-cell table:formula="of:=ROUND(((-[.W90])*[.W98]-[.W94]);0)" office:value-type="float" office:value="-30" calcext:value-type="float">
            <text:p>-30</text:p>
          </table:table-cell>
          <table:table-cell table:formula="of:=ROUND(((-[.X90])*[.X98]-[.X94]);0)" office:value-type="float" office:value="-80" calcext:value-type="float">
            <text:p>-80</text:p>
          </table:table-cell>
          <table:table-cell table:formula="of:=ROUND(((-[.Y90])*[.Y98]-[.Y94]);0)" office:value-type="float" office:value="-104" calcext:value-type="float">
            <text:p>-104</text:p>
          </table:table-cell>
          <table:table-cell table:formula="of:=ROUND(((-[.Z90])*[.Z98]-[.Z94]);0)" office:value-type="float" office:value="-58" calcext:value-type="float">
            <text:p>-58</text:p>
          </table:table-cell>
          <table:table-cell table:formula="of:=ROUND(((-[.AA90])*[.AA98]-[.AA94]);0)" office:value-type="float" office:value="-39" calcext:value-type="float">
            <text:p>-39</text:p>
          </table:table-cell>
          <table:table-cell table:formula="of:=ROUND(((-[.AB90])*[.AB98]-[.AB94]);0)" office:value-type="float" office:value="-71" calcext:value-type="float">
            <text:p>-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 Lost by CrowLord</text:p>
          </table:table-cell>
          <table:table-cell table:formula="of:=-MIN([.$Z$7];ROUND(([.B97])*[.B98]+[.B93];0))" office:value-type="float" office:value="-2" calcext:value-type="float">
            <text:p>-2</text:p>
          </table:table-cell>
          <table:table-cell table:formula="of:=-MIN([.$Z$7];ROUND(([.C97])*[.C98]+[.C93];0))" office:value-type="float" office:value="1" calcext:value-type="float">
            <text:p>1</text:p>
          </table:table-cell>
          <table:table-cell table:formula="of:=-MIN([.$Z$7];ROUND(([.D97])*[.D98]+[.D93];0))" office:value-type="float" office:value="2" calcext:value-type="float">
            <text:p>2</text:p>
          </table:table-cell>
          <table:table-cell table:formula="of:=-MIN([.$Z$7];ROUND(([.E97])*[.E98]+[.E93];0))" office:value-type="float" office:value="-1" calcext:value-type="float">
            <text:p>-1</text:p>
          </table:table-cell>
          <table:table-cell table:formula="of:=-MIN([.$Z$7];ROUND(([.F97])*[.F98]+[.F93];0))" office:value-type="float" office:value="1" calcext:value-type="float">
            <text:p>1</text:p>
          </table:table-cell>
          <table:table-cell table:formula="of:=-MIN([.$Z$7];ROUND(([.G97])*[.G98]+[.G93];0))" office:value-type="float" office:value="-3" calcext:value-type="float">
            <text:p>-3</text:p>
          </table:table-cell>
          <table:table-cell table:formula="of:=-MIN([.$Z$7];ROUND(([.H97])*[.H98]+[.H93];0))" office:value-type="float" office:value="-11" calcext:value-type="float">
            <text:p>-11</text:p>
          </table:table-cell>
          <table:table-cell table:formula="of:=-MIN([.$Z$7];ROUND(([.I97])*[.I98]+[.I93];0))" office:value-type="float" office:value="-4" calcext:value-type="float">
            <text:p>-4</text:p>
          </table:table-cell>
          <table:table-cell table:formula="of:=-MIN([.$Z$7];ROUND(([.J97])*[.J98]+[.J93];0))" office:value-type="float" office:value="-5" calcext:value-type="float">
            <text:p>-5</text:p>
          </table:table-cell>
          <table:table-cell table:formula="of:=-MIN([.$Z$7];ROUND(([.K97])*[.K98]+[.K93];0))" office:value-type="float" office:value="-0" calcext:value-type="float">
            <text:p>0</text:p>
          </table:table-cell>
          <table:table-cell table:formula="of:=-MIN([.$Z$7];ROUND(([.L97])*[.L98]+[.L93];0))" office:value-type="float" office:value="2" calcext:value-type="float">
            <text:p>2</text:p>
          </table:table-cell>
          <table:table-cell table:formula="of:=-MIN([.$Z$7];ROUND(([.M97])*[.M98]+[.M93];0))" office:value-type="float" office:value="-25" calcext:value-type="float">
            <text:p>-25</text:p>
          </table:table-cell>
          <table:table-cell table:formula="of:=-MIN([.$Z$7];ROUND(([.N97])*[.N98]+[.N93];0))" office:value-type="float" office:value="-11" calcext:value-type="float">
            <text:p>-11</text:p>
          </table:table-cell>
          <table:table-cell table:formula="of:=-MIN([.$Z$7];ROUND(([.O97])*[.O98]+[.O93];0))" office:value-type="float" office:value="-20" calcext:value-type="float">
            <text:p>-20</text:p>
          </table:table-cell>
          <table:table-cell table:formula="of:=-MIN([.$Z$7];ROUND(([.P97])*[.P98]+[.P93];0))" office:value-type="float" office:value="-8" calcext:value-type="float">
            <text:p>-8</text:p>
          </table:table-cell>
          <table:table-cell table:formula="of:=-MIN([.$Z$7];ROUND(([.Q97])*[.Q98]+[.Q93];0))" office:value-type="float" office:value="-5" calcext:value-type="float">
            <text:p>-5</text:p>
          </table:table-cell>
          <table:table-cell table:formula="of:=-MIN([.$Z$7];ROUND(([.R97])*[.R98]+[.R93];0))" office:value-type="float" office:value="-37" calcext:value-type="float">
            <text:p>-37</text:p>
          </table:table-cell>
          <table:table-cell table:formula="of:=-MIN([.$Z$7];ROUND(([.S97])*[.S98]+[.S93];0))" office:value-type="float" office:value="2" calcext:value-type="float">
            <text:p>2</text:p>
          </table:table-cell>
          <table:table-cell table:formula="of:=-MIN([.$Z$7];ROUND(([.T97])*[.T98]+[.T93];0))" office:value-type="float" office:value="-37" calcext:value-type="float">
            <text:p>-37</text:p>
          </table:table-cell>
          <table:table-cell table:formula="of:=-MIN([.$Z$7];ROUND(([.U97])*[.U98]+[.U93];0))" office:value-type="float" office:value="-58" calcext:value-type="float">
            <text:p>-58</text:p>
          </table:table-cell>
          <table:table-cell table:formula="of:=-MIN([.$Z$7];ROUND(([.V97])*[.V98]+[.V93];0))" office:value-type="float" office:value="-39" calcext:value-type="float">
            <text:p>-39</text:p>
          </table:table-cell>
          <table:table-cell table:formula="of:=-MIN([.$Z$7];ROUND(([.W97])*[.W98]+[.W93];0))" office:value-type="float" office:value="-58" calcext:value-type="float">
            <text:p>-58</text:p>
          </table:table-cell>
          <table:table-cell table:formula="of:=-MIN([.$Z$7];ROUND(([.X97])*[.X98]+[.X93];0))" office:value-type="float" office:value="-58" calcext:value-type="float">
            <text:p>-58</text:p>
          </table:table-cell>
          <table:table-cell table:formula="of:=-MIN([.$Z$7];ROUND(([.Y97])*[.Y98]+[.Y93];0))" office:value-type="float" office:value="-58" calcext:value-type="float">
            <text:p>-58</text:p>
          </table:table-cell>
          <table:table-cell table:formula="of:=-MIN([.$Z$7];ROUND(([.Z97])*[.Z98]+[.Z93];0))" office:value-type="float" office:value="-7" calcext:value-type="float">
            <text:p>-7</text:p>
          </table:table-cell>
          <table:table-cell table:formula="of:=-MIN([.$Z$7];ROUND(([.AA97])*[.AA98]+[.AA93];0))" office:value-type="float" office:value="-58" calcext:value-type="float">
            <text:p>-58</text:p>
          </table:table-cell>
          <table:table-cell table:formula="of:=-MIN([.$Z$7];ROUND(([.AB97])*[.AB98]+[.AB93];0))" office:value-type="float" office:value="-58" calcext:value-type="float">
            <text:p>-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ore</text:p>
          </table:table-cell>
          <table:table-cell table:formula="of:=[.B$2]*[.B99]/[.B$7]-[.$Z$2]*[.B100]/[.$Z$7]" office:value-type="float" office:value="-98.2758620689655" calcext:value-type="float">
            <text:p>-98,275862069</text:p>
          </table:table-cell>
          <table:table-cell table:formula="of:=[.C$2]*[.C99]/[.C$7]-[.$Z$2]*[.C100]/[.$Z$7]" office:value-type="float" office:value="-175.862068965517" calcext:value-type="float">
            <text:p>-175,8620689655</text:p>
          </table:table-cell>
          <table:table-cell table:formula="of:=[.D$2]*[.D99]/[.D$7]-[.$Z$2]*[.D100]/[.$Z$7]" office:value-type="float" office:value="-201.724137931034" calcext:value-type="float">
            <text:p>-201,724137931</text:p>
          </table:table-cell>
          <table:table-cell table:formula="of:=[.E$2]*[.E99]/[.E$7]-[.$Z$2]*[.E100]/[.$Z$7]" office:value-type="float" office:value="-124.137931034483" calcext:value-type="float">
            <text:p>-124,1379310345</text:p>
          </table:table-cell>
          <table:table-cell table:formula="of:=[.F$2]*[.F99]/[.F$7]-[.$Z$2]*[.F100]/[.$Z$7]" office:value-type="float" office:value="-175.862068965517" calcext:value-type="float">
            <text:p>-175,8620689655</text:p>
          </table:table-cell>
          <table:table-cell table:formula="of:=[.G$2]*[.G99]/[.G$7]-[.$Z$2]*[.G100]/[.$Z$7]" office:value-type="float" office:value="-182.413793103448" calcext:value-type="float">
            <text:p>-182,4137931034</text:p>
          </table:table-cell>
          <table:table-cell table:formula="of:=[.H$2]*[.H99]/[.H$7]-[.$Z$2]*[.H100]/[.$Z$7]" office:value-type="float" office:value="24.4827586206897" calcext:value-type="float">
            <text:p>24,4827586207</text:p>
          </table:table-cell>
          <table:table-cell table:formula="of:=[.I$2]*[.I99]/[.I$7]-[.$Z$2]*[.I100]/[.$Z$7]" office:value-type="float" office:value="-156.551724137931" calcext:value-type="float">
            <text:p>-156,5517241379</text:p>
          </table:table-cell>
          <table:table-cell table:formula="of:=[.J$2]*[.J99]/[.J$7]-[.$Z$2]*[.J100]/[.$Z$7]" office:value-type="float" office:value="-130.689655172414" calcext:value-type="float">
            <text:p>-130,6896551724</text:p>
          </table:table-cell>
          <table:table-cell table:formula="of:=[.K$2]*[.K99]/[.K$7]-[.$Z$2]*[.K100]/[.$Z$7]" office:value-type="float" office:value="-260" calcext:value-type="float">
            <text:p>-260</text:p>
          </table:table-cell>
          <table:table-cell table:formula="of:=[.L$2]*[.L99]/[.L$7]-[.$Z$2]*[.L100]/[.$Z$7]" office:value-type="float" office:value="-311.724137931034" calcext:value-type="float">
            <text:p>-311,724137931</text:p>
          </table:table-cell>
          <table:table-cell table:formula="of:=[.M$2]*[.M99]/[.M$7]-[.$Z$2]*[.M100]/[.$Z$7]" office:value-type="float" office:value="146.551724137931" calcext:value-type="float">
            <text:p>146,5517241379</text:p>
          </table:table-cell>
          <table:table-cell table:formula="of:=[.N$2]*[.N99]/[.N$7]-[.$Z$2]*[.N100]/[.$Z$7]" office:value-type="float" office:value="-215.51724137931" calcext:value-type="float">
            <text:p>-215,5172413793</text:p>
          </table:table-cell>
          <table:table-cell table:formula="of:=[.O$2]*[.O99]/[.O$7]-[.$Z$2]*[.O100]/[.$Z$7]" office:value-type="float" office:value="17.2413793103449" calcext:value-type="float">
            <text:p>17,2413793103</text:p>
          </table:table-cell>
          <table:table-cell table:formula="of:=[.P$2]*[.P99]/[.P$7]-[.$Z$2]*[.P100]/[.$Z$7]" office:value-type="float" office:value="-293.103448275862" calcext:value-type="float">
            <text:p>-293,1034482759</text:p>
          </table:table-cell>
          <table:table-cell table:formula="of:=[.Q$2]*[.Q99]/[.Q$7]-[.$Z$2]*[.Q100]/[.$Z$7]" office:value-type="float" office:value="-370.689655172414" calcext:value-type="float">
            <text:p>-370,6896551724</text:p>
          </table:table-cell>
          <table:table-cell table:formula="of:=[.R$2]*[.R99]/[.R$7]-[.$Z$2]*[.R100]/[.$Z$7]" office:value-type="float" office:value="326.896551724138" calcext:value-type="float">
            <text:p>326,8965517241</text:p>
          </table:table-cell>
          <table:table-cell table:formula="of:=[.S$2]*[.S99]/[.S$7]-[.$Z$2]*[.S100]/[.$Z$7]" office:value-type="float" office:value="-681.724137931035" calcext:value-type="float">
            <text:p>-681,724137931</text:p>
          </table:table-cell>
          <table:table-cell table:formula="of:=[.T$2]*[.T99]/[.T$7]-[.$Z$2]*[.T100]/[.$Z$7]" office:value-type="float" office:value="326.896551724138" calcext:value-type="float">
            <text:p>326,8965517241</text:p>
          </table:table-cell>
          <table:table-cell table:formula="of:=[.U$2]*[.U99]/[.U$7]-[.$Z$2]*[.U100]/[.$Z$7]" office:value-type="float" office:value="920.4" calcext:value-type="float">
            <text:p>920,4</text:p>
          </table:table-cell>
          <table:table-cell table:formula="of:=[.V$2]*[.V99]/[.V$7]-[.$Z$2]*[.V100]/[.$Z$7]" office:value-type="float" office:value="378.620689655172" calcext:value-type="float">
            <text:p>378,6206896552</text:p>
          </table:table-cell>
          <table:table-cell table:formula="of:=[.W$2]*[.W99]/[.W$7]-[.$Z$2]*[.W100]/[.$Z$7]" office:value-type="float" office:value="1080" calcext:value-type="float">
            <text:p>1080</text:p>
          </table:table-cell>
          <table:table-cell table:formula="of:=[.X$2]*[.X99]/[.X$7]-[.$Z$2]*[.X100]/[.$Z$7]" office:value-type="float" office:value="642.857142857143" calcext:value-type="float">
            <text:p>642,8571428571</text:p>
          </table:table-cell>
          <table:table-cell table:formula="of:=[.Y$2]*[.Y99]/[.Y$7]-[.$Z$2]*[.Y100]/[.$Z$7]" office:value-type="float" office:value="200" calcext:value-type="float">
            <text:p>200</text:p>
          </table:table-cell>
          <table:table-cell table:formula="of:=[.Z$2]*[.Z99]/[.Z$7]-[.$Z$2]*[.Z100]/[.$Z$7]" office:value-type="float" office:value="-1318.96551724138" calcext:value-type="float">
            <text:p>-1318,9655172414</text:p>
          </table:table-cell>
          <table:table-cell table:formula="of:=[.AA$2]*[.AA99]/[.AA$7]-[.$Z$2]*[.AA100]/[.$Z$7]" office:value-type="float" office:value="508.474576271187" calcext:value-type="float">
            <text:p>508,4745762712</text:p>
          </table:table-cell>
          <table:table-cell table:formula="of:=[.AB$2]*[.AB99]/[.AB$7]-[.$Z$2]*[.AB100]/[.$Z$7]" office:value-type="float" office:value="247.058823529412" calcext:value-type="float">
            <text:p>247,0588235294</text:p>
          </table:table-cell>
          <table:table-cell/>
          <table:table-cell table:formula="of:=SUM([.B101:.AB101])/28" office:value-type="float" office:value="4.36567208999321" calcext:value-type="float">
            <text:p>4,365672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2:19:39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03:20.317000000</meta:creation-date>
    <dc:date>2018-08-13T22:31:20.038000000</dc:date>
    <meta:editing-duration>PT20H5M53S</meta:editing-duration>
    <meta:editing-cycles>12</meta:editing-cycles>
    <meta:generator>LibreOffice/5.0.2.2$Windows_x86 LibreOffice_project/37b43f919e4de5eeaca9b9755ed688758a8251fe</meta:generator>
    <meta:document-statistic meta:table-count="1" meta:cell-count="25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103cm" svg:height="26.629cm" xlink:href=".." xlink:type="simple" chart:class="chart:bar" chart:style-name="ch1">
        <chart:title svg:x="19.42cm" svg:y="0.668cm" chart:style-name="ch2">
          <text:p>Against Boxman</text:p>
        </chart:title>
        <chart:legend chart:legend-position="end" svg:x="40.448cm" svg:y="13.015cm" style:legend-expansion="high" chart:style-name="ch3"/>
        <chart:plot-area chart:style-name="ch4" table:cell-range-address="Feuille1.A1:Feuille1.AD1 Feuille1.A45:Feuille1.AD45" chart:data-source-has-labels="both" svg:x="0.842cm" svg:y="1.979cm" svg:width="38.764cm" svg:height="24.118cm">
          <chartooo:coordinate-region svg:x="1.754cm" svg:y="2.178cm" svg:width="37.67cm" svg:height="23.72cm"/>
          <chart:axis chart:dimension="x" chart:name="primary-x" chart:style-name="ch5" chartooo:axis-type="auto">
            <chartooo:date-scale/>
            <chart:categories table:cell-range-address="Feuille1.B1:Feuille1.A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45:Feuille1.AD45" chart:label-cell-address="Feuille1.A45:Feuille1.A45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xman</text:p>
                <draw:g>
                  <svg:desc>Feuille1.B1:Feuille1.AD1</svg:desc>
                </draw:g>
              </table:table-cell>
              <table:table-cell office:value-type="string">
                <text:p>Skeleton</text:p>
              </table:table-cell>
              <table:table-cell office:value-type="string">
                <text:p>Slinger</text:p>
              </table:table-cell>
              <table:table-cell office:value-type="string">
                <text:p>Dryad</text:p>
              </table:table-cell>
              <table:table-cell office:value-type="string">
                <text:p>Spearman</text:p>
              </table:table-cell>
              <table:table-cell office:value-type="string">
                <text:p>Scourgeman</text:p>
              </table:table-cell>
              <table:table-cell office:value-type="string">
                <text:p>Wisp</text:p>
              </table:table-cell>
              <table:table-cell office:value-type="string">
                <text:p>Swordman</text:p>
              </table:table-cell>
              <table:table-cell office:value-type="string">
                <text:p>Bowman</text:p>
              </table:table-cell>
              <table:table-cell office:value-type="string">
                <text:p>FlagBearer</text:p>
              </table:table-cell>
              <table:table-cell office:value-type="string">
                <text:p>Clerk</text:p>
              </table:table-cell>
              <table:table-cell office:value-type="string">
                <text:p>Mercenary</text:p>
              </table:table-cell>
              <table:table-cell office:value-type="string">
                <text:p>Axethrower</text:p>
              </table:table-cell>
              <table:table-cell office:value-type="string">
                <text:p>Ghost</text:p>
              </table:table-cell>
              <table:table-cell office:value-type="string">
                <text:p>BattleMage</text:p>
              </table:table-cell>
              <table:table-cell office:value-type="string">
                <text:p>HighMage</text:p>
              </table:table-cell>
              <table:table-cell office:value-type="string">
                <text:p>Goliath</text:p>
              </table:table-cell>
              <table:table-cell office:value-type="string">
                <text:p>Troll</text:p>
              </table:table-cell>
              <table:table-cell office:value-type="string">
                <text:p>Ranger</text:p>
              </table:table-cell>
              <table:table-cell office:value-type="string">
                <text:p>Fire Elementary</text:p>
              </table:table-cell>
              <table:table-cell office:value-type="string">
                <text:p>Assassin</text:p>
              </table:table-cell>
              <table:table-cell office:value-type="string">
                <text:p>Valkyrie</text:p>
              </table:table-cell>
              <table:table-cell office:value-type="string">
                <text:p>Titan</text:p>
              </table:table-cell>
              <table:table-cell office:value-type="string">
                <text:p>Butcher</text:p>
              </table:table-cell>
              <table:table-cell office:value-type="string">
                <text:p>Crowlord</text:p>
              </table:table-cell>
              <table:table-cell office:value-type="string">
                <text:p>Purifier</text:p>
              </table:table-cell>
              <table:table-cell office:value-type="string">
                <text:p>SkeletonLord</text:p>
              </table:table-cell>
              <table:table-cell office:value-type="string"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Score</text:p>
                <draw:g>
                  <svg:desc>Feuille1.A45:Feuille1.A45</svg:desc>
                </draw:g>
              </table:table-cell>
              <table:table-cell office:value-type="float" office:value="0">
                <text:p>0</text:p>
                <draw:g>
                  <svg:desc>Feuille1.B45:Feuille1.AD45</svg:desc>
                </draw:g>
              </table:table-cell>
              <table:table-cell office:value-type="float" office:value="-45">
                <text:p>-45</text:p>
              </table:table-cell>
              <table:table-cell office:value-type="float" office:value="-95">
                <text:p>-95</text:p>
              </table:table-cell>
              <table:table-cell office:value-type="float" office:value="-80">
                <text:p>-80</text:p>
              </table:table-cell>
              <table:table-cell office:value-type="float" office:value="-10">
                <text:p>-10</text:p>
              </table:table-cell>
              <table:table-cell office:value-type="float" office:value="55.4545454545455">
                <text:p>55.4545454545455</text:p>
              </table:table-cell>
              <table:table-cell office:value-type="float" office:value="46">
                <text:p>46</text:p>
              </table:table-cell>
              <table:table-cell office:value-type="float" office:value="-25.8823529411765">
                <text:p>-25.8823529411765</text:p>
              </table:table-cell>
              <table:table-cell office:value-type="float" office:value="-58">
                <text:p>-58</text:p>
              </table:table-cell>
              <table:table-cell office:value-type="float" office:value="-115">
                <text:p>-115</text:p>
              </table:table-cell>
              <table:table-cell office:value-type="float" office:value="-210">
                <text:p>-210</text:p>
              </table:table-cell>
              <table:table-cell office:value-type="float" office:value="56.9767441860465">
                <text:p>56.9767441860465</text:p>
              </table:table-cell>
              <table:table-cell office:value-type="float" office:value="-37.5">
                <text:p>-37.5</text:p>
              </table:table-cell>
              <table:table-cell office:value-type="float" office:value="56.25">
                <text:p>56.25</text:p>
              </table:table-cell>
              <table:table-cell office:value-type="float" office:value="-13.265306122449">
                <text:p>-13.265306122449</text:p>
              </table:table-cell>
              <table:table-cell office:value-type="float" office:value="-160.344827586207">
                <text:p>-160.344827586207</text:p>
              </table:table-cell>
              <table:table-cell office:value-type="float" office:value="74.4">
                <text:p>74.4</text:p>
              </table:table-cell>
              <table:table-cell office:value-type="float" office:value="82.8688524590164">
                <text:p>82.8688524590164</text:p>
              </table:table-cell>
              <table:table-cell office:value-type="float" office:value="71.25">
                <text:p>71.25</text:p>
              </table:table-cell>
              <table:table-cell office:value-type="float" office:value="82.8">
                <text:p>82.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50">
                <text:p>50</text:p>
              </table:table-cell>
              <table:table-cell office:value-type="float" office:value="46.551724137931">
                <text:p>46.551724137931</text:p>
              </table:table-cell>
              <table:table-cell office:value-type="float" office:value="150">
                <text:p>150</text:p>
              </table:table-cell>
              <table:table-cell office:value-type="float" office:value="61.7647058823529">
                <text:p>61.7647058823529</text:p>
              </table:table-cell>
              <table:table-cell office:value-type="float" office:value="NaN">
                <text:p>NaN</text:p>
              </table:table-cell>
              <table:table-cell office:value-type="float" office:value="13.2156561137266">
                <text:p>13.2156561137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28cm" svg:height="17.384cm" xlink:href=".." xlink:type="simple" chart:class="chart:bar" chart:style-name="ch1">
        <chart:title svg:x="14.48cm" svg:y="0.483cm" chart:style-name="ch2">
          <text:p>Against Skeleton</text:p>
        </chart:title>
        <chart:legend chart:legend-position="end" svg:x="30.673cm" svg:y="8.393cm" style:legend-expansion="high" chart:style-name="ch3"/>
        <chart:plot-area chart:style-name="ch4" table:cell-range-address="Feuille1.A1:Feuille1.AD1 Feuille1.A63:Feuille1.AD63" chart:data-source-has-labels="both" svg:x="0.646cm" svg:y="1.609cm" svg:width="29.381cm" svg:height="15.428cm">
          <chartooo:coordinate-region svg:x="1.558cm" svg:y="1.808cm" svg:width="28.125cm" svg:height="15.03cm"/>
          <chart:axis chart:dimension="x" chart:name="primary-x" chart:style-name="ch5" chartooo:axis-type="auto">
            <chartooo:date-scale/>
            <chart:categories table:cell-range-address="Feuille1.B1:Feuille1.A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63:Feuille1.AD63" chart:label-cell-address="Feuille1.A63:Feuille1.A63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xman</text:p>
                <draw:g>
                  <svg:desc>Feuille1.B1:Feuille1.AD1</svg:desc>
                </draw:g>
              </table:table-cell>
              <table:table-cell office:value-type="string">
                <text:p>Skeleton</text:p>
              </table:table-cell>
              <table:table-cell office:value-type="string">
                <text:p>Slinger</text:p>
              </table:table-cell>
              <table:table-cell office:value-type="string">
                <text:p>Dryad</text:p>
              </table:table-cell>
              <table:table-cell office:value-type="string">
                <text:p>Spearman</text:p>
              </table:table-cell>
              <table:table-cell office:value-type="string">
                <text:p>Scourgeman</text:p>
              </table:table-cell>
              <table:table-cell office:value-type="string">
                <text:p>Wisp</text:p>
              </table:table-cell>
              <table:table-cell office:value-type="string">
                <text:p>Swordman</text:p>
              </table:table-cell>
              <table:table-cell office:value-type="string">
                <text:p>Bowman</text:p>
              </table:table-cell>
              <table:table-cell office:value-type="string">
                <text:p>FlagBearer</text:p>
              </table:table-cell>
              <table:table-cell office:value-type="string">
                <text:p>Clerk</text:p>
              </table:table-cell>
              <table:table-cell office:value-type="string">
                <text:p>Mercenary</text:p>
              </table:table-cell>
              <table:table-cell office:value-type="string">
                <text:p>Axethrower</text:p>
              </table:table-cell>
              <table:table-cell office:value-type="string">
                <text:p>Ghost</text:p>
              </table:table-cell>
              <table:table-cell office:value-type="string">
                <text:p>BattleMage</text:p>
              </table:table-cell>
              <table:table-cell office:value-type="string">
                <text:p>HighMage</text:p>
              </table:table-cell>
              <table:table-cell office:value-type="string">
                <text:p>Goliath</text:p>
              </table:table-cell>
              <table:table-cell office:value-type="string">
                <text:p>Troll</text:p>
              </table:table-cell>
              <table:table-cell office:value-type="string">
                <text:p>Ranger</text:p>
              </table:table-cell>
              <table:table-cell office:value-type="string">
                <text:p>Fire Elementary</text:p>
              </table:table-cell>
              <table:table-cell office:value-type="string">
                <text:p>Assassin</text:p>
              </table:table-cell>
              <table:table-cell office:value-type="string">
                <text:p>Valkyrie</text:p>
              </table:table-cell>
              <table:table-cell office:value-type="string">
                <text:p>Titan</text:p>
              </table:table-cell>
              <table:table-cell office:value-type="string">
                <text:p>Butcher</text:p>
              </table:table-cell>
              <table:table-cell office:value-type="string">
                <text:p>Crowlord</text:p>
              </table:table-cell>
              <table:table-cell office:value-type="string">
                <text:p>Purifier</text:p>
              </table:table-cell>
              <table:table-cell office:value-type="string">
                <text:p>SkeletonLord</text:p>
              </table:table-cell>
              <table:table-cell office:value-type="string"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Score</text:p>
                <draw:g>
                  <svg:desc>Feuille1.A63:Feuille1.A63</svg:desc>
                </draw:g>
              </table:table-cell>
              <table:table-cell office:value-type="float" office:value="45">
                <text:p>45</text:p>
                <draw:g>
                  <svg:desc>Feuille1.B63:Feuille1.AD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75">
                <text:p>-75</text:p>
              </table:table-cell>
              <table:table-cell office:value-type="float" office:value="-101.470588235294">
                <text:p>-101.470588235294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-118.823529411765">
                <text:p>-118.823529411765</text:p>
              </table:table-cell>
              <table:table-cell office:value-type="float" office:value="27.6470588235294">
                <text:p>27.6470588235294</text:p>
              </table:table-cell>
              <table:table-cell office:value-type="float" office:value="20">
                <text:p>20</text:p>
              </table:table-cell>
              <table:table-cell office:value-type="float" office:value="-36.6666666666667">
                <text:p>-36.6666666666667</text:p>
              </table:table-cell>
              <table:table-cell office:value-type="float" office:value="-185">
                <text:p>-185</text:p>
              </table:table-cell>
              <table:table-cell office:value-type="float" office:value="80.2325581395349">
                <text:p>80.2325581395349</text:p>
              </table:table-cell>
              <table:table-cell office:value-type="float" office:value="56.25">
                <text:p>56.25</text:p>
              </table:table-cell>
              <table:table-cell office:value-type="float" office:value="87.5">
                <text:p>87.5</text:p>
              </table:table-cell>
              <table:table-cell office:value-type="float" office:value="-319.387755102041">
                <text:p>-319.387755102041</text:p>
              </table:table-cell>
              <table:table-cell office:value-type="float" office:value="-407.352941176471">
                <text:p>-407.352941176471</text:p>
              </table:table-cell>
              <table:table-cell office:value-type="float" office:value="99.6">
                <text:p>99.6</text:p>
              </table:table-cell>
              <table:table-cell office:value-type="float" office:value="150">
                <text:p>150</text:p>
              </table:table-cell>
              <table:table-cell office:value-type="float" office:value="102.75">
                <text:p>102.75</text:p>
              </table:table-cell>
              <table:table-cell office:value-type="float" office:value="-34.8">
                <text:p>-34.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75">
                <text:p>75</text:p>
              </table:table-cell>
              <table:table-cell office:value-type="float" office:value="201.724137931034">
                <text:p>201.724137931034</text:p>
              </table:table-cell>
              <table:table-cell office:value-type="float" office:value="73.728813559322">
                <text:p>73.728813559322</text:p>
              </table:table-cell>
              <table:table-cell office:value-type="float" office:value="79.4117647058823">
                <text:p>79.4117647058823</text:p>
              </table:table-cell>
              <table:table-cell office:value-type="float" office:value="NaN">
                <text:p>NaN</text:p>
              </table:table-cell>
              <table:table-cell office:value-type="float" office:value="10.1653059590279">
                <text:p>10.1653059590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0.296cm" svg:height="28.175cm" xlink:href=".." xlink:type="simple" chart:class="chart:bar" chart:style-name="ch1">
        <chart:title svg:x="23.782cm" svg:y="0.699cm" chart:style-name="ch2">
          <text:p>Against Wisp</text:p>
        </chart:title>
        <chart:legend chart:legend-position="end" svg:x="48.641cm" svg:y="13.788cm" style:legend-expansion="high" chart:style-name="ch3"/>
        <chart:plot-area chart:style-name="ch4" table:cell-range-address="Feuille1.A1:Feuille1.AD1 Feuille1.A81:Feuille1.AD81" chart:data-source-has-labels="both" svg:x="1.005cm" svg:y="2.041cm" svg:width="46.631cm" svg:height="25.571cm">
          <chartooo:coordinate-region svg:x="1.917cm" svg:y="2.24cm" svg:width="45.673cm" svg:height="25.173cm"/>
          <chart:axis chart:dimension="x" chart:name="primary-x" chart:style-name="ch5" chartooo:axis-type="auto">
            <chartooo:date-scale/>
            <chart:categories table:cell-range-address="Feuille1.B1:Feuille1.A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81:Feuille1.AD81" chart:label-cell-address="Feuille1.A81:Feuille1.A8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xman</text:p>
                <draw:g>
                  <svg:desc>Feuille1.B1:Feuille1.AD1</svg:desc>
                </draw:g>
              </table:table-cell>
              <table:table-cell office:value-type="string">
                <text:p>Skeleton</text:p>
              </table:table-cell>
              <table:table-cell office:value-type="string">
                <text:p>Slinger</text:p>
              </table:table-cell>
              <table:table-cell office:value-type="string">
                <text:p>Dryad</text:p>
              </table:table-cell>
              <table:table-cell office:value-type="string">
                <text:p>Spearman</text:p>
              </table:table-cell>
              <table:table-cell office:value-type="string">
                <text:p>Scourgeman</text:p>
              </table:table-cell>
              <table:table-cell office:value-type="string">
                <text:p>Wisp</text:p>
              </table:table-cell>
              <table:table-cell office:value-type="string">
                <text:p>Swordman</text:p>
              </table:table-cell>
              <table:table-cell office:value-type="string">
                <text:p>Bowman</text:p>
              </table:table-cell>
              <table:table-cell office:value-type="string">
                <text:p>FlagBearer</text:p>
              </table:table-cell>
              <table:table-cell office:value-type="string">
                <text:p>Clerk</text:p>
              </table:table-cell>
              <table:table-cell office:value-type="string">
                <text:p>Mercenary</text:p>
              </table:table-cell>
              <table:table-cell office:value-type="string">
                <text:p>Axethrower</text:p>
              </table:table-cell>
              <table:table-cell office:value-type="string">
                <text:p>Ghost</text:p>
              </table:table-cell>
              <table:table-cell office:value-type="string">
                <text:p>BattleMage</text:p>
              </table:table-cell>
              <table:table-cell office:value-type="string">
                <text:p>HighMage</text:p>
              </table:table-cell>
              <table:table-cell office:value-type="string">
                <text:p>Goliath</text:p>
              </table:table-cell>
              <table:table-cell office:value-type="string">
                <text:p>Troll</text:p>
              </table:table-cell>
              <table:table-cell office:value-type="string">
                <text:p>Ranger</text:p>
              </table:table-cell>
              <table:table-cell office:value-type="string">
                <text:p>Fire Elementary</text:p>
              </table:table-cell>
              <table:table-cell office:value-type="string">
                <text:p>Assassin</text:p>
              </table:table-cell>
              <table:table-cell office:value-type="string">
                <text:p>Valkyrie</text:p>
              </table:table-cell>
              <table:table-cell office:value-type="string">
                <text:p>Titan</text:p>
              </table:table-cell>
              <table:table-cell office:value-type="string">
                <text:p>Butcher</text:p>
              </table:table-cell>
              <table:table-cell office:value-type="string">
                <text:p>Crowlord</text:p>
              </table:table-cell>
              <table:table-cell office:value-type="string">
                <text:p>Purifier</text:p>
              </table:table-cell>
              <table:table-cell office:value-type="string">
                <text:p>SkeletonLord</text:p>
              </table:table-cell>
              <table:table-cell office:value-type="string"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Score</text:p>
                <draw:g>
                  <svg:desc>Feuille1.A81:Feuille1.A81</svg:desc>
                </draw:g>
              </table:table-cell>
              <table:table-cell office:value-type="float" office:value="-46">
                <text:p>-46</text:p>
                <draw:g>
                  <svg:desc>Feuille1.B81:Feuille1.AD81</svg:desc>
                </draw:g>
              </table:table-cell>
              <table:table-cell office:value-type="float" office:value="118.823529411765">
                <text:p>118.823529411765</text:p>
              </table:table-cell>
              <table:table-cell office:value-type="float" office:value="-98">
                <text:p>-98</text:p>
              </table:table-cell>
              <table:table-cell office:value-type="float" office:value="-105.428571428571">
                <text:p>-105.428571428571</text:p>
              </table:table-cell>
              <table:table-cell office:value-type="float" office:value="6">
                <text:p>6</text:p>
              </table:table-cell>
              <table:table-cell office:value-type="float" office:value="-74.2857142857143">
                <text:p>-74.2857142857143</text:p>
              </table:table-cell>
              <table:table-cell office:value-type="float" office:value="-44.5714285714286">
                <text:p>-44.5714285714286</text:p>
              </table:table-cell>
              <table:table-cell office:value-type="float" office:value="-111.428571428571">
                <text:p>-111.428571428571</text:p>
              </table:table-cell>
              <table:table-cell office:value-type="float" office:value="-133.714285714286">
                <text:p>-133.714285714286</text:p>
              </table:table-cell>
              <table:table-cell office:value-type="float" office:value="-148.571428571429">
                <text:p>-148.571428571429</text:p>
              </table:table-cell>
              <table:table-cell office:value-type="float" office:value="-215.428571428571">
                <text:p>-215.428571428571</text:p>
              </table:table-cell>
              <table:table-cell office:value-type="float" office:value="-146.976744186047">
                <text:p>-146.976744186047</text:p>
              </table:table-cell>
              <table:table-cell office:value-type="float" office:value="-284.571428571429">
                <text:p>-284.571428571429</text:p>
              </table:table-cell>
              <table:table-cell office:value-type="float" office:value="-351.428571428571">
                <text:p>-351.428571428571</text:p>
              </table:table-cell>
              <table:table-cell office:value-type="float" office:value="-299.428571428571">
                <text:p>-299.428571428571</text:p>
              </table:table-cell>
              <table:table-cell office:value-type="float" office:value="-344">
                <text:p>-344</text:p>
              </table:table-cell>
              <table:table-cell office:value-type="float" office:value="-370">
                <text:p>-370</text:p>
              </table:table-cell>
              <table:table-cell office:value-type="float" office:value="-91.1475409836066">
                <text:p>-91.1475409836066</text:p>
              </table:table-cell>
              <table:table-cell office:value-type="float" office:value="-228.25">
                <text:p>-228.25</text:p>
              </table:table-cell>
              <table:table-cell office:value-type="float" office:value="24.8">
                <text:p>24.8</text:p>
              </table:table-cell>
              <table:table-cell office:value-type="float" office:value="-118">
                <text:p>-118</text:p>
              </table:table-cell>
              <table:table-cell office:value-type="float" office:value="-160">
                <text:p>-160</text:p>
              </table:table-cell>
              <table:table-cell office:value-type="float" office:value="-200.714285714286">
                <text:p>-200.714285714286</text:p>
              </table:table-cell>
              <table:table-cell office:value-type="float" office:value="-177.5">
                <text:p>-177.5</text:p>
              </table:table-cell>
              <table:table-cell office:value-type="float" office:value="-360.689655172414">
                <text:p>-360.689655172414</text:p>
              </table:table-cell>
              <table:table-cell office:value-type="float" office:value="-273.898305084746">
                <text:p>-273.898305084746</text:p>
              </table:table-cell>
              <table:table-cell office:value-type="float" office:value="48.2352941176471">
                <text:p>48.2352941176471</text:p>
              </table:table-cell>
              <table:table-cell office:value-type="float" office:value="NaN">
                <text:p>NaN</text:p>
              </table:table-cell>
              <table:table-cell office:value-type="float" office:value="-149.506244659601">
                <text:p>-149.506244659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